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0.75pt"/>
    </style:style>
    <style:style style:name="co2" style:family="table-column">
      <style:table-column-properties fo:break-before="auto" style:column-width="116.79pt"/>
    </style:style>
    <style:style style:name="co3" style:family="table-column">
      <style:table-column-properties fo:break-before="auto" style:column-width="67.15pt"/>
    </style:style>
    <style:style style:name="co4" style:family="table-column">
      <style:table-column-properties fo:break-before="auto" style:column-width="201.8pt"/>
    </style:style>
    <style:style style:name="co5" style:family="table-column">
      <style:table-column-properties fo:break-before="auto" style:column-width="26.9pt"/>
    </style:style>
    <style:style style:name="co6" style:family="table-column">
      <style:table-column-properties fo:break-before="auto" style:column-width="65.85pt"/>
    </style:style>
    <style:style style:name="co7" style:family="table-column">
      <style:table-column-properties fo:break-before="auto" style:column-width="71.26pt"/>
    </style:style>
    <style:style style:name="co8" style:family="table-column">
      <style:table-column-properties fo:break-before="auto" style:column-width="76.65pt"/>
    </style:style>
    <style:style style:name="co9" style:family="table-column">
      <style:table-column-properties fo:break-before="auto" style:column-width="64.01pt"/>
    </style:style>
    <style:style style:name="co10" style:family="table-column">
      <style:table-column-properties fo:break-before="auto" style:column-width="197.8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dddddd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 style:data-style-name="N37"/>
    <style:style style:name="ce3" style:family="table-cell" style:parent-style-name="Default" style:data-style-name="N2"/>
    <style:style style:name="ce4" style:family="table-cell" style:parent-style-name="Default" style:data-style-name="N2">
      <style:table-cell-properties style:text-align-source="fix" style:repeat-content="false"/>
      <style:paragraph-properties fo:text-align="start" fo:margin-left="0pt"/>
    </style:style>
  </office:automatic-styles>
  <office:body>
    <office:spreadsheet>
      <table:calculation-settings table:automatic-find-labels="false"/>
      <table:table table:name="Коефициенти - Първи Вариант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31" table:default-cell-style-name="Default"/>
        <table:table-column table:style-name="co5" table:number-columns-repeated="987" table:default-cell-style-name="Default"/>
        <table:table-row table:style-name="ro1">
          <table:table-cell office:value-type="string" calcext:value-type="string">
            <text:p>Lucky Six при сфера с 90 топки от която се теглят 35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Трябва да бъдат познати поне 6 топки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Играчът избира първоначално от 6 до 10 числа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Коефициентът за печалба се определя от номера под който е позната шеста топка в талона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Брой цветове с 6 или повече топки от един цвят:</text:p>
          </table:table-cell>
          <table:table-cell table:number-columns-repeated="5"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1007"/>
        </table:table-row>
        <table:table-row table:style-name="ro1">
          <table:table-cell table:number-columns-repeated="5"/>
          <table:table-cell office:value-type="string" calcext:value-type="string">
            <text:p>Вероятност</text:p>
          </table:table-cell>
          <table:table-cell office:value-type="float" office:value="0.388282426" calcext:value-type="float">
            <text:p>0.388282426</text:p>
          </table:table-cell>
          <table:table-cell office:value-type="float" office:value="0.46955682" calcext:value-type="float">
            <text:p>0.46955682</text:p>
          </table:table-cell>
          <table:table-cell office:value-type="float" office:value="0.132476999" calcext:value-type="float">
            <text:p>0.132476999</text:p>
          </table:table-cell>
          <table:table-cell office:value-type="float" office:value="0.00954989" calcext:value-type="float">
            <text:p>0.00954989</text:p>
          </table:table-cell>
          <table:table-cell office:value-type="float" office:value="0.000133716" calcext:value-type="float">
            <text:p>0.000133716</text:p>
          </table:table-cell>
          <table:table-cell office:value-type="float" office:value="0.000000149" calcext:value-type="float">
            <text:p>0.000000149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table:number-columns-repeated="5"/>
          <table:table-cell office:value-type="string" calcext:value-type="string">
            <text:p>Коефициент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95" calcext:value-type="float">
            <text:p>95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RTP%</text:p>
          </table:table-cell>
          <table:table-cell table:style-name="ce3" table:formula="of:= 100 * [.G10] * [.G11]" office:value-type="float" office:value="0" calcext:value-type="float">
            <text:p>0.00</text:p>
          </table:table-cell>
          <table:table-cell table:style-name="ce3" table:formula="of:= 100 * [.H10] * [.H11]" office:value-type="float" office:value="93.911364" calcext:value-type="float">
            <text:p>93.91</text:p>
          </table:table-cell>
          <table:table-cell table:style-name="ce3" table:formula="of:= 100 * [.I10] * [.I11]" office:value-type="float" office:value="92.7338993" calcext:value-type="float">
            <text:p>92.73</text:p>
          </table:table-cell>
          <table:table-cell table:style-name="ce3" table:formula="of:= 100 * SUM([.J10:.Q10]) * [.J11]" office:value-type="float" office:value="91.9956725" calcext:value-type="float">
            <text:p>92.00</text:p>
          </table:table-cell>
          <table:table-cell table:style-name="ce3" table:number-columns-repeated="7"/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Брой топки за познаване</text:p>
          </table:table-cell>
          <table:table-cell table:style-name="ce1" office:value-type="string" calcext:value-type="string">
            <text:p>Залог за комбинация</text:p>
          </table:table-cell>
          <table:table-cell table:style-name="ce1" office:value-type="string" calcext:value-type="string">
            <text:p>Комбинации</text:p>
          </table:table-cell>
          <table:table-cell table:style-name="ce1" office:value-type="string" calcext:value-type="string">
            <text:p>Минимален общ залог</text:p>
          </table:table-cell>
          <table:table-cell/>
          <table:table-cell table:style-name="ce1" office:value-type="string" calcext:value-type="string">
            <text:p>Познаване при изтеглена топка номер:</text:p>
          </table:table-cell>
          <table:table-cell table:style-name="ce1" office:value-type="string" calcext:value-type="string">
            <text:p>Няма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5" calcext:value-type="float">
            <text:p>35</text:p>
          </table:table-cell>
          <table:table-cell table:number-columns-repeated="987"/>
        </table:table-row>
        <table:table-row table:style-name="ro1">
          <table:table-cell table:style-name="ce2" office:value-type="string" calcext:value-type="string">
            <text:p>6/6</text:p>
          </table:table-cell>
          <table:table-cell table:style-name="ce3" table:formula="of:= [.D15] / [.C15]" office:value-type="float" office:value="0.1" calcext:value-type="float">
            <text:p>0.10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string" calcext:value-type="string">
            <text:p>Вероятност</text:p>
          </table:table-cell>
          <table:table-cell office:value-type="float" office:value="0.997393565" calcext:value-type="float">
            <text:p>0.997393565</text:p>
          </table:table-cell>
          <table:table-cell office:value-type="float" office:value="0.000000001" calcext:value-type="float">
            <text:p>0.000000001</text:p>
          </table:table-cell>
          <table:table-cell office:value-type="float" office:value="0.000000012" calcext:value-type="float">
            <text:p>0.000000012</text:p>
          </table:table-cell>
          <table:table-cell office:value-type="float" office:value="0.000000053" calcext:value-type="float">
            <text:p>0.000000053</text:p>
          </table:table-cell>
          <table:table-cell office:value-type="float" office:value="0.000000091" calcext:value-type="float">
            <text:p>0.000000091</text:p>
          </table:table-cell>
          <table:table-cell office:value-type="float" office:value="0.000000192" calcext:value-type="float">
            <text:p>0.000000192</text:p>
          </table:table-cell>
          <table:table-cell office:value-type="float" office:value="0.000000397" calcext:value-type="float">
            <text:p>0.000000397</text:p>
          </table:table-cell>
          <table:table-cell office:value-type="float" office:value="0.000000838" calcext:value-type="float">
            <text:p>0.000000838</text:p>
          </table:table-cell>
          <table:table-cell office:value-type="float" office:value="0.000001281" calcext:value-type="float">
            <text:p>0.000001281</text:p>
          </table:table-cell>
          <table:table-cell office:value-type="float" office:value="0.00000215" calcext:value-type="float">
            <text:p>0.00000215</text:p>
          </table:table-cell>
          <table:table-cell office:value-type="float" office:value="0.000003185" calcext:value-type="float">
            <text:p>0.000003185</text:p>
          </table:table-cell>
          <table:table-cell office:value-type="float" office:value="0.000004829" calcext:value-type="float">
            <text:p>0.000004829</text:p>
          </table:table-cell>
          <table:table-cell office:value-type="float" office:value="0.000006943" calcext:value-type="float">
            <text:p>0.000006943</text:p>
          </table:table-cell>
          <table:table-cell office:value-type="float" office:value="0.000009933" calcext:value-type="float">
            <text:p>0.000009933</text:p>
          </table:table-cell>
          <table:table-cell office:value-type="float" office:value="0.000013792" calcext:value-type="float">
            <text:p>0.000013792</text:p>
          </table:table-cell>
          <table:table-cell office:value-type="float" office:value="0.000018741" calcext:value-type="float">
            <text:p>0.000018741</text:p>
          </table:table-cell>
          <table:table-cell office:value-type="float" office:value="0.000025037" calcext:value-type="float">
            <text:p>0.000025037</text:p>
          </table:table-cell>
          <table:table-cell office:value-type="float" office:value="0.000033151" calcext:value-type="float">
            <text:p>0.000033151</text:p>
          </table:table-cell>
          <table:table-cell office:value-type="float" office:value="0.000042148" calcext:value-type="float">
            <text:p>0.000042148</text:p>
          </table:table-cell>
          <table:table-cell office:value-type="float" office:value="0.000053904" calcext:value-type="float">
            <text:p>0.000053904</text:p>
          </table:table-cell>
          <table:table-cell office:value-type="float" office:value="0.00006822" calcext:value-type="float">
            <text:p>0.00006822</text:p>
          </table:table-cell>
          <table:table-cell office:value-type="float" office:value="0.00008478" calcext:value-type="float">
            <text:p>0.00008478</text:p>
          </table:table-cell>
          <table:table-cell office:value-type="float" office:value="0.000105193" calcext:value-type="float">
            <text:p>0.000105193</text:p>
          </table:table-cell>
          <table:table-cell office:value-type="float" office:value="0.000129636" calcext:value-type="float">
            <text:p>0.000129636</text:p>
          </table:table-cell>
          <table:table-cell office:value-type="float" office:value="0.000157828" calcext:value-type="float">
            <text:p>0.000157828</text:p>
          </table:table-cell>
          <table:table-cell office:value-type="float" office:value="0.000191153" calcext:value-type="float">
            <text:p>0.000191153</text:p>
          </table:table-cell>
          <table:table-cell office:value-type="float" office:value="0.000228689" calcext:value-type="float">
            <text:p>0.000228689</text:p>
          </table:table-cell>
          <table:table-cell office:value-type="float" office:value="0.000272946" calcext:value-type="float">
            <text:p>0.000272946</text:p>
          </table:table-cell>
          <table:table-cell office:value-type="float" office:value="0.000324266" calcext:value-type="float">
            <text:p>0.000324266</text:p>
          </table:table-cell>
          <table:table-cell office:value-type="float" office:value="0.000381141" calcext:value-type="float">
            <text:p>0.000381141</text:p>
          </table:table-cell>
          <table:table-cell office:value-type="float" office:value="0.000445905" calcext:value-type="float">
            <text:p>0.000445905</text:p>
          </table:table-cell>
          <table:table-cell table:number-columns-repeated="987"/>
        </table:table-row>
        <table:table-row table:style-name="ro1">
          <table:table-cell table:style-name="ce2" office:value-type="string" calcext:value-type="string">
            <text:p>6/7</text:p>
          </table:table-cell>
          <table:table-cell table:style-name="ce3" table:formula="of:= [.D16] / [.C16]" office:value-type="float" office:value="0.1" calcext:value-type="float">
            <text:p>0.10</text:p>
          </table:table-cell>
          <table:table-cell office:value-type="float" office:value="7" calcext:value-type="float">
            <text:p>7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string" calcext:value-type="string">
            <text:p>Вероятност</text:p>
          </table:table-cell>
          <table:table-cell office:value-type="float" office:value="0.987154912" calcext:value-type="float">
            <text:p>0.987154912</text:p>
          </table:table-cell>
          <table:table-cell office:value-type="float" office:value="0.000000011" calcext:value-type="float">
            <text:p>0.000000011</text:p>
          </table:table-cell>
          <table:table-cell office:value-type="float" office:value="0.00000007" calcext:value-type="float">
            <text:p>0.00000007</text:p>
          </table:table-cell>
          <table:table-cell office:value-type="float" office:value="0.00000024" calcext:value-type="float">
            <text:p>0.00000024</text:p>
          </table:table-cell>
          <table:table-cell office:value-type="float" office:value="0.000000601" calcext:value-type="float">
            <text:p>0.000000601</text:p>
          </table:table-cell>
          <table:table-cell office:value-type="float" office:value="0.000001284" calcext:value-type="float">
            <text:p>0.000001284</text:p>
          </table:table-cell>
          <table:table-cell office:value-type="float" office:value="0.000002658" calcext:value-type="float">
            <text:p>0.000002658</text:p>
          </table:table-cell>
          <table:table-cell office:value-type="float" office:value="0.000004923" calcext:value-type="float">
            <text:p>0.000004923</text:p>
          </table:table-cell>
          <table:table-cell office:value-type="float" office:value="0.000008311" calcext:value-type="float">
            <text:p>0.000008311</text:p>
          </table:table-cell>
          <table:table-cell office:value-type="float" office:value="0.000013073" calcext:value-type="float">
            <text:p>0.000013073</text:p>
          </table:table-cell>
          <table:table-cell office:value-type="float" office:value="0.000020062" calcext:value-type="float">
            <text:p>0.000020062</text:p>
          </table:table-cell>
          <table:table-cell office:value-type="float" office:value="0.000029728" calcext:value-type="float">
            <text:p>0.000029728</text:p>
          </table:table-cell>
          <table:table-cell office:value-type="float" office:value="0.000042997" calcext:value-type="float">
            <text:p>0.000042997</text:p>
          </table:table-cell>
          <table:table-cell office:value-type="float" office:value="0.000059758" calcext:value-type="float">
            <text:p>0.000059758</text:p>
          </table:table-cell>
          <table:table-cell office:value-type="float" office:value="0.0000816" calcext:value-type="float">
            <text:p>0.0000816</text:p>
          </table:table-cell>
          <table:table-cell office:value-type="float" office:value="0.000108702" calcext:value-type="float">
            <text:p>0.000108702</text:p>
          </table:table-cell>
          <table:table-cell office:value-type="float" office:value="0.00014287" calcext:value-type="float">
            <text:p>0.00014287</text:p>
          </table:table-cell>
          <table:table-cell office:value-type="float" office:value="0.000184895" calcext:value-type="float">
            <text:p>0.000184895</text:p>
          </table:table-cell>
          <table:table-cell office:value-type="float" office:value="0.000236615" calcext:value-type="float">
            <text:p>0.000236615</text:p>
          </table:table-cell>
          <table:table-cell office:value-type="float" office:value="0.000297621" calcext:value-type="float">
            <text:p>0.000297621</text:p>
          </table:table-cell>
          <table:table-cell office:value-type="float" office:value="0.000369771" calcext:value-type="float">
            <text:p>0.000369771</text:p>
          </table:table-cell>
          <table:table-cell office:value-type="float" office:value="0.000455235" calcext:value-type="float">
            <text:p>0.000455235</text:p>
          </table:table-cell>
          <table:table-cell office:value-type="float" office:value="0.000553621" calcext:value-type="float">
            <text:p>0.000553621</text:p>
          </table:table-cell>
          <table:table-cell office:value-type="float" office:value="0.000669589" calcext:value-type="float">
            <text:p>0.000669589</text:p>
          </table:table-cell>
          <table:table-cell office:value-type="float" office:value="0.000802031" calcext:value-type="float">
            <text:p>0.000802031</text:p>
          </table:table-cell>
          <table:table-cell office:value-type="float" office:value="0.000953319" calcext:value-type="float">
            <text:p>0.000953319</text:p>
          </table:table-cell>
          <table:table-cell office:value-type="float" office:value="0.001125344" calcext:value-type="float">
            <text:p>0.001125344</text:p>
          </table:table-cell>
          <table:table-cell office:value-type="float" office:value="0.001320334" calcext:value-type="float">
            <text:p>0.001320334</text:p>
          </table:table-cell>
          <table:table-cell office:value-type="float" office:value="0.001535778" calcext:value-type="float">
            <text:p>0.001535778</text:p>
          </table:table-cell>
          <table:table-cell office:value-type="float" office:value="0.001777547" calcext:value-type="float">
            <text:p>0.001777547</text:p>
          </table:table-cell>
          <table:table-cell office:value-type="float" office:value="0.0020465" calcext:value-type="float">
            <text:p>0.0020465</text:p>
          </table:table-cell>
          <table:table-cell table:number-columns-repeated="987"/>
        </table:table-row>
        <table:table-row table:style-name="ro1">
          <table:table-cell table:style-name="ce2" office:value-type="string" calcext:value-type="string">
            <text:p>6/8</text:p>
          </table:table-cell>
          <table:table-cell table:style-name="ce3" table:formula="of:= [.D17] / [.C17]" office:value-type="float" office:value="0.1" calcext:value-type="float">
            <text:p>0.10</text:p>
          </table:table-cell>
          <table:table-cell office:value-type="float" office:value="28" calcext:value-type="float">
            <text:p>28</text:p>
          </table:table-cell>
          <table:table-cell office:value-type="float" office:value="2.8" calcext:value-type="float">
            <text:p>2.8</text:p>
          </table:table-cell>
          <table:table-cell/>
          <table:table-cell office:value-type="string" calcext:value-type="string">
            <text:p>Вероятност</text:p>
          </table:table-cell>
          <table:table-cell office:value-type="float" office:value="0.963820934" calcext:value-type="float">
            <text:p>0.963820934</text:p>
          </table:table-cell>
          <table:table-cell office:value-type="float" office:value="0.000000034" calcext:value-type="float">
            <text:p>0.000000034</text:p>
          </table:table-cell>
          <table:table-cell office:value-type="float" office:value="0.000000267" calcext:value-type="float">
            <text:p>0.000000267</text:p>
          </table:table-cell>
          <table:table-cell office:value-type="float" office:value="0.000000942" calcext:value-type="float">
            <text:p>0.000000942</text:p>
          </table:table-cell>
          <table:table-cell office:value-type="float" office:value="0.000002377" calcext:value-type="float">
            <text:p>0.000002377</text:p>
          </table:table-cell>
          <table:table-cell office:value-type="float" office:value="0.000005125" calcext:value-type="float">
            <text:p>0.000005125</text:p>
          </table:table-cell>
          <table:table-cell office:value-type="float" office:value="0.000010037" calcext:value-type="float">
            <text:p>0.000010037</text:p>
          </table:table-cell>
          <table:table-cell office:value-type="float" office:value="0.000017894" calcext:value-type="float">
            <text:p>0.000017894</text:p>
          </table:table-cell>
          <table:table-cell office:value-type="float" office:value="0.000029915" calcext:value-type="float">
            <text:p>0.000029915</text:p>
          </table:table-cell>
          <table:table-cell office:value-type="float" office:value="0.00004728" calcext:value-type="float">
            <text:p>0.00004728</text:p>
          </table:table-cell>
          <table:table-cell office:value-type="float" office:value="0.000071485" calcext:value-type="float">
            <text:p>0.000071485</text:p>
          </table:table-cell>
          <table:table-cell office:value-type="float" office:value="0.00010483" calcext:value-type="float">
            <text:p>0.00010483</text:p>
          </table:table-cell>
          <table:table-cell office:value-type="float" office:value="0.000147491" calcext:value-type="float">
            <text:p>0.000147491</text:p>
          </table:table-cell>
          <table:table-cell office:value-type="float" office:value="0.000204417" calcext:value-type="float">
            <text:p>0.000204417</text:p>
          </table:table-cell>
          <table:table-cell office:value-type="float" office:value="0.000274748" calcext:value-type="float">
            <text:p>0.000274748</text:p>
          </table:table-cell>
          <table:table-cell office:value-type="float" office:value="0.00036229" calcext:value-type="float">
            <text:p>0.00036229</text:p>
          </table:table-cell>
          <table:table-cell office:value-type="float" office:value="0.000469213" calcext:value-type="float">
            <text:p>0.000469213</text:p>
          </table:table-cell>
          <table:table-cell office:value-type="float" office:value="0.000598831" calcext:value-type="float">
            <text:p>0.000598831</text:p>
          </table:table-cell>
          <table:table-cell office:value-type="float" office:value="0.00075056" calcext:value-type="float">
            <text:p>0.00075056</text:p>
          </table:table-cell>
          <table:table-cell office:value-type="float" office:value="0.000930619" calcext:value-type="float">
            <text:p>0.000930619</text:p>
          </table:table-cell>
          <table:table-cell office:value-type="float" office:value="0.001140122" calcext:value-type="float">
            <text:p>0.001140122</text:p>
          </table:table-cell>
          <table:table-cell office:value-type="float" office:value="0.001384639" calcext:value-type="float">
            <text:p>0.001384639</text:p>
          </table:table-cell>
          <table:table-cell office:value-type="float" office:value="0.001656016" calcext:value-type="float">
            <text:p>0.001656016</text:p>
          </table:table-cell>
          <table:table-cell office:value-type="float" office:value="0.001969334" calcext:value-type="float">
            <text:p>0.001969334</text:p>
          </table:table-cell>
          <table:table-cell office:value-type="float" office:value="0.002322011" calcext:value-type="float">
            <text:p>0.002322011</text:p>
          </table:table-cell>
          <table:table-cell office:value-type="float" office:value="0.002712428" calcext:value-type="float">
            <text:p>0.002712428</text:p>
          </table:table-cell>
          <table:table-cell office:value-type="float" office:value="0.003146274" calcext:value-type="float">
            <text:p>0.003146274</text:p>
          </table:table-cell>
          <table:table-cell office:value-type="float" office:value="0.003623205" calcext:value-type="float">
            <text:p>0.003623205</text:p>
          </table:table-cell>
          <table:table-cell office:value-type="float" office:value="0.004148356" calcext:value-type="float">
            <text:p>0.004148356</text:p>
          </table:table-cell>
          <table:table-cell office:value-type="float" office:value="0.00471479" calcext:value-type="float">
            <text:p>0.00471479</text:p>
          </table:table-cell>
          <table:table-cell office:value-type="float" office:value="0.005333536" calcext:value-type="float">
            <text:p>0.005333536</text:p>
          </table:table-cell>
          <table:table-cell table:number-columns-repeated="987"/>
        </table:table-row>
        <table:table-row table:style-name="ro1">
          <table:table-cell table:style-name="ce2" office:value-type="string" calcext:value-type="string">
            <text:p>6/9</text:p>
          </table:table-cell>
          <table:table-cell table:style-name="ce3" table:formula="of:= [.D18] / [.C18]" office:value-type="float" office:value="0.1" calcext:value-type="float">
            <text:p>0.10</text:p>
          </table:table-cell>
          <table:table-cell office:value-type="float" office:value="84" calcext:value-type="float">
            <text:p>84</text:p>
          </table:table-cell>
          <table:table-cell office:value-type="float" office:value="8.4" calcext:value-type="float">
            <text:p>8.4</text:p>
          </table:table-cell>
          <table:table-cell/>
          <table:table-cell office:value-type="string" calcext:value-type="string">
            <text:p>Вероятност</text:p>
          </table:table-cell>
          <table:table-cell office:value-type="float" office:value="0.92363057" calcext:value-type="float">
            <text:p>0.92363057</text:p>
          </table:table-cell>
          <table:table-cell office:value-type="float" office:value="0.000000149" calcext:value-type="float">
            <text:p>0.000000149</text:p>
          </table:table-cell>
          <table:table-cell office:value-type="float" office:value="0.000000783" calcext:value-type="float">
            <text:p>0.000000783</text:p>
          </table:table-cell>
          <table:table-cell office:value-type="float" office:value="0.000002713" calcext:value-type="float">
            <text:p>0.000002713</text:p>
          </table:table-cell>
          <table:table-cell office:value-type="float" office:value="0.000006578" calcext:value-type="float">
            <text:p>0.000006578</text:p>
          </table:table-cell>
          <table:table-cell office:value-type="float" office:value="0.000014696" calcext:value-type="float">
            <text:p>0.000014696</text:p>
          </table:table-cell>
          <table:table-cell office:value-type="float" office:value="0.000027966" calcext:value-type="float">
            <text:p>0.000027966</text:p>
          </table:table-cell>
          <table:table-cell office:value-type="float" office:value="0.000049898" calcext:value-type="float">
            <text:p>0.000049898</text:p>
          </table:table-cell>
          <table:table-cell office:value-type="float" office:value="0.000081857" calcext:value-type="float">
            <text:p>0.000081857</text:p>
          </table:table-cell>
          <table:table-cell office:value-type="float" office:value="0.000128013" calcext:value-type="float">
            <text:p>0.000128013</text:p>
          </table:table-cell>
          <table:table-cell office:value-type="float" office:value="0.000191392" calcext:value-type="float">
            <text:p>0.000191392</text:p>
          </table:table-cell>
          <table:table-cell office:value-type="float" office:value="0.000275913" calcext:value-type="float">
            <text:p>0.000275913</text:p>
          </table:table-cell>
          <table:table-cell office:value-type="float" office:value="0.000384496" calcext:value-type="float">
            <text:p>0.000384496</text:p>
          </table:table-cell>
          <table:table-cell office:value-type="float" office:value="0.000522141" calcext:value-type="float">
            <text:p>0.000522141</text:p>
          </table:table-cell>
          <table:table-cell office:value-type="float" office:value="0.000691543" calcext:value-type="float">
            <text:p>0.000691543</text:p>
          </table:table-cell>
          <table:table-cell office:value-type="float" office:value="0.000900871" calcext:value-type="float">
            <text:p>0.000900871</text:p>
          </table:table-cell>
          <table:table-cell office:value-type="float" office:value="0.001150088" calcext:value-type="float">
            <text:p>0.001150088</text:p>
          </table:table-cell>
          <table:table-cell office:value-type="float" office:value="0.001444543" calcext:value-type="float">
            <text:p>0.001444543</text:p>
          </table:table-cell>
          <table:table-cell office:value-type="float" office:value="0.001788363" calcext:value-type="float">
            <text:p>0.001788363</text:p>
          </table:table-cell>
          <table:table-cell office:value-type="float" office:value="0.002178615" calcext:value-type="float">
            <text:p>0.002178615</text:p>
          </table:table-cell>
          <table:table-cell office:value-type="float" office:value="0.002628545" calcext:value-type="float">
            <text:p>0.002628545</text:p>
          </table:table-cell>
          <table:table-cell office:value-type="float" office:value="0.003137069" calcext:value-type="float">
            <text:p>0.003137069</text:p>
          </table:table-cell>
          <table:table-cell office:value-type="float" office:value="0.003701292" calcext:value-type="float">
            <text:p>0.003701292</text:p>
          </table:table-cell>
          <table:table-cell office:value-type="float" office:value="0.004326635" calcext:value-type="float">
            <text:p>0.004326635</text:p>
          </table:table-cell>
          <table:table-cell office:value-type="float" office:value="0.005005823" calcext:value-type="float">
            <text:p>0.005005823</text:p>
          </table:table-cell>
          <table:table-cell office:value-type="float" office:value="0.005755256" calcext:value-type="float">
            <text:p>0.005755256</text:p>
          </table:table-cell>
          <table:table-cell office:value-type="float" office:value="0.006561072" calcext:value-type="float">
            <text:p>0.006561072</text:p>
          </table:table-cell>
          <table:table-cell office:value-type="float" office:value="0.007425176" calcext:value-type="float">
            <text:p>0.007425176</text:p>
          </table:table-cell>
          <table:table-cell office:value-type="float" office:value="0.008342541" calcext:value-type="float">
            <text:p>0.008342541</text:p>
          </table:table-cell>
          <table:table-cell office:value-type="float" office:value="0.009312362" calcext:value-type="float">
            <text:p>0.009312362</text:p>
          </table:table-cell>
          <table:table-cell office:value-type="float" office:value="0.010333041" calcext:value-type="float">
            <text:p>0.010333041</text:p>
          </table:table-cell>
          <table:table-cell table:number-columns-repeated="987"/>
        </table:table-row>
        <table:table-row table:style-name="ro1">
          <table:table-cell table:style-name="ce2" office:value-type="string" calcext:value-type="string">
            <text:p>6/10</text:p>
          </table:table-cell>
          <table:table-cell table:style-name="ce3" table:formula="of:= [.D19] / [.C19]" office:value-type="float" office:value="0.1" calcext:value-type="float">
            <text:p>0.10</text:p>
          </table:table-cell>
          <table:table-cell office:value-type="float" office:value="210" calcext:value-type="float">
            <text:p>210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Вероятност</text:p>
          </table:table-cell>
          <table:table-cell office:value-type="float" office:value="0.865559455" calcext:value-type="float">
            <text:p>0.865559455</text:p>
          </table:table-cell>
          <table:table-cell office:value-type="float" office:value="0.000000367" calcext:value-type="float">
            <text:p>0.000000367</text:p>
          </table:table-cell>
          <table:table-cell office:value-type="float" office:value="0.000001959" calcext:value-type="float">
            <text:p>0.000001959</text:p>
          </table:table-cell>
          <table:table-cell office:value-type="float" office:value="0.000006347" calcext:value-type="float">
            <text:p>0.000006347</text:p>
          </table:table-cell>
          <table:table-cell office:value-type="float" office:value="0.000016291" calcext:value-type="float">
            <text:p>0.000016291</text:p>
          </table:table-cell>
          <table:table-cell office:value-type="float" office:value="0.000034898" calcext:value-type="float">
            <text:p>0.000034898</text:p>
          </table:table-cell>
          <table:table-cell office:value-type="float" office:value="0.000066201" calcext:value-type="float">
            <text:p>0.000066201</text:p>
          </table:table-cell>
          <table:table-cell office:value-type="float" office:value="0.000114541" calcext:value-type="float">
            <text:p>0.000114541</text:p>
          </table:table-cell>
          <table:table-cell office:value-type="float" office:value="0.000187585" calcext:value-type="float">
            <text:p>0.000187585</text:p>
          </table:table-cell>
          <table:table-cell office:value-type="float" office:value="0.000289147" calcext:value-type="float">
            <text:p>0.000289147</text:p>
          </table:table-cell>
          <table:table-cell office:value-type="float" office:value="0.000424964" calcext:value-type="float">
            <text:p>0.000424964</text:p>
          </table:table-cell>
          <table:table-cell office:value-type="float" office:value="0.000604536" calcext:value-type="float">
            <text:p>0.000604536</text:p>
          </table:table-cell>
          <table:table-cell office:value-type="float" office:value="0.00083139" calcext:value-type="float">
            <text:p>0.00083139</text:p>
          </table:table-cell>
          <table:table-cell office:value-type="float" office:value="0.001111639" calcext:value-type="float">
            <text:p>0.001111639</text:p>
          </table:table-cell>
          <table:table-cell office:value-type="float" office:value="0.001455391" calcext:value-type="float">
            <text:p>0.001455391</text:p>
          </table:table-cell>
          <table:table-cell office:value-type="float" office:value="0.001868091" calcext:value-type="float">
            <text:p>0.001868091</text:p>
          </table:table-cell>
          <table:table-cell office:value-type="float" office:value="0.002342584" calcext:value-type="float">
            <text:p>0.002342584</text:p>
          </table:table-cell>
          <table:table-cell office:value-type="float" office:value="0.002897425" calcext:value-type="float">
            <text:p>0.002897425</text:p>
          </table:table-cell>
          <table:table-cell office:value-type="float" office:value="0.003529086" calcext:value-type="float">
            <text:p>0.003529086</text:p>
          </table:table-cell>
          <table:table-cell office:value-type="float" office:value="0.004241661" calcext:value-type="float">
            <text:p>0.004241661</text:p>
          </table:table-cell>
          <table:table-cell office:value-type="float" office:value="0.005031056" calcext:value-type="float">
            <text:p>0.005031056</text:p>
          </table:table-cell>
          <table:table-cell office:value-type="float" office:value="0.005897289" calcext:value-type="float">
            <text:p>0.005897289</text:p>
          </table:table-cell>
          <table:table-cell office:value-type="float" office:value="0.006848611" calcext:value-type="float">
            <text:p>0.006848611</text:p>
          </table:table-cell>
          <table:table-cell office:value-type="float" office:value="0.007877961" calcext:value-type="float">
            <text:p>0.007877961</text:p>
          </table:table-cell>
          <table:table-cell office:value-type="float" office:value="0.00896953" calcext:value-type="float">
            <text:p>0.00896953</text:p>
          </table:table-cell>
          <table:table-cell office:value-type="float" office:value="0.010121027" calcext:value-type="float">
            <text:p>0.010121027</text:p>
          </table:table-cell>
          <table:table-cell office:value-type="float" office:value="0.011336869" calcext:value-type="float">
            <text:p>0.011336869</text:p>
          </table:table-cell>
          <table:table-cell office:value-type="float" office:value="0.01260126" calcext:value-type="float">
            <text:p>0.01260126</text:p>
          </table:table-cell>
          <table:table-cell office:value-type="float" office:value="0.01390318" calcext:value-type="float">
            <text:p>0.01390318</text:p>
          </table:table-cell>
          <table:table-cell office:value-type="float" office:value="0.015241039" calcext:value-type="float">
            <text:p>0.015241039</text:p>
          </table:table-cell>
          <table:table-cell office:value-type="float" office:value="0.01658862" calcext:value-type="float">
            <text:p>0.01658862</text:p>
          </table:table-cell>
          <table:table-cell table:number-columns-repeated="98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style-name="ce1" office:value-type="string" calcext:value-type="string">
            <text:p>Познаване при изтеглена топка номер:</text:p>
          </table:table-cell>
          <table:table-cell table:style-name="ce1" office:value-type="string" calcext:value-type="string">
            <text:p>Няма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5" calcext:value-type="float">
            <text:p>35</text:p>
          </table:table-cell>
          <table:table-cell table:number-columns-repeated="987"/>
        </table:table-row>
        <table:table-row table:style-name="ro1">
          <table:table-cell table:number-columns-repeated="5"/>
          <table:table-cell office:value-type="string" calcext:value-type="string">
            <text:p>Коефициент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office:value-type="float" office:value="90000" calcext:value-type="float">
            <text:p>90000</text:p>
          </table:table-cell>
          <table:table-cell office:value-type="float" office:value="80000" calcext:value-type="float">
            <text:p>80000</text:p>
          </table:table-cell>
          <table:table-cell office:value-type="float" office:value="70000" calcext:value-type="float">
            <text:p>70000</text:p>
          </table:table-cell>
          <table:table-cell office:value-type="float" office:value="60000" calcext:value-type="float">
            <text:p>60000</text:p>
          </table:table-cell>
          <table:table-cell office:value-type="float" office:value="50000" calcext:value-type="float">
            <text:p>50000</text:p>
          </table:table-cell>
          <table:table-cell office:value-type="float" office:value="25000" calcext:value-type="float">
            <text:p>25000</text:p>
          </table:table-cell>
          <table:table-cell office:value-type="float" office:value="1000" calcext:value-type="float">
            <text:p>1000</text:p>
          </table:table-cell>
          <table:table-cell office:value-type="float" office:value="750" calcext:value-type="float">
            <text:p>750</text:p>
          </table:table-cell>
          <table:table-cell office:value-type="float" office:value="500" calcext:value-type="float">
            <text:p>500</text:p>
          </table:table-cell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87"/>
        </table:table-row>
        <table:table-row table:style-name="ro1">
          <table:table-cell table:number-columns-repeated="5"/>
          <table:table-cell office:value-type="string" calcext:value-type="string">
            <text:p>Коефициент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office:value-type="float" office:value="90000" calcext:value-type="float">
            <text:p>90000</text:p>
          </table:table-cell>
          <table:table-cell office:value-type="float" office:value="80000" calcext:value-type="float">
            <text:p>80000</text:p>
          </table:table-cell>
          <table:table-cell office:value-type="float" office:value="70000" calcext:value-type="float">
            <text:p>70000</text:p>
          </table:table-cell>
          <table:table-cell office:value-type="float" office:value="60000" calcext:value-type="float">
            <text:p>60000</text:p>
          </table:table-cell>
          <table:table-cell office:value-type="float" office:value="50000" calcext:value-type="float">
            <text:p>50000</text:p>
          </table:table-cell>
          <table:table-cell office:value-type="float" office:value="25000" calcext:value-type="float">
            <text:p>25000</text:p>
          </table:table-cell>
          <table:table-cell office:value-type="float" office:value="1000" calcext:value-type="float">
            <text:p>1000</text:p>
          </table:table-cell>
          <table:table-cell office:value-type="float" office:value="750" calcext:value-type="float">
            <text:p>750</text:p>
          </table:table-cell>
          <table:table-cell office:value-type="float" office:value="500" calcext:value-type="float">
            <text:p>500</text:p>
          </table:table-cell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87"/>
        </table:table-row>
        <table:table-row table:style-name="ro1">
          <table:table-cell table:number-columns-repeated="5"/>
          <table:table-cell office:value-type="string" calcext:value-type="string">
            <text:p>Коефициент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office:value-type="float" office:value="90000" calcext:value-type="float">
            <text:p>90000</text:p>
          </table:table-cell>
          <table:table-cell office:value-type="float" office:value="80000" calcext:value-type="float">
            <text:p>80000</text:p>
          </table:table-cell>
          <table:table-cell office:value-type="float" office:value="70000" calcext:value-type="float">
            <text:p>70000</text:p>
          </table:table-cell>
          <table:table-cell office:value-type="float" office:value="60000" calcext:value-type="float">
            <text:p>60000</text:p>
          </table:table-cell>
          <table:table-cell office:value-type="float" office:value="50000" calcext:value-type="float">
            <text:p>50000</text:p>
          </table:table-cell>
          <table:table-cell office:value-type="float" office:value="25000" calcext:value-type="float">
            <text:p>25000</text:p>
          </table:table-cell>
          <table:table-cell office:value-type="float" office:value="1000" calcext:value-type="float">
            <text:p>1000</text:p>
          </table:table-cell>
          <table:table-cell office:value-type="float" office:value="750" calcext:value-type="float">
            <text:p>750</text:p>
          </table:table-cell>
          <table:table-cell office:value-type="float" office:value="500" calcext:value-type="float">
            <text:p>500</text:p>
          </table:table-cell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87"/>
        </table:table-row>
        <table:table-row table:style-name="ro1">
          <table:table-cell table:number-columns-repeated="5"/>
          <table:table-cell office:value-type="string" calcext:value-type="string">
            <text:p>Коефициент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office:value-type="float" office:value="90000" calcext:value-type="float">
            <text:p>90000</text:p>
          </table:table-cell>
          <table:table-cell office:value-type="float" office:value="80000" calcext:value-type="float">
            <text:p>80000</text:p>
          </table:table-cell>
          <table:table-cell office:value-type="float" office:value="70000" calcext:value-type="float">
            <text:p>70000</text:p>
          </table:table-cell>
          <table:table-cell office:value-type="float" office:value="60000" calcext:value-type="float">
            <text:p>60000</text:p>
          </table:table-cell>
          <table:table-cell office:value-type="float" office:value="50000" calcext:value-type="float">
            <text:p>50000</text:p>
          </table:table-cell>
          <table:table-cell office:value-type="float" office:value="25000" calcext:value-type="float">
            <text:p>25000</text:p>
          </table:table-cell>
          <table:table-cell office:value-type="float" office:value="1000" calcext:value-type="float">
            <text:p>1000</text:p>
          </table:table-cell>
          <table:table-cell office:value-type="float" office:value="750" calcext:value-type="float">
            <text:p>750</text:p>
          </table:table-cell>
          <table:table-cell office:value-type="float" office:value="500" calcext:value-type="float">
            <text:p>500</text:p>
          </table:table-cell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87"/>
        </table:table-row>
        <table:table-row table:style-name="ro1">
          <table:table-cell table:number-columns-repeated="5"/>
          <table:table-cell office:value-type="string" calcext:value-type="string">
            <text:p>Коефициент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office:value-type="float" office:value="90000" calcext:value-type="float">
            <text:p>90000</text:p>
          </table:table-cell>
          <table:table-cell office:value-type="float" office:value="80000" calcext:value-type="float">
            <text:p>80000</text:p>
          </table:table-cell>
          <table:table-cell office:value-type="float" office:value="70000" calcext:value-type="float">
            <text:p>70000</text:p>
          </table:table-cell>
          <table:table-cell office:value-type="float" office:value="60000" calcext:value-type="float">
            <text:p>60000</text:p>
          </table:table-cell>
          <table:table-cell office:value-type="float" office:value="50000" calcext:value-type="float">
            <text:p>50000</text:p>
          </table:table-cell>
          <table:table-cell office:value-type="float" office:value="25000" calcext:value-type="float">
            <text:p>25000</text:p>
          </table:table-cell>
          <table:table-cell office:value-type="float" office:value="1000" calcext:value-type="float">
            <text:p>1000</text:p>
          </table:table-cell>
          <table:table-cell office:value-type="float" office:value="750" calcext:value-type="float">
            <text:p>750</text:p>
          </table:table-cell>
          <table:table-cell office:value-type="float" office:value="500" calcext:value-type="float">
            <text:p>500</text:p>
          </table:table-cell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8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1" office:value-type="string" calcext:value-type="string">
            <text:p>Общо RTP%</text:p>
          </table:table-cell>
          <table:table-cell table:style-name="ce1" office:value-type="string" calcext:value-type="string">
            <text:p>Познаване при изтеглена топка номер:</text:p>
          </table:table-cell>
          <table:table-cell table:style-name="ce1" office:value-type="string" calcext:value-type="string">
            <text:p>Няма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5" calcext:value-type="float">
            <text:p>35</text:p>
          </table:table-cell>
          <table:table-cell table:number-columns-repeated="987"/>
        </table:table-row>
        <table:table-row table:style-name="ro1">
          <table:table-cell table:number-columns-repeated="4"/>
          <table:table-cell table:style-name="ce4" table:formula="of:=SUM([.G29:.AK29])" office:value-type="float" office:value="91.133513" calcext:value-type="float">
            <text:p>91.13</text:p>
          </table:table-cell>
          <table:table-cell office:value-type="string" calcext:value-type="string">
            <text:p>RTP%</text:p>
          </table:table-cell>
          <table:table-cell table:formula="of:= 100 * [.G15] * [.G22] / [.$D15]" office:value-type="float" office:value="0" calcext:value-type="float">
            <text:p>0</text:p>
          </table:table-cell>
          <table:table-cell table:formula="of:= 100 * [.H15] * [.H22] / [.$D15]" office:value-type="float" office:value="0.1" calcext:value-type="float">
            <text:p>0.1</text:p>
          </table:table-cell>
          <table:table-cell table:formula="of:= 100 * [.I15] * [.I22] / [.$D15]" office:value-type="float" office:value="1.08" calcext:value-type="float">
            <text:p>1.08</text:p>
          </table:table-cell>
          <table:table-cell table:formula="of:= 100 * [.J15] * [.J22] / [.$D15]" office:value-type="float" office:value="4.24" calcext:value-type="float">
            <text:p>4.24</text:p>
          </table:table-cell>
          <table:table-cell table:formula="of:= 100 * [.K15] * [.K22] / [.$D15]" office:value-type="float" office:value="6.37" calcext:value-type="float">
            <text:p>6.37</text:p>
          </table:table-cell>
          <table:table-cell table:formula="of:= 100 * [.L15] * [.L22] / [.$D15]" office:value-type="float" office:value="11.52" calcext:value-type="float">
            <text:p>11.52</text:p>
          </table:table-cell>
          <table:table-cell table:formula="of:= 100 * [.M15] * [.M22] / [.$D15]" office:value-type="float" office:value="19.85" calcext:value-type="float">
            <text:p>19.85</text:p>
          </table:table-cell>
          <table:table-cell table:formula="of:= 100 * [.N15] * [.N22] / [.$D15]" office:value-type="float" office:value="20.95" calcext:value-type="float">
            <text:p>20.95</text:p>
          </table:table-cell>
          <table:table-cell table:formula="of:= 100 * [.O15] * [.O22] / [.$D15]" office:value-type="float" office:value="1.281" calcext:value-type="float">
            <text:p>1.281</text:p>
          </table:table-cell>
          <table:table-cell table:formula="of:= 100 * [.P15] * [.P22] / [.$D15]" office:value-type="float" office:value="1.6125" calcext:value-type="float">
            <text:p>1.6125</text:p>
          </table:table-cell>
          <table:table-cell table:formula="of:= 100 * [.Q15] * [.Q22] / [.$D15]" office:value-type="float" office:value="1.5925" calcext:value-type="float">
            <text:p>1.5925</text:p>
          </table:table-cell>
          <table:table-cell table:formula="of:= 100 * [.R15] * [.R22] / [.$D15]" office:value-type="float" office:value="1.20725" calcext:value-type="float">
            <text:p>1.20725</text:p>
          </table:table-cell>
          <table:table-cell table:formula="of:= 100 * [.S15] * [.S22] / [.$D15]" office:value-type="float" office:value="0.6943" calcext:value-type="float">
            <text:p>0.6943</text:p>
          </table:table-cell>
          <table:table-cell table:formula="of:= 100 * [.T15] * [.T22] / [.$D15]" office:value-type="float" office:value="0.89397" calcext:value-type="float">
            <text:p>0.89397</text:p>
          </table:table-cell>
          <table:table-cell table:formula="of:= 100 * [.U15] * [.U22] / [.$D15]" office:value-type="float" office:value="1.10336" calcext:value-type="float">
            <text:p>1.10336</text:p>
          </table:table-cell>
          <table:table-cell table:formula="of:= 100 * [.V15] * [.V22] / [.$D15]" office:value-type="float" office:value="1.31187" calcext:value-type="float">
            <text:p>1.31187</text:p>
          </table:table-cell>
          <table:table-cell table:formula="of:= 100 * [.W15] * [.W22] / [.$D15]" office:value-type="float" office:value="1.50222" calcext:value-type="float">
            <text:p>1.50222</text:p>
          </table:table-cell>
          <table:table-cell table:formula="of:= 100 * [.X15] * [.X22] / [.$D15]" office:value-type="float" office:value="1.65755" calcext:value-type="float">
            <text:p>1.65755</text:p>
          </table:table-cell>
          <table:table-cell table:formula="of:= 100 * [.Y15] * [.Y22] / [.$D15]" office:value-type="float" office:value="1.68592" calcext:value-type="float">
            <text:p>1.68592</text:p>
          </table:table-cell>
          <table:table-cell table:formula="of:= 100 * [.Z15] * [.Z22] / [.$D15]" office:value-type="float" office:value="1.61712" calcext:value-type="float">
            <text:p>1.61712</text:p>
          </table:table-cell>
          <table:table-cell table:formula="of:= 100 * [.AA15] * [.AA22] / [.$D15]" office:value-type="float" office:value="1.3644" calcext:value-type="float">
            <text:p>1.3644</text:p>
          </table:table-cell>
          <table:table-cell table:formula="of:= 100 * [.AB15] * [.AB22] / [.$D15]" office:value-type="float" office:value="0.8478" calcext:value-type="float">
            <text:p>0.8478</text:p>
          </table:table-cell>
          <table:table-cell table:formula="of:= 100 * [.AC15] * [.AC22] / [.$D15]" office:value-type="float" office:value="0.946737" calcext:value-type="float">
            <text:p>0.946737</text:p>
          </table:table-cell>
          <table:table-cell table:formula="of:= 100 * [.AD15] * [.AD22] / [.$D15]" office:value-type="float" office:value="1.037088" calcext:value-type="float">
            <text:p>1.037088</text:p>
          </table:table-cell>
          <table:table-cell table:formula="of:= 100 * [.AE15] * [.AE22] / [.$D15]" office:value-type="float" office:value="1.104796" calcext:value-type="float">
            <text:p>1.104796</text:p>
          </table:table-cell>
          <table:table-cell table:formula="of:= 100 * [.AF15] * [.AF22] / [.$D15]" office:value-type="float" office:value="1.146918" calcext:value-type="float">
            <text:p>1.146918</text:p>
          </table:table-cell>
          <table:table-cell table:formula="of:= 100 * [.AG15] * [.AG22] / [.$D15]" office:value-type="float" office:value="1.143445" calcext:value-type="float">
            <text:p>1.143445</text:p>
          </table:table-cell>
          <table:table-cell table:formula="of:= 100 * [.AH15] * [.AH22] / [.$D15]" office:value-type="float" office:value="1.091784" calcext:value-type="float">
            <text:p>1.091784</text:p>
          </table:table-cell>
          <table:table-cell table:formula="of:= 100 * [.AI15] * [.AI22] / [.$D15]" office:value-type="float" office:value="0.972798" calcext:value-type="float">
            <text:p>0.972798</text:p>
          </table:table-cell>
          <table:table-cell table:formula="of:= 100 * [.AJ15] * [.AJ22] / [.$D15]" office:value-type="float" office:value="0.762282" calcext:value-type="float">
            <text:p>0.762282</text:p>
          </table:table-cell>
          <table:table-cell table:formula="of:= 100 * [.AK15] * [.AK22] / [.$D15]" office:value-type="float" office:value="0.445905" calcext:value-type="float">
            <text:p>0.445905</text:p>
          </table:table-cell>
          <table:table-cell table:number-columns-repeated="987"/>
        </table:table-row>
        <table:table-row table:style-name="ro1">
          <table:table-cell table:number-columns-repeated="4"/>
          <table:table-cell table:style-name="ce4" table:formula="of:=SUM([.G30:.AK30])" office:value-type="float" office:value="78.8610251428572" calcext:value-type="float">
            <text:p>78.86</text:p>
          </table:table-cell>
          <table:table-cell office:value-type="string" calcext:value-type="string">
            <text:p>RTP%</text:p>
          </table:table-cell>
          <table:table-cell table:formula="of:= 100 * [.G16] * [.G23] / [.$D16]" office:value-type="float" office:value="0" calcext:value-type="float">
            <text:p>0</text:p>
          </table:table-cell>
          <table:table-cell table:formula="of:= 100 * [.H16] * [.H23] / [.$D16]" office:value-type="float" office:value="0.157142857142857" calcext:value-type="float">
            <text:p>0.1571428571</text:p>
          </table:table-cell>
          <table:table-cell table:formula="of:= 100 * [.I16] * [.I23] / [.$D16]" office:value-type="float" office:value="0.9" calcext:value-type="float">
            <text:p>0.9</text:p>
          </table:table-cell>
          <table:table-cell table:formula="of:= 100 * [.J16] * [.J23] / [.$D16]" office:value-type="float" office:value="2.74285714285714" calcext:value-type="float">
            <text:p>2.7428571429</text:p>
          </table:table-cell>
          <table:table-cell table:formula="of:= 100 * [.K16] * [.K23] / [.$D16]" office:value-type="float" office:value="6.01" calcext:value-type="float">
            <text:p>6.01</text:p>
          </table:table-cell>
          <table:table-cell table:formula="of:= 100 * [.L16] * [.L23] / [.$D16]" office:value-type="float" office:value="11.0057142857143" calcext:value-type="float">
            <text:p>11.0057142857</text:p>
          </table:table-cell>
          <table:table-cell table:formula="of:= 100 * [.M16] * [.M23] / [.$D16]" office:value-type="float" office:value="18.9857142857143" calcext:value-type="float">
            <text:p>18.9857142857</text:p>
          </table:table-cell>
          <table:table-cell table:formula="of:= 100 * [.N16] * [.N23] / [.$D16]" office:value-type="float" office:value="17.5821428571429" calcext:value-type="float">
            <text:p>17.5821428571</text:p>
          </table:table-cell>
          <table:table-cell table:formula="of:= 100 * [.O16] * [.O23] / [.$D16]" office:value-type="float" office:value="1.18728571428571" calcext:value-type="float">
            <text:p>1.1872857143</text:p>
          </table:table-cell>
          <table:table-cell table:formula="of:= 100 * [.P16] * [.P23] / [.$D16]" office:value-type="float" office:value="1.40067857142857" calcext:value-type="float">
            <text:p>1.4006785714</text:p>
          </table:table-cell>
          <table:table-cell table:formula="of:= 100 * [.Q16] * [.Q23] / [.$D16]" office:value-type="float" office:value="1.433" calcext:value-type="float">
            <text:p>1.433</text:p>
          </table:table-cell>
          <table:table-cell table:formula="of:= 100 * [.R16] * [.R23] / [.$D16]" office:value-type="float" office:value="1.06171428571429" calcext:value-type="float">
            <text:p>1.0617142857</text:p>
          </table:table-cell>
          <table:table-cell table:formula="of:= 100 * [.S16] * [.S23] / [.$D16]" office:value-type="float" office:value="0.614242857142857" calcext:value-type="float">
            <text:p>0.6142428571</text:p>
          </table:table-cell>
          <table:table-cell table:formula="of:= 100 * [.T16] * [.T23] / [.$D16]" office:value-type="float" office:value="0.768317142857143" calcext:value-type="float">
            <text:p>0.7683171429</text:p>
          </table:table-cell>
          <table:table-cell table:formula="of:= 100 * [.U16] * [.U23] / [.$D16]" office:value-type="float" office:value="0.932571428571428" calcext:value-type="float">
            <text:p>0.9325714286</text:p>
          </table:table-cell>
          <table:table-cell table:formula="of:= 100 * [.V16] * [.V23] / [.$D16]" office:value-type="float" office:value="1.08702" calcext:value-type="float">
            <text:p>1.08702</text:p>
          </table:table-cell>
          <table:table-cell table:formula="of:= 100 * [.W16] * [.W23] / [.$D16]" office:value-type="float" office:value="1.2246" calcext:value-type="float">
            <text:p>1.2246</text:p>
          </table:table-cell>
          <table:table-cell table:formula="of:= 100 * [.X16] * [.X23] / [.$D16]" office:value-type="float" office:value="1.32067857142857" calcext:value-type="float">
            <text:p>1.3206785714</text:p>
          </table:table-cell>
          <table:table-cell table:formula="of:= 100 * [.Y16] * [.Y23] / [.$D16]" office:value-type="float" office:value="1.35208571428571" calcext:value-type="float">
            <text:p>1.3520857143</text:p>
          </table:table-cell>
          <table:table-cell table:formula="of:= 100 * [.Z16] * [.Z23] / [.$D16]" office:value-type="float" office:value="1.27551857142857" calcext:value-type="float">
            <text:p>1.2755185714</text:p>
          </table:table-cell>
          <table:table-cell table:formula="of:= 100 * [.AA16] * [.AA23] / [.$D16]" office:value-type="float" office:value="1.05648857142857" calcext:value-type="float">
            <text:p>1.0564885714</text:p>
          </table:table-cell>
          <table:table-cell table:formula="of:= 100 * [.AB16] * [.AB23] / [.$D16]" office:value-type="float" office:value="0.650335714285714" calcext:value-type="float">
            <text:p>0.6503357143</text:p>
          </table:table-cell>
          <table:table-cell table:formula="of:= 100 * [.AC16] * [.AC23] / [.$D16]" office:value-type="float" office:value="0.711798428571429" calcext:value-type="float">
            <text:p>0.7117984286</text:p>
          </table:table-cell>
          <table:table-cell table:formula="of:= 100 * [.AD16] * [.AD23] / [.$D16]" office:value-type="float" office:value="0.765244571428571" calcext:value-type="float">
            <text:p>0.7652445714</text:p>
          </table:table-cell>
          <table:table-cell table:formula="of:= 100 * [.AE16] * [.AE23] / [.$D16]" office:value-type="float" office:value="0.802031" calcext:value-type="float">
            <text:p>0.802031</text:p>
          </table:table-cell>
          <table:table-cell table:formula="of:= 100 * [.AF16] * [.AF23] / [.$D16]" office:value-type="float" office:value="0.817130571428571" calcext:value-type="float">
            <text:p>0.8171305714</text:p>
          </table:table-cell>
          <table:table-cell table:formula="of:= 100 * [.AG16] * [.AG23] / [.$D16]" office:value-type="float" office:value="0.803817142857143" calcext:value-type="float">
            <text:p>0.8038171429</text:p>
          </table:table-cell>
          <table:table-cell table:formula="of:= 100 * [.AH16] * [.AH23] / [.$D16]" office:value-type="float" office:value="0.754476571428571" calcext:value-type="float">
            <text:p>0.7544765714</text:p>
          </table:table-cell>
          <table:table-cell table:formula="of:= 100 * [.AI16] * [.AI23] / [.$D16]" office:value-type="float" office:value="0.658190571428572" calcext:value-type="float">
            <text:p>0.6581905714</text:p>
          </table:table-cell>
          <table:table-cell table:formula="of:= 100 * [.AJ16] * [.AJ23] / [.$D16]" office:value-type="float" office:value="0.507870571428571" calcext:value-type="float">
            <text:p>0.5078705714</text:p>
          </table:table-cell>
          <table:table-cell table:formula="of:= 100 * [.AK16] * [.AK23] / [.$D16]" office:value-type="float" office:value="0.292357142857143" calcext:value-type="float">
            <text:p>0.2923571429</text:p>
          </table:table-cell>
          <table:table-cell table:number-columns-repeated="987"/>
        </table:table-row>
        <table:table-row table:style-name="ro1">
          <table:table-cell table:number-columns-repeated="4"/>
          <table:table-cell table:style-name="ce4" table:formula="of:=SUM([.G31:.AK31])" office:value-type="float" office:value="71.6784191071429" calcext:value-type="float">
            <text:p>71.68</text:p>
          </table:table-cell>
          <table:table-cell office:value-type="string" calcext:value-type="string">
            <text:p>RTP%</text:p>
          </table:table-cell>
          <table:table-cell table:formula="of:= 100 * [.G17] * [.G24] / [.$D17]" office:value-type="float" office:value="0" calcext:value-type="float">
            <text:p>0</text:p>
          </table:table-cell>
          <table:table-cell table:formula="of:= 100 * [.H17] * [.H24] / [.$D17]" office:value-type="float" office:value="0.121428571428571" calcext:value-type="float">
            <text:p>0.1214285714</text:p>
          </table:table-cell>
          <table:table-cell table:formula="of:= 100 * [.I17] * [.I24] / [.$D17]" office:value-type="float" office:value="0.858214285714286" calcext:value-type="float">
            <text:p>0.8582142857</text:p>
          </table:table-cell>
          <table:table-cell table:formula="of:= 100 * [.J17] * [.J24] / [.$D17]" office:value-type="float" office:value="2.69142857142857" calcext:value-type="float">
            <text:p>2.6914285714</text:p>
          </table:table-cell>
          <table:table-cell table:formula="of:= 100 * [.K17] * [.K24] / [.$D17]" office:value-type="float" office:value="5.9425" calcext:value-type="float">
            <text:p>5.9425</text:p>
          </table:table-cell>
          <table:table-cell table:formula="of:= 100 * [.L17] * [.L24] / [.$D17]" office:value-type="float" office:value="10.9821428571429" calcext:value-type="float">
            <text:p>10.9821428571</text:p>
          </table:table-cell>
          <table:table-cell table:formula="of:= 100 * [.M17] * [.M24] / [.$D17]" office:value-type="float" office:value="17.9232142857143" calcext:value-type="float">
            <text:p>17.9232142857</text:p>
          </table:table-cell>
          <table:table-cell table:formula="of:= 100 * [.N17] * [.N24] / [.$D17]" office:value-type="float" office:value="15.9767857142857" calcext:value-type="float">
            <text:p>15.9767857143</text:p>
          </table:table-cell>
          <table:table-cell table:formula="of:= 100 * [.O17] * [.O24] / [.$D17]" office:value-type="float" office:value="1.06839285714286" calcext:value-type="float">
            <text:p>1.0683928571</text:p>
          </table:table-cell>
          <table:table-cell table:formula="of:= 100 * [.P17] * [.P24] / [.$D17]" office:value-type="float" office:value="1.26642857142857" calcext:value-type="float">
            <text:p>1.2664285714</text:p>
          </table:table-cell>
          <table:table-cell table:formula="of:= 100 * [.Q17] * [.Q24] / [.$D17]" office:value-type="float" office:value="1.27651785714286" calcext:value-type="float">
            <text:p>1.2765178571</text:p>
          </table:table-cell>
          <table:table-cell table:formula="of:= 100 * [.R17] * [.R24] / [.$D17]" office:value-type="float" office:value="0.935982142857143" calcext:value-type="float">
            <text:p>0.9359821429</text:p>
          </table:table-cell>
          <table:table-cell table:formula="of:= 100 * [.S17] * [.S24] / [.$D17]" office:value-type="float" office:value="0.526753571428571" calcext:value-type="float">
            <text:p>0.5267535714</text:p>
          </table:table-cell>
          <table:table-cell table:formula="of:= 100 * [.T17] * [.T24] / [.$D17]" office:value-type="float" office:value="0.657054642857143" calcext:value-type="float">
            <text:p>0.6570546429</text:p>
          </table:table-cell>
          <table:table-cell table:formula="of:= 100 * [.U17] * [.U24] / [.$D17]" office:value-type="float" office:value="0.784994285714286" calcext:value-type="float">
            <text:p>0.7849942857</text:p>
          </table:table-cell>
          <table:table-cell table:formula="of:= 100 * [.V17] * [.V24] / [.$D17]" office:value-type="float" office:value="0.905725" calcext:value-type="float">
            <text:p>0.905725</text:p>
          </table:table-cell>
          <table:table-cell table:formula="of:= 100 * [.W17] * [.W24] / [.$D17]" office:value-type="float" office:value="1.00545642857143" calcext:value-type="float">
            <text:p>1.0054564286</text:p>
          </table:table-cell>
          <table:table-cell table:formula="of:= 100 * [.X17] * [.X24] / [.$D17]" office:value-type="float" office:value="1.06934107142857" calcext:value-type="float">
            <text:p>1.0693410714</text:p>
          </table:table-cell>
          <table:table-cell table:formula="of:= 100 * [.Y17] * [.Y24] / [.$D17]" office:value-type="float" office:value="1.07222857142857" calcext:value-type="float">
            <text:p>1.0722285714</text:p>
          </table:table-cell>
          <table:table-cell table:formula="of:= 100 * [.Z17] * [.Z24] / [.$D17]" office:value-type="float" office:value="0.997091785714286" calcext:value-type="float">
            <text:p>0.9970917857</text:p>
          </table:table-cell>
          <table:table-cell table:formula="of:= 100 * [.AA17] * [.AA24] / [.$D17]" office:value-type="float" office:value="0.814372857142857" calcext:value-type="float">
            <text:p>0.8143728571</text:p>
          </table:table-cell>
          <table:table-cell table:formula="of:= 100 * [.AB17] * [.AB24] / [.$D17]" office:value-type="float" office:value="0.494513928571429" calcext:value-type="float">
            <text:p>0.4945139286</text:p>
          </table:table-cell>
          <table:table-cell table:formula="of:= 100 * [.AC17] * [.AC24] / [.$D17]" office:value-type="float" office:value="0.532290857142857" calcext:value-type="float">
            <text:p>0.5322908571</text:p>
          </table:table-cell>
          <table:table-cell table:formula="of:= 100 * [.AD17] * [.AD24] / [.$D17]" office:value-type="float" office:value="0.562666857142857" calcext:value-type="float">
            <text:p>0.5626668571</text:p>
          </table:table-cell>
          <table:table-cell table:formula="of:= 100 * [.AE17] * [.AE24] / [.$D17]" office:value-type="float" office:value="0.58050275" calcext:value-type="float">
            <text:p>0.58050275</text:p>
          </table:table-cell>
          <table:table-cell table:formula="of:= 100 * [.AF17] * [.AF24] / [.$D17]" office:value-type="float" office:value="0.581234571428571" calcext:value-type="float">
            <text:p>0.5812345714</text:p>
          </table:table-cell>
          <table:table-cell table:formula="of:= 100 * [.AG17] * [.AG24] / [.$D17]" office:value-type="float" office:value="0.561834642857143" calcext:value-type="float">
            <text:p>0.5618346429</text:p>
          </table:table-cell>
          <table:table-cell table:formula="of:= 100 * [.AH17] * [.AH24] / [.$D17]" office:value-type="float" office:value="0.517600714285714" calcext:value-type="float">
            <text:p>0.5176007143</text:p>
          </table:table-cell>
          <table:table-cell table:formula="of:= 100 * [.AI17] * [.AI24] / [.$D17]" office:value-type="float" office:value="0.444466714285714" calcext:value-type="float">
            <text:p>0.4444667143</text:p>
          </table:table-cell>
          <table:table-cell table:formula="of:= 100 * [.AJ17] * [.AJ24] / [.$D17]" office:value-type="float" office:value="0.336770714285714" calcext:value-type="float">
            <text:p>0.3367707143</text:p>
          </table:table-cell>
          <table:table-cell table:formula="of:= 100 * [.AK17] * [.AK24] / [.$D17]" office:value-type="float" office:value="0.190483428571429" calcext:value-type="float">
            <text:p>0.1904834286</text:p>
          </table:table-cell>
          <table:table-cell table:number-columns-repeated="987"/>
        </table:table-row>
        <table:table-row table:style-name="ro1">
          <table:table-cell table:number-columns-repeated="4"/>
          <table:table-cell table:style-name="ce4" table:formula="of:=SUM([.G32:.AK32])" office:value-type="float" office:value="64.9143231785714" calcext:value-type="float">
            <text:p>64.91</text:p>
          </table:table-cell>
          <table:table-cell office:value-type="string" calcext:value-type="string">
            <text:p>RTP%</text:p>
          </table:table-cell>
          <table:table-cell table:formula="of:= 100 * [.G18] * [.G25] / [.$D18]" office:value-type="float" office:value="0" calcext:value-type="float">
            <text:p>0</text:p>
          </table:table-cell>
          <table:table-cell table:formula="of:= 100 * [.H18] * [.H25] / [.$D18]" office:value-type="float" office:value="0.177380952380952" calcext:value-type="float">
            <text:p>0.1773809524</text:p>
          </table:table-cell>
          <table:table-cell table:formula="of:= 100 * [.I18] * [.I25] / [.$D18]" office:value-type="float" office:value="0.838928571428571" calcext:value-type="float">
            <text:p>0.8389285714</text:p>
          </table:table-cell>
          <table:table-cell table:formula="of:= 100 * [.J18] * [.J25] / [.$D18]" office:value-type="float" office:value="2.58380952380952" calcext:value-type="float">
            <text:p>2.5838095238</text:p>
          </table:table-cell>
          <table:table-cell table:formula="of:= 100 * [.K18] * [.K25] / [.$D18]" office:value-type="float" office:value="5.48166666666667" calcext:value-type="float">
            <text:p>5.4816666667</text:p>
          </table:table-cell>
          <table:table-cell table:formula="of:= 100 * [.L18] * [.L25] / [.$D18]" office:value-type="float" office:value="10.4971428571429" calcext:value-type="float">
            <text:p>10.4971428571</text:p>
          </table:table-cell>
          <table:table-cell table:formula="of:= 100 * [.M18] * [.M25] / [.$D18]" office:value-type="float" office:value="16.6464285714286" calcext:value-type="float">
            <text:p>16.6464285714</text:p>
          </table:table-cell>
          <table:table-cell table:formula="of:= 100 * [.N18] * [.N25] / [.$D18]" office:value-type="float" office:value="14.8505952380952" calcext:value-type="float">
            <text:p>14.8505952381</text:p>
          </table:table-cell>
          <table:table-cell table:formula="of:= 100 * [.O18] * [.O25] / [.$D18]" office:value-type="float" office:value="0.974488095238095" calcext:value-type="float">
            <text:p>0.9744880952</text:p>
          </table:table-cell>
          <table:table-cell table:formula="of:= 100 * [.P18] * [.P25] / [.$D18]" office:value-type="float" office:value="1.14297321428571" calcext:value-type="float">
            <text:p>1.1429732143</text:p>
          </table:table-cell>
          <table:table-cell table:formula="of:= 100 * [.Q18] * [.Q25] / [.$D18]" office:value-type="float" office:value="1.1392380952381" calcext:value-type="float">
            <text:p>1.1392380952</text:p>
          </table:table-cell>
          <table:table-cell table:formula="of:= 100 * [.R18] * [.R25] / [.$D18]" office:value-type="float" office:value="0.821169642857143" calcext:value-type="float">
            <text:p>0.8211696429</text:p>
          </table:table-cell>
          <table:table-cell table:formula="of:= 100 * [.S18] * [.S25] / [.$D18]" office:value-type="float" office:value="0.457733333333333" calcext:value-type="float">
            <text:p>0.4577333333</text:p>
          </table:table-cell>
          <table:table-cell table:formula="of:= 100 * [.T18] * [.T25] / [.$D18]" office:value-type="float" office:value="0.559436785714286" calcext:value-type="float">
            <text:p>0.5594367857</text:p>
          </table:table-cell>
          <table:table-cell table:formula="of:= 100 * [.U18] * [.U25] / [.$D18]" office:value-type="float" office:value="0.658612380952381" calcext:value-type="float">
            <text:p>0.658612381</text:p>
          </table:table-cell>
          <table:table-cell table:formula="of:= 100 * [.V18] * [.V25] / [.$D18]" office:value-type="float" office:value="0.750725833333333" calcext:value-type="float">
            <text:p>0.7507258333</text:p>
          </table:table-cell>
          <table:table-cell table:formula="of:= 100 * [.W18] * [.W25] / [.$D18]" office:value-type="float" office:value="0.821491428571428" calcext:value-type="float">
            <text:p>0.8214914286</text:p>
          </table:table-cell>
          <table:table-cell table:formula="of:= 100 * [.X18] * [.X25] / [.$D18]" office:value-type="float" office:value="0.859847023809524" calcext:value-type="float">
            <text:p>0.8598470238</text:p>
          </table:table-cell>
          <table:table-cell table:formula="of:= 100 * [.Y18] * [.Y25] / [.$D18]" office:value-type="float" office:value="0.851601428571428" calcext:value-type="float">
            <text:p>0.8516014286</text:p>
          </table:table-cell>
          <table:table-cell table:formula="of:= 100 * [.Z18] * [.Z25] / [.$D18]" office:value-type="float" office:value="0.778076785714286" calcext:value-type="float">
            <text:p>0.7780767857</text:p>
          </table:table-cell>
          <table:table-cell table:formula="of:= 100 * [.AA18] * [.AA25] / [.$D18]" office:value-type="float" office:value="0.625844047619048" calcext:value-type="float">
            <text:p>0.6258440476</text:p>
          </table:table-cell>
          <table:table-cell table:formula="of:= 100 * [.AB18] * [.AB25] / [.$D18]" office:value-type="float" office:value="0.373460595238095" calcext:value-type="float">
            <text:p>0.3734605952</text:p>
          </table:table-cell>
          <table:table-cell table:formula="of:= 100 * [.AC18] * [.AC25] / [.$D18]" office:value-type="float" office:value="0.396567" calcext:value-type="float">
            <text:p>0.396567</text:p>
          </table:table-cell>
          <table:table-cell table:formula="of:= 100 * [.AD18] * [.AD25] / [.$D18]" office:value-type="float" office:value="0.412060476190476" calcext:value-type="float">
            <text:p>0.4120604762</text:p>
          </table:table-cell>
          <table:table-cell table:formula="of:= 100 * [.AE18] * [.AE25] / [.$D18]" office:value-type="float" office:value="0.417151916666667" calcext:value-type="float">
            <text:p>0.4171519167</text:p>
          </table:table-cell>
          <table:table-cell table:formula="of:= 100 * [.AF18] * [.AF25] / [.$D18]" office:value-type="float" office:value="0.411089714285714" calcext:value-type="float">
            <text:p>0.4110897143</text:p>
          </table:table-cell>
          <table:table-cell table:formula="of:= 100 * [.AG18] * [.AG25] / [.$D18]" office:value-type="float" office:value="0.39054" calcext:value-type="float">
            <text:p>0.39054</text:p>
          </table:table-cell>
          <table:table-cell table:formula="of:= 100 * [.AH18] * [.AH25] / [.$D18]" office:value-type="float" office:value="0.353579809523809" calcext:value-type="float">
            <text:p>0.3535798095</text:p>
          </table:table-cell>
          <table:table-cell table:formula="of:= 100 * [.AI18] * [.AI25] / [.$D18]" office:value-type="float" office:value="0.297947892857143" calcext:value-type="float">
            <text:p>0.2979478929</text:p>
          </table:table-cell>
          <table:table-cell table:formula="of:= 100 * [.AJ18] * [.AJ25] / [.$D18]" office:value-type="float" office:value="0.221722904761905" calcext:value-type="float">
            <text:p>0.2217229048</text:p>
          </table:table-cell>
          <table:table-cell table:formula="of:= 100 * [.AK18] * [.AK25] / [.$D18]" office:value-type="float" office:value="0.123012392857143" calcext:value-type="float">
            <text:p>0.1230123929</text:p>
          </table:table-cell>
          <table:table-cell table:number-columns-repeated="987"/>
        </table:table-row>
        <table:table-row table:style-name="ro1">
          <table:table-cell table:number-columns-repeated="4"/>
          <table:table-cell table:style-name="ce4" table:formula="of:=SUM([.G33:.AK33])" office:value-type="float" office:value="59.4500841047619" calcext:value-type="float">
            <text:p>59.45</text:p>
          </table:table-cell>
          <table:table-cell office:value-type="string" calcext:value-type="string">
            <text:p>RTP%</text:p>
          </table:table-cell>
          <table:table-cell table:formula="of:= 100 * [.G19] * [.G26] / [.$D19]" office:value-type="float" office:value="0" calcext:value-type="float">
            <text:p>0</text:p>
          </table:table-cell>
          <table:table-cell table:formula="of:= 100 * [.H19] * [.H26] / [.$D19]" office:value-type="float" office:value="0.174761904761905" calcext:value-type="float">
            <text:p>0.1747619048</text:p>
          </table:table-cell>
          <table:table-cell table:formula="of:= 100 * [.I19] * [.I26] / [.$D19]" office:value-type="float" office:value="0.839571428571429" calcext:value-type="float">
            <text:p>0.8395714286</text:p>
          </table:table-cell>
          <table:table-cell table:formula="of:= 100 * [.J19] * [.J26] / [.$D19]" office:value-type="float" office:value="2.41790476190476" calcext:value-type="float">
            <text:p>2.4179047619</text:p>
          </table:table-cell>
          <table:table-cell table:formula="of:= 100 * [.K19] * [.K26] / [.$D19]" office:value-type="float" office:value="5.43033333333333" calcext:value-type="float">
            <text:p>5.4303333333</text:p>
          </table:table-cell>
          <table:table-cell table:formula="of:= 100 * [.L19] * [.L26] / [.$D19]" office:value-type="float" office:value="9.97085714285715" calcext:value-type="float">
            <text:p>9.9708571429</text:p>
          </table:table-cell>
          <table:table-cell table:formula="of:= 100 * [.M19] * [.M26] / [.$D19]" office:value-type="float" office:value="15.7621428571429" calcext:value-type="float">
            <text:p>15.7621428571</text:p>
          </table:table-cell>
          <table:table-cell table:formula="of:= 100 * [.N19] * [.N26] / [.$D19]" office:value-type="float" office:value="13.6358333333333" calcext:value-type="float">
            <text:p>13.6358333333</text:p>
          </table:table-cell>
          <table:table-cell table:formula="of:= 100 * [.O19] * [.O26] / [.$D19]" office:value-type="float" office:value="0.893261904761905" calcext:value-type="float">
            <text:p>0.8932619048</text:p>
          </table:table-cell>
          <table:table-cell table:formula="of:= 100 * [.P19] * [.P26] / [.$D19]" office:value-type="float" office:value="1.03266785714286" calcext:value-type="float">
            <text:p>1.0326678571</text:p>
          </table:table-cell>
          <table:table-cell table:formula="of:= 100 * [.Q19] * [.Q26] / [.$D19]" office:value-type="float" office:value="1.01181904761905" calcext:value-type="float">
            <text:p>1.0118190476</text:p>
          </table:table-cell>
          <table:table-cell table:formula="of:= 100 * [.R19] * [.R26] / [.$D19]" office:value-type="float" office:value="0.719685714285714" calcext:value-type="float">
            <text:p>0.7196857143</text:p>
          </table:table-cell>
          <table:table-cell table:formula="of:= 100 * [.S19] * [.S26] / [.$D19]" office:value-type="float" office:value="0.3959" calcext:value-type="float">
            <text:p>0.3959</text:p>
          </table:table-cell>
          <table:table-cell table:formula="of:= 100 * [.T19] * [.T26] / [.$D19]" office:value-type="float" office:value="0.476416714285714" calcext:value-type="float">
            <text:p>0.4764167143</text:p>
          </table:table-cell>
          <table:table-cell table:formula="of:= 100 * [.U19] * [.U26] / [.$D19]" office:value-type="float" office:value="0.554434666666667" calcext:value-type="float">
            <text:p>0.5544346667</text:p>
          </table:table-cell>
          <table:table-cell table:formula="of:= 100 * [.V19] * [.V26] / [.$D19]" office:value-type="float" office:value="0.622697" calcext:value-type="float">
            <text:p>0.622697</text:p>
          </table:table-cell>
          <table:table-cell table:formula="of:= 100 * [.W19] * [.W26] / [.$D19]" office:value-type="float" office:value="0.669309714285714" calcext:value-type="float">
            <text:p>0.6693097143</text:p>
          </table:table-cell>
          <table:table-cell table:formula="of:= 100 * [.X19] * [.X26] / [.$D19]" office:value-type="float" office:value="0.689863095238095" calcext:value-type="float">
            <text:p>0.6898630952</text:p>
          </table:table-cell>
          <table:table-cell table:formula="of:= 100 * [.Y19] * [.Y26] / [.$D19]" office:value-type="float" office:value="0.672206857142857" calcext:value-type="float">
            <text:p>0.6722068571</text:p>
          </table:table-cell>
          <table:table-cell table:formula="of:= 100 * [.Z19] * [.Z26] / [.$D19]" office:value-type="float" office:value="0.605951571428571" calcext:value-type="float">
            <text:p>0.6059515714</text:p>
          </table:table-cell>
          <table:table-cell table:formula="of:= 100 * [.AA19] * [.AA26] / [.$D19]" office:value-type="float" office:value="0.47914819047619" calcext:value-type="float">
            <text:p>0.4791481905</text:p>
          </table:table-cell>
          <table:table-cell table:formula="of:= 100 * [.AB19] * [.AB26] / [.$D19]" office:value-type="float" office:value="0.280823285714286" calcext:value-type="float">
            <text:p>0.2808232857</text:p>
          </table:table-cell>
          <table:table-cell table:formula="of:= 100 * [.AC19] * [.AC26] / [.$D19]" office:value-type="float" office:value="0.2935119" calcext:value-type="float">
            <text:p>0.2935119</text:p>
          </table:table-cell>
          <table:table-cell table:formula="of:= 100 * [.AD19] * [.AD26] / [.$D19]" office:value-type="float" office:value="0.3001128" calcext:value-type="float">
            <text:p>0.3001128</text:p>
          </table:table-cell>
          <table:table-cell table:formula="of:= 100 * [.AE19] * [.AE26] / [.$D19]" office:value-type="float" office:value="0.298984333333333" calcext:value-type="float">
            <text:p>0.2989843333</text:p>
          </table:table-cell>
          <table:table-cell table:formula="of:= 100 * [.AF19] * [.AF26] / [.$D19]" office:value-type="float" office:value="0.2891722" calcext:value-type="float">
            <text:p>0.2891722</text:p>
          </table:table-cell>
          <table:table-cell table:formula="of:= 100 * [.AG19] * [.AG26] / [.$D19]" office:value-type="float" office:value="0.269925452380952" calcext:value-type="float">
            <text:p>0.2699254524</text:p>
          </table:table-cell>
          <table:table-cell table:formula="of:= 100 * [.AH19] * [.AH26] / [.$D19]" office:value-type="float" office:value="0.240024" calcext:value-type="float">
            <text:p>0.240024</text:p>
          </table:table-cell>
          <table:table-cell table:formula="of:= 100 * [.AI19] * [.AI26] / [.$D19]" office:value-type="float" office:value="0.198616857142857" calcext:value-type="float">
            <text:p>0.1986168571</text:p>
          </table:table-cell>
          <table:table-cell table:formula="of:= 100 * [.AJ19] * [.AJ26] / [.$D19]" office:value-type="float" office:value="0.145152752380952" calcext:value-type="float">
            <text:p>0.1451527524</text:p>
          </table:table-cell>
          <table:table-cell table:formula="of:= 100 * [.AK19] * [.AK26] / [.$D19]" office:value-type="float" office:value="0.0789934285714286" calcext:value-type="float">
            <text:p>0.0789934286</text:p>
          </table:table-cell>
          <table:table-cell table:number-columns-repeated="987"/>
        </table:table-row>
      </table:table>
      <table:table table:name="Коефициенти - Втори Вариант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number-columns-repeated="3" table:default-cell-style-name="Default"/>
        <table:table-column table:style-name="co8" table:number-columns-repeated="2" table:default-cell-style-name="Default"/>
        <table:table-column table:style-name="co7" table:number-columns-repeated="5" table:default-cell-style-name="Default"/>
        <table:table-column table:style-name="co6" table:default-cell-style-name="Default"/>
        <table:table-column table:style-name="co7" table:number-columns-repeated="8" table:default-cell-style-name="Default"/>
        <table:table-column table:style-name="co6" table:default-cell-style-name="Default"/>
        <table:table-column table:style-name="co7" table:number-columns-repeated="8" table:default-cell-style-name="Default"/>
        <table:table-column table:style-name="co6" table:number-columns-repeated="31" table:default-cell-style-name="Default"/>
        <table:table-column table:style-name="co5" table:number-columns-repeated="956" table:default-cell-style-name="Default"/>
        <table:table-row table:style-name="ro1">
          <table:table-cell office:value-type="string" calcext:value-type="string">
            <text:p>Lucky Six при сфера с 90 топки от която се теглят 66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Трябва да бъдат познати поне 6 топки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Играчът избира първоначално от 6 до 10 числа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Коефициентът за печалба се определя от номера под който е позната шеста топка в талона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Брой цветове с 9 или повече топки от един цвят:</text:p>
          </table:table-cell>
          <table:table-cell table:number-columns-repeated="5"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1007"/>
        </table:table-row>
        <table:table-row table:style-name="ro1">
          <table:table-cell table:number-columns-repeated="5"/>
          <table:table-cell office:value-type="string" calcext:value-type="string">
            <text:p>Вероятност</text:p>
          </table:table-cell>
          <table:table-cell table:formula="of:= 553019549 / 1000000000" office:value-type="float" office:value="0.553019549" calcext:value-type="float">
            <text:p>0.553019549</text:p>
          </table:table-cell>
          <table:table-cell table:formula="of:= 373996505 / 1000000000" office:value-type="float" office:value="0.373996505" calcext:value-type="float">
            <text:p>0.373996505</text:p>
          </table:table-cell>
          <table:table-cell table:formula="of:= 68911059 / 1000000000" office:value-type="float" office:value="0.068911059" calcext:value-type="float">
            <text:p>0.068911059</text:p>
          </table:table-cell>
          <table:table-cell table:formula="of:= 4007312 / 1000000000" office:value-type="float" office:value="0.004007312" calcext:value-type="float">
            <text:p>0.004007312</text:p>
          </table:table-cell>
          <table:table-cell table:formula="of:= 65349 / 1000000000" office:value-type="float" office:value="0.000065349" calcext:value-type="float">
            <text:p>0.000065349</text:p>
          </table:table-cell>
          <table:table-cell table:formula="of:= 226 / 1000000000" office:value-type="float" office:value="0.000000226" calcext:value-type="float">
            <text:p>0.000000226</text:p>
          </table:table-cell>
          <table:table-cell table:formula="of:= 0 / 1000000000" office:value-type="float" office:value="0" calcext:value-type="float">
            <text:p>0</text:p>
          </table:table-cell>
          <table:table-cell table:formula="of:= 0 / 1000000000" office:value-type="float" office:value="0" calcext:value-type="float">
            <text:p>0</text:p>
          </table:table-cell>
          <table:table-cell table:formula="of:= 0 / 1000000000" office:value-type="float" office:value="0" calcext:value-type="float">
            <text:p>0</text:p>
          </table:table-cell>
          <table:table-cell table:formula="of:= 0 / 1000000000" office:value-type="float" office:value="0" calcext:value-type="float">
            <text:p>0</text:p>
          </table:table-cell>
          <table:table-cell table:formula="of:= 0 / 1000000000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table:number-columns-repeated="5"/>
          <table:table-cell office:value-type="string" calcext:value-type="string">
            <text:p>Коефициент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  <table:table-cell office:value-type="float" office:value="13.5" calcext:value-type="float">
            <text:p>13.5</text:p>
          </table:table-cell>
          <table:table-cell office:value-type="float" office:value="230" calcext:value-type="float">
            <text:p>230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RTP%</text:p>
          </table:table-cell>
          <table:table-cell table:style-name="ce3" table:formula="of:= 100 * [.G10] * [.G11]" office:value-type="float" office:value="0" calcext:value-type="float">
            <text:p>0.00</text:p>
          </table:table-cell>
          <table:table-cell table:style-name="ce3" table:formula="of:= 100 * [.H10] * [.H11]" office:value-type="float" office:value="93.49912625" calcext:value-type="float">
            <text:p>93.50</text:p>
          </table:table-cell>
          <table:table-cell table:style-name="ce3" table:formula="of:= 100 * [.I10] * [.I11]" office:value-type="float" office:value="93.02992965" calcext:value-type="float">
            <text:p>93.03</text:p>
          </table:table-cell>
          <table:table-cell table:style-name="ce3" table:formula="of:= 100 * SUM([.J10:.Q10]) * [.J11]" office:value-type="float" office:value="93.676401" calcext:value-type="float">
            <text:p>93.68</text:p>
          </table:table-cell>
          <table:table-cell table:style-name="ce3" table:number-columns-repeated="7"/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Брой топки за познаване</text:p>
          </table:table-cell>
          <table:table-cell table:style-name="ce1" office:value-type="string" calcext:value-type="string">
            <text:p>Залог за комбинация</text:p>
          </table:table-cell>
          <table:table-cell table:style-name="ce1" office:value-type="string" calcext:value-type="string">
            <text:p>Комбинации</text:p>
          </table:table-cell>
          <table:table-cell table:style-name="ce1" office:value-type="string" calcext:value-type="string">
            <text:p>Минимален общ залог</text:p>
          </table:table-cell>
          <table:table-cell/>
          <table:table-cell table:style-name="ce1" office:value-type="string" calcext:value-type="string">
            <text:p>Познаване при изтеглена топка номер:</text:p>
          </table:table-cell>
          <table:table-cell table:style-name="ce1" office:value-type="string" calcext:value-type="string">
            <text:p>Няма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66" calcext:value-type="float">
            <text:p>66</text:p>
          </table:table-cell>
          <table:table-cell table:number-columns-repeated="956"/>
        </table:table-row>
        <table:table-row table:style-name="ro1">
          <table:table-cell table:style-name="ce2" office:value-type="string" calcext:value-type="string">
            <text:p>6/6</text:p>
          </table:table-cell>
          <table:table-cell table:style-name="ce3" table:formula="of:= [.D15] / [.C15]" office:value-type="float" office:value="0.1" calcext:value-type="float">
            <text:p>0.10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string" calcext:value-type="string">
            <text:p>Вероятност</text:p>
          </table:table-cell>
          <table:table-cell table:formula="of:= 854077674 / 1000000000" office:value-type="float" office:value="0.854077674" calcext:value-type="float">
            <text:p>0.854077674</text:p>
          </table:table-cell>
          <table:table-cell table:formula="of:= 2 / 1000000000" office:value-type="float" office:value="0.000000002" calcext:value-type="float">
            <text:p>0.000000002</text:p>
          </table:table-cell>
          <table:table-cell table:formula="of:= 14 / 1000000000" office:value-type="float" office:value="0.000000014" calcext:value-type="float">
            <text:p>0.000000014</text:p>
          </table:table-cell>
          <table:table-cell table:formula="of:= 40 / 1000000000" office:value-type="float" office:value="0.00000004" calcext:value-type="float">
            <text:p>0.00000004</text:p>
          </table:table-cell>
          <table:table-cell table:formula="of:= 96 / 1000000000" office:value-type="float" office:value="0.000000096" calcext:value-type="float">
            <text:p>0.000000096</text:p>
          </table:table-cell>
          <table:table-cell table:formula="of:= 211 / 1000000000" office:value-type="float" office:value="0.000000211" calcext:value-type="float">
            <text:p>0.000000211</text:p>
          </table:table-cell>
          <table:table-cell table:formula="of:= 397 / 1000000000" office:value-type="float" office:value="0.000000397" calcext:value-type="float">
            <text:p>0.000000397</text:p>
          </table:table-cell>
          <table:table-cell table:formula="of:= 747 / 1000000000" office:value-type="float" office:value="0.000000747" calcext:value-type="float">
            <text:p>0.000000747</text:p>
          </table:table-cell>
          <table:table-cell table:formula="of:= 1287 / 1000000000" office:value-type="float" office:value="0.000001287" calcext:value-type="float">
            <text:p>0.000001287</text:p>
          </table:table-cell>
          <table:table-cell table:formula="of:= 2003 / 1000000000" office:value-type="float" office:value="0.000002003" calcext:value-type="float">
            <text:p>0.000002003</text:p>
          </table:table-cell>
          <table:table-cell table:formula="of:= 3224 / 1000000000" office:value-type="float" office:value="0.000003224" calcext:value-type="float">
            <text:p>0.000003224</text:p>
          </table:table-cell>
          <table:table-cell table:formula="of:= 4707 / 1000000000" office:value-type="float" office:value="0.000004707" calcext:value-type="float">
            <text:p>0.000004707</text:p>
          </table:table-cell>
          <table:table-cell table:formula="of:= 7162 / 1000000000" office:value-type="float" office:value="0.000007162" calcext:value-type="float">
            <text:p>0.000007162</text:p>
          </table:table-cell>
          <table:table-cell table:formula="of:= 9812 / 1000000000" office:value-type="float" office:value="0.000009812" calcext:value-type="float">
            <text:p>0.000009812</text:p>
          </table:table-cell>
          <table:table-cell table:formula="of:= 13794 / 1000000000" office:value-type="float" office:value="0.000013794" calcext:value-type="float">
            <text:p>0.000013794</text:p>
          </table:table-cell>
          <table:table-cell table:formula="of:= 18865 / 1000000000" office:value-type="float" office:value="0.000018865" calcext:value-type="float">
            <text:p>0.000018865</text:p>
          </table:table-cell>
          <table:table-cell table:formula="of:= 24794 / 1000000000" office:value-type="float" office:value="0.000024794" calcext:value-type="float">
            <text:p>0.000024794</text:p>
          </table:table-cell>
          <table:table-cell table:formula="of:= 32811 / 1000000000" office:value-type="float" office:value="0.000032811" calcext:value-type="float">
            <text:p>0.000032811</text:p>
          </table:table-cell>
          <table:table-cell table:formula="of:= 41770 / 1000000000" office:value-type="float" office:value="0.00004177" calcext:value-type="float">
            <text:p>0.00004177</text:p>
          </table:table-cell>
          <table:table-cell table:formula="of:= 53638 / 1000000000" office:value-type="float" office:value="0.000053638" calcext:value-type="float">
            <text:p>0.000053638</text:p>
          </table:table-cell>
          <table:table-cell table:formula="of:= 68527 / 1000000000" office:value-type="float" office:value="0.000068527" calcext:value-type="float">
            <text:p>0.000068527</text:p>
          </table:table-cell>
          <table:table-cell table:formula="of:= 85357 / 1000000000" office:value-type="float" office:value="0.000085357" calcext:value-type="float">
            <text:p>0.000085357</text:p>
          </table:table-cell>
          <table:table-cell table:formula="of:= 105638 / 1000000000" office:value-type="float" office:value="0.000105638" calcext:value-type="float">
            <text:p>0.000105638</text:p>
          </table:table-cell>
          <table:table-cell table:formula="of:= 130613 / 1000000000" office:value-type="float" office:value="0.000130613" calcext:value-type="float">
            <text:p>0.000130613</text:p>
          </table:table-cell>
          <table:table-cell table:formula="of:= 158717 / 1000000000" office:value-type="float" office:value="0.000158717" calcext:value-type="float">
            <text:p>0.000158717</text:p>
          </table:table-cell>
          <table:table-cell table:formula="of:= 191222 / 1000000000" office:value-type="float" office:value="0.000191222" calcext:value-type="float">
            <text:p>0.000191222</text:p>
          </table:table-cell>
          <table:table-cell table:formula="of:= 228961 / 1000000000" office:value-type="float" office:value="0.000228961" calcext:value-type="float">
            <text:p>0.000228961</text:p>
          </table:table-cell>
          <table:table-cell table:formula="of:= 272524 / 1000000000" office:value-type="float" office:value="0.000272524" calcext:value-type="float">
            <text:p>0.000272524</text:p>
          </table:table-cell>
          <table:table-cell table:formula="of:= 324250 / 1000000000" office:value-type="float" office:value="0.00032425" calcext:value-type="float">
            <text:p>0.00032425</text:p>
          </table:table-cell>
          <table:table-cell table:formula="of:= 381430 / 1000000000" office:value-type="float" office:value="0.00038143" calcext:value-type="float">
            <text:p>0.00038143</text:p>
          </table:table-cell>
          <table:table-cell table:formula="of:= 446702 / 1000000000" office:value-type="float" office:value="0.000446702" calcext:value-type="float">
            <text:p>0.000446702</text:p>
          </table:table-cell>
          <table:table-cell table:formula="of:= 523055 / 1000000000" office:value-type="float" office:value="0.000523055" calcext:value-type="float">
            <text:p>0.000523055</text:p>
          </table:table-cell>
          <table:table-cell table:formula="of:= 605358 / 1000000000" office:value-type="float" office:value="0.000605358" calcext:value-type="float">
            <text:p>0.000605358</text:p>
          </table:table-cell>
          <table:table-cell table:formula="of:= 698896 / 1000000000" office:value-type="float" office:value="0.000698896" calcext:value-type="float">
            <text:p>0.000698896</text:p>
          </table:table-cell>
          <table:table-cell table:formula="of:= 804510 / 1000000000" office:value-type="float" office:value="0.00080451" calcext:value-type="float">
            <text:p>0.00080451</text:p>
          </table:table-cell>
          <table:table-cell table:formula="of:= 924140 / 1000000000" office:value-type="float" office:value="0.00092414" calcext:value-type="float">
            <text:p>0.00092414</text:p>
          </table:table-cell>
          <table:table-cell table:formula="of:= 1056308 / 1000000000" office:value-type="float" office:value="0.001056308" calcext:value-type="float">
            <text:p>0.001056308</text:p>
          </table:table-cell>
          <table:table-cell table:formula="of:= 1203982 / 1000000000" office:value-type="float" office:value="0.001203982" calcext:value-type="float">
            <text:p>0.001203982</text:p>
          </table:table-cell>
          <table:table-cell table:formula="of:= 1363937 / 1000000000" office:value-type="float" office:value="0.001363937" calcext:value-type="float">
            <text:p>0.001363937</text:p>
          </table:table-cell>
          <table:table-cell table:formula="of:= 1547383 / 1000000000" office:value-type="float" office:value="0.001547383" calcext:value-type="float">
            <text:p>0.001547383</text:p>
          </table:table-cell>
          <table:table-cell table:formula="of:= 1743007 / 1000000000" office:value-type="float" office:value="0.001743007" calcext:value-type="float">
            <text:p>0.001743007</text:p>
          </table:table-cell>
          <table:table-cell table:formula="of:= 1963460 / 1000000000" office:value-type="float" office:value="0.00196346" calcext:value-type="float">
            <text:p>0.00196346</text:p>
          </table:table-cell>
          <table:table-cell table:formula="of:= 2200824 / 1000000000" office:value-type="float" office:value="0.002200824" calcext:value-type="float">
            <text:p>0.002200824</text:p>
          </table:table-cell>
          <table:table-cell table:formula="of:= 2464238 / 1000000000" office:value-type="float" office:value="0.002464238" calcext:value-type="float">
            <text:p>0.002464238</text:p>
          </table:table-cell>
          <table:table-cell table:formula="of:= 2750008 / 1000000000" office:value-type="float" office:value="0.002750008" calcext:value-type="float">
            <text:p>0.002750008</text:p>
          </table:table-cell>
          <table:table-cell table:formula="of:= 3064151 / 1000000000" office:value-type="float" office:value="0.003064151" calcext:value-type="float">
            <text:p>0.003064151</text:p>
          </table:table-cell>
          <table:table-cell table:formula="of:= 3402802 / 1000000000" office:value-type="float" office:value="0.003402802" calcext:value-type="float">
            <text:p>0.003402802</text:p>
          </table:table-cell>
          <table:table-cell table:formula="of:= 3769368 / 1000000000" office:value-type="float" office:value="0.003769368" calcext:value-type="float">
            <text:p>0.003769368</text:p>
          </table:table-cell>
          <table:table-cell table:formula="of:= 4172659 / 1000000000" office:value-type="float" office:value="0.004172659" calcext:value-type="float">
            <text:p>0.004172659</text:p>
          </table:table-cell>
          <table:table-cell table:formula="of:= 4609330 / 1000000000" office:value-type="float" office:value="0.00460933" calcext:value-type="float">
            <text:p>0.00460933</text:p>
          </table:table-cell>
          <table:table-cell table:formula="of:= 5078725 / 1000000000" office:value-type="float" office:value="0.005078725" calcext:value-type="float">
            <text:p>0.005078725</text:p>
          </table:table-cell>
          <table:table-cell table:formula="of:= 5584360 / 1000000000" office:value-type="float" office:value="0.00558436" calcext:value-type="float">
            <text:p>0.00558436</text:p>
          </table:table-cell>
          <table:table-cell table:formula="of:= 6131828 / 1000000000" office:value-type="float" office:value="0.006131828" calcext:value-type="float">
            <text:p>0.006131828</text:p>
          </table:table-cell>
          <table:table-cell table:formula="of:= 6719758 / 1000000000" office:value-type="float" office:value="0.006719758" calcext:value-type="float">
            <text:p>0.006719758</text:p>
          </table:table-cell>
          <table:table-cell table:formula="of:= 7362906 / 1000000000" office:value-type="float" office:value="0.007362906" calcext:value-type="float">
            <text:p>0.007362906</text:p>
          </table:table-cell>
          <table:table-cell table:formula="of:= 8039203 / 1000000000" office:value-type="float" office:value="0.008039203" calcext:value-type="float">
            <text:p>0.008039203</text:p>
          </table:table-cell>
          <table:table-cell table:formula="of:= 8775585 / 1000000000" office:value-type="float" office:value="0.008775585" calcext:value-type="float">
            <text:p>0.008775585</text:p>
          </table:table-cell>
          <table:table-cell table:formula="of:= 9552541 / 1000000000" office:value-type="float" office:value="0.009552541" calcext:value-type="float">
            <text:p>0.009552541</text:p>
          </table:table-cell>
          <table:table-cell table:formula="of:= 10393846 / 1000000000" office:value-type="float" office:value="0.010393846" calcext:value-type="float">
            <text:p>0.010393846</text:p>
          </table:table-cell>
          <table:table-cell table:formula="of:= 11285964 / 1000000000" office:value-type="float" office:value="0.011285964" calcext:value-type="float">
            <text:p>0.011285964</text:p>
          </table:table-cell>
          <table:table-cell table:formula="of:= 12249356 / 1000000000" office:value-type="float" office:value="0.012249356" calcext:value-type="float">
            <text:p>0.012249356</text:p>
          </table:table-cell>
          <table:table-cell table:formula="of:= 13271523 / 1000000000" office:value-type="float" office:value="0.013271523" calcext:value-type="float">
            <text:p>0.013271523</text:p>
          </table:table-cell>
          <table:table-cell table:number-columns-repeated="956"/>
        </table:table-row>
        <table:table-row table:style-name="ro1">
          <table:table-cell table:style-name="ce2" office:value-type="string" calcext:value-type="string">
            <text:p>6/7</text:p>
          </table:table-cell>
          <table:table-cell table:style-name="ce3" table:formula="of:= [.D16] / [.C16]" office:value-type="float" office:value="0.1" calcext:value-type="float">
            <text:p>0.10</text:p>
          </table:table-cell>
          <table:table-cell office:value-type="float" office:value="7" calcext:value-type="float">
            <text:p>7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string" calcext:value-type="string">
            <text:p>Вероятност</text:p>
          </table:table-cell>
          <table:table-cell table:formula="of:= 603895016 / 1000000000" office:value-type="float" office:value="0.603895016" calcext:value-type="float">
            <text:p>0.603895016</text:p>
          </table:table-cell>
          <table:table-cell table:formula="of:= 14 / 1000000000" office:value-type="float" office:value="0.000000014" calcext:value-type="float">
            <text:p>0.000000014</text:p>
          </table:table-cell>
          <table:table-cell table:formula="of:= 70 / 1000000000" office:value-type="float" office:value="0.00000007" calcext:value-type="float">
            <text:p>0.00000007</text:p>
          </table:table-cell>
          <table:table-cell table:formula="of:= 220 / 1000000000" office:value-type="float" office:value="0.00000022" calcext:value-type="float">
            <text:p>0.00000022</text:p>
          </table:table-cell>
          <table:table-cell table:formula="of:= 623 / 1000000000" office:value-type="float" office:value="0.000000623" calcext:value-type="float">
            <text:p>0.000000623</text:p>
          </table:table-cell>
          <table:table-cell table:formula="of:= 1359 / 1000000000" office:value-type="float" office:value="0.000001359" calcext:value-type="float">
            <text:p>0.000001359</text:p>
          </table:table-cell>
          <table:table-cell table:formula="of:= 2631 / 1000000000" office:value-type="float" office:value="0.000002631" calcext:value-type="float">
            <text:p>0.000002631</text:p>
          </table:table-cell>
          <table:table-cell table:formula="of:= 4752 / 1000000000" office:value-type="float" office:value="0.000004752" calcext:value-type="float">
            <text:p>0.000004752</text:p>
          </table:table-cell>
          <table:table-cell table:formula="of:= 8175 / 1000000000" office:value-type="float" office:value="0.000008175" calcext:value-type="float">
            <text:p>0.000008175</text:p>
          </table:table-cell>
          <table:table-cell table:formula="of:= 12868 / 1000000000" office:value-type="float" office:value="0.000012868" calcext:value-type="float">
            <text:p>0.000012868</text:p>
          </table:table-cell>
          <table:table-cell table:formula="of:= 19861 / 1000000000" office:value-type="float" office:value="0.000019861" calcext:value-type="float">
            <text:p>0.000019861</text:p>
          </table:table-cell>
          <table:table-cell table:formula="of:= 29954 / 1000000000" office:value-type="float" office:value="0.000029954" calcext:value-type="float">
            <text:p>0.000029954</text:p>
          </table:table-cell>
          <table:table-cell table:formula="of:= 42519 / 1000000000" office:value-type="float" office:value="0.000042519" calcext:value-type="float">
            <text:p>0.000042519</text:p>
          </table:table-cell>
          <table:table-cell table:formula="of:= 59751 / 1000000000" office:value-type="float" office:value="0.000059751" calcext:value-type="float">
            <text:p>0.000059751</text:p>
          </table:table-cell>
          <table:table-cell table:formula="of:= 80950 / 1000000000" office:value-type="float" office:value="0.00008095" calcext:value-type="float">
            <text:p>0.00008095</text:p>
          </table:table-cell>
          <table:table-cell table:formula="of:= 109389 / 1000000000" office:value-type="float" office:value="0.000109389" calcext:value-type="float">
            <text:p>0.000109389</text:p>
          </table:table-cell>
          <table:table-cell table:formula="of:= 143485 / 1000000000" office:value-type="float" office:value="0.000143485" calcext:value-type="float">
            <text:p>0.000143485</text:p>
          </table:table-cell>
          <table:table-cell table:formula="of:= 185538 / 1000000000" office:value-type="float" office:value="0.000185538" calcext:value-type="float">
            <text:p>0.000185538</text:p>
          </table:table-cell>
          <table:table-cell table:formula="of:= 235660 / 1000000000" office:value-type="float" office:value="0.00023566" calcext:value-type="float">
            <text:p>0.00023566</text:p>
          </table:table-cell>
          <table:table-cell table:formula="of:= 296770 / 1000000000" office:value-type="float" office:value="0.00029677" calcext:value-type="float">
            <text:p>0.00029677</text:p>
          </table:table-cell>
          <table:table-cell table:formula="of:= 369977 / 1000000000" office:value-type="float" office:value="0.000369977" calcext:value-type="float">
            <text:p>0.000369977</text:p>
          </table:table-cell>
          <table:table-cell table:formula="of:= 455048 / 1000000000" office:value-type="float" office:value="0.000455048" calcext:value-type="float">
            <text:p>0.000455048</text:p>
          </table:table-cell>
          <table:table-cell table:formula="of:= 554406 / 1000000000" office:value-type="float" office:value="0.000554406" calcext:value-type="float">
            <text:p>0.000554406</text:p>
          </table:table-cell>
          <table:table-cell table:formula="of:= 669446 / 1000000000" office:value-type="float" office:value="0.000669446" calcext:value-type="float">
            <text:p>0.000669446</text:p>
          </table:table-cell>
          <table:table-cell table:formula="of:= 802438 / 1000000000" office:value-type="float" office:value="0.000802438" calcext:value-type="float">
            <text:p>0.000802438</text:p>
          </table:table-cell>
          <table:table-cell table:formula="of:= 954593 / 1000000000" office:value-type="float" office:value="0.000954593" calcext:value-type="float">
            <text:p>0.000954593</text:p>
          </table:table-cell>
          <table:table-cell table:formula="of:= 1125796 / 1000000000" office:value-type="float" office:value="0.001125796" calcext:value-type="float">
            <text:p>0.001125796</text:p>
          </table:table-cell>
          <table:table-cell table:formula="of:= 1320067 / 1000000000" office:value-type="float" office:value="0.001320067" calcext:value-type="float">
            <text:p>0.001320067</text:p>
          </table:table-cell>
          <table:table-cell table:formula="of:= 1535416 / 1000000000" office:value-type="float" office:value="0.001535416" calcext:value-type="float">
            <text:p>0.001535416</text:p>
          </table:table-cell>
          <table:table-cell table:formula="of:= 1779391 / 1000000000" office:value-type="float" office:value="0.001779391" calcext:value-type="float">
            <text:p>0.001779391</text:p>
          </table:table-cell>
          <table:table-cell table:formula="of:= 2047616 / 1000000000" office:value-type="float" office:value="0.002047616" calcext:value-type="float">
            <text:p>0.002047616</text:p>
          </table:table-cell>
          <table:table-cell table:formula="of:= 2345978 / 1000000000" office:value-type="float" office:value="0.002345978" calcext:value-type="float">
            <text:p>0.002345978</text:p>
          </table:table-cell>
          <table:table-cell table:formula="of:= 2675383 / 1000000000" office:value-type="float" office:value="0.002675383" calcext:value-type="float">
            <text:p>0.002675383</text:p>
          </table:table-cell>
          <table:table-cell table:formula="of:= 3034133 / 1000000000" office:value-type="float" office:value="0.003034133" calcext:value-type="float">
            <text:p>0.003034133</text:p>
          </table:table-cell>
          <table:table-cell table:formula="of:= 3429006 / 1000000000" office:value-type="float" office:value="0.003429006" calcext:value-type="float">
            <text:p>0.003429006</text:p>
          </table:table-cell>
          <table:table-cell table:formula="of:= 3854223 / 1000000000" office:value-type="float" office:value="0.003854223" calcext:value-type="float">
            <text:p>0.003854223</text:p>
          </table:table-cell>
          <table:table-cell table:formula="of:= 4313710 / 1000000000" office:value-type="float" office:value="0.00431371" calcext:value-type="float">
            <text:p>0.00431371</text:p>
          </table:table-cell>
          <table:table-cell table:formula="of:= 4817641 / 1000000000" office:value-type="float" office:value="0.004817641" calcext:value-type="float">
            <text:p>0.004817641</text:p>
          </table:table-cell>
          <table:table-cell table:formula="of:= 5350319 / 1000000000" office:value-type="float" office:value="0.005350319" calcext:value-type="float">
            <text:p>0.005350319</text:p>
          </table:table-cell>
          <table:table-cell table:formula="of:= 5924201 / 1000000000" office:value-type="float" office:value="0.005924201" calcext:value-type="float">
            <text:p>0.005924201</text:p>
          </table:table-cell>
          <table:table-cell table:formula="of:= 6539972 / 1000000000" office:value-type="float" office:value="0.006539972" calcext:value-type="float">
            <text:p>0.006539972</text:p>
          </table:table-cell>
          <table:table-cell table:formula="of:= 7192622 / 1000000000" office:value-type="float" office:value="0.007192622" calcext:value-type="float">
            <text:p>0.007192622</text:p>
          </table:table-cell>
          <table:table-cell table:formula="of:= 7889769 / 1000000000" office:value-type="float" office:value="0.007889769" calcext:value-type="float">
            <text:p>0.007889769</text:p>
          </table:table-cell>
          <table:table-cell table:formula="of:= 8626066 / 1000000000" office:value-type="float" office:value="0.008626066" calcext:value-type="float">
            <text:p>0.008626066</text:p>
          </table:table-cell>
          <table:table-cell table:formula="of:= 9395990 / 1000000000" office:value-type="float" office:value="0.00939599" calcext:value-type="float">
            <text:p>0.00939599</text:p>
          </table:table-cell>
          <table:table-cell table:formula="of:= 10206948 / 1000000000" office:value-type="float" office:value="0.010206948" calcext:value-type="float">
            <text:p>0.010206948</text:p>
          </table:table-cell>
          <table:table-cell table:formula="of:= 11062079 / 1000000000" office:value-type="float" office:value="0.011062079" calcext:value-type="float">
            <text:p>0.011062079</text:p>
          </table:table-cell>
          <table:table-cell table:formula="of:= 11946731 / 1000000000" office:value-type="float" office:value="0.011946731" calcext:value-type="float">
            <text:p>0.011946731</text:p>
          </table:table-cell>
          <table:table-cell table:formula="of:= 12872464 / 1000000000" office:value-type="float" office:value="0.012872464" calcext:value-type="float">
            <text:p>0.012872464</text:p>
          </table:table-cell>
          <table:table-cell table:formula="of:= 13825122 / 1000000000" office:value-type="float" office:value="0.013825122" calcext:value-type="float">
            <text:p>0.013825122</text:p>
          </table:table-cell>
          <table:table-cell table:formula="of:= 14810682 / 1000000000" office:value-type="float" office:value="0.014810682" calcext:value-type="float">
            <text:p>0.014810682</text:p>
          </table:table-cell>
          <table:table-cell table:formula="of:= 15831385 / 1000000000" office:value-type="float" office:value="0.015831385" calcext:value-type="float">
            <text:p>0.015831385</text:p>
          </table:table-cell>
          <table:table-cell table:formula="of:= 16884834 / 1000000000" office:value-type="float" office:value="0.016884834" calcext:value-type="float">
            <text:p>0.016884834</text:p>
          </table:table-cell>
          <table:table-cell table:formula="of:= 17936751 / 1000000000" office:value-type="float" office:value="0.017936751" calcext:value-type="float">
            <text:p>0.017936751</text:p>
          </table:table-cell>
          <table:table-cell table:formula="of:= 19010126 / 1000000000" office:value-type="float" office:value="0.019010126" calcext:value-type="float">
            <text:p>0.019010126</text:p>
          </table:table-cell>
          <table:table-cell table:formula="of:= 20100529 / 1000000000" office:value-type="float" office:value="0.020100529" calcext:value-type="float">
            <text:p>0.020100529</text:p>
          </table:table-cell>
          <table:table-cell table:formula="of:= 21194750 / 1000000000" office:value-type="float" office:value="0.02119475" calcext:value-type="float">
            <text:p>0.02119475</text:p>
          </table:table-cell>
          <table:table-cell table:formula="of:= 22300401 / 1000000000" office:value-type="float" office:value="0.022300401" calcext:value-type="float">
            <text:p>0.022300401</text:p>
          </table:table-cell>
          <table:table-cell table:formula="of:= 23388825 / 1000000000" office:value-type="float" office:value="0.023388825" calcext:value-type="float">
            <text:p>0.023388825</text:p>
          </table:table-cell>
          <table:table-cell table:formula="of:= 24457329 / 1000000000" office:value-type="float" office:value="0.024457329" calcext:value-type="float">
            <text:p>0.024457329</text:p>
          </table:table-cell>
          <table:table-cell table:formula="of:= 25513239 / 1000000000" office:value-type="float" office:value="0.025513239" calcext:value-type="float">
            <text:p>0.025513239</text:p>
          </table:table-cell>
          <table:table-cell table:formula="of:= 26524993 / 1000000000" office:value-type="float" office:value="0.026524993" calcext:value-type="float">
            <text:p>0.026524993</text:p>
          </table:table-cell>
          <table:table-cell table:number-columns-repeated="956"/>
        </table:table-row>
        <table:table-row table:style-name="ro1">
          <table:table-cell table:style-name="ce2" office:value-type="string" calcext:value-type="string">
            <text:p>6/8</text:p>
          </table:table-cell>
          <table:table-cell table:style-name="ce3" table:formula="of:= [.D17] / [.C17]" office:value-type="float" office:value="0.1" calcext:value-type="float">
            <text:p>0.10</text:p>
          </table:table-cell>
          <table:table-cell office:value-type="float" office:value="28" calcext:value-type="float">
            <text:p>28</text:p>
          </table:table-cell>
          <table:table-cell office:value-type="float" office:value="2.8" calcext:value-type="float">
            <text:p>2.8</text:p>
          </table:table-cell>
          <table:table-cell/>
          <table:table-cell office:value-type="string" calcext:value-type="string">
            <text:p>Вероятност</text:p>
          </table:table-cell>
          <table:table-cell table:formula="of:= 361263137 / 1000000000" office:value-type="float" office:value="0.361263137" calcext:value-type="float">
            <text:p>0.361263137</text:p>
          </table:table-cell>
          <table:table-cell table:formula="of:= 48 / 1000000000" office:value-type="float" office:value="0.000000048" calcext:value-type="float">
            <text:p>0.000000048</text:p>
          </table:table-cell>
          <table:table-cell table:formula="of:= 249 / 1000000000" office:value-type="float" office:value="0.000000249" calcext:value-type="float">
            <text:p>0.000000249</text:p>
          </table:table-cell>
          <table:table-cell table:formula="of:= 901 / 1000000000" office:value-type="float" office:value="0.000000901" calcext:value-type="float">
            <text:p>0.000000901</text:p>
          </table:table-cell>
          <table:table-cell table:formula="of:= 2258 / 1000000000" office:value-type="float" office:value="0.000002258" calcext:value-type="float">
            <text:p>0.000002258</text:p>
          </table:table-cell>
          <table:table-cell table:formula="of:= 5209 / 1000000000" office:value-type="float" office:value="0.000005209" calcext:value-type="float">
            <text:p>0.000005209</text:p>
          </table:table-cell>
          <table:table-cell table:formula="of:= 9873 / 1000000000" office:value-type="float" office:value="0.000009873" calcext:value-type="float">
            <text:p>0.000009873</text:p>
          </table:table-cell>
          <table:table-cell table:formula="of:= 17975 / 1000000000" office:value-type="float" office:value="0.000017975" calcext:value-type="float">
            <text:p>0.000017975</text:p>
          </table:table-cell>
          <table:table-cell table:formula="of:= 29747 / 1000000000" office:value-type="float" office:value="0.000029747" calcext:value-type="float">
            <text:p>0.000029747</text:p>
          </table:table-cell>
          <table:table-cell table:formula="of:= 47308 / 1000000000" office:value-type="float" office:value="0.000047308" calcext:value-type="float">
            <text:p>0.000047308</text:p>
          </table:table-cell>
          <table:table-cell table:formula="of:= 71881 / 1000000000" office:value-type="float" office:value="0.000071881" calcext:value-type="float">
            <text:p>0.000071881</text:p>
          </table:table-cell>
          <table:table-cell table:formula="of:= 104073 / 1000000000" office:value-type="float" office:value="0.000104073" calcext:value-type="float">
            <text:p>0.000104073</text:p>
          </table:table-cell>
          <table:table-cell table:formula="of:= 148015 / 1000000000" office:value-type="float" office:value="0.000148015" calcext:value-type="float">
            <text:p>0.000148015</text:p>
          </table:table-cell>
          <table:table-cell table:formula="of:= 203911 / 1000000000" office:value-type="float" office:value="0.000203911" calcext:value-type="float">
            <text:p>0.000203911</text:p>
          </table:table-cell>
          <table:table-cell table:formula="of:= 274311 / 1000000000" office:value-type="float" office:value="0.000274311" calcext:value-type="float">
            <text:p>0.000274311</text:p>
          </table:table-cell>
          <table:table-cell table:formula="of:= 362515 / 1000000000" office:value-type="float" office:value="0.000362515" calcext:value-type="float">
            <text:p>0.000362515</text:p>
          </table:table-cell>
          <table:table-cell table:formula="of:= 470158 / 1000000000" office:value-type="float" office:value="0.000470158" calcext:value-type="float">
            <text:p>0.000470158</text:p>
          </table:table-cell>
          <table:table-cell table:formula="of:= 598111 / 1000000000" office:value-type="float" office:value="0.000598111" calcext:value-type="float">
            <text:p>0.000598111</text:p>
          </table:table-cell>
          <table:table-cell table:formula="of:= 749779 / 1000000000" office:value-type="float" office:value="0.000749779" calcext:value-type="float">
            <text:p>0.000749779</text:p>
          </table:table-cell>
          <table:table-cell table:formula="of:= 930468 / 1000000000" office:value-type="float" office:value="0.000930468" calcext:value-type="float">
            <text:p>0.000930468</text:p>
          </table:table-cell>
          <table:table-cell table:formula="of:= 1140276 / 1000000000" office:value-type="float" office:value="0.001140276" calcext:value-type="float">
            <text:p>0.001140276</text:p>
          </table:table-cell>
          <table:table-cell table:formula="of:= 1384948 / 1000000000" office:value-type="float" office:value="0.001384948" calcext:value-type="float">
            <text:p>0.001384948</text:p>
          </table:table-cell>
          <table:table-cell table:formula="of:= 1657527 / 1000000000" office:value-type="float" office:value="0.001657527" calcext:value-type="float">
            <text:p>0.001657527</text:p>
          </table:table-cell>
          <table:table-cell table:formula="of:= 1971324 / 1000000000" office:value-type="float" office:value="0.001971324" calcext:value-type="float">
            <text:p>0.001971324</text:p>
          </table:table-cell>
          <table:table-cell table:formula="of:= 2320010 / 1000000000" office:value-type="float" office:value="0.00232001" calcext:value-type="float">
            <text:p>0.00232001</text:p>
          </table:table-cell>
          <table:table-cell table:formula="of:= 2711548 / 1000000000" office:value-type="float" office:value="0.002711548" calcext:value-type="float">
            <text:p>0.002711548</text:p>
          </table:table-cell>
          <table:table-cell table:formula="of:= 3142679 / 1000000000" office:value-type="float" office:value="0.003142679" calcext:value-type="float">
            <text:p>0.003142679</text:p>
          </table:table-cell>
          <table:table-cell table:formula="of:= 3619866 / 1000000000" office:value-type="float" office:value="0.003619866" calcext:value-type="float">
            <text:p>0.003619866</text:p>
          </table:table-cell>
          <table:table-cell table:formula="of:= 4149629 / 1000000000" office:value-type="float" office:value="0.004149629" calcext:value-type="float">
            <text:p>0.004149629</text:p>
          </table:table-cell>
          <table:table-cell table:formula="of:= 4717439 / 1000000000" office:value-type="float" office:value="0.004717439" calcext:value-type="float">
            <text:p>0.004717439</text:p>
          </table:table-cell>
          <table:table-cell table:formula="of:= 5326041 / 1000000000" office:value-type="float" office:value="0.005326041" calcext:value-type="float">
            <text:p>0.005326041</text:p>
          </table:table-cell>
          <table:table-cell table:formula="of:= 5993339 / 1000000000" office:value-type="float" office:value="0.005993339" calcext:value-type="float">
            <text:p>0.005993339</text:p>
          </table:table-cell>
          <table:table-cell table:formula="of:= 6703071 / 1000000000" office:value-type="float" office:value="0.006703071" calcext:value-type="float">
            <text:p>0.006703071</text:p>
          </table:table-cell>
          <table:table-cell table:formula="of:= 7462196 / 1000000000" office:value-type="float" office:value="0.007462196" calcext:value-type="float">
            <text:p>0.007462196</text:p>
          </table:table-cell>
          <table:table-cell table:formula="of:= 8256592 / 1000000000" office:value-type="float" office:value="0.008256592" calcext:value-type="float">
            <text:p>0.008256592</text:p>
          </table:table-cell>
          <table:table-cell table:formula="of:= 9096588 / 1000000000" office:value-type="float" office:value="0.009096588" calcext:value-type="float">
            <text:p>0.009096588</text:p>
          </table:table-cell>
          <table:table-cell table:formula="of:= 9983234 / 1000000000" office:value-type="float" office:value="0.009983234" calcext:value-type="float">
            <text:p>0.009983234</text:p>
          </table:table-cell>
          <table:table-cell table:formula="of:= 10905460 / 1000000000" office:value-type="float" office:value="0.01090546" calcext:value-type="float">
            <text:p>0.01090546</text:p>
          </table:table-cell>
          <table:table-cell table:formula="of:= 11860604 / 1000000000" office:value-type="float" office:value="0.011860604" calcext:value-type="float">
            <text:p>0.011860604</text:p>
          </table:table-cell>
          <table:table-cell table:formula="of:= 12853536 / 1000000000" office:value-type="float" office:value="0.012853536" calcext:value-type="float">
            <text:p>0.012853536</text:p>
          </table:table-cell>
          <table:table-cell table:formula="of:= 13879991 / 1000000000" office:value-type="float" office:value="0.013879991" calcext:value-type="float">
            <text:p>0.013879991</text:p>
          </table:table-cell>
          <table:table-cell table:formula="of:= 14912343 / 1000000000" office:value-type="float" office:value="0.014912343" calcext:value-type="float">
            <text:p>0.014912343</text:p>
          </table:table-cell>
          <table:table-cell table:formula="of:= 15964383 / 1000000000" office:value-type="float" office:value="0.015964383" calcext:value-type="float">
            <text:p>0.015964383</text:p>
          </table:table-cell>
          <table:table-cell table:formula="of:= 17038085 / 1000000000" office:value-type="float" office:value="0.017038085" calcext:value-type="float">
            <text:p>0.017038085</text:p>
          </table:table-cell>
          <table:table-cell table:formula="of:= 18114800 / 1000000000" office:value-type="float" office:value="0.0181148" calcext:value-type="float">
            <text:p>0.0181148</text:p>
          </table:table-cell>
          <table:table-cell table:formula="of:= 19192731 / 1000000000" office:value-type="float" office:value="0.019192731" calcext:value-type="float">
            <text:p>0.019192731</text:p>
          </table:table-cell>
          <table:table-cell table:formula="of:= 20254822 / 1000000000" office:value-type="float" office:value="0.020254822" calcext:value-type="float">
            <text:p>0.020254822</text:p>
          </table:table-cell>
          <table:table-cell table:formula="of:= 21302416 / 1000000000" office:value-type="float" office:value="0.021302416" calcext:value-type="float">
            <text:p>0.021302416</text:p>
          </table:table-cell>
          <table:table-cell table:formula="of:= 22327806 / 1000000000" office:value-type="float" office:value="0.022327806" calcext:value-type="float">
            <text:p>0.022327806</text:p>
          </table:table-cell>
          <table:table-cell table:formula="of:= 23320721 / 1000000000" office:value-type="float" office:value="0.023320721" calcext:value-type="float">
            <text:p>0.023320721</text:p>
          </table:table-cell>
          <table:table-cell table:formula="of:= 24273621 / 1000000000" office:value-type="float" office:value="0.024273621" calcext:value-type="float">
            <text:p>0.024273621</text:p>
          </table:table-cell>
          <table:table-cell table:formula="of:= 25175797 / 1000000000" office:value-type="float" office:value="0.025175797" calcext:value-type="float">
            <text:p>0.025175797</text:p>
          </table:table-cell>
          <table:table-cell table:formula="of:= 26018012 / 1000000000" office:value-type="float" office:value="0.026018012" calcext:value-type="float">
            <text:p>0.026018012</text:p>
          </table:table-cell>
          <table:table-cell table:formula="of:= 26801091 / 1000000000" office:value-type="float" office:value="0.026801091" calcext:value-type="float">
            <text:p>0.026801091</text:p>
          </table:table-cell>
          <table:table-cell table:formula="of:= 27488289 / 1000000000" office:value-type="float" office:value="0.027488289" calcext:value-type="float">
            <text:p>0.027488289</text:p>
          </table:table-cell>
          <table:table-cell table:formula="of:= 28081851 / 1000000000" office:value-type="float" office:value="0.028081851" calcext:value-type="float">
            <text:p>0.028081851</text:p>
          </table:table-cell>
          <table:table-cell table:formula="of:= 28601085 / 1000000000" office:value-type="float" office:value="0.028601085" calcext:value-type="float">
            <text:p>0.028601085</text:p>
          </table:table-cell>
          <table:table-cell table:formula="of:= 29008203 / 1000000000" office:value-type="float" office:value="0.029008203" calcext:value-type="float">
            <text:p>0.029008203</text:p>
          </table:table-cell>
          <table:table-cell table:formula="of:= 29305091 / 1000000000" office:value-type="float" office:value="0.029305091" calcext:value-type="float">
            <text:p>0.029305091</text:p>
          </table:table-cell>
          <table:table-cell table:formula="of:= 29469136 / 1000000000" office:value-type="float" office:value="0.029469136" calcext:value-type="float">
            <text:p>0.029469136</text:p>
          </table:table-cell>
          <table:table-cell table:formula="of:= 29513546 / 1000000000" office:value-type="float" office:value="0.029513546" calcext:value-type="float">
            <text:p>0.029513546</text:p>
          </table:table-cell>
          <table:table-cell table:formula="of:= 29410346 / 1000000000" office:value-type="float" office:value="0.029410346" calcext:value-type="float">
            <text:p>0.029410346</text:p>
          </table:table-cell>
          <table:table-cell table:number-columns-repeated="956"/>
        </table:table-row>
        <table:table-row table:style-name="ro1">
          <table:table-cell table:style-name="ce2" office:value-type="string" calcext:value-type="string">
            <text:p>6/9</text:p>
          </table:table-cell>
          <table:table-cell table:style-name="ce3" table:formula="of:= [.D18] / [.C18]" office:value-type="float" office:value="0.1" calcext:value-type="float">
            <text:p>0.10</text:p>
          </table:table-cell>
          <table:table-cell office:value-type="float" office:value="84" calcext:value-type="float">
            <text:p>84</text:p>
          </table:table-cell>
          <table:table-cell office:value-type="float" office:value="8.4" calcext:value-type="float">
            <text:p>8.4</text:p>
          </table:table-cell>
          <table:table-cell/>
          <table:table-cell office:value-type="string" calcext:value-type="string">
            <text:p>Вероятност</text:p>
          </table:table-cell>
          <table:table-cell table:formula="of:= 187668360 / 1000000000" office:value-type="float" office:value="0.18766836" calcext:value-type="float">
            <text:p>0.18766836</text:p>
          </table:table-cell>
          <table:table-cell table:formula="of:= 138 / 1000000000" office:value-type="float" office:value="0.000000138" calcext:value-type="float">
            <text:p>0.000000138</text:p>
          </table:table-cell>
          <table:table-cell table:formula="of:= 796 / 1000000000" office:value-type="float" office:value="0.000000796" calcext:value-type="float">
            <text:p>0.000000796</text:p>
          </table:table-cell>
          <table:table-cell table:formula="of:= 2611 / 1000000000" office:value-type="float" office:value="0.000002611" calcext:value-type="float">
            <text:p>0.000002611</text:p>
          </table:table-cell>
          <table:table-cell table:formula="of:= 6799 / 1000000000" office:value-type="float" office:value="0.000006799" calcext:value-type="float">
            <text:p>0.000006799</text:p>
          </table:table-cell>
          <table:table-cell table:formula="of:= 14365 / 1000000000" office:value-type="float" office:value="0.000014365" calcext:value-type="float">
            <text:p>0.000014365</text:p>
          </table:table-cell>
          <table:table-cell table:formula="of:= 28347 / 1000000000" office:value-type="float" office:value="0.000028347" calcext:value-type="float">
            <text:p>0.000028347</text:p>
          </table:table-cell>
          <table:table-cell table:formula="of:= 49253 / 1000000000" office:value-type="float" office:value="0.000049253" calcext:value-type="float">
            <text:p>0.000049253</text:p>
          </table:table-cell>
          <table:table-cell table:formula="of:= 82335 / 1000000000" office:value-type="float" office:value="0.000082335" calcext:value-type="float">
            <text:p>0.000082335</text:p>
          </table:table-cell>
          <table:table-cell table:formula="of:= 128192 / 1000000000" office:value-type="float" office:value="0.000128192" calcext:value-type="float">
            <text:p>0.000128192</text:p>
          </table:table-cell>
          <table:table-cell table:formula="of:= 192668 / 1000000000" office:value-type="float" office:value="0.000192668" calcext:value-type="float">
            <text:p>0.000192668</text:p>
          </table:table-cell>
          <table:table-cell table:formula="of:= 276100 / 1000000000" office:value-type="float" office:value="0.0002761" calcext:value-type="float">
            <text:p>0.0002761</text:p>
          </table:table-cell>
          <table:table-cell table:formula="of:= 385909 / 1000000000" office:value-type="float" office:value="0.000385909" calcext:value-type="float">
            <text:p>0.000385909</text:p>
          </table:table-cell>
          <table:table-cell table:formula="of:= 523497 / 1000000000" office:value-type="float" office:value="0.000523497" calcext:value-type="float">
            <text:p>0.000523497</text:p>
          </table:table-cell>
          <table:table-cell table:formula="of:= 693150 / 1000000000" office:value-type="float" office:value="0.00069315" calcext:value-type="float">
            <text:p>0.00069315</text:p>
          </table:table-cell>
          <table:table-cell table:formula="of:= 902913 / 1000000000" office:value-type="float" office:value="0.000902913" calcext:value-type="float">
            <text:p>0.000902913</text:p>
          </table:table-cell>
          <table:table-cell table:formula="of:= 1150356 / 1000000000" office:value-type="float" office:value="0.001150356" calcext:value-type="float">
            <text:p>0.001150356</text:p>
          </table:table-cell>
          <table:table-cell table:formula="of:= 1443730 / 1000000000" office:value-type="float" office:value="0.00144373" calcext:value-type="float">
            <text:p>0.00144373</text:p>
          </table:table-cell>
          <table:table-cell table:formula="of:= 1785625 / 1000000000" office:value-type="float" office:value="0.001785625" calcext:value-type="float">
            <text:p>0.001785625</text:p>
          </table:table-cell>
          <table:table-cell table:formula="of:= 2180130 / 1000000000" office:value-type="float" office:value="0.00218013" calcext:value-type="float">
            <text:p>0.00218013</text:p>
          </table:table-cell>
          <table:table-cell table:formula="of:= 2629759 / 1000000000" office:value-type="float" office:value="0.002629759" calcext:value-type="float">
            <text:p>0.002629759</text:p>
          </table:table-cell>
          <table:table-cell table:formula="of:= 3134451 / 1000000000" office:value-type="float" office:value="0.003134451" calcext:value-type="float">
            <text:p>0.003134451</text:p>
          </table:table-cell>
          <table:table-cell table:formula="of:= 3699105 / 1000000000" office:value-type="float" office:value="0.003699105" calcext:value-type="float">
            <text:p>0.003699105</text:p>
          </table:table-cell>
          <table:table-cell table:formula="of:= 4322331 / 1000000000" office:value-type="float" office:value="0.004322331" calcext:value-type="float">
            <text:p>0.004322331</text:p>
          </table:table-cell>
          <table:table-cell table:formula="of:= 5009505 / 1000000000" office:value-type="float" office:value="0.005009505" calcext:value-type="float">
            <text:p>0.005009505</text:p>
          </table:table-cell>
          <table:table-cell table:formula="of:= 5755355 / 1000000000" office:value-type="float" office:value="0.005755355" calcext:value-type="float">
            <text:p>0.005755355</text:p>
          </table:table-cell>
          <table:table-cell table:formula="of:= 6558689 / 1000000000" office:value-type="float" office:value="0.006558689" calcext:value-type="float">
            <text:p>0.006558689</text:p>
          </table:table-cell>
          <table:table-cell table:formula="of:= 7426934 / 1000000000" office:value-type="float" office:value="0.007426934" calcext:value-type="float">
            <text:p>0.007426934</text:p>
          </table:table-cell>
          <table:table-cell table:formula="of:= 8344267 / 1000000000" office:value-type="float" office:value="0.008344267" calcext:value-type="float">
            <text:p>0.008344267</text:p>
          </table:table-cell>
          <table:table-cell table:formula="of:= 9314141 / 1000000000" office:value-type="float" office:value="0.009314141" calcext:value-type="float">
            <text:p>0.009314141</text:p>
          </table:table-cell>
          <table:table-cell table:formula="of:= 10339188 / 1000000000" office:value-type="float" office:value="0.010339188" calcext:value-type="float">
            <text:p>0.010339188</text:p>
          </table:table-cell>
          <table:table-cell table:formula="of:= 11399625 / 1000000000" office:value-type="float" office:value="0.011399625" calcext:value-type="float">
            <text:p>0.011399625</text:p>
          </table:table-cell>
          <table:table-cell table:formula="of:= 12503593 / 1000000000" office:value-type="float" office:value="0.012503593" calcext:value-type="float">
            <text:p>0.012503593</text:p>
          </table:table-cell>
          <table:table-cell table:formula="of:= 13638670 / 1000000000" office:value-type="float" office:value="0.01363867" calcext:value-type="float">
            <text:p>0.01363867</text:p>
          </table:table-cell>
          <table:table-cell table:formula="of:= 14803723 / 1000000000" office:value-type="float" office:value="0.014803723" calcext:value-type="float">
            <text:p>0.014803723</text:p>
          </table:table-cell>
          <table:table-cell table:formula="of:= 15981892 / 1000000000" office:value-type="float" office:value="0.015981892" calcext:value-type="float">
            <text:p>0.015981892</text:p>
          </table:table-cell>
          <table:table-cell table:formula="of:= 17166678 / 1000000000" office:value-type="float" office:value="0.017166678" calcext:value-type="float">
            <text:p>0.017166678</text:p>
          </table:table-cell>
          <table:table-cell table:formula="of:= 18354559 / 1000000000" office:value-type="float" office:value="0.018354559" calcext:value-type="float">
            <text:p>0.018354559</text:p>
          </table:table-cell>
          <table:table-cell table:formula="of:= 19526212 / 1000000000" office:value-type="float" office:value="0.019526212" calcext:value-type="float">
            <text:p>0.019526212</text:p>
          </table:table-cell>
          <table:table-cell table:formula="of:= 20687797 / 1000000000" office:value-type="float" office:value="0.020687797" calcext:value-type="float">
            <text:p>0.020687797</text:p>
          </table:table-cell>
          <table:table-cell table:formula="of:= 21821349 / 1000000000" office:value-type="float" office:value="0.021821349" calcext:value-type="float">
            <text:p>0.021821349</text:p>
          </table:table-cell>
          <table:table-cell table:formula="of:= 22903322 / 1000000000" office:value-type="float" office:value="0.022903322" calcext:value-type="float">
            <text:p>0.022903322</text:p>
          </table:table-cell>
          <table:table-cell table:formula="of:= 23953581 / 1000000000" office:value-type="float" office:value="0.023953581" calcext:value-type="float">
            <text:p>0.023953581</text:p>
          </table:table-cell>
          <table:table-cell table:formula="of:= 24942584 / 1000000000" office:value-type="float" office:value="0.024942584" calcext:value-type="float">
            <text:p>0.024942584</text:p>
          </table:table-cell>
          <table:table-cell table:formula="of:= 25840839 / 1000000000" office:value-type="float" office:value="0.025840839" calcext:value-type="float">
            <text:p>0.025840839</text:p>
          </table:table-cell>
          <table:table-cell table:formula="of:= 26675669 / 1000000000" office:value-type="float" office:value="0.026675669" calcext:value-type="float">
            <text:p>0.026675669</text:p>
          </table:table-cell>
          <table:table-cell table:formula="of:= 27412924 / 1000000000" office:value-type="float" office:value="0.027412924" calcext:value-type="float">
            <text:p>0.027412924</text:p>
          </table:table-cell>
          <table:table-cell table:formula="of:= 28056167 / 1000000000" office:value-type="float" office:value="0.028056167" calcext:value-type="float">
            <text:p>0.028056167</text:p>
          </table:table-cell>
          <table:table-cell table:formula="of:= 28583909 / 1000000000" office:value-type="float" office:value="0.028583909" calcext:value-type="float">
            <text:p>0.028583909</text:p>
          </table:table-cell>
          <table:table-cell table:formula="of:= 29020362 / 1000000000" office:value-type="float" office:value="0.029020362" calcext:value-type="float">
            <text:p>0.029020362</text:p>
          </table:table-cell>
          <table:table-cell table:formula="of:= 29311277 / 1000000000" office:value-type="float" office:value="0.029311277" calcext:value-type="float">
            <text:p>0.029311277</text:p>
          </table:table-cell>
          <table:table-cell table:formula="of:= 29483856 / 1000000000" office:value-type="float" office:value="0.029483856" calcext:value-type="float">
            <text:p>0.029483856</text:p>
          </table:table-cell>
          <table:table-cell table:formula="of:= 29506872 / 1000000000" office:value-type="float" office:value="0.029506872" calcext:value-type="float">
            <text:p>0.029506872</text:p>
          </table:table-cell>
          <table:table-cell table:formula="of:= 29403509 / 1000000000" office:value-type="float" office:value="0.029403509" calcext:value-type="float">
            <text:p>0.029403509</text:p>
          </table:table-cell>
          <table:table-cell table:formula="of:= 29160527 / 1000000000" office:value-type="float" office:value="0.029160527" calcext:value-type="float">
            <text:p>0.029160527</text:p>
          </table:table-cell>
          <table:table-cell table:formula="of:= 28776598 / 1000000000" office:value-type="float" office:value="0.028776598" calcext:value-type="float">
            <text:p>0.028776598</text:p>
          </table:table-cell>
          <table:table-cell table:formula="of:= 28253641 / 1000000000" office:value-type="float" office:value="0.028253641" calcext:value-type="float">
            <text:p>0.028253641</text:p>
          </table:table-cell>
          <table:table-cell table:formula="of:= 27594625 / 1000000000" office:value-type="float" office:value="0.027594625" calcext:value-type="float">
            <text:p>0.027594625</text:p>
          </table:table-cell>
          <table:table-cell table:formula="of:= 26805322 / 1000000000" office:value-type="float" office:value="0.026805322" calcext:value-type="float">
            <text:p>0.026805322</text:p>
          </table:table-cell>
          <table:table-cell table:formula="of:= 25876255 / 1000000000" office:value-type="float" office:value="0.025876255" calcext:value-type="float">
            <text:p>0.025876255</text:p>
          </table:table-cell>
          <table:table-cell table:formula="of:= 24828710 / 1000000000" office:value-type="float" office:value="0.02482871" calcext:value-type="float">
            <text:p>0.02482871</text:p>
          </table:table-cell>
          <table:table-cell table:formula="of:= 23676354 / 1000000000" office:value-type="float" office:value="0.023676354" calcext:value-type="float">
            <text:p>0.023676354</text:p>
          </table:table-cell>
          <table:table-cell table:number-columns-repeated="956"/>
        </table:table-row>
        <table:table-row table:style-name="ro1">
          <table:table-cell table:style-name="ce2" office:value-type="string" calcext:value-type="string">
            <text:p>6/10</text:p>
          </table:table-cell>
          <table:table-cell table:style-name="ce3" table:formula="of:= [.D19] / [.C19]" office:value-type="float" office:value="0.1" calcext:value-type="float">
            <text:p>0.10</text:p>
          </table:table-cell>
          <table:table-cell office:value-type="float" office:value="210" calcext:value-type="float">
            <text:p>210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Вероятност</text:p>
          </table:table-cell>
          <table:table-cell table:formula="of:= 86398406 / 1000000000" office:value-type="float" office:value="0.086398406" calcext:value-type="float">
            <text:p>0.086398406</text:p>
          </table:table-cell>
          <table:table-cell table:formula="of:= 361 / 1000000000" office:value-type="float" office:value="0.000000361" calcext:value-type="float">
            <text:p>0.000000361</text:p>
          </table:table-cell>
          <table:table-cell table:formula="of:= 1902 / 1000000000" office:value-type="float" office:value="0.000001902" calcext:value-type="float">
            <text:p>0.000001902</text:p>
          </table:table-cell>
          <table:table-cell table:formula="of:= 6427 / 1000000000" office:value-type="float" office:value="0.000006427" calcext:value-type="float">
            <text:p>0.000006427</text:p>
          </table:table-cell>
          <table:table-cell table:formula="of:= 16148 / 1000000000" office:value-type="float" office:value="0.000016148" calcext:value-type="float">
            <text:p>0.000016148</text:p>
          </table:table-cell>
          <table:table-cell table:formula="of:= 34978 / 1000000000" office:value-type="float" office:value="0.000034978" calcext:value-type="float">
            <text:p>0.000034978</text:p>
          </table:table-cell>
          <table:table-cell table:formula="of:= 66249 / 1000000000" office:value-type="float" office:value="0.000066249" calcext:value-type="float">
            <text:p>0.000066249</text:p>
          </table:table-cell>
          <table:table-cell table:formula="of:= 115412 / 1000000000" office:value-type="float" office:value="0.000115412" calcext:value-type="float">
            <text:p>0.000115412</text:p>
          </table:table-cell>
          <table:table-cell table:formula="of:= 187564 / 1000000000" office:value-type="float" office:value="0.000187564" calcext:value-type="float">
            <text:p>0.000187564</text:p>
          </table:table-cell>
          <table:table-cell table:formula="of:= 289058 / 1000000000" office:value-type="float" office:value="0.000289058" calcext:value-type="float">
            <text:p>0.000289058</text:p>
          </table:table-cell>
          <table:table-cell table:formula="of:= 424683 / 1000000000" office:value-type="float" office:value="0.000424683" calcext:value-type="float">
            <text:p>0.000424683</text:p>
          </table:table-cell>
          <table:table-cell table:formula="of:= 604625 / 1000000000" office:value-type="float" office:value="0.000604625" calcext:value-type="float">
            <text:p>0.000604625</text:p>
          </table:table-cell>
          <table:table-cell table:formula="of:= 831828 / 1000000000" office:value-type="float" office:value="0.000831828" calcext:value-type="float">
            <text:p>0.000831828</text:p>
          </table:table-cell>
          <table:table-cell table:formula="of:= 1112827 / 1000000000" office:value-type="float" office:value="0.001112827" calcext:value-type="float">
            <text:p>0.001112827</text:p>
          </table:table-cell>
          <table:table-cell table:formula="of:= 1455553 / 1000000000" office:value-type="float" office:value="0.001455553" calcext:value-type="float">
            <text:p>0.001455553</text:p>
          </table:table-cell>
          <table:table-cell table:formula="of:= 1862637 / 1000000000" office:value-type="float" office:value="0.001862637" calcext:value-type="float">
            <text:p>0.001862637</text:p>
          </table:table-cell>
          <table:table-cell table:formula="of:= 2345789 / 1000000000" office:value-type="float" office:value="0.002345789" calcext:value-type="float">
            <text:p>0.002345789</text:p>
          </table:table-cell>
          <table:table-cell table:formula="of:= 2896428 / 1000000000" office:value-type="float" office:value="0.002896428" calcext:value-type="float">
            <text:p>0.002896428</text:p>
          </table:table-cell>
          <table:table-cell table:formula="of:= 3528579 / 1000000000" office:value-type="float" office:value="0.003528579" calcext:value-type="float">
            <text:p>0.003528579</text:p>
          </table:table-cell>
          <table:table-cell table:formula="of:= 4243909 / 1000000000" office:value-type="float" office:value="0.004243909" calcext:value-type="float">
            <text:p>0.004243909</text:p>
          </table:table-cell>
          <table:table-cell table:formula="of:= 5030719 / 1000000000" office:value-type="float" office:value="0.005030719" calcext:value-type="float">
            <text:p>0.005030719</text:p>
          </table:table-cell>
          <table:table-cell table:formula="of:= 5898391 / 1000000000" office:value-type="float" office:value="0.005898391" calcext:value-type="float">
            <text:p>0.005898391</text:p>
          </table:table-cell>
          <table:table-cell table:formula="of:= 6846947 / 1000000000" office:value-type="float" office:value="0.006846947" calcext:value-type="float">
            <text:p>0.006846947</text:p>
          </table:table-cell>
          <table:table-cell table:formula="of:= 7874415 / 1000000000" office:value-type="float" office:value="0.007874415" calcext:value-type="float">
            <text:p>0.007874415</text:p>
          </table:table-cell>
          <table:table-cell table:formula="of:= 8963414 / 1000000000" office:value-type="float" office:value="0.008963414" calcext:value-type="float">
            <text:p>0.008963414</text:p>
          </table:table-cell>
          <table:table-cell table:formula="of:= 10126933 / 1000000000" office:value-type="float" office:value="0.010126933" calcext:value-type="float">
            <text:p>0.010126933</text:p>
          </table:table-cell>
          <table:table-cell table:formula="of:= 11333195 / 1000000000" office:value-type="float" office:value="0.011333195" calcext:value-type="float">
            <text:p>0.011333195</text:p>
          </table:table-cell>
          <table:table-cell table:formula="of:= 12606920 / 1000000000" office:value-type="float" office:value="0.01260692" calcext:value-type="float">
            <text:p>0.01260692</text:p>
          </table:table-cell>
          <table:table-cell table:formula="of:= 13904266 / 1000000000" office:value-type="float" office:value="0.013904266" calcext:value-type="float">
            <text:p>0.013904266</text:p>
          </table:table-cell>
          <table:table-cell table:formula="of:= 15236688 / 1000000000" office:value-type="float" office:value="0.015236688" calcext:value-type="float">
            <text:p>0.015236688</text:p>
          </table:table-cell>
          <table:table-cell table:formula="of:= 16594522 / 1000000000" office:value-type="float" office:value="0.016594522" calcext:value-type="float">
            <text:p>0.016594522</text:p>
          </table:table-cell>
          <table:table-cell table:formula="of:= 17948801 / 1000000000" office:value-type="float" office:value="0.017948801" calcext:value-type="float">
            <text:p>0.017948801</text:p>
          </table:table-cell>
          <table:table-cell table:formula="of:= 19300714 / 1000000000" office:value-type="float" office:value="0.019300714" calcext:value-type="float">
            <text:p>0.019300714</text:p>
          </table:table-cell>
          <table:table-cell table:formula="of:= 20632053 / 1000000000" office:value-type="float" office:value="0.020632053" calcext:value-type="float">
            <text:p>0.020632053</text:p>
          </table:table-cell>
          <table:table-cell table:formula="of:= 21926018 / 1000000000" office:value-type="float" office:value="0.021926018" calcext:value-type="float">
            <text:p>0.021926018</text:p>
          </table:table-cell>
          <table:table-cell table:formula="of:= 23179018 / 1000000000" office:value-type="float" office:value="0.023179018" calcext:value-type="float">
            <text:p>0.023179018</text:p>
          </table:table-cell>
          <table:table-cell table:formula="of:= 24365903 / 1000000000" office:value-type="float" office:value="0.024365903" calcext:value-type="float">
            <text:p>0.024365903</text:p>
          </table:table-cell>
          <table:table-cell table:formula="of:= 25498671 / 1000000000" office:value-type="float" office:value="0.025498671" calcext:value-type="float">
            <text:p>0.025498671</text:p>
          </table:table-cell>
          <table:table-cell table:formula="of:= 26524261 / 1000000000" office:value-type="float" office:value="0.026524261" calcext:value-type="float">
            <text:p>0.026524261</text:p>
          </table:table-cell>
          <table:table-cell table:formula="of:= 27450497 / 1000000000" office:value-type="float" office:value="0.027450497" calcext:value-type="float">
            <text:p>0.027450497</text:p>
          </table:table-cell>
          <table:table-cell table:formula="of:= 28288161 / 1000000000" office:value-type="float" office:value="0.028288161" calcext:value-type="float">
            <text:p>0.028288161</text:p>
          </table:table-cell>
          <table:table-cell table:formula="of:= 28991579 / 1000000000" office:value-type="float" office:value="0.028991579" calcext:value-type="float">
            <text:p>0.028991579</text:p>
          </table:table-cell>
          <table:table-cell table:formula="of:= 29569479 / 1000000000" office:value-type="float" office:value="0.029569479" calcext:value-type="float">
            <text:p>0.029569479</text:p>
          </table:table-cell>
          <table:table-cell table:formula="of:= 30011781 / 1000000000" office:value-type="float" office:value="0.030011781" calcext:value-type="float">
            <text:p>0.030011781</text:p>
          </table:table-cell>
          <table:table-cell table:formula="of:= 30311423 / 1000000000" office:value-type="float" office:value="0.030311423" calcext:value-type="float">
            <text:p>0.030311423</text:p>
          </table:table-cell>
          <table:table-cell table:formula="of:= 30460876 / 1000000000" office:value-type="float" office:value="0.030460876" calcext:value-type="float">
            <text:p>0.030460876</text:p>
          </table:table-cell>
          <table:table-cell table:formula="of:= 30470308 / 1000000000" office:value-type="float" office:value="0.030470308" calcext:value-type="float">
            <text:p>0.030470308</text:p>
          </table:table-cell>
          <table:table-cell table:formula="of:= 30310348 / 1000000000" office:value-type="float" office:value="0.030310348" calcext:value-type="float">
            <text:p>0.030310348</text:p>
          </table:table-cell>
          <table:table-cell table:formula="of:= 30007991 / 1000000000" office:value-type="float" office:value="0.030007991" calcext:value-type="float">
            <text:p>0.030007991</text:p>
          </table:table-cell>
          <table:table-cell table:formula="of:= 29542251 / 1000000000" office:value-type="float" office:value="0.029542251" calcext:value-type="float">
            <text:p>0.029542251</text:p>
          </table:table-cell>
          <table:table-cell table:formula="of:= 28951114 / 1000000000" office:value-type="float" office:value="0.028951114" calcext:value-type="float">
            <text:p>0.028951114</text:p>
          </table:table-cell>
          <table:table-cell table:formula="of:= 28204364 / 1000000000" office:value-type="float" office:value="0.028204364" calcext:value-type="float">
            <text:p>0.028204364</text:p>
          </table:table-cell>
          <table:table-cell table:formula="of:= 27321654 / 1000000000" office:value-type="float" office:value="0.027321654" calcext:value-type="float">
            <text:p>0.027321654</text:p>
          </table:table-cell>
          <table:table-cell table:formula="of:= 26309885 / 1000000000" office:value-type="float" office:value="0.026309885" calcext:value-type="float">
            <text:p>0.026309885</text:p>
          </table:table-cell>
          <table:table-cell table:formula="of:= 25194858 / 1000000000" office:value-type="float" office:value="0.025194858" calcext:value-type="float">
            <text:p>0.025194858</text:p>
          </table:table-cell>
          <table:table-cell table:formula="of:= 23988887 / 1000000000" office:value-type="float" office:value="0.023988887" calcext:value-type="float">
            <text:p>0.023988887</text:p>
          </table:table-cell>
          <table:table-cell table:formula="of:= 22683102 / 1000000000" office:value-type="float" office:value="0.022683102" calcext:value-type="float">
            <text:p>0.022683102</text:p>
          </table:table-cell>
          <table:table-cell table:formula="of:= 21286902 / 1000000000" office:value-type="float" office:value="0.021286902" calcext:value-type="float">
            <text:p>0.021286902</text:p>
          </table:table-cell>
          <table:table-cell table:formula="of:= 19860730 / 1000000000" office:value-type="float" office:value="0.01986073" calcext:value-type="float">
            <text:p>0.01986073</text:p>
          </table:table-cell>
          <table:table-cell table:formula="of:= 18376382 / 1000000000" office:value-type="float" office:value="0.018376382" calcext:value-type="float">
            <text:p>0.018376382</text:p>
          </table:table-cell>
          <table:table-cell table:formula="of:= 16851573 / 1000000000" office:value-type="float" office:value="0.016851573" calcext:value-type="float">
            <text:p>0.016851573</text:p>
          </table:table-cell>
          <table:table-cell table:formula="of:= 15340643 / 1000000000" office:value-type="float" office:value="0.015340643" calcext:value-type="float">
            <text:p>0.015340643</text:p>
          </table:table-cell>
          <table:table-cell table:number-columns-repeated="95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style-name="ce1" office:value-type="string" calcext:value-type="string">
            <text:p>Познаване при изтеглена топка номер:</text:p>
          </table:table-cell>
          <table:table-cell table:style-name="ce1" office:value-type="string" calcext:value-type="string">
            <text:p>Няма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66" calcext:value-type="float">
            <text:p>66</text:p>
          </table:table-cell>
          <table:table-cell table:number-columns-repeated="956"/>
        </table:table-row>
        <table:table-row table:style-name="ro1">
          <table:table-cell table:number-columns-repeated="5"/>
          <table:table-cell office:value-type="string" calcext:value-type="string">
            <text:p>Коефициент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office:value-type="float" office:value="90000" calcext:value-type="float">
            <text:p>90000</text:p>
          </table:table-cell>
          <table:table-cell office:value-type="float" office:value="80000" calcext:value-type="float">
            <text:p>80000</text:p>
          </table:table-cell>
          <table:table-cell office:value-type="float" office:value="70000" calcext:value-type="float">
            <text:p>70000</text:p>
          </table:table-cell>
          <table:table-cell office:value-type="float" office:value="60000" calcext:value-type="float">
            <text:p>60000</text:p>
          </table:table-cell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" calcext:value-type="float">
            <text:p>1000</text:p>
          </table:table-cell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9" office:value-type="float" office:value="0" calcext:value-type="float">
            <text:p>0</text:p>
          </table:table-cell>
          <table:table-cell table:number-columns-repeated="956"/>
        </table:table-row>
        <table:table-row table:style-name="ro1">
          <table:table-cell table:number-columns-repeated="5"/>
          <table:table-cell office:value-type="string" calcext:value-type="string">
            <text:p>Коефициент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office:value-type="float" office:value="90000" calcext:value-type="float">
            <text:p>90000</text:p>
          </table:table-cell>
          <table:table-cell office:value-type="float" office:value="80000" calcext:value-type="float">
            <text:p>80000</text:p>
          </table:table-cell>
          <table:table-cell office:value-type="float" office:value="70000" calcext:value-type="float">
            <text:p>70000</text:p>
          </table:table-cell>
          <table:table-cell office:value-type="float" office:value="60000" calcext:value-type="float">
            <text:p>60000</text:p>
          </table:table-cell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" calcext:value-type="float">
            <text:p>1000</text:p>
          </table:table-cell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9" office:value-type="float" office:value="0" calcext:value-type="float">
            <text:p>0</text:p>
          </table:table-cell>
          <table:table-cell table:number-columns-repeated="956"/>
        </table:table-row>
        <table:table-row table:style-name="ro1">
          <table:table-cell table:number-columns-repeated="5"/>
          <table:table-cell office:value-type="string" calcext:value-type="string">
            <text:p>Коефициент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office:value-type="float" office:value="90000" calcext:value-type="float">
            <text:p>90000</text:p>
          </table:table-cell>
          <table:table-cell office:value-type="float" office:value="80000" calcext:value-type="float">
            <text:p>80000</text:p>
          </table:table-cell>
          <table:table-cell office:value-type="float" office:value="70000" calcext:value-type="float">
            <text:p>70000</text:p>
          </table:table-cell>
          <table:table-cell office:value-type="float" office:value="60000" calcext:value-type="float">
            <text:p>60000</text:p>
          </table:table-cell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" calcext:value-type="float">
            <text:p>1000</text:p>
          </table:table-cell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9" office:value-type="float" office:value="0" calcext:value-type="float">
            <text:p>0</text:p>
          </table:table-cell>
          <table:table-cell table:number-columns-repeated="956"/>
        </table:table-row>
        <table:table-row table:style-name="ro1">
          <table:table-cell table:number-columns-repeated="5"/>
          <table:table-cell office:value-type="string" calcext:value-type="string">
            <text:p>Коефициент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office:value-type="float" office:value="90000" calcext:value-type="float">
            <text:p>90000</text:p>
          </table:table-cell>
          <table:table-cell office:value-type="float" office:value="80000" calcext:value-type="float">
            <text:p>80000</text:p>
          </table:table-cell>
          <table:table-cell office:value-type="float" office:value="70000" calcext:value-type="float">
            <text:p>70000</text:p>
          </table:table-cell>
          <table:table-cell office:value-type="float" office:value="60000" calcext:value-type="float">
            <text:p>60000</text:p>
          </table:table-cell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" calcext:value-type="float">
            <text:p>1000</text:p>
          </table:table-cell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9" office:value-type="float" office:value="0" calcext:value-type="float">
            <text:p>0</text:p>
          </table:table-cell>
          <table:table-cell table:number-columns-repeated="956"/>
        </table:table-row>
        <table:table-row table:style-name="ro1">
          <table:table-cell table:number-columns-repeated="5"/>
          <table:table-cell office:value-type="string" calcext:value-type="string">
            <text:p>Коефициент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office:value-type="float" office:value="90000" calcext:value-type="float">
            <text:p>90000</text:p>
          </table:table-cell>
          <table:table-cell office:value-type="float" office:value="80000" calcext:value-type="float">
            <text:p>80000</text:p>
          </table:table-cell>
          <table:table-cell office:value-type="float" office:value="70000" calcext:value-type="float">
            <text:p>70000</text:p>
          </table:table-cell>
          <table:table-cell office:value-type="float" office:value="60000" calcext:value-type="float">
            <text:p>60000</text:p>
          </table:table-cell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" calcext:value-type="float">
            <text:p>1000</text:p>
          </table:table-cell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9" office:value-type="float" office:value="0" calcext:value-type="float">
            <text:p>0</text:p>
          </table:table-cell>
          <table:table-cell table:number-columns-repeated="95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1" office:value-type="string" calcext:value-type="string">
            <text:p>Общо RTP%</text:p>
          </table:table-cell>
          <table:table-cell table:style-name="ce1" office:value-type="string" calcext:value-type="string">
            <text:p>Познаване при изтеглена топка номер:</text:p>
          </table:table-cell>
          <table:table-cell table:style-name="ce1" office:value-type="string" calcext:value-type="string">
            <text:p>Няма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66" calcext:value-type="float">
            <text:p>66</text:p>
          </table:table-cell>
          <table:table-cell table:number-columns-repeated="956"/>
        </table:table-row>
        <table:table-row table:style-name="ro1">
          <table:table-cell table:number-columns-repeated="4"/>
          <table:table-cell table:style-name="ce4" table:formula="of:=SUM([.G29:.BP29])" office:value-type="float" office:value="87.268676" calcext:value-type="float">
            <text:p>87.27</text:p>
          </table:table-cell>
          <table:table-cell office:value-type="string" calcext:value-type="string">
            <text:p>RTP%</text:p>
          </table:table-cell>
          <table:table-cell table:formula="of:= 100 * [.G15] * [.G22] / [.$D15]" office:value-type="float" office:value="0" calcext:value-type="float">
            <text:p>0</text:p>
          </table:table-cell>
          <table:table-cell table:formula="of:= 100 * [.H15] * [.H22] / [.$D15]" office:value-type="float" office:value="0.2" calcext:value-type="float">
            <text:p>0.2</text:p>
          </table:table-cell>
          <table:table-cell table:formula="of:= 100 * [.I15] * [.I22] / [.$D15]" office:value-type="float" office:value="1.26" calcext:value-type="float">
            <text:p>1.26</text:p>
          </table:table-cell>
          <table:table-cell table:formula="of:= 100 * [.J15] * [.J22] / [.$D15]" office:value-type="float" office:value="3.2" calcext:value-type="float">
            <text:p>3.2</text:p>
          </table:table-cell>
          <table:table-cell table:formula="of:= 100 * [.K15] * [.K22] / [.$D15]" office:value-type="float" office:value="6.72" calcext:value-type="float">
            <text:p>6.72</text:p>
          </table:table-cell>
          <table:table-cell table:formula="of:= 100 * [.L15] * [.L22] / [.$D15]" office:value-type="float" office:value="12.66" calcext:value-type="float">
            <text:p>12.66</text:p>
          </table:table-cell>
          <table:table-cell table:formula="of:= 100 * [.M15] * [.M22] / [.$D15]" office:value-type="float" office:value="19.85" calcext:value-type="float">
            <text:p>19.85</text:p>
          </table:table-cell>
          <table:table-cell table:formula="of:= 100 * [.N15] * [.N22] / [.$D15]" office:value-type="float" office:value="7.47" calcext:value-type="float">
            <text:p>7.47</text:p>
          </table:table-cell>
          <table:table-cell table:formula="of:= 100 * [.O15] * [.O22] / [.$D15]" office:value-type="float" office:value="6.435" calcext:value-type="float">
            <text:p>6.435</text:p>
          </table:table-cell>
          <table:table-cell table:formula="of:= 100 * [.P15] * [.P22] / [.$D15]" office:value-type="float" office:value="2.003" calcext:value-type="float">
            <text:p>2.003</text:p>
          </table:table-cell>
          <table:table-cell table:formula="of:= 100 * [.Q15] * [.Q22] / [.$D15]" office:value-type="float" office:value="1.612" calcext:value-type="float">
            <text:p>1.612</text:p>
          </table:table-cell>
          <table:table-cell table:formula="of:= 100 * [.R15] * [.R22] / [.$D15]" office:value-type="float" office:value="0.4707" calcext:value-type="float">
            <text:p>0.4707</text:p>
          </table:table-cell>
          <table:table-cell table:formula="of:= 100 * [.S15] * [.S22] / [.$D15]" office:value-type="float" office:value="0.3581" calcext:value-type="float">
            <text:p>0.3581</text:p>
          </table:table-cell>
          <table:table-cell table:formula="of:= 100 * [.T15] * [.Q22] / [.$D15]" office:value-type="float" office:value="4.906" calcext:value-type="float">
            <text:p>4.906</text:p>
          </table:table-cell>
          <table:table-cell table:formula="of:= 100 * [.U15] * [.R22] / [.$D15]" office:value-type="float" office:value="1.3794" calcext:value-type="float">
            <text:p>1.3794</text:p>
          </table:table-cell>
          <table:table-cell table:formula="of:= 100 * [.V15] * [.S22] / [.$D15]" office:value-type="float" office:value="0.94325" calcext:value-type="float">
            <text:p>0.94325</text:p>
          </table:table-cell>
          <table:table-cell table:formula="of:= 100 * [.W15] * [.T22] / [.$D15]" office:value-type="float" office:value="0.24794" calcext:value-type="float">
            <text:p>0.24794</text:p>
          </table:table-cell>
          <table:table-cell table:formula="of:= 100 * [.X15] * [.U22] / [.$D15]" office:value-type="float" office:value="0.295299" calcext:value-type="float">
            <text:p>0.295299</text:p>
          </table:table-cell>
          <table:table-cell table:formula="of:= 100 * [.Y15] * [.V22] / [.$D15]" office:value-type="float" office:value="0.33416" calcext:value-type="float">
            <text:p>0.33416</text:p>
          </table:table-cell>
          <table:table-cell table:formula="of:= 100 * [.Z15] * [.W22] / [.$D15]" office:value-type="float" office:value="0.375466" calcext:value-type="float">
            <text:p>0.375466</text:p>
          </table:table-cell>
          <table:table-cell table:formula="of:= 100 * [.AA15] * [.X22] / [.$D15]" office:value-type="float" office:value="0.411162" calcext:value-type="float">
            <text:p>0.411162</text:p>
          </table:table-cell>
          <table:table-cell table:formula="of:= 100 * [.AB15] * [.Y22] / [.$D15]" office:value-type="float" office:value="0.426785" calcext:value-type="float">
            <text:p>0.426785</text:p>
          </table:table-cell>
          <table:table-cell table:formula="of:= 100 * [.AC15] * [.Z22] / [.$D15]" office:value-type="float" office:value="0.422552" calcext:value-type="float">
            <text:p>0.422552</text:p>
          </table:table-cell>
          <table:table-cell table:formula="of:= 100 * [.AD15] * [.AA22] / [.$D15]" office:value-type="float" office:value="0.391839" calcext:value-type="float">
            <text:p>0.391839</text:p>
          </table:table-cell>
          <table:table-cell table:formula="of:= 100 * [.AE15] * [.AB22] / [.$D15]" office:value-type="float" office:value="0.317434" calcext:value-type="float">
            <text:p>0.317434</text:p>
          </table:table-cell>
          <table:table-cell table:formula="of:= 100 * [.AF15] * [.U22] / [.$D15]" office:value-type="float" office:value="1.720998" calcext:value-type="float">
            <text:p>1.720998</text:p>
          </table:table-cell>
          <table:table-cell table:formula="of:= 100 * [.AG15] * [.V22] / [.$D15]" office:value-type="float" office:value="1.831688" calcext:value-type="float">
            <text:p>1.831688</text:p>
          </table:table-cell>
          <table:table-cell table:formula="of:= 100 * [.AH15] * [.W22] / [.$D15]" office:value-type="float" office:value="1.907668" calcext:value-type="float">
            <text:p>1.907668</text:p>
          </table:table-cell>
          <table:table-cell table:formula="of:= 100 * [.AI15] * [.X22] / [.$D15]" office:value-type="float" office:value="1.9455" calcext:value-type="float">
            <text:p>1.9455</text:p>
          </table:table-cell>
          <table:table-cell table:formula="of:= 100 * [.AJ15] * [.Y22] / [.$D15]" office:value-type="float" office:value="1.90715" calcext:value-type="float">
            <text:p>1.90715</text:p>
          </table:table-cell>
          <table:table-cell table:formula="of:= 100 * [.AK15] * [.Z22] / [.$D15]" office:value-type="float" office:value="1.786808" calcext:value-type="float">
            <text:p>1.786808</text:p>
          </table:table-cell>
          <table:table-cell table:formula="of:= 100 * [.AL15] * [.AA22] / [.$D15]" office:value-type="float" office:value="1.569165" calcext:value-type="float">
            <text:p>1.569165</text:p>
          </table:table-cell>
          <table:table-cell table:formula="of:= 100 * [.AM15] * [.AB22] / [.$D15]" office:value-type="float" office:value="1.210716" calcext:value-type="float">
            <text:p>1.210716</text:p>
          </table:table-cell>
          <table:table-cell table:formula="of:= 100 * [.AN15] * [.AC22] / [.$D15]" office:value-type="float" office:value="0.698896" calcext:value-type="float">
            <text:p>0.698896</text:p>
          </table:table-cell>
          <table:table-cell table:formula="of:= 100 * [.AO15] * [.AO22] / [.$D15]" office:value-type="float" office:value="0" calcext:value-type="float">
            <text:p>0</text:p>
          </table:table-cell>
          <table:table-cell table:formula="of:= 100 * [.AP15] * [.AP22] / [.$D15]" office:value-type="float" office:value="0" calcext:value-type="float">
            <text:p>0</text:p>
          </table:table-cell>
          <table:table-cell table:formula="of:= 100 * [.AQ15] * [.AQ22] / [.$D15]" office:value-type="float" office:value="0" calcext:value-type="float">
            <text:p>0</text:p>
          </table:table-cell>
          <table:table-cell table:formula="of:= 100 * [.AR15] * [.AR22] / [.$D15]" office:value-type="float" office:value="0" calcext:value-type="float">
            <text:p>0</text:p>
          </table:table-cell>
          <table:table-cell table:formula="of:= 100 * [.AS15] * [.AS22] / [.$D15]" office:value-type="float" office:value="0" calcext:value-type="float">
            <text:p>0</text:p>
          </table:table-cell>
          <table:table-cell table:formula="of:= 100 * [.AT15] * [.AT22] / [.$D15]" office:value-type="float" office:value="0" calcext:value-type="float">
            <text:p>0</text:p>
          </table:table-cell>
          <table:table-cell table:formula="of:= 100 * [.AU15] * [.AU22] / [.$D15]" office:value-type="float" office:value="0" calcext:value-type="float">
            <text:p>0</text:p>
          </table:table-cell>
          <table:table-cell table:formula="of:= 100 * [.AV15] * [.AV22] / [.$D15]" office:value-type="float" office:value="0" calcext:value-type="float">
            <text:p>0</text:p>
          </table:table-cell>
          <table:table-cell table:formula="of:= 100 * [.AW15] * [.AW22] / [.$D15]" office:value-type="float" office:value="0" calcext:value-type="float">
            <text:p>0</text:p>
          </table:table-cell>
          <table:table-cell table:formula="of:= 100 * [.AX15] * [.AX22] / [.$D15]" office:value-type="float" office:value="0" calcext:value-type="float">
            <text:p>0</text:p>
          </table:table-cell>
          <table:table-cell table:formula="of:= 100 * [.AY15] * [.AY22] / [.$D15]" office:value-type="float" office:value="0" calcext:value-type="float">
            <text:p>0</text:p>
          </table:table-cell>
          <table:table-cell table:formula="of:= 100 * [.AZ15] * [.AZ22] / [.$D15]" office:value-type="float" office:value="0" calcext:value-type="float">
            <text:p>0</text:p>
          </table:table-cell>
          <table:table-cell table:formula="of:= 100 * [.BA15] * [.BA22] / [.$D15]" office:value-type="float" office:value="0" calcext:value-type="float">
            <text:p>0</text:p>
          </table:table-cell>
          <table:table-cell table:formula="of:= 100 * [.BB15] * [.BB22] / [.$D15]" office:value-type="float" office:value="0" calcext:value-type="float">
            <text:p>0</text:p>
          </table:table-cell>
          <table:table-cell table:formula="of:= 100 * [.BC15] * [.BC22] / [.$D15]" office:value-type="float" office:value="0" calcext:value-type="float">
            <text:p>0</text:p>
          </table:table-cell>
          <table:table-cell table:formula="of:= 100 * [.BD15] * [.BD22] / [.$D15]" office:value-type="float" office:value="0" calcext:value-type="float">
            <text:p>0</text:p>
          </table:table-cell>
          <table:table-cell table:formula="of:= 100 * [.BE15] * [.BE22] / [.$D15]" office:value-type="float" office:value="0" calcext:value-type="float">
            <text:p>0</text:p>
          </table:table-cell>
          <table:table-cell table:formula="of:= 100 * [.BF15] * [.BF22] / [.$D15]" office:value-type="float" office:value="0" calcext:value-type="float">
            <text:p>0</text:p>
          </table:table-cell>
          <table:table-cell table:formula="of:= 100 * [.BG15] * [.BG22] / [.$D15]" office:value-type="float" office:value="0" calcext:value-type="float">
            <text:p>0</text:p>
          </table:table-cell>
          <table:table-cell table:formula="of:= 100 * [.BH15] * [.BH22] / [.$D15]" office:value-type="float" office:value="0" calcext:value-type="float">
            <text:p>0</text:p>
          </table:table-cell>
          <table:table-cell table:formula="of:= 100 * [.BI15] * [.BI22] / [.$D15]" office:value-type="float" office:value="0" calcext:value-type="float">
            <text:p>0</text:p>
          </table:table-cell>
          <table:table-cell table:formula="of:= 100 * [.BJ15] * [.BJ22] / [.$D15]" office:value-type="float" office:value="0" calcext:value-type="float">
            <text:p>0</text:p>
          </table:table-cell>
          <table:table-cell table:formula="of:= 100 * [.BK15] * [.BK22] / [.$D15]" office:value-type="float" office:value="0" calcext:value-type="float">
            <text:p>0</text:p>
          </table:table-cell>
          <table:table-cell table:formula="of:= 100 * [.BL15] * [.BL22] / [.$D15]" office:value-type="float" office:value="0" calcext:value-type="float">
            <text:p>0</text:p>
          </table:table-cell>
          <table:table-cell table:formula="of:= 100 * [.BM15] * [.BM22] / [.$D15]" office:value-type="float" office:value="0" calcext:value-type="float">
            <text:p>0</text:p>
          </table:table-cell>
          <table:table-cell table:formula="of:= 100 * [.BN15] * [.BN22] / [.$D15]" office:value-type="float" office:value="0" calcext:value-type="float">
            <text:p>0</text:p>
          </table:table-cell>
          <table:table-cell table:formula="of:= 100 * [.BO15] * [.BO22] / [.$D15]" office:value-type="float" office:value="0" calcext:value-type="float">
            <text:p>0</text:p>
          </table:table-cell>
          <table:table-cell table:formula="of:= 100 * [.BP15] * [.BP22] / [.$D15]" office:value-type="float" office:value="0" calcext:value-type="float">
            <text:p>0</text:p>
          </table:table-cell>
          <table:table-cell table:number-columns-repeated="956"/>
        </table:table-row>
        <table:table-row table:style-name="ro1">
          <table:table-cell table:number-columns-repeated="4"/>
          <table:table-cell table:style-name="ce4" table:formula="of:=SUM([.G30:.BP30])" office:value-type="float" office:value="58.2247797142857" calcext:value-type="float">
            <text:p>58.22</text:p>
          </table:table-cell>
          <table:table-cell office:value-type="string" calcext:value-type="string">
            <text:p>RTP%</text:p>
          </table:table-cell>
          <table:table-cell table:formula="of:= 100 * [.G16] * [.G23] / [.$D16]" office:value-type="float" office:value="0" calcext:value-type="float">
            <text:p>0</text:p>
          </table:table-cell>
          <table:table-cell table:formula="of:= 100 * [.H16] * [.H23] / [.$D16]" office:value-type="float" office:value="0.2" calcext:value-type="float">
            <text:p>0.2</text:p>
          </table:table-cell>
          <table:table-cell table:formula="of:= 100 * [.I16] * [.I23] / [.$D16]" office:value-type="float" office:value="0.9" calcext:value-type="float">
            <text:p>0.9</text:p>
          </table:table-cell>
          <table:table-cell table:formula="of:= 100 * [.J16] * [.J23] / [.$D16]" office:value-type="float" office:value="2.51428571428571" calcext:value-type="float">
            <text:p>2.5142857143</text:p>
          </table:table-cell>
          <table:table-cell table:formula="of:= 100 * [.K16] * [.K23] / [.$D16]" office:value-type="float" office:value="6.23" calcext:value-type="float">
            <text:p>6.23</text:p>
          </table:table-cell>
          <table:table-cell table:formula="of:= 100 * [.L16] * [.L23] / [.$D16]" office:value-type="float" office:value="11.6485714285714" calcext:value-type="float">
            <text:p>11.6485714286</text:p>
          </table:table-cell>
          <table:table-cell table:formula="of:= 100 * [.M16] * [.M23] / [.$D16]" office:value-type="float" office:value="18.7928571428571" calcext:value-type="float">
            <text:p>18.7928571429</text:p>
          </table:table-cell>
          <table:table-cell table:formula="of:= 100 * [.N16] * [.N23] / [.$D16]" office:value-type="float" office:value="6.78857142857143" calcext:value-type="float">
            <text:p>6.7885714286</text:p>
          </table:table-cell>
          <table:table-cell table:formula="of:= 100 * [.O16] * [.O23] / [.$D16]" office:value-type="float" office:value="5.83928571428571" calcext:value-type="float">
            <text:p>5.8392857143</text:p>
          </table:table-cell>
          <table:table-cell table:formula="of:= 100 * [.P16] * [.P23] / [.$D16]" office:value-type="float" office:value="1.83828571428571" calcext:value-type="float">
            <text:p>1.8382857143</text:p>
          </table:table-cell>
          <table:table-cell table:formula="of:= 100 * [.Q16] * [.Q23] / [.$D16]" office:value-type="float" office:value="1.41864285714286" calcext:value-type="float">
            <text:p>1.4186428571</text:p>
          </table:table-cell>
          <table:table-cell table:formula="of:= 100 * [.R16] * [.R23] / [.$D16]" office:value-type="float" office:value="0.427914285714286" calcext:value-type="float">
            <text:p>0.4279142857</text:p>
          </table:table-cell>
          <table:table-cell table:formula="of:= 100 * [.S16] * [.S23] / [.$D16]" office:value-type="float" office:value="0.303707142857143" calcext:value-type="float">
            <text:p>0.3037071429</text:p>
          </table:table-cell>
          <table:table-cell table:formula="of:= 100 * [.T16] * [.T23] / [.$D16]" office:value-type="float" office:value="0.0853585714285714" calcext:value-type="float">
            <text:p>0.0853585714</text:p>
          </table:table-cell>
          <table:table-cell table:formula="of:= 100 * [.U16] * [.U23] / [.$D16]" office:value-type="float" office:value="0.104078571428571" calcext:value-type="float">
            <text:p>0.1040785714</text:p>
          </table:table-cell>
          <table:table-cell table:formula="of:= 100 * [.V16] * [.V23] / [.$D16]" office:value-type="float" office:value="0.125016" calcext:value-type="float">
            <text:p>0.125016</text:p>
          </table:table-cell>
          <table:table-cell table:formula="of:= 100 * [.W16] * [.W23] / [.$D16]" office:value-type="float" office:value="0.143485" calcext:value-type="float">
            <text:p>0.143485</text:p>
          </table:table-cell>
          <table:table-cell table:formula="of:= 100 * [.X16] * [.X23] / [.$D16]" office:value-type="float" office:value="0.159032571428571" calcext:value-type="float">
            <text:p>0.1590325714</text:p>
          </table:table-cell>
          <table:table-cell table:formula="of:= 100 * [.Y16] * [.Y23] / [.$D16]" office:value-type="float" office:value="0.168328571428571" calcext:value-type="float">
            <text:p>0.1683285714</text:p>
          </table:table-cell>
          <table:table-cell table:formula="of:= 100 * [.Z16] * [.Z23] / [.$D16]" office:value-type="float" office:value="0.169582857142857" calcext:value-type="float">
            <text:p>0.1695828571</text:p>
          </table:table-cell>
          <table:table-cell table:formula="of:= 100 * [.AA16] * [.AA23] / [.$D16]" office:value-type="float" office:value="0.158561571428571" calcext:value-type="float">
            <text:p>0.1585615714</text:p>
          </table:table-cell>
          <table:table-cell table:formula="of:= 100 * [.AB16] * [.AB23] / [.$D16]" office:value-type="float" office:value="0.130013714285714" calcext:value-type="float">
            <text:p>0.1300137143</text:p>
          </table:table-cell>
          <table:table-cell table:formula="of:= 100 * [.AC16] * [.AC23] / [.$D16]" office:value-type="float" office:value="0.0792008571428571" calcext:value-type="float">
            <text:p>0.0792008571</text:p>
          </table:table-cell>
          <table:table-cell table:formula="of:= 100 * [.AD16] * [.AD23] / [.$D16]" office:value-type="float" office:value="0" calcext:value-type="float">
            <text:p>0</text:p>
          </table:table-cell>
          <table:table-cell table:formula="of:= 100 * [.AE16] * [.AE23] / [.$D16]" office:value-type="float" office:value="0" calcext:value-type="float">
            <text:p>0</text:p>
          </table:table-cell>
          <table:table-cell table:formula="of:= 100 * [.AF16] * [.AF23] / [.$D16]" office:value-type="float" office:value="0" calcext:value-type="float">
            <text:p>0</text:p>
          </table:table-cell>
          <table:table-cell table:formula="of:= 100 * [.AG16] * [.AG23] / [.$D16]" office:value-type="float" office:value="0" calcext:value-type="float">
            <text:p>0</text:p>
          </table:table-cell>
          <table:table-cell table:formula="of:= 100 * [.AH16] * [.AH23] / [.$D16]" office:value-type="float" office:value="0" calcext:value-type="float">
            <text:p>0</text:p>
          </table:table-cell>
          <table:table-cell table:formula="of:= 100 * [.AI16] * [.AI23] / [.$D16]" office:value-type="float" office:value="0" calcext:value-type="float">
            <text:p>0</text:p>
          </table:table-cell>
          <table:table-cell table:formula="of:= 100 * [.AJ16] * [.AJ23] / [.$D16]" office:value-type="float" office:value="0" calcext:value-type="float">
            <text:p>0</text:p>
          </table:table-cell>
          <table:table-cell table:formula="of:= 100 * [.AK16] * [.AK23] / [.$D16]" office:value-type="float" office:value="0" calcext:value-type="float">
            <text:p>0</text:p>
          </table:table-cell>
          <table:table-cell table:formula="of:= 100 * [.AL16] * [.AL23] / [.$D16]" office:value-type="float" office:value="0" calcext:value-type="float">
            <text:p>0</text:p>
          </table:table-cell>
          <table:table-cell table:formula="of:= 100 * [.AM16] * [.AM23] / [.$D16]" office:value-type="float" office:value="0" calcext:value-type="float">
            <text:p>0</text:p>
          </table:table-cell>
          <table:table-cell table:formula="of:= 100 * [.AN16] * [.AN23] / [.$D16]" office:value-type="float" office:value="0" calcext:value-type="float">
            <text:p>0</text:p>
          </table:table-cell>
          <table:table-cell table:formula="of:= 100 * [.AO16] * [.AO23] / [.$D16]" office:value-type="float" office:value="0" calcext:value-type="float">
            <text:p>0</text:p>
          </table:table-cell>
          <table:table-cell table:formula="of:= 100 * [.AP16] * [.AP23] / [.$D16]" office:value-type="float" office:value="0" calcext:value-type="float">
            <text:p>0</text:p>
          </table:table-cell>
          <table:table-cell table:formula="of:= 100 * [.AQ16] * [.AQ23] / [.$D16]" office:value-type="float" office:value="0" calcext:value-type="float">
            <text:p>0</text:p>
          </table:table-cell>
          <table:table-cell table:formula="of:= 100 * [.AR16] * [.AR23] / [.$D16]" office:value-type="float" office:value="0" calcext:value-type="float">
            <text:p>0</text:p>
          </table:table-cell>
          <table:table-cell table:formula="of:= 100 * [.AS16] * [.AS23] / [.$D16]" office:value-type="float" office:value="0" calcext:value-type="float">
            <text:p>0</text:p>
          </table:table-cell>
          <table:table-cell table:formula="of:= 100 * [.AT16] * [.AT23] / [.$D16]" office:value-type="float" office:value="0" calcext:value-type="float">
            <text:p>0</text:p>
          </table:table-cell>
          <table:table-cell table:formula="of:= 100 * [.AU16] * [.AU23] / [.$D16]" office:value-type="float" office:value="0" calcext:value-type="float">
            <text:p>0</text:p>
          </table:table-cell>
          <table:table-cell table:formula="of:= 100 * [.AV16] * [.AV23] / [.$D16]" office:value-type="float" office:value="0" calcext:value-type="float">
            <text:p>0</text:p>
          </table:table-cell>
          <table:table-cell table:formula="of:= 100 * [.AW16] * [.AW23] / [.$D16]" office:value-type="float" office:value="0" calcext:value-type="float">
            <text:p>0</text:p>
          </table:table-cell>
          <table:table-cell table:formula="of:= 100 * [.AX16] * [.AX23] / [.$D16]" office:value-type="float" office:value="0" calcext:value-type="float">
            <text:p>0</text:p>
          </table:table-cell>
          <table:table-cell table:formula="of:= 100 * [.AY16] * [.AY23] / [.$D16]" office:value-type="float" office:value="0" calcext:value-type="float">
            <text:p>0</text:p>
          </table:table-cell>
          <table:table-cell table:formula="of:= 100 * [.AZ16] * [.AZ23] / [.$D16]" office:value-type="float" office:value="0" calcext:value-type="float">
            <text:p>0</text:p>
          </table:table-cell>
          <table:table-cell table:formula="of:= 100 * [.BA16] * [.BA23] / [.$D16]" office:value-type="float" office:value="0" calcext:value-type="float">
            <text:p>0</text:p>
          </table:table-cell>
          <table:table-cell table:formula="of:= 100 * [.BB16] * [.BB23] / [.$D16]" office:value-type="float" office:value="0" calcext:value-type="float">
            <text:p>0</text:p>
          </table:table-cell>
          <table:table-cell table:formula="of:= 100 * [.BC16] * [.BC23] / [.$D16]" office:value-type="float" office:value="0" calcext:value-type="float">
            <text:p>0</text:p>
          </table:table-cell>
          <table:table-cell table:formula="of:= 100 * [.BD16] * [.BD23] / [.$D16]" office:value-type="float" office:value="0" calcext:value-type="float">
            <text:p>0</text:p>
          </table:table-cell>
          <table:table-cell table:formula="of:= 100 * [.BE16] * [.BE23] / [.$D16]" office:value-type="float" office:value="0" calcext:value-type="float">
            <text:p>0</text:p>
          </table:table-cell>
          <table:table-cell table:formula="of:= 100 * [.BF16] * [.BF23] / [.$D16]" office:value-type="float" office:value="0" calcext:value-type="float">
            <text:p>0</text:p>
          </table:table-cell>
          <table:table-cell table:formula="of:= 100 * [.BG16] * [.BG23] / [.$D16]" office:value-type="float" office:value="0" calcext:value-type="float">
            <text:p>0</text:p>
          </table:table-cell>
          <table:table-cell table:formula="of:= 100 * [.BH16] * [.BH23] / [.$D16]" office:value-type="float" office:value="0" calcext:value-type="float">
            <text:p>0</text:p>
          </table:table-cell>
          <table:table-cell table:formula="of:= 100 * [.BI16] * [.BI23] / [.$D16]" office:value-type="float" office:value="0" calcext:value-type="float">
            <text:p>0</text:p>
          </table:table-cell>
          <table:table-cell table:formula="of:= 100 * [.BJ16] * [.BJ23] / [.$D16]" office:value-type="float" office:value="0" calcext:value-type="float">
            <text:p>0</text:p>
          </table:table-cell>
          <table:table-cell table:formula="of:= 100 * [.BK16] * [.BK23] / [.$D16]" office:value-type="float" office:value="0" calcext:value-type="float">
            <text:p>0</text:p>
          </table:table-cell>
          <table:table-cell table:formula="of:= 100 * [.BL16] * [.BL23] / [.$D16]" office:value-type="float" office:value="0" calcext:value-type="float">
            <text:p>0</text:p>
          </table:table-cell>
          <table:table-cell table:formula="of:= 100 * [.BM16] * [.BM23] / [.$D16]" office:value-type="float" office:value="0" calcext:value-type="float">
            <text:p>0</text:p>
          </table:table-cell>
          <table:table-cell table:formula="of:= 100 * [.BN16] * [.BN23] / [.$D16]" office:value-type="float" office:value="0" calcext:value-type="float">
            <text:p>0</text:p>
          </table:table-cell>
          <table:table-cell table:formula="of:= 100 * [.BO16] * [.BO23] / [.$D16]" office:value-type="float" office:value="0" calcext:value-type="float">
            <text:p>0</text:p>
          </table:table-cell>
          <table:table-cell table:formula="of:= 100 * [.BP16] * [.BP23] / [.$D16]" office:value-type="float" office:value="0" calcext:value-type="float">
            <text:p>0</text:p>
          </table:table-cell>
          <table:table-cell table:number-columns-repeated="956"/>
        </table:table-row>
        <table:table-row table:style-name="ro1">
          <table:table-cell table:number-columns-repeated="4"/>
          <table:table-cell table:style-name="ce4" table:formula="of:=SUM([.G31:.BP31])" office:value-type="float" office:value="54.3817274642857" calcext:value-type="float">
            <text:p>54.38</text:p>
          </table:table-cell>
          <table:table-cell office:value-type="string" calcext:value-type="string">
            <text:p>RTP%</text:p>
          </table:table-cell>
          <table:table-cell table:formula="of:= 100 * [.G17] * [.G24] / [.$D17]" office:value-type="float" office:value="0" calcext:value-type="float">
            <text:p>0</text:p>
          </table:table-cell>
          <table:table-cell table:formula="of:= 100 * [.H17] * [.H24] / [.$D17]" office:value-type="float" office:value="0.171428571428571" calcext:value-type="float">
            <text:p>0.1714285714</text:p>
          </table:table-cell>
          <table:table-cell table:formula="of:= 100 * [.I17] * [.I24] / [.$D17]" office:value-type="float" office:value="0.800357142857143" calcext:value-type="float">
            <text:p>0.8003571429</text:p>
          </table:table-cell>
          <table:table-cell table:formula="of:= 100 * [.J17] * [.J24] / [.$D17]" office:value-type="float" office:value="2.57428571428571" calcext:value-type="float">
            <text:p>2.5742857143</text:p>
          </table:table-cell>
          <table:table-cell table:formula="of:= 100 * [.K17] * [.K24] / [.$D17]" office:value-type="float" office:value="5.645" calcext:value-type="float">
            <text:p>5.645</text:p>
          </table:table-cell>
          <table:table-cell table:formula="of:= 100 * [.L17] * [.L24] / [.$D17]" office:value-type="float" office:value="11.1621428571429" calcext:value-type="float">
            <text:p>11.1621428571</text:p>
          </table:table-cell>
          <table:table-cell table:formula="of:= 100 * [.M17] * [.M24] / [.$D17]" office:value-type="float" office:value="17.6303571428571" calcext:value-type="float">
            <text:p>17.6303571429</text:p>
          </table:table-cell>
          <table:table-cell table:formula="of:= 100 * [.N17] * [.N24] / [.$D17]" office:value-type="float" office:value="6.41964285714286" calcext:value-type="float">
            <text:p>6.4196428571</text:p>
          </table:table-cell>
          <table:table-cell table:formula="of:= 100 * [.O17] * [.O24] / [.$D17]" office:value-type="float" office:value="5.31196428571429" calcext:value-type="float">
            <text:p>5.3119642857</text:p>
          </table:table-cell>
          <table:table-cell table:formula="of:= 100 * [.P17] * [.P24] / [.$D17]" office:value-type="float" office:value="1.68957142857143" calcext:value-type="float">
            <text:p>1.6895714286</text:p>
          </table:table-cell>
          <table:table-cell table:formula="of:= 100 * [.Q17] * [.Q24] / [.$D17]" office:value-type="float" office:value="1.28358928571429" calcext:value-type="float">
            <text:p>1.2835892857</text:p>
          </table:table-cell>
          <table:table-cell table:formula="of:= 100 * [.R17] * [.R24] / [.$D17]" office:value-type="float" office:value="0.371689285714286" calcext:value-type="float">
            <text:p>0.3716892857</text:p>
          </table:table-cell>
          <table:table-cell table:formula="of:= 100 * [.S17] * [.S24] / [.$D17]" office:value-type="float" office:value="0.2643125" calcext:value-type="float">
            <text:p>0.2643125</text:p>
          </table:table-cell>
          <table:table-cell table:formula="of:= 100 * [.T17] * [.T24] / [.$D17]" office:value-type="float" office:value="0.0728253571428572" calcext:value-type="float">
            <text:p>0.0728253571</text:p>
          </table:table-cell>
          <table:table-cell table:formula="of:= 100 * [.U17] * [.U24] / [.$D17]" office:value-type="float" office:value="0.0881713928571429" calcext:value-type="float">
            <text:p>0.0881713929</text:p>
          </table:table-cell>
          <table:table-cell table:formula="of:= 100 * [.V17] * [.V24] / [.$D17]" office:value-type="float" office:value="0.103575714285714" calcext:value-type="float">
            <text:p>0.1035757143</text:p>
          </table:table-cell>
          <table:table-cell table:formula="of:= 100 * [.W17] * [.W24] / [.$D17]" office:value-type="float" office:value="0.1175395" calcext:value-type="float">
            <text:p>0.1175395</text:p>
          </table:table-cell>
          <table:table-cell table:formula="of:= 100 * [.X17] * [.X24] / [.$D17]" office:value-type="float" office:value="0.128166642857143" calcext:value-type="float">
            <text:p>0.1281666429</text:p>
          </table:table-cell>
          <table:table-cell table:formula="of:= 100 * [.Y17] * [.Y24] / [.$D17]" office:value-type="float" office:value="0.133889107142857" calcext:value-type="float">
            <text:p>0.1338891071</text:p>
          </table:table-cell>
          <table:table-cell table:formula="of:= 100 * [.Z17] * [.Z24] / [.$D17]" office:value-type="float" office:value="0.132924" calcext:value-type="float">
            <text:p>0.132924</text:p>
          </table:table-cell>
          <table:table-cell table:formula="of:= 100 * [.AA17] * [.AA24] / [.$D17]" office:value-type="float" office:value="0.122172428571429" calcext:value-type="float">
            <text:p>0.1221724286</text:p>
          </table:table-cell>
          <table:table-cell table:formula="of:= 100 * [.AB17] * [.AB24] / [.$D17]" office:value-type="float" office:value="0.0989248571428571" calcext:value-type="float">
            <text:p>0.0989248571</text:p>
          </table:table-cell>
          <table:table-cell table:formula="of:= 100 * [.AC17] * [.AC24] / [.$D17]" office:value-type="float" office:value="0.0591973928571429" calcext:value-type="float">
            <text:p>0.0591973929</text:p>
          </table:table-cell>
          <table:table-cell table:formula="of:= 100 * [.AD17] * [.AD24] / [.$D17]" office:value-type="float" office:value="0" calcext:value-type="float">
            <text:p>0</text:p>
          </table:table-cell>
          <table:table-cell table:formula="of:= 100 * [.AE17] * [.AE24] / [.$D17]" office:value-type="float" office:value="0" calcext:value-type="float">
            <text:p>0</text:p>
          </table:table-cell>
          <table:table-cell table:formula="of:= 100 * [.AF17] * [.AF24] / [.$D17]" office:value-type="float" office:value="0" calcext:value-type="float">
            <text:p>0</text:p>
          </table:table-cell>
          <table:table-cell table:formula="of:= 100 * [.AG17] * [.AG24] / [.$D17]" office:value-type="float" office:value="0" calcext:value-type="float">
            <text:p>0</text:p>
          </table:table-cell>
          <table:table-cell table:formula="of:= 100 * [.AH17] * [.AH24] / [.$D17]" office:value-type="float" office:value="0" calcext:value-type="float">
            <text:p>0</text:p>
          </table:table-cell>
          <table:table-cell table:formula="of:= 100 * [.AI17] * [.AI24] / [.$D17]" office:value-type="float" office:value="0" calcext:value-type="float">
            <text:p>0</text:p>
          </table:table-cell>
          <table:table-cell table:formula="of:= 100 * [.AJ17] * [.AJ24] / [.$D17]" office:value-type="float" office:value="0" calcext:value-type="float">
            <text:p>0</text:p>
          </table:table-cell>
          <table:table-cell table:formula="of:= 100 * [.AK17] * [.AK24] / [.$D17]" office:value-type="float" office:value="0" calcext:value-type="float">
            <text:p>0</text:p>
          </table:table-cell>
          <table:table-cell table:formula="of:= 100 * [.AL17] * [.AL24] / [.$D17]" office:value-type="float" office:value="0" calcext:value-type="float">
            <text:p>0</text:p>
          </table:table-cell>
          <table:table-cell table:formula="of:= 100 * [.AM17] * [.AM24] / [.$D17]" office:value-type="float" office:value="0" calcext:value-type="float">
            <text:p>0</text:p>
          </table:table-cell>
          <table:table-cell table:formula="of:= 100 * [.AN17] * [.AN24] / [.$D17]" office:value-type="float" office:value="0" calcext:value-type="float">
            <text:p>0</text:p>
          </table:table-cell>
          <table:table-cell table:formula="of:= 100 * [.AO17] * [.AO24] / [.$D17]" office:value-type="float" office:value="0" calcext:value-type="float">
            <text:p>0</text:p>
          </table:table-cell>
          <table:table-cell table:formula="of:= 100 * [.AP17] * [.AP24] / [.$D17]" office:value-type="float" office:value="0" calcext:value-type="float">
            <text:p>0</text:p>
          </table:table-cell>
          <table:table-cell table:formula="of:= 100 * [.AQ17] * [.AQ24] / [.$D17]" office:value-type="float" office:value="0" calcext:value-type="float">
            <text:p>0</text:p>
          </table:table-cell>
          <table:table-cell table:formula="of:= 100 * [.AR17] * [.AR24] / [.$D17]" office:value-type="float" office:value="0" calcext:value-type="float">
            <text:p>0</text:p>
          </table:table-cell>
          <table:table-cell table:formula="of:= 100 * [.AS17] * [.AS24] / [.$D17]" office:value-type="float" office:value="0" calcext:value-type="float">
            <text:p>0</text:p>
          </table:table-cell>
          <table:table-cell table:formula="of:= 100 * [.AT17] * [.AT24] / [.$D17]" office:value-type="float" office:value="0" calcext:value-type="float">
            <text:p>0</text:p>
          </table:table-cell>
          <table:table-cell table:formula="of:= 100 * [.AU17] * [.AU24] / [.$D17]" office:value-type="float" office:value="0" calcext:value-type="float">
            <text:p>0</text:p>
          </table:table-cell>
          <table:table-cell table:formula="of:= 100 * [.AV17] * [.AV24] / [.$D17]" office:value-type="float" office:value="0" calcext:value-type="float">
            <text:p>0</text:p>
          </table:table-cell>
          <table:table-cell table:formula="of:= 100 * [.AW17] * [.AW24] / [.$D17]" office:value-type="float" office:value="0" calcext:value-type="float">
            <text:p>0</text:p>
          </table:table-cell>
          <table:table-cell table:formula="of:= 100 * [.AX17] * [.AX24] / [.$D17]" office:value-type="float" office:value="0" calcext:value-type="float">
            <text:p>0</text:p>
          </table:table-cell>
          <table:table-cell table:formula="of:= 100 * [.AY17] * [.AY24] / [.$D17]" office:value-type="float" office:value="0" calcext:value-type="float">
            <text:p>0</text:p>
          </table:table-cell>
          <table:table-cell table:formula="of:= 100 * [.AZ17] * [.AZ24] / [.$D17]" office:value-type="float" office:value="0" calcext:value-type="float">
            <text:p>0</text:p>
          </table:table-cell>
          <table:table-cell table:formula="of:= 100 * [.BA17] * [.BA24] / [.$D17]" office:value-type="float" office:value="0" calcext:value-type="float">
            <text:p>0</text:p>
          </table:table-cell>
          <table:table-cell table:formula="of:= 100 * [.BB17] * [.BB24] / [.$D17]" office:value-type="float" office:value="0" calcext:value-type="float">
            <text:p>0</text:p>
          </table:table-cell>
          <table:table-cell table:formula="of:= 100 * [.BC17] * [.BC24] / [.$D17]" office:value-type="float" office:value="0" calcext:value-type="float">
            <text:p>0</text:p>
          </table:table-cell>
          <table:table-cell table:formula="of:= 100 * [.BD17] * [.BD24] / [.$D17]" office:value-type="float" office:value="0" calcext:value-type="float">
            <text:p>0</text:p>
          </table:table-cell>
          <table:table-cell table:formula="of:= 100 * [.BE17] * [.BE24] / [.$D17]" office:value-type="float" office:value="0" calcext:value-type="float">
            <text:p>0</text:p>
          </table:table-cell>
          <table:table-cell table:formula="of:= 100 * [.BF17] * [.BF24] / [.$D17]" office:value-type="float" office:value="0" calcext:value-type="float">
            <text:p>0</text:p>
          </table:table-cell>
          <table:table-cell table:formula="of:= 100 * [.BG17] * [.BG24] / [.$D17]" office:value-type="float" office:value="0" calcext:value-type="float">
            <text:p>0</text:p>
          </table:table-cell>
          <table:table-cell table:formula="of:= 100 * [.BH17] * [.BH24] / [.$D17]" office:value-type="float" office:value="0" calcext:value-type="float">
            <text:p>0</text:p>
          </table:table-cell>
          <table:table-cell table:formula="of:= 100 * [.BI17] * [.BI24] / [.$D17]" office:value-type="float" office:value="0" calcext:value-type="float">
            <text:p>0</text:p>
          </table:table-cell>
          <table:table-cell table:formula="of:= 100 * [.BJ17] * [.BJ24] / [.$D17]" office:value-type="float" office:value="0" calcext:value-type="float">
            <text:p>0</text:p>
          </table:table-cell>
          <table:table-cell table:formula="of:= 100 * [.BK17] * [.BK24] / [.$D17]" office:value-type="float" office:value="0" calcext:value-type="float">
            <text:p>0</text:p>
          </table:table-cell>
          <table:table-cell table:formula="of:= 100 * [.BL17] * [.BL24] / [.$D17]" office:value-type="float" office:value="0" calcext:value-type="float">
            <text:p>0</text:p>
          </table:table-cell>
          <table:table-cell table:formula="of:= 100 * [.BM17] * [.BM24] / [.$D17]" office:value-type="float" office:value="0" calcext:value-type="float">
            <text:p>0</text:p>
          </table:table-cell>
          <table:table-cell table:formula="of:= 100 * [.BN17] * [.BN24] / [.$D17]" office:value-type="float" office:value="0" calcext:value-type="float">
            <text:p>0</text:p>
          </table:table-cell>
          <table:table-cell table:formula="of:= 100 * [.BO17] * [.BO24] / [.$D17]" office:value-type="float" office:value="0" calcext:value-type="float">
            <text:p>0</text:p>
          </table:table-cell>
          <table:table-cell table:formula="of:= 100 * [.BP17] * [.BP24] / [.$D17]" office:value-type="float" office:value="0" calcext:value-type="float">
            <text:p>0</text:p>
          </table:table-cell>
          <table:table-cell table:number-columns-repeated="956"/>
        </table:table-row>
        <table:table-row table:style-name="ro1">
          <table:table-cell table:number-columns-repeated="4"/>
          <table:table-cell table:style-name="ce4" table:formula="of:=SUM([.G32:.BP32])" office:value-type="float" office:value="51.1434985119048" calcext:value-type="float">
            <text:p>51.14</text:p>
          </table:table-cell>
          <table:table-cell office:value-type="string" calcext:value-type="string">
            <text:p>RTP%</text:p>
          </table:table-cell>
          <table:table-cell table:formula="of:= 100 * [.G18] * [.G25] / [.$D18]" office:value-type="float" office:value="0" calcext:value-type="float">
            <text:p>0</text:p>
          </table:table-cell>
          <table:table-cell table:formula="of:= 100 * [.H18] * [.H25] / [.$D18]" office:value-type="float" office:value="0.164285714285714" calcext:value-type="float">
            <text:p>0.1642857143</text:p>
          </table:table-cell>
          <table:table-cell table:formula="of:= 100 * [.I18] * [.I25] / [.$D18]" office:value-type="float" office:value="0.852857142857143" calcext:value-type="float">
            <text:p>0.8528571429</text:p>
          </table:table-cell>
          <table:table-cell table:formula="of:= 100 * [.J18] * [.J25] / [.$D18]" office:value-type="float" office:value="2.48666666666667" calcext:value-type="float">
            <text:p>2.4866666667</text:p>
          </table:table-cell>
          <table:table-cell table:formula="of:= 100 * [.K18] * [.K25] / [.$D18]" office:value-type="float" office:value="5.66583333333333" calcext:value-type="float">
            <text:p>5.6658333333</text:p>
          </table:table-cell>
          <table:table-cell table:formula="of:= 100 * [.L18] * [.L25] / [.$D18]" office:value-type="float" office:value="10.2607142857143" calcext:value-type="float">
            <text:p>10.2607142857</text:p>
          </table:table-cell>
          <table:table-cell table:formula="of:= 100 * [.M18] * [.M25] / [.$D18]" office:value-type="float" office:value="16.8732142857143" calcext:value-type="float">
            <text:p>16.8732142857</text:p>
          </table:table-cell>
          <table:table-cell table:formula="of:= 100 * [.N18] * [.N25] / [.$D18]" office:value-type="float" office:value="5.86345238095238" calcext:value-type="float">
            <text:p>5.863452381</text:p>
          </table:table-cell>
          <table:table-cell table:formula="of:= 100 * [.O18] * [.O25] / [.$D18]" office:value-type="float" office:value="4.90089285714286" calcext:value-type="float">
            <text:p>4.9008928571</text:p>
          </table:table-cell>
          <table:table-cell table:formula="of:= 100 * [.P18] * [.P25] / [.$D18]" office:value-type="float" office:value="1.52609523809524" calcext:value-type="float">
            <text:p>1.5260952381</text:p>
          </table:table-cell>
          <table:table-cell table:formula="of:= 100 * [.Q18] * [.Q25] / [.$D18]" office:value-type="float" office:value="1.14683333333333" calcext:value-type="float">
            <text:p>1.1468333333</text:p>
          </table:table-cell>
          <table:table-cell table:formula="of:= 100 * [.R18] * [.R25] / [.$D18]" office:value-type="float" office:value="0.328690476190476" calcext:value-type="float">
            <text:p>0.3286904762</text:p>
          </table:table-cell>
          <table:table-cell table:formula="of:= 100 * [.S18] * [.S25] / [.$D18]" office:value-type="float" office:value="0.229707738095238" calcext:value-type="float">
            <text:p>0.2297077381</text:p>
          </table:table-cell>
          <table:table-cell table:formula="of:= 100 * [.T18] * [.T25] / [.$D18]" office:value-type="float" office:value="0.0623210714285714" calcext:value-type="float">
            <text:p>0.0623210714</text:p>
          </table:table-cell>
          <table:table-cell table:formula="of:= 100 * [.U18] * [.U25] / [.$D18]" office:value-type="float" office:value="0.0742660714285714" calcext:value-type="float">
            <text:p>0.0742660714</text:p>
          </table:table-cell>
          <table:table-cell table:formula="of:= 100 * [.V18] * [.V25] / [.$D18]" office:value-type="float" office:value="0.0859917142857143" calcext:value-type="float">
            <text:p>0.0859917143</text:p>
          </table:table-cell>
          <table:table-cell table:formula="of:= 100 * [.W18] * [.W25] / [.$D18]" office:value-type="float" office:value="0.095863" calcext:value-type="float">
            <text:p>0.095863</text:p>
          </table:table-cell>
          <table:table-cell table:formula="of:= 100 * [.X18] * [.X25] / [.$D18]" office:value-type="float" office:value="0.103123571428571" calcext:value-type="float">
            <text:p>0.1031235714</text:p>
          </table:table-cell>
          <table:table-cell table:formula="of:= 100 * [.Y18] * [.Y25] / [.$D18]" office:value-type="float" office:value="0.106287202380952" calcext:value-type="float">
            <text:p>0.1062872024</text:p>
          </table:table-cell>
          <table:table-cell table:formula="of:= 100 * [.Z18] * [.Z25] / [.$D18]" office:value-type="float" office:value="0.103815714285714" calcext:value-type="float">
            <text:p>0.1038157143</text:p>
          </table:table-cell>
          <table:table-cell table:formula="of:= 100 * [.AA18] * [.AA25] / [.$D18]" office:value-type="float" office:value="0.0939199642857143" calcext:value-type="float">
            <text:p>0.0939199643</text:p>
          </table:table-cell>
          <table:table-cell table:formula="of:= 100 * [.AB18] * [.AB25] / [.$D18]" office:value-type="float" office:value="0.0746297857142857" calcext:value-type="float">
            <text:p>0.0746297857</text:p>
          </table:table-cell>
          <table:table-cell table:formula="of:= 100 * [.AC18] * [.AC25] / [.$D18]" office:value-type="float" office:value="0.0440369642857143" calcext:value-type="float">
            <text:p>0.0440369643</text:p>
          </table:table-cell>
          <table:table-cell table:formula="of:= 100 * [.AD18] * [.AD25] / [.$D18]" office:value-type="float" office:value="0" calcext:value-type="float">
            <text:p>0</text:p>
          </table:table-cell>
          <table:table-cell table:formula="of:= 100 * [.AE18] * [.AE25] / [.$D18]" office:value-type="float" office:value="0" calcext:value-type="float">
            <text:p>0</text:p>
          </table:table-cell>
          <table:table-cell table:formula="of:= 100 * [.AF18] * [.AF25] / [.$D18]" office:value-type="float" office:value="0" calcext:value-type="float">
            <text:p>0</text:p>
          </table:table-cell>
          <table:table-cell table:formula="of:= 100 * [.AG18] * [.AG25] / [.$D18]" office:value-type="float" office:value="0" calcext:value-type="float">
            <text:p>0</text:p>
          </table:table-cell>
          <table:table-cell table:formula="of:= 100 * [.AH18] * [.AH25] / [.$D18]" office:value-type="float" office:value="0" calcext:value-type="float">
            <text:p>0</text:p>
          </table:table-cell>
          <table:table-cell table:formula="of:= 100 * [.AI18] * [.AI25] / [.$D18]" office:value-type="float" office:value="0" calcext:value-type="float">
            <text:p>0</text:p>
          </table:table-cell>
          <table:table-cell table:formula="of:= 100 * [.AJ18] * [.AJ25] / [.$D18]" office:value-type="float" office:value="0" calcext:value-type="float">
            <text:p>0</text:p>
          </table:table-cell>
          <table:table-cell table:formula="of:= 100 * [.AK18] * [.AK25] / [.$D18]" office:value-type="float" office:value="0" calcext:value-type="float">
            <text:p>0</text:p>
          </table:table-cell>
          <table:table-cell table:formula="of:= 100 * [.AL18] * [.AL25] / [.$D18]" office:value-type="float" office:value="0" calcext:value-type="float">
            <text:p>0</text:p>
          </table:table-cell>
          <table:table-cell table:formula="of:= 100 * [.AM18] * [.AM25] / [.$D18]" office:value-type="float" office:value="0" calcext:value-type="float">
            <text:p>0</text:p>
          </table:table-cell>
          <table:table-cell table:formula="of:= 100 * [.AN18] * [.AN25] / [.$D18]" office:value-type="float" office:value="0" calcext:value-type="float">
            <text:p>0</text:p>
          </table:table-cell>
          <table:table-cell table:formula="of:= 100 * [.AO18] * [.AO25] / [.$D18]" office:value-type="float" office:value="0" calcext:value-type="float">
            <text:p>0</text:p>
          </table:table-cell>
          <table:table-cell table:formula="of:= 100 * [.AP18] * [.AP25] / [.$D18]" office:value-type="float" office:value="0" calcext:value-type="float">
            <text:p>0</text:p>
          </table:table-cell>
          <table:table-cell table:formula="of:= 100 * [.AQ18] * [.AQ25] / [.$D18]" office:value-type="float" office:value="0" calcext:value-type="float">
            <text:p>0</text:p>
          </table:table-cell>
          <table:table-cell table:formula="of:= 100 * [.AR18] * [.AR25] / [.$D18]" office:value-type="float" office:value="0" calcext:value-type="float">
            <text:p>0</text:p>
          </table:table-cell>
          <table:table-cell table:formula="of:= 100 * [.AS18] * [.AS25] / [.$D18]" office:value-type="float" office:value="0" calcext:value-type="float">
            <text:p>0</text:p>
          </table:table-cell>
          <table:table-cell table:formula="of:= 100 * [.AT18] * [.AT25] / [.$D18]" office:value-type="float" office:value="0" calcext:value-type="float">
            <text:p>0</text:p>
          </table:table-cell>
          <table:table-cell table:formula="of:= 100 * [.AU18] * [.AU25] / [.$D18]" office:value-type="float" office:value="0" calcext:value-type="float">
            <text:p>0</text:p>
          </table:table-cell>
          <table:table-cell table:formula="of:= 100 * [.AV18] * [.AV25] / [.$D18]" office:value-type="float" office:value="0" calcext:value-type="float">
            <text:p>0</text:p>
          </table:table-cell>
          <table:table-cell table:formula="of:= 100 * [.AW18] * [.AW25] / [.$D18]" office:value-type="float" office:value="0" calcext:value-type="float">
            <text:p>0</text:p>
          </table:table-cell>
          <table:table-cell table:formula="of:= 100 * [.AX18] * [.AX25] / [.$D18]" office:value-type="float" office:value="0" calcext:value-type="float">
            <text:p>0</text:p>
          </table:table-cell>
          <table:table-cell table:formula="of:= 100 * [.AY18] * [.AY25] / [.$D18]" office:value-type="float" office:value="0" calcext:value-type="float">
            <text:p>0</text:p>
          </table:table-cell>
          <table:table-cell table:formula="of:= 100 * [.AZ18] * [.AZ25] / [.$D18]" office:value-type="float" office:value="0" calcext:value-type="float">
            <text:p>0</text:p>
          </table:table-cell>
          <table:table-cell table:formula="of:= 100 * [.BA18] * [.BA25] / [.$D18]" office:value-type="float" office:value="0" calcext:value-type="float">
            <text:p>0</text:p>
          </table:table-cell>
          <table:table-cell table:formula="of:= 100 * [.BB18] * [.BB25] / [.$D18]" office:value-type="float" office:value="0" calcext:value-type="float">
            <text:p>0</text:p>
          </table:table-cell>
          <table:table-cell table:formula="of:= 100 * [.BC18] * [.BC25] / [.$D18]" office:value-type="float" office:value="0" calcext:value-type="float">
            <text:p>0</text:p>
          </table:table-cell>
          <table:table-cell table:formula="of:= 100 * [.BD18] * [.BD25] / [.$D18]" office:value-type="float" office:value="0" calcext:value-type="float">
            <text:p>0</text:p>
          </table:table-cell>
          <table:table-cell table:formula="of:= 100 * [.BE18] * [.BE25] / [.$D18]" office:value-type="float" office:value="0" calcext:value-type="float">
            <text:p>0</text:p>
          </table:table-cell>
          <table:table-cell table:formula="of:= 100 * [.BF18] * [.BF25] / [.$D18]" office:value-type="float" office:value="0" calcext:value-type="float">
            <text:p>0</text:p>
          </table:table-cell>
          <table:table-cell table:formula="of:= 100 * [.BG18] * [.BG25] / [.$D18]" office:value-type="float" office:value="0" calcext:value-type="float">
            <text:p>0</text:p>
          </table:table-cell>
          <table:table-cell table:formula="of:= 100 * [.BH18] * [.BH25] / [.$D18]" office:value-type="float" office:value="0" calcext:value-type="float">
            <text:p>0</text:p>
          </table:table-cell>
          <table:table-cell table:formula="of:= 100 * [.BI18] * [.BI25] / [.$D18]" office:value-type="float" office:value="0" calcext:value-type="float">
            <text:p>0</text:p>
          </table:table-cell>
          <table:table-cell table:formula="of:= 100 * [.BJ18] * [.BJ25] / [.$D18]" office:value-type="float" office:value="0" calcext:value-type="float">
            <text:p>0</text:p>
          </table:table-cell>
          <table:table-cell table:formula="of:= 100 * [.BK18] * [.BK25] / [.$D18]" office:value-type="float" office:value="0" calcext:value-type="float">
            <text:p>0</text:p>
          </table:table-cell>
          <table:table-cell table:formula="of:= 100 * [.BL18] * [.BL25] / [.$D18]" office:value-type="float" office:value="0" calcext:value-type="float">
            <text:p>0</text:p>
          </table:table-cell>
          <table:table-cell table:formula="of:= 100 * [.BM18] * [.BM25] / [.$D18]" office:value-type="float" office:value="0" calcext:value-type="float">
            <text:p>0</text:p>
          </table:table-cell>
          <table:table-cell table:formula="of:= 100 * [.BN18] * [.BN25] / [.$D18]" office:value-type="float" office:value="0" calcext:value-type="float">
            <text:p>0</text:p>
          </table:table-cell>
          <table:table-cell table:formula="of:= 100 * [.BO18] * [.BO25] / [.$D18]" office:value-type="float" office:value="0" calcext:value-type="float">
            <text:p>0</text:p>
          </table:table-cell>
          <table:table-cell table:formula="of:= 100 * [.BP18] * [.BP25] / [.$D18]" office:value-type="float" office:value="0" calcext:value-type="float">
            <text:p>0</text:p>
          </table:table-cell>
          <table:table-cell table:number-columns-repeated="956"/>
        </table:table-row>
        <table:table-row table:style-name="ro1">
          <table:table-cell table:number-columns-repeated="4"/>
          <table:table-cell table:style-name="ce4" table:formula="of:=SUM([.G33:.BP33])" office:value-type="float" office:value="48.0933631" calcext:value-type="float">
            <text:p>48.09</text:p>
          </table:table-cell>
          <table:table-cell office:value-type="string" calcext:value-type="string">
            <text:p>RTP%</text:p>
          </table:table-cell>
          <table:table-cell table:formula="of:= 100 * [.G19] * [.G26] / [.$D19]" office:value-type="float" office:value="0" calcext:value-type="float">
            <text:p>0</text:p>
          </table:table-cell>
          <table:table-cell table:formula="of:= 100 * [.H19] * [.H26] / [.$D19]" office:value-type="float" office:value="0.171904761904762" calcext:value-type="float">
            <text:p>0.1719047619</text:p>
          </table:table-cell>
          <table:table-cell table:formula="of:= 100 * [.I19] * [.I26] / [.$D19]" office:value-type="float" office:value="0.815142857142857" calcext:value-type="float">
            <text:p>0.8151428571</text:p>
          </table:table-cell>
          <table:table-cell table:formula="of:= 100 * [.J19] * [.J26] / [.$D19]" office:value-type="float" office:value="2.44838095238095" calcext:value-type="float">
            <text:p>2.4483809524</text:p>
          </table:table-cell>
          <table:table-cell table:formula="of:= 100 * [.K19] * [.K26] / [.$D19]" office:value-type="float" office:value="5.38266666666667" calcext:value-type="float">
            <text:p>5.3826666667</text:p>
          </table:table-cell>
          <table:table-cell table:formula="of:= 100 * [.L19] * [.L26] / [.$D19]" office:value-type="float" office:value="9.99371428571429" calcext:value-type="float">
            <text:p>9.9937142857</text:p>
          </table:table-cell>
          <table:table-cell table:formula="of:= 100 * [.M19] * [.M26] / [.$D19]" office:value-type="float" office:value="15.7735714285714" calcext:value-type="float">
            <text:p>15.7735714286</text:p>
          </table:table-cell>
          <table:table-cell table:formula="of:= 100 * [.N19] * [.N26] / [.$D19]" office:value-type="float" office:value="5.49580952380952" calcext:value-type="float">
            <text:p>5.4958095238</text:p>
          </table:table-cell>
          <table:table-cell table:formula="of:= 100 * [.O19] * [.O26] / [.$D19]" office:value-type="float" office:value="4.46580952380952" calcext:value-type="float">
            <text:p>4.4658095238</text:p>
          </table:table-cell>
          <table:table-cell table:formula="of:= 100 * [.P19] * [.P26] / [.$D19]" office:value-type="float" office:value="1.37646666666667" calcext:value-type="float">
            <text:p>1.3764666667</text:p>
          </table:table-cell>
          <table:table-cell table:formula="of:= 100 * [.Q19] * [.Q26] / [.$D19]" office:value-type="float" office:value="1.01115" calcext:value-type="float">
            <text:p>1.01115</text:p>
          </table:table-cell>
          <table:table-cell table:formula="of:= 100 * [.R19] * [.R26] / [.$D19]" office:value-type="float" office:value="0.287916666666667" calcext:value-type="float">
            <text:p>0.2879166667</text:p>
          </table:table-cell>
          <table:table-cell table:formula="of:= 100 * [.S19] * [.S26] / [.$D19]" office:value-type="float" office:value="0.198054285714286" calcext:value-type="float">
            <text:p>0.1980542857</text:p>
          </table:table-cell>
          <table:table-cell table:formula="of:= 100 * [.T19] * [.T26] / [.$D19]" office:value-type="float" office:value="0.0529917619047619" calcext:value-type="float">
            <text:p>0.0529917619</text:p>
          </table:table-cell>
          <table:table-cell table:formula="of:= 100 * [.U19] * [.U26] / [.$D19]" office:value-type="float" office:value="0.0623808428571429" calcext:value-type="float">
            <text:p>0.0623808429</text:p>
          </table:table-cell>
          <table:table-cell table:formula="of:= 100 * [.V19] * [.V26] / [.$D19]" office:value-type="float" office:value="0.0709576" calcext:value-type="float">
            <text:p>0.0709576</text:p>
          </table:table-cell>
          <table:table-cell table:formula="of:= 100 * [.W19] * [.W26] / [.$D19]" office:value-type="float" office:value="0.0781929666666667" calcext:value-type="float">
            <text:p>0.0781929667</text:p>
          </table:table-cell>
          <table:table-cell table:formula="of:= 100 * [.X19] * [.X26] / [.$D19]" office:value-type="float" office:value="0.0827550857142857" calcext:value-type="float">
            <text:p>0.0827550857</text:p>
          </table:table-cell>
          <table:table-cell table:formula="of:= 100 * [.Y19] * [.Y26] / [.$D19]" office:value-type="float" office:value="0.0840137857142857" calcext:value-type="float">
            <text:p>0.0840137857</text:p>
          </table:table-cell>
          <table:table-cell table:formula="of:= 100 * [.Z19] * [.Z26] / [.$D19]" office:value-type="float" office:value="0.0808363619047619" calcext:value-type="float">
            <text:p>0.0808363619</text:p>
          </table:table-cell>
          <table:table-cell table:formula="of:= 100 * [.AA19] * [.AA26] / [.$D19]" office:value-type="float" office:value="0.0718674142857143" calcext:value-type="float">
            <text:p>0.0718674143</text:p>
          </table:table-cell>
          <table:table-cell table:formula="of:= 100 * [.AB19] * [.AB26] / [.$D19]" office:value-type="float" office:value="0.0561751523809524" calcext:value-type="float">
            <text:p>0.0561751524</text:p>
          </table:table-cell>
          <table:table-cell table:formula="of:= 100 * [.AC19] * [.AC26] / [.$D19]" office:value-type="float" office:value="0.0326045095238095" calcext:value-type="float">
            <text:p>0.0326045095</text:p>
          </table:table-cell>
          <table:table-cell table:formula="of:= 100 * [.AD19] * [.AD26] / [.$D19]" office:value-type="float" office:value="0" calcext:value-type="float">
            <text:p>0</text:p>
          </table:table-cell>
          <table:table-cell table:formula="of:= 100 * [.AE19] * [.AE26] / [.$D19]" office:value-type="float" office:value="0" calcext:value-type="float">
            <text:p>0</text:p>
          </table:table-cell>
          <table:table-cell table:formula="of:= 100 * [.AF19] * [.AF26] / [.$D19]" office:value-type="float" office:value="0" calcext:value-type="float">
            <text:p>0</text:p>
          </table:table-cell>
          <table:table-cell table:formula="of:= 100 * [.AG19] * [.AG26] / [.$D19]" office:value-type="float" office:value="0" calcext:value-type="float">
            <text:p>0</text:p>
          </table:table-cell>
          <table:table-cell table:formula="of:= 100 * [.AH19] * [.AH26] / [.$D19]" office:value-type="float" office:value="0" calcext:value-type="float">
            <text:p>0</text:p>
          </table:table-cell>
          <table:table-cell table:formula="of:= 100 * [.AI19] * [.AI26] / [.$D19]" office:value-type="float" office:value="0" calcext:value-type="float">
            <text:p>0</text:p>
          </table:table-cell>
          <table:table-cell table:formula="of:= 100 * [.AJ19] * [.AJ26] / [.$D19]" office:value-type="float" office:value="0" calcext:value-type="float">
            <text:p>0</text:p>
          </table:table-cell>
          <table:table-cell table:formula="of:= 100 * [.AK19] * [.AK26] / [.$D19]" office:value-type="float" office:value="0" calcext:value-type="float">
            <text:p>0</text:p>
          </table:table-cell>
          <table:table-cell table:formula="of:= 100 * [.AL19] * [.AL26] / [.$D19]" office:value-type="float" office:value="0" calcext:value-type="float">
            <text:p>0</text:p>
          </table:table-cell>
          <table:table-cell table:formula="of:= 100 * [.AM19] * [.AM26] / [.$D19]" office:value-type="float" office:value="0" calcext:value-type="float">
            <text:p>0</text:p>
          </table:table-cell>
          <table:table-cell table:formula="of:= 100 * [.AN19] * [.AN26] / [.$D19]" office:value-type="float" office:value="0" calcext:value-type="float">
            <text:p>0</text:p>
          </table:table-cell>
          <table:table-cell table:formula="of:= 100 * [.AO19] * [.AO26] / [.$D19]" office:value-type="float" office:value="0" calcext:value-type="float">
            <text:p>0</text:p>
          </table:table-cell>
          <table:table-cell table:formula="of:= 100 * [.AP19] * [.AP26] / [.$D19]" office:value-type="float" office:value="0" calcext:value-type="float">
            <text:p>0</text:p>
          </table:table-cell>
          <table:table-cell table:formula="of:= 100 * [.AQ19] * [.AQ26] / [.$D19]" office:value-type="float" office:value="0" calcext:value-type="float">
            <text:p>0</text:p>
          </table:table-cell>
          <table:table-cell table:formula="of:= 100 * [.AR19] * [.AR26] / [.$D19]" office:value-type="float" office:value="0" calcext:value-type="float">
            <text:p>0</text:p>
          </table:table-cell>
          <table:table-cell table:formula="of:= 100 * [.AS19] * [.AS26] / [.$D19]" office:value-type="float" office:value="0" calcext:value-type="float">
            <text:p>0</text:p>
          </table:table-cell>
          <table:table-cell table:formula="of:= 100 * [.AT19] * [.AT26] / [.$D19]" office:value-type="float" office:value="0" calcext:value-type="float">
            <text:p>0</text:p>
          </table:table-cell>
          <table:table-cell table:formula="of:= 100 * [.AU19] * [.AU26] / [.$D19]" office:value-type="float" office:value="0" calcext:value-type="float">
            <text:p>0</text:p>
          </table:table-cell>
          <table:table-cell table:formula="of:= 100 * [.AV19] * [.AV26] / [.$D19]" office:value-type="float" office:value="0" calcext:value-type="float">
            <text:p>0</text:p>
          </table:table-cell>
          <table:table-cell table:formula="of:= 100 * [.AW19] * [.AW26] / [.$D19]" office:value-type="float" office:value="0" calcext:value-type="float">
            <text:p>0</text:p>
          </table:table-cell>
          <table:table-cell table:formula="of:= 100 * [.AX19] * [.AX26] / [.$D19]" office:value-type="float" office:value="0" calcext:value-type="float">
            <text:p>0</text:p>
          </table:table-cell>
          <table:table-cell table:formula="of:= 100 * [.AY19] * [.AY26] / [.$D19]" office:value-type="float" office:value="0" calcext:value-type="float">
            <text:p>0</text:p>
          </table:table-cell>
          <table:table-cell table:formula="of:= 100 * [.AZ19] * [.AZ26] / [.$D19]" office:value-type="float" office:value="0" calcext:value-type="float">
            <text:p>0</text:p>
          </table:table-cell>
          <table:table-cell table:formula="of:= 100 * [.BA19] * [.BA26] / [.$D19]" office:value-type="float" office:value="0" calcext:value-type="float">
            <text:p>0</text:p>
          </table:table-cell>
          <table:table-cell table:formula="of:= 100 * [.BB19] * [.BB26] / [.$D19]" office:value-type="float" office:value="0" calcext:value-type="float">
            <text:p>0</text:p>
          </table:table-cell>
          <table:table-cell table:formula="of:= 100 * [.BC19] * [.BC26] / [.$D19]" office:value-type="float" office:value="0" calcext:value-type="float">
            <text:p>0</text:p>
          </table:table-cell>
          <table:table-cell table:formula="of:= 100 * [.BD19] * [.BD26] / [.$D19]" office:value-type="float" office:value="0" calcext:value-type="float">
            <text:p>0</text:p>
          </table:table-cell>
          <table:table-cell table:formula="of:= 100 * [.BE19] * [.BE26] / [.$D19]" office:value-type="float" office:value="0" calcext:value-type="float">
            <text:p>0</text:p>
          </table:table-cell>
          <table:table-cell table:formula="of:= 100 * [.BF19] * [.BF26] / [.$D19]" office:value-type="float" office:value="0" calcext:value-type="float">
            <text:p>0</text:p>
          </table:table-cell>
          <table:table-cell table:formula="of:= 100 * [.BG19] * [.BG26] / [.$D19]" office:value-type="float" office:value="0" calcext:value-type="float">
            <text:p>0</text:p>
          </table:table-cell>
          <table:table-cell table:formula="of:= 100 * [.BH19] * [.BH26] / [.$D19]" office:value-type="float" office:value="0" calcext:value-type="float">
            <text:p>0</text:p>
          </table:table-cell>
          <table:table-cell table:formula="of:= 100 * [.BI19] * [.BI26] / [.$D19]" office:value-type="float" office:value="0" calcext:value-type="float">
            <text:p>0</text:p>
          </table:table-cell>
          <table:table-cell table:formula="of:= 100 * [.BJ19] * [.BJ26] / [.$D19]" office:value-type="float" office:value="0" calcext:value-type="float">
            <text:p>0</text:p>
          </table:table-cell>
          <table:table-cell table:formula="of:= 100 * [.BK19] * [.BK26] / [.$D19]" office:value-type="float" office:value="0" calcext:value-type="float">
            <text:p>0</text:p>
          </table:table-cell>
          <table:table-cell table:formula="of:= 100 * [.BL19] * [.BL26] / [.$D19]" office:value-type="float" office:value="0" calcext:value-type="float">
            <text:p>0</text:p>
          </table:table-cell>
          <table:table-cell table:formula="of:= 100 * [.BM19] * [.BM26] / [.$D19]" office:value-type="float" office:value="0" calcext:value-type="float">
            <text:p>0</text:p>
          </table:table-cell>
          <table:table-cell table:formula="of:= 100 * [.BN19] * [.BN26] / [.$D19]" office:value-type="float" office:value="0" calcext:value-type="float">
            <text:p>0</text:p>
          </table:table-cell>
          <table:table-cell table:formula="of:= 100 * [.BO19] * [.BO26] / [.$D19]" office:value-type="float" office:value="0" calcext:value-type="float">
            <text:p>0</text:p>
          </table:table-cell>
          <table:table-cell table:formula="of:= 100 * [.BP19] * [.BP26] / [.$D19]" office:value-type="float" office:value="0" calcext:value-type="float">
            <text:p>0</text:p>
          </table:table-cell>
          <table:table-cell table:number-columns-repeated="956"/>
        </table:table-row>
      </table:table>
      <table:table table:name="Коефициенти - Трети Вариант" table:style-name="ta1">
        <table:table-column table:style-name="co9" table:number-columns-repeated="3" table:default-cell-style-name="Default"/>
        <table:table-column table:style-name="co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6" table:number-columns-repeated="59" table:default-cell-style-name="Default"/>
        <table:table-row table:style-name="ro1">
          <table:table-cell office:value-type="string" calcext:value-type="string">
            <text:p>Lucky Six при сфера с 90 топки от която се теглят 66.</text:p>
          </table:table-cell>
          <table:table-cell table:number-columns-repeated="64"/>
        </table:table-row>
        <table:table-row table:style-name="ro1">
          <table:table-cell table:number-columns-repeated="65"/>
        </table:table-row>
        <table:table-row table:style-name="ro1">
          <table:table-cell office:value-type="string" calcext:value-type="string">
            <text:p>Трябва да бъдат познати поне 9 топки.</text:p>
          </table:table-cell>
          <table:table-cell table:number-columns-repeated="64"/>
        </table:table-row>
        <table:table-row table:style-name="ro1">
          <table:table-cell table:number-columns-repeated="65"/>
        </table:table-row>
        <table:table-row table:style-name="ro1">
          <table:table-cell office:value-type="string" calcext:value-type="string">
            <text:p>Играчът избира първоначално от 9 до 15 числа.</text:p>
          </table:table-cell>
          <table:table-cell table:number-columns-repeated="64"/>
        </table:table-row>
        <table:table-row table:style-name="ro1">
          <table:table-cell table:number-columns-repeated="65"/>
        </table:table-row>
        <table:table-row table:style-name="ro1">
          <table:table-cell office:value-type="string" calcext:value-type="string">
            <text:p>Коефициентът за печалба се определя от номера под който е позната шеста топка в талона.</text:p>
          </table:table-cell>
          <table:table-cell table:number-columns-repeated="64"/>
        </table:table-row>
        <table:table-row table:style-name="ro1">
          <table:table-cell table:number-columns-repeated="65"/>
        </table:table-row>
        <table:table-row table:style-name="ro1">
          <table:table-cell office:value-type="string" calcext:value-type="string">
            <text:p>Брой цветове с 9 или повече топки от един цвят:</text:p>
          </table:table-cell>
          <table:table-cell table:number-columns-repeated="5"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48"/>
        </table:table-row>
        <table:table-row table:style-name="ro1">
          <table:table-cell table:number-columns-repeated="5"/>
          <table:table-cell office:value-type="string" calcext:value-type="string">
            <text:p>Вероятност</text:p>
          </table:table-cell>
          <table:table-cell table:formula="of:= 553025223 / 1000000000" office:value-type="float" office:value="0.553025223" calcext:value-type="float">
            <text:p>0.553025223</text:p>
          </table:table-cell>
          <table:table-cell table:formula="of:= 373999539 / 1000000000" office:value-type="float" office:value="0.373999539" calcext:value-type="float">
            <text:p>0.373999539</text:p>
          </table:table-cell>
          <table:table-cell table:formula="of:= 68902199 / 1000000000" office:value-type="float" office:value="0.068902199" calcext:value-type="float">
            <text:p>0.068902199</text:p>
          </table:table-cell>
          <table:table-cell table:formula="of:= 4007116 / 1000000000" office:value-type="float" office:value="0.004007116" calcext:value-type="float">
            <text:p>0.004007116</text:p>
          </table:table-cell>
          <table:table-cell table:formula="of:= 65704 / 1000000000" office:value-type="float" office:value="0.000065704" calcext:value-type="float">
            <text:p>0.000065704</text:p>
          </table:table-cell>
          <table:table-cell table:formula="of:= 219 / 1000000000" office:value-type="float" office:value="0.000000219" calcext:value-type="float">
            <text:p>0.000000219</text:p>
          </table:table-cell>
          <table:table-cell table:formula="of:= 0 / 1000000000" office:value-type="float" office:value="0" calcext:value-type="float">
            <text:p>0</text:p>
          </table:table-cell>
          <table:table-cell table:formula="of:= 0 / 1000000000" office:value-type="float" office:value="0" calcext:value-type="float">
            <text:p>0</text:p>
          </table:table-cell>
          <table:table-cell table:formula="of:= 0 / 1000000000" office:value-type="float" office:value="0" calcext:value-type="float">
            <text:p>0</text:p>
          </table:table-cell>
          <table:table-cell table:formula="of:= 0 / 1000000000" office:value-type="float" office:value="0" calcext:value-type="float">
            <text:p>0</text:p>
          </table:table-cell>
          <table:table-cell table:formula="of:= 0 / 1000000000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 table:number-columns-repeated="5"/>
          <table:table-cell office:value-type="string" calcext:value-type="string">
            <text:p>Коефициент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  <table:table-cell office:value-type="float" office:value="13.5" calcext:value-type="float">
            <text:p>13.5</text:p>
          </table:table-cell>
          <table:table-cell office:value-type="float" office:value="230" calcext:value-type="float">
            <text:p>230</text:p>
          </table:table-cell>
          <table:table-cell table:number-columns-repeated="55"/>
        </table:table-row>
        <table:table-row table:style-name="ro1">
          <table:table-cell table:number-columns-repeated="5"/>
          <table:table-cell office:value-type="string" calcext:value-type="string">
            <text:p>RTP%</text:p>
          </table:table-cell>
          <table:table-cell table:style-name="ce3" table:formula="of:= 100 * [.G10] * [.G11]" office:value-type="float" office:value="0" calcext:value-type="float">
            <text:p>0.00</text:p>
          </table:table-cell>
          <table:table-cell table:style-name="ce3" table:formula="of:= 100 * [.H10] * [.H11]" office:value-type="float" office:value="93.49988475" calcext:value-type="float">
            <text:p>93.50</text:p>
          </table:table-cell>
          <table:table-cell table:style-name="ce3" table:formula="of:= 100 * [.I10] * [.I11]" office:value-type="float" office:value="93.01796865" calcext:value-type="float">
            <text:p>93.02</text:p>
          </table:table-cell>
          <table:table-cell table:style-name="ce3" table:formula="of:= 100 * SUM([.J10:.Q10]) * [.J11]" office:value-type="float" office:value="93.679897" calcext:value-type="float">
            <text:p>93.68</text:p>
          </table:table-cell>
          <table:table-cell table:style-name="ce3" table:number-columns-repeated="7"/>
          <table:table-cell table:number-columns-repeated="48"/>
        </table:table-row>
        <table:table-row table:style-name="ro1">
          <table:table-cell table:number-columns-repeated="65"/>
        </table:table-row>
        <table:table-row table:style-name="ro1">
          <table:table-cell table:style-name="ce1" office:value-type="string" calcext:value-type="string">
            <text:p>Брой топки за познаване</text:p>
          </table:table-cell>
          <table:table-cell table:style-name="ce1" office:value-type="string" calcext:value-type="string">
            <text:p>Залог за комбинация</text:p>
          </table:table-cell>
          <table:table-cell table:style-name="ce1" office:value-type="string" calcext:value-type="string">
            <text:p>Комбинации</text:p>
          </table:table-cell>
          <table:table-cell table:style-name="ce1" office:value-type="string" calcext:value-type="string">
            <text:p>Минимален общ залог</text:p>
          </table:table-cell>
          <table:table-cell/>
          <table:table-cell table:style-name="ce1" office:value-type="string" calcext:value-type="string">
            <text:p>Познаване при изтеглена топка номер:</text:p>
          </table:table-cell>
          <table:table-cell table:style-name="ce1" office:value-type="string" calcext:value-type="string">
            <text:p>Няма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66" calcext:value-type="float">
            <text:p>66</text:p>
          </table:table-cell>
        </table:table-row>
        <table:table-row table:style-name="ro1">
          <table:table-cell table:style-name="ce2" office:value-type="string" calcext:value-type="string">
            <text:p>9/9</text:p>
          </table:table-cell>
          <table:table-cell table:style-name="ce3" table:formula="of:= [.D15] / [.C15]" office:value-type="float" office:value="0.1" calcext:value-type="float">
            <text:p>0.10</text:p>
          </table:table-cell>
          <table:table-cell table:formula="of:=COMBIN(9;9)"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string" calcext:value-type="string">
            <text:p>Вероятност</text:p>
          </table:table-cell>
          <table:table-cell table:formula="of:= 947597366 / 1000000000" office:value-type="float" office:value="0.947597366" calcext:value-type="float">
            <text:p>0.947597366</text:p>
          </table:table-cell>
          <table:table-cell table:formula="of:= 1 / 100000000000000" office:value-type="float" office:value="0.00000000000001" calcext:value-type="float">
            <text:p>1E-14</text:p>
          </table:table-cell>
          <table:table-cell table:formula="of:= 1 / 100000000000000" office:value-type="float" office:value="0.00000000000001" calcext:value-type="float">
            <text:p>1E-14</text:p>
          </table:table-cell>
          <table:table-cell table:formula="of:= 1 / 100000000000000" office:value-type="float" office:value="0.00000000000001" calcext:value-type="float">
            <text:p>1E-14</text:p>
          </table:table-cell>
          <table:table-cell table:formula="of:= 1 / 1000000000" office:value-type="float" office:value="0.000000001" calcext:value-type="float">
            <text:p>0.000000001</text:p>
          </table:table-cell>
          <table:table-cell table:formula="of:= 1 / 1000000000" office:value-type="float" office:value="0.000000001" calcext:value-type="float">
            <text:p>0.000000001</text:p>
          </table:table-cell>
          <table:table-cell table:formula="of:= 3 / 1000000000" office:value-type="float" office:value="0.000000003" calcext:value-type="float">
            <text:p>0.000000003</text:p>
          </table:table-cell>
          <table:table-cell table:formula="of:= 3 / 1000000000" office:value-type="float" office:value="0.000000003" calcext:value-type="float">
            <text:p>0.000000003</text:p>
          </table:table-cell>
          <table:table-cell table:formula="of:= 13 / 1000000000" office:value-type="float" office:value="0.000000013" calcext:value-type="float">
            <text:p>0.000000013</text:p>
          </table:table-cell>
          <table:table-cell table:formula="of:= 20 / 1000000000" office:value-type="float" office:value="0.00000002" calcext:value-type="float">
            <text:p>0.00000002</text:p>
          </table:table-cell>
          <table:table-cell table:formula="of:= 37 / 1000000000" office:value-type="float" office:value="0.000000037" calcext:value-type="float">
            <text:p>0.000000037</text:p>
          </table:table-cell>
          <table:table-cell table:formula="of:= 55 / 1000000000" office:value-type="float" office:value="0.000000055" calcext:value-type="float">
            <text:p>0.000000055</text:p>
          </table:table-cell>
          <table:table-cell table:formula="of:= 102 / 1000000000" office:value-type="float" office:value="0.000000102" calcext:value-type="float">
            <text:p>0.000000102</text:p>
          </table:table-cell>
          <table:table-cell table:formula="of:= 169 / 1000000000" office:value-type="float" office:value="0.000000169" calcext:value-type="float">
            <text:p>0.000000169</text:p>
          </table:table-cell>
          <table:table-cell table:formula="of:= 343 / 1000000000" office:value-type="float" office:value="0.000000343" calcext:value-type="float">
            <text:p>0.000000343</text:p>
          </table:table-cell>
          <table:table-cell table:formula="of:= 484 / 1000000000" office:value-type="float" office:value="0.000000484" calcext:value-type="float">
            <text:p>0.000000484</text:p>
          </table:table-cell>
          <table:table-cell table:formula="of:= 681 / 1000000000" office:value-type="float" office:value="0.000000681" calcext:value-type="float">
            <text:p>0.000000681</text:p>
          </table:table-cell>
          <table:table-cell table:formula="of:= 1059 / 1000000000" office:value-type="float" office:value="0.000001059" calcext:value-type="float">
            <text:p>0.000001059</text:p>
          </table:table-cell>
          <table:table-cell table:formula="of:= 1445 / 1000000000" office:value-type="float" office:value="0.000001445" calcext:value-type="float">
            <text:p>0.000001445</text:p>
          </table:table-cell>
          <table:table-cell table:formula="of:= 2149 / 1000000000" office:value-type="float" office:value="0.000002149" calcext:value-type="float">
            <text:p>0.000002149</text:p>
          </table:table-cell>
          <table:table-cell table:formula="of:= 3236 / 1000000000" office:value-type="float" office:value="0.000003236" calcext:value-type="float">
            <text:p>0.000003236</text:p>
          </table:table-cell>
          <table:table-cell table:formula="of:= 4354 / 1000000000" office:value-type="float" office:value="0.000004354" calcext:value-type="float">
            <text:p>0.000004354</text:p>
          </table:table-cell>
          <table:table-cell table:formula="of:= 6121 / 1000000000" office:value-type="float" office:value="0.000006121" calcext:value-type="float">
            <text:p>0.000006121</text:p>
          </table:table-cell>
          <table:table-cell table:formula="of:= 8179 / 1000000000" office:value-type="float" office:value="0.000008179" calcext:value-type="float">
            <text:p>0.000008179</text:p>
          </table:table-cell>
          <table:table-cell table:formula="of:= 10997 / 1000000000" office:value-type="float" office:value="0.000010997" calcext:value-type="float">
            <text:p>0.000010997</text:p>
          </table:table-cell>
          <table:table-cell table:formula="of:= 14991 / 1000000000" office:value-type="float" office:value="0.000014991" calcext:value-type="float">
            <text:p>0.000014991</text:p>
          </table:table-cell>
          <table:table-cell table:formula="of:= 19691 / 1000000000" office:value-type="float" office:value="0.000019691" calcext:value-type="float">
            <text:p>0.000019691</text:p>
          </table:table-cell>
          <table:table-cell table:formula="of:= 25700 / 1000000000" office:value-type="float" office:value="0.0000257" calcext:value-type="float">
            <text:p>0.0000257</text:p>
          </table:table-cell>
          <table:table-cell table:formula="of:= 33646 / 1000000000" office:value-type="float" office:value="0.000033646" calcext:value-type="float">
            <text:p>0.000033646</text:p>
          </table:table-cell>
          <table:table-cell table:formula="of:= 42728 / 1000000000" office:value-type="float" office:value="0.000042728" calcext:value-type="float">
            <text:p>0.000042728</text:p>
          </table:table-cell>
          <table:table-cell table:formula="of:= 54800 / 1000000000" office:value-type="float" office:value="0.0000548" calcext:value-type="float">
            <text:p>0.0000548</text:p>
          </table:table-cell>
          <table:table-cell table:formula="of:= 68986 / 1000000000" office:value-type="float" office:value="0.000068986" calcext:value-type="float">
            <text:p>0.000068986</text:p>
          </table:table-cell>
          <table:table-cell table:formula="of:= 86755 / 1000000000" office:value-type="float" office:value="0.000086755" calcext:value-type="float">
            <text:p>0.000086755</text:p>
          </table:table-cell>
          <table:table-cell table:formula="of:= 108239 / 1000000000" office:value-type="float" office:value="0.000108239" calcext:value-type="float">
            <text:p>0.000108239</text:p>
          </table:table-cell>
          <table:table-cell table:formula="of:= 135560 / 1000000000" office:value-type="float" office:value="0.00013556" calcext:value-type="float">
            <text:p>0.00013556</text:p>
          </table:table-cell>
          <table:table-cell table:formula="of:= 167465 / 1000000000" office:value-type="float" office:value="0.000167465" calcext:value-type="float">
            <text:p>0.000167465</text:p>
          </table:table-cell>
          <table:table-cell table:formula="of:= 205193 / 1000000000" office:value-type="float" office:value="0.000205193" calcext:value-type="float">
            <text:p>0.000205193</text:p>
          </table:table-cell>
          <table:table-cell table:formula="of:= 251456 / 1000000000" office:value-type="float" office:value="0.000251456" calcext:value-type="float">
            <text:p>0.000251456</text:p>
          </table:table-cell>
          <table:table-cell table:formula="of:= 305355 / 1000000000" office:value-type="float" office:value="0.000305355" calcext:value-type="float">
            <text:p>0.000305355</text:p>
          </table:table-cell>
          <table:table-cell table:formula="of:= 369625 / 1000000000" office:value-type="float" office:value="0.000369625" calcext:value-type="float">
            <text:p>0.000369625</text:p>
          </table:table-cell>
          <table:table-cell table:formula="of:= 444968 / 1000000000" office:value-type="float" office:value="0.000444968" calcext:value-type="float">
            <text:p>0.000444968</text:p>
          </table:table-cell>
          <table:table-cell table:formula="of:= 535732 / 1000000000" office:value-type="float" office:value="0.000535732" calcext:value-type="float">
            <text:p>0.000535732</text:p>
          </table:table-cell>
          <table:table-cell table:formula="of:= 637592 / 1000000000" office:value-type="float" office:value="0.000637592" calcext:value-type="float">
            <text:p>0.000637592</text:p>
          </table:table-cell>
          <table:table-cell table:formula="of:= 759446 / 1000000000" office:value-type="float" office:value="0.000759446" calcext:value-type="float">
            <text:p>0.000759446</text:p>
          </table:table-cell>
          <table:table-cell table:formula="of:= 902288 / 1000000000" office:value-type="float" office:value="0.000902288" calcext:value-type="float">
            <text:p>0.000902288</text:p>
          </table:table-cell>
          <table:table-cell table:formula="of:= 1064260 / 1000000000" office:value-type="float" office:value="0.00106426" calcext:value-type="float">
            <text:p>0.00106426</text:p>
          </table:table-cell>
          <table:table-cell table:formula="of:= 1254110 / 1000000000" office:value-type="float" office:value="0.00125411" calcext:value-type="float">
            <text:p>0.00125411</text:p>
          </table:table-cell>
          <table:table-cell table:formula="of:= 1473524 / 1000000000" office:value-type="float" office:value="0.001473524" calcext:value-type="float">
            <text:p>0.001473524</text:p>
          </table:table-cell>
          <table:table-cell table:formula="of:= 1722308 / 1000000000" office:value-type="float" office:value="0.001722308" calcext:value-type="float">
            <text:p>0.001722308</text:p>
          </table:table-cell>
          <table:table-cell table:formula="of:= 2013954 / 1000000000" office:value-type="float" office:value="0.002013954" calcext:value-type="float">
            <text:p>0.002013954</text:p>
          </table:table-cell>
          <table:table-cell table:formula="of:= 2339828 / 1000000000" office:value-type="float" office:value="0.002339828" calcext:value-type="float">
            <text:p>0.002339828</text:p>
          </table:table-cell>
          <table:table-cell table:formula="of:= 2715948 / 1000000000" office:value-type="float" office:value="0.002715948" calcext:value-type="float">
            <text:p>0.002715948</text:p>
          </table:table-cell>
          <table:table-cell table:formula="of:= 3139020 / 1000000000" office:value-type="float" office:value="0.00313902" calcext:value-type="float">
            <text:p>0.00313902</text:p>
          </table:table-cell>
          <table:table-cell table:formula="of:= 3620805 / 1000000000" office:value-type="float" office:value="0.003620805" calcext:value-type="float">
            <text:p>0.003620805</text:p>
          </table:table-cell>
          <table:table-cell table:formula="of:= 4169854 / 1000000000" office:value-type="float" office:value="0.004169854" calcext:value-type="float">
            <text:p>0.004169854</text:p>
          </table:table-cell>
          <table:table-cell table:formula="of:= 4788031 / 1000000000" office:value-type="float" office:value="0.004788031" calcext:value-type="float">
            <text:p>0.004788031</text:p>
          </table:table-cell>
          <table:table-cell table:formula="of:= 5478508 / 1000000000" office:value-type="float" office:value="0.005478508" calcext:value-type="float">
            <text:p>0.005478508</text:p>
          </table:table-cell>
          <table:table-cell table:formula="of:= 6266163 / 1000000000" office:value-type="float" office:value="0.006266163" calcext:value-type="float">
            <text:p>0.006266163</text:p>
          </table:table-cell>
          <table:table-cell table:formula="of:= 7146653 / 1000000000" office:value-type="float" office:value="0.007146653" calcext:value-type="float">
            <text:p>0.007146653</text:p>
          </table:table-cell>
        </table:table-row>
        <table:table-row table:style-name="ro1">
          <table:table-cell table:style-name="ce2" office:value-type="string" calcext:value-type="string">
            <text:p>9/10</text:p>
          </table:table-cell>
          <table:table-cell table:style-name="ce3" table:formula="of:= [.D16] / [.C16]" office:value-type="float" office:value="0.1" calcext:value-type="float">
            <text:p>0.10</text:p>
          </table:table-cell>
          <table:table-cell table:formula="of:=COMBIN(10;9)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Вероятност</text:p>
          </table:table-cell>
          <table:table-cell table:formula="of:= 807840454 / 1000000000" office:value-type="float" office:value="0.807840454" calcext:value-type="float">
            <text:p>0.807840454</text:p>
          </table:table-cell>
          <table:table-cell table:formula="of:= 1 / 100000000000000" office:value-type="float" office:value="0.00000000000001" calcext:value-type="float">
            <text:p>1E-14</text:p>
          </table:table-cell>
          <table:table-cell table:formula="of:= 1 / 100000000000000" office:value-type="float" office:value="0.00000000000001" calcext:value-type="float">
            <text:p>1E-14</text:p>
          </table:table-cell>
          <table:table-cell table:formula="of:= 1 / 100000000000000" office:value-type="float" office:value="0.00000000000001" calcext:value-type="float">
            <text:p>1E-14</text:p>
          </table:table-cell>
          <table:table-cell table:formula="of:= 4 / 1000000000" office:value-type="float" office:value="0.000000004" calcext:value-type="float">
            <text:p>0.000000004</text:p>
          </table:table-cell>
          <table:table-cell table:formula="of:= 11 / 1000000000" office:value-type="float" office:value="0.000000011" calcext:value-type="float">
            <text:p>0.000000011</text:p>
          </table:table-cell>
          <table:table-cell table:formula="of:= 14 / 1000000000" office:value-type="float" office:value="0.000000014" calcext:value-type="float">
            <text:p>0.000000014</text:p>
          </table:table-cell>
          <table:table-cell table:formula="of:= 44 / 1000000000" office:value-type="float" office:value="0.000000044" calcext:value-type="float">
            <text:p>0.000000044</text:p>
          </table:table-cell>
          <table:table-cell table:formula="of:= 82 / 1000000000" office:value-type="float" office:value="0.000000082" calcext:value-type="float">
            <text:p>0.000000082</text:p>
          </table:table-cell>
          <table:table-cell table:formula="of:= 186 / 1000000000" office:value-type="float" office:value="0.000000186" calcext:value-type="float">
            <text:p>0.000000186</text:p>
          </table:table-cell>
          <table:table-cell table:formula="of:= 303 / 1000000000" office:value-type="float" office:value="0.000000303" calcext:value-type="float">
            <text:p>0.000000303</text:p>
          </table:table-cell>
          <table:table-cell table:formula="of:= 569 / 1000000000" office:value-type="float" office:value="0.000000569" calcext:value-type="float">
            <text:p>0.000000569</text:p>
          </table:table-cell>
          <table:table-cell table:formula="of:= 896 / 1000000000" office:value-type="float" office:value="0.000000896" calcext:value-type="float">
            <text:p>0.000000896</text:p>
          </table:table-cell>
          <table:table-cell table:formula="of:= 1480 / 1000000000" office:value-type="float" office:value="0.00000148" calcext:value-type="float">
            <text:p>0.00000148</text:p>
          </table:table-cell>
          <table:table-cell table:formula="of:= 2311 / 1000000000" office:value-type="float" office:value="0.000002311" calcext:value-type="float">
            <text:p>0.000002311</text:p>
          </table:table-cell>
          <table:table-cell table:formula="of:= 3703 / 1000000000" office:value-type="float" office:value="0.000003703" calcext:value-type="float">
            <text:p>0.000003703</text:p>
          </table:table-cell>
          <table:table-cell table:formula="of:= 5651 / 1000000000" office:value-type="float" office:value="0.000005651" calcext:value-type="float">
            <text:p>0.000005651</text:p>
          </table:table-cell>
          <table:table-cell table:formula="of:= 8315 / 1000000000" office:value-type="float" office:value="0.000008315" calcext:value-type="float">
            <text:p>0.000008315</text:p>
          </table:table-cell>
          <table:table-cell table:formula="of:= 12150 / 1000000000" office:value-type="float" office:value="0.00001215" calcext:value-type="float">
            <text:p>0.00001215</text:p>
          </table:table-cell>
          <table:table-cell table:formula="of:= 17425 / 1000000000" office:value-type="float" office:value="0.000017425" calcext:value-type="float">
            <text:p>0.000017425</text:p>
          </table:table-cell>
          <table:table-cell table:formula="of:= 24238 / 1000000000" office:value-type="float" office:value="0.000024238" calcext:value-type="float">
            <text:p>0.000024238</text:p>
          </table:table-cell>
          <table:table-cell table:formula="of:= 32604 / 1000000000" office:value-type="float" office:value="0.000032604" calcext:value-type="float">
            <text:p>0.000032604</text:p>
          </table:table-cell>
          <table:table-cell table:formula="of:= 45125 / 1000000000" office:value-type="float" office:value="0.000045125" calcext:value-type="float">
            <text:p>0.000045125</text:p>
          </table:table-cell>
          <table:table-cell table:formula="of:= 60393 / 1000000000" office:value-type="float" office:value="0.000060393" calcext:value-type="float">
            <text:p>0.000060393</text:p>
          </table:table-cell>
          <table:table-cell table:formula="of:= 79421 / 1000000000" office:value-type="float" office:value="0.000079421" calcext:value-type="float">
            <text:p>0.000079421</text:p>
          </table:table-cell>
          <table:table-cell table:formula="of:= 105000 / 1000000000" office:value-type="float" office:value="0.000105" calcext:value-type="float">
            <text:p>0.000105</text:p>
          </table:table-cell>
          <table:table-cell table:formula="of:= 135833 / 1000000000" office:value-type="float" office:value="0.000135833" calcext:value-type="float">
            <text:p>0.000135833</text:p>
          </table:table-cell>
          <table:table-cell table:formula="of:= 174743 / 1000000000" office:value-type="float" office:value="0.000174743" calcext:value-type="float">
            <text:p>0.000174743</text:p>
          </table:table-cell>
          <table:table-cell table:formula="of:= 223039 / 1000000000" office:value-type="float" office:value="0.000223039" calcext:value-type="float">
            <text:p>0.000223039</text:p>
          </table:table-cell>
          <table:table-cell table:formula="of:= 279766 / 1000000000" office:value-type="float" office:value="0.000279766" calcext:value-type="float">
            <text:p>0.000279766</text:p>
          </table:table-cell>
          <table:table-cell table:formula="of:= 351540 / 1000000000" office:value-type="float" office:value="0.00035154" calcext:value-type="float">
            <text:p>0.00035154</text:p>
          </table:table-cell>
          <table:table-cell table:formula="of:= 435534 / 1000000000" office:value-type="float" office:value="0.000435534" calcext:value-type="float">
            <text:p>0.000435534</text:p>
          </table:table-cell>
          <table:table-cell table:formula="of:= 537262 / 1000000000" office:value-type="float" office:value="0.000537262" calcext:value-type="float">
            <text:p>0.000537262</text:p>
          </table:table-cell>
          <table:table-cell table:formula="of:= 658459 / 1000000000" office:value-type="float" office:value="0.000658459" calcext:value-type="float">
            <text:p>0.000658459</text:p>
          </table:table-cell>
          <table:table-cell table:formula="of:= 801517 / 1000000000" office:value-type="float" office:value="0.000801517" calcext:value-type="float">
            <text:p>0.000801517</text:p>
          </table:table-cell>
          <table:table-cell table:formula="of:= 969708 / 1000000000" office:value-type="float" office:value="0.000969708" calcext:value-type="float">
            <text:p>0.000969708</text:p>
          </table:table-cell>
          <table:table-cell table:formula="of:= 1166370 / 1000000000" office:value-type="float" office:value="0.00116637" calcext:value-type="float">
            <text:p>0.00116637</text:p>
          </table:table-cell>
          <table:table-cell table:formula="of:= 1394951 / 1000000000" office:value-type="float" office:value="0.001394951" calcext:value-type="float">
            <text:p>0.001394951</text:p>
          </table:table-cell>
          <table:table-cell table:formula="of:= 1657282 / 1000000000" office:value-type="float" office:value="0.001657282" calcext:value-type="float">
            <text:p>0.001657282</text:p>
          </table:table-cell>
          <table:table-cell table:formula="of:= 1963312 / 1000000000" office:value-type="float" office:value="0.001963312" calcext:value-type="float">
            <text:p>0.001963312</text:p>
          </table:table-cell>
          <table:table-cell table:formula="of:= 2310208 / 1000000000" office:value-type="float" office:value="0.002310208" calcext:value-type="float">
            <text:p>0.002310208</text:p>
          </table:table-cell>
          <table:table-cell table:formula="of:= 2701844 / 1000000000" office:value-type="float" office:value="0.002701844" calcext:value-type="float">
            <text:p>0.002701844</text:p>
          </table:table-cell>
          <table:table-cell table:formula="of:= 3154400 / 1000000000" office:value-type="float" office:value="0.0031544" calcext:value-type="float">
            <text:p>0.0031544</text:p>
          </table:table-cell>
          <table:table-cell table:formula="of:= 3659123 / 1000000000" office:value-type="float" office:value="0.003659123" calcext:value-type="float">
            <text:p>0.003659123</text:p>
          </table:table-cell>
          <table:table-cell table:formula="of:= 4228752 / 1000000000" office:value-type="float" office:value="0.004228752" calcext:value-type="float">
            <text:p>0.004228752</text:p>
          </table:table-cell>
          <table:table-cell table:formula="of:= 4866105 / 1000000000" office:value-type="float" office:value="0.004866105" calcext:value-type="float">
            <text:p>0.004866105</text:p>
          </table:table-cell>
          <table:table-cell table:formula="of:= 5576043 / 1000000000" office:value-type="float" office:value="0.005576043" calcext:value-type="float">
            <text:p>0.005576043</text:p>
          </table:table-cell>
          <table:table-cell table:formula="of:= 6369512 / 1000000000" office:value-type="float" office:value="0.006369512" calcext:value-type="float">
            <text:p>0.006369512</text:p>
          </table:table-cell>
          <table:table-cell table:formula="of:= 7238154 / 1000000000" office:value-type="float" office:value="0.007238154" calcext:value-type="float">
            <text:p>0.007238154</text:p>
          </table:table-cell>
          <table:table-cell table:formula="of:= 8193910 / 1000000000" office:value-type="float" office:value="0.00819391" calcext:value-type="float">
            <text:p>0.00819391</text:p>
          </table:table-cell>
          <table:table-cell table:formula="of:= 9244845 / 1000000000" office:value-type="float" office:value="0.009244845" calcext:value-type="float">
            <text:p>0.009244845</text:p>
          </table:table-cell>
          <table:table-cell table:formula="of:= 10389400 / 1000000000" office:value-type="float" office:value="0.0103894" calcext:value-type="float">
            <text:p>0.0103894</text:p>
          </table:table-cell>
          <table:table-cell table:formula="of:= 11630252 / 1000000000" office:value-type="float" office:value="0.011630252" calcext:value-type="float">
            <text:p>0.011630252</text:p>
          </table:table-cell>
          <table:table-cell table:formula="of:= 12968462 / 1000000000" office:value-type="float" office:value="0.012968462" calcext:value-type="float">
            <text:p>0.012968462</text:p>
          </table:table-cell>
          <table:table-cell table:formula="of:= 14412806 / 1000000000" office:value-type="float" office:value="0.014412806" calcext:value-type="float">
            <text:p>0.014412806</text:p>
          </table:table-cell>
          <table:table-cell table:formula="of:= 15959658 / 1000000000" office:value-type="float" office:value="0.015959658" calcext:value-type="float">
            <text:p>0.015959658</text:p>
          </table:table-cell>
          <table:table-cell table:formula="of:= 17603972 / 1000000000" office:value-type="float" office:value="0.017603972" calcext:value-type="float">
            <text:p>0.017603972</text:p>
          </table:table-cell>
          <table:table-cell table:formula="of:= 19335813 / 1000000000" office:value-type="float" office:value="0.019335813" calcext:value-type="float">
            <text:p>0.019335813</text:p>
          </table:table-cell>
          <table:table-cell table:formula="of:= 21167046 / 1000000000" office:value-type="float" office:value="0.021167046" calcext:value-type="float">
            <text:p>0.021167046</text:p>
          </table:table-cell>
        </table:table-row>
        <table:table-row table:style-name="ro1">
          <table:table-cell table:style-name="ce2" office:value-type="string" calcext:value-type="string">
            <text:p>9/11</text:p>
          </table:table-cell>
          <table:table-cell table:style-name="ce3" table:formula="of:= [.D17] / [.C17]" office:value-type="float" office:value="0.1" calcext:value-type="float">
            <text:p>0.10</text:p>
          </table:table-cell>
          <table:table-cell table:formula="of:=COMBIN(11;9)" office:value-type="float" office:value="55" calcext:value-type="float">
            <text:p>55</text:p>
          </table:table-cell>
          <table:table-cell office:value-type="float" office:value="5.5" calcext:value-type="float">
            <text:p>5.5</text:p>
          </table:table-cell>
          <table:table-cell/>
          <table:table-cell office:value-type="string" calcext:value-type="string">
            <text:p>Вероятност</text:p>
          </table:table-cell>
          <table:table-cell table:formula="of:= 606941443 / 1000000000" office:value-type="float" office:value="0.606941443" calcext:value-type="float">
            <text:p>0.606941443</text:p>
          </table:table-cell>
          <table:table-cell table:formula="of:= 1 / 100000000000000" office:value-type="float" office:value="0.00000000000001" calcext:value-type="float">
            <text:p>1E-14</text:p>
          </table:table-cell>
          <table:table-cell table:formula="of:= 1 / 100000000000000" office:value-type="float" office:value="0.00000000000001" calcext:value-type="float">
            <text:p>1E-14</text:p>
          </table:table-cell>
          <table:table-cell table:formula="of:= 1 / 1000000000" office:value-type="float" office:value="0.000000001" calcext:value-type="float">
            <text:p>0.000000001</text:p>
          </table:table-cell>
          <table:table-cell table:formula="of:= 16 / 1000000000" office:value-type="float" office:value="0.000000016" calcext:value-type="float">
            <text:p>0.000000016</text:p>
          </table:table-cell>
          <table:table-cell table:formula="of:= 35 / 1000000000" office:value-type="float" office:value="0.000000035" calcext:value-type="float">
            <text:p>0.000000035</text:p>
          </table:table-cell>
          <table:table-cell table:formula="of:= 88 / 1000000000" office:value-type="float" office:value="0.000000088" calcext:value-type="float">
            <text:p>0.000000088</text:p>
          </table:table-cell>
          <table:table-cell table:formula="of:= 193 / 1000000000" office:value-type="float" office:value="0.000000193" calcext:value-type="float">
            <text:p>0.000000193</text:p>
          </table:table-cell>
          <table:table-cell table:formula="of:= 443 / 1000000000" office:value-type="float" office:value="0.000000443" calcext:value-type="float">
            <text:p>0.000000443</text:p>
          </table:table-cell>
          <table:table-cell table:formula="of:= 845 / 1000000000" office:value-type="float" office:value="0.000000845" calcext:value-type="float">
            <text:p>0.000000845</text:p>
          </table:table-cell>
          <table:table-cell table:formula="of:= 1394 / 1000000000" office:value-type="float" office:value="0.000001394" calcext:value-type="float">
            <text:p>0.000001394</text:p>
          </table:table-cell>
          <table:table-cell table:formula="of:= 2665 / 1000000000" office:value-type="float" office:value="0.000002665" calcext:value-type="float">
            <text:p>0.000002665</text:p>
          </table:table-cell>
          <table:table-cell table:formula="of:= 4370 / 1000000000" office:value-type="float" office:value="0.00000437" calcext:value-type="float">
            <text:p>0.00000437</text:p>
          </table:table-cell>
          <table:table-cell table:formula="of:= 7047 / 1000000000" office:value-type="float" office:value="0.000007047" calcext:value-type="float">
            <text:p>0.000007047</text:p>
          </table:table-cell>
          <table:table-cell table:formula="of:= 11324 / 1000000000" office:value-type="float" office:value="0.000011324" calcext:value-type="float">
            <text:p>0.000011324</text:p>
          </table:table-cell>
          <table:table-cell table:formula="of:= 17119 / 1000000000" office:value-type="float" office:value="0.000017119" calcext:value-type="float">
            <text:p>0.000017119</text:p>
          </table:table-cell>
          <table:table-cell table:formula="of:= 25449 / 1000000000" office:value-type="float" office:value="0.000025449" calcext:value-type="float">
            <text:p>0.000025449</text:p>
          </table:table-cell>
          <table:table-cell table:formula="of:= 36700 / 1000000000" office:value-type="float" office:value="0.0000367" calcext:value-type="float">
            <text:p>0.0000367</text:p>
          </table:table-cell>
          <table:table-cell table:formula="of:= 52578 / 1000000000" office:value-type="float" office:value="0.000052578" calcext:value-type="float">
            <text:p>0.000052578</text:p>
          </table:table-cell>
          <table:table-cell table:formula="of:= 73165 / 1000000000" office:value-type="float" office:value="0.000073165" calcext:value-type="float">
            <text:p>0.000073165</text:p>
          </table:table-cell>
          <table:table-cell table:formula="of:= 100974 / 1000000000" office:value-type="float" office:value="0.000100974" calcext:value-type="float">
            <text:p>0.000100974</text:p>
          </table:table-cell>
          <table:table-cell table:formula="of:= 135955 / 1000000000" office:value-type="float" office:value="0.000135955" calcext:value-type="float">
            <text:p>0.000135955</text:p>
          </table:table-cell>
          <table:table-cell table:formula="of:= 182376 / 1000000000" office:value-type="float" office:value="0.000182376" calcext:value-type="float">
            <text:p>0.000182376</text:p>
          </table:table-cell>
          <table:table-cell table:formula="of:= 240897 / 1000000000" office:value-type="float" office:value="0.000240897" calcext:value-type="float">
            <text:p>0.000240897</text:p>
          </table:table-cell>
          <table:table-cell table:formula="of:= 314069 / 1000000000" office:value-type="float" office:value="0.000314069" calcext:value-type="float">
            <text:p>0.000314069</text:p>
          </table:table-cell>
          <table:table-cell table:formula="of:= 403479 / 1000000000" office:value-type="float" office:value="0.000403479" calcext:value-type="float">
            <text:p>0.000403479</text:p>
          </table:table-cell>
          <table:table-cell table:formula="of:= 513734 / 1000000000" office:value-type="float" office:value="0.000513734" calcext:value-type="float">
            <text:p>0.000513734</text:p>
          </table:table-cell>
          <table:table-cell table:formula="of:= 648157 / 1000000000" office:value-type="float" office:value="0.000648157" calcext:value-type="float">
            <text:p>0.000648157</text:p>
          </table:table-cell>
          <table:table-cell table:formula="of:= 809543 / 1000000000" office:value-type="float" office:value="0.000809543" calcext:value-type="float">
            <text:p>0.000809543</text:p>
          </table:table-cell>
          <table:table-cell table:formula="of:= 1003302 / 1000000000" office:value-type="float" office:value="0.001003302" calcext:value-type="float">
            <text:p>0.001003302</text:p>
          </table:table-cell>
          <table:table-cell table:formula="of:= 1230437 / 1000000000" office:value-type="float" office:value="0.001230437" calcext:value-type="float">
            <text:p>0.001230437</text:p>
          </table:table-cell>
          <table:table-cell table:formula="of:= 1496947 / 1000000000" office:value-type="float" office:value="0.001496947" calcext:value-type="float">
            <text:p>0.001496947</text:p>
          </table:table-cell>
          <table:table-cell table:formula="of:= 1812356 / 1000000000" office:value-type="float" office:value="0.001812356" calcext:value-type="float">
            <text:p>0.001812356</text:p>
          </table:table-cell>
          <table:table-cell table:formula="of:= 2175646 / 1000000000" office:value-type="float" office:value="0.002175646" calcext:value-type="float">
            <text:p>0.002175646</text:p>
          </table:table-cell>
          <table:table-cell table:formula="of:= 2592169 / 1000000000" office:value-type="float" office:value="0.002592169" calcext:value-type="float">
            <text:p>0.002592169</text:p>
          </table:table-cell>
          <table:table-cell table:formula="of:= 3063813 / 1000000000" office:value-type="float" office:value="0.003063813" calcext:value-type="float">
            <text:p>0.003063813</text:p>
          </table:table-cell>
          <table:table-cell table:formula="of:= 3607577 / 1000000000" office:value-type="float" office:value="0.003607577" calcext:value-type="float">
            <text:p>0.003607577</text:p>
          </table:table-cell>
          <table:table-cell table:formula="of:= 4216008 / 1000000000" office:value-type="float" office:value="0.004216008" calcext:value-type="float">
            <text:p>0.004216008</text:p>
          </table:table-cell>
          <table:table-cell table:formula="of:= 4899696 / 1000000000" office:value-type="float" office:value="0.004899696" calcext:value-type="float">
            <text:p>0.004899696</text:p>
          </table:table-cell>
          <table:table-cell table:formula="of:= 5666536 / 1000000000" office:value-type="float" office:value="0.005666536" calcext:value-type="float">
            <text:p>0.005666536</text:p>
          </table:table-cell>
          <table:table-cell table:formula="of:= 6506240 / 1000000000" office:value-type="float" office:value="0.00650624" calcext:value-type="float">
            <text:p>0.00650624</text:p>
          </table:table-cell>
          <table:table-cell table:formula="of:= 7438800 / 1000000000" office:value-type="float" office:value="0.0074388" calcext:value-type="float">
            <text:p>0.0074388</text:p>
          </table:table-cell>
          <table:table-cell table:formula="of:= 8457718 / 1000000000" office:value-type="float" office:value="0.008457718" calcext:value-type="float">
            <text:p>0.008457718</text:p>
          </table:table-cell>
          <table:table-cell table:formula="of:= 9560722 / 1000000000" office:value-type="float" office:value="0.009560722" calcext:value-type="float">
            <text:p>0.009560722</text:p>
          </table:table-cell>
          <table:table-cell table:formula="of:= 10759940 / 1000000000" office:value-type="float" office:value="0.01075994" calcext:value-type="float">
            <text:p>0.01075994</text:p>
          </table:table-cell>
          <table:table-cell table:formula="of:= 12041088 / 1000000000" office:value-type="float" office:value="0.012041088" calcext:value-type="float">
            <text:p>0.012041088</text:p>
          </table:table-cell>
          <table:table-cell table:formula="of:= 13423159 / 1000000000" office:value-type="float" office:value="0.013423159" calcext:value-type="float">
            <text:p>0.013423159</text:p>
          </table:table-cell>
          <table:table-cell table:formula="of:= 14876231 / 1000000000" office:value-type="float" office:value="0.014876231" calcext:value-type="float">
            <text:p>0.014876231</text:p>
          </table:table-cell>
          <table:table-cell table:formula="of:= 16419982 / 1000000000" office:value-type="float" office:value="0.016419982" calcext:value-type="float">
            <text:p>0.016419982</text:p>
          </table:table-cell>
          <table:table-cell table:formula="of:= 18032325 / 1000000000" office:value-type="float" office:value="0.018032325" calcext:value-type="float">
            <text:p>0.018032325</text:p>
          </table:table-cell>
          <table:table-cell table:formula="of:= 19693081 / 1000000000" office:value-type="float" office:value="0.019693081" calcext:value-type="float">
            <text:p>0.019693081</text:p>
          </table:table-cell>
          <table:table-cell table:formula="of:= 21415915 / 1000000000" office:value-type="float" office:value="0.021415915" calcext:value-type="float">
            <text:p>0.021415915</text:p>
          </table:table-cell>
          <table:table-cell table:formula="of:= 23186788 / 1000000000" office:value-type="float" office:value="0.023186788" calcext:value-type="float">
            <text:p>0.023186788</text:p>
          </table:table-cell>
          <table:table-cell table:formula="of:= 24973992 / 1000000000" office:value-type="float" office:value="0.024973992" calcext:value-type="float">
            <text:p>0.024973992</text:p>
          </table:table-cell>
          <table:table-cell table:formula="of:= 26757812 / 1000000000" office:value-type="float" office:value="0.026757812" calcext:value-type="float">
            <text:p>0.026757812</text:p>
          </table:table-cell>
          <table:table-cell table:formula="of:= 28524463 / 1000000000" office:value-type="float" office:value="0.028524463" calcext:value-type="float">
            <text:p>0.028524463</text:p>
          </table:table-cell>
          <table:table-cell table:formula="of:= 30248139 / 1000000000" office:value-type="float" office:value="0.030248139" calcext:value-type="float">
            <text:p>0.030248139</text:p>
          </table:table-cell>
          <table:table-cell table:formula="of:= 31912656 / 1000000000" office:value-type="float" office:value="0.031912656" calcext:value-type="float">
            <text:p>0.031912656</text:p>
          </table:table-cell>
          <table:table-cell table:formula="of:= 33482403 / 1000000000" office:value-type="float" office:value="0.033482403" calcext:value-type="float">
            <text:p>0.033482403</text:p>
          </table:table-cell>
        </table:table-row>
        <table:table-row table:style-name="ro1">
          <table:table-cell table:style-name="ce2" office:value-type="string" calcext:value-type="string">
            <text:p>9/12</text:p>
          </table:table-cell>
          <table:table-cell table:style-name="ce3" table:formula="of:= [.D18] / [.C18]" office:value-type="float" office:value="0.1" calcext:value-type="float">
            <text:p>0.10</text:p>
          </table:table-cell>
          <table:table-cell table:formula="of:=COMBIN(12;9)" office:value-type="float" office:value="220" calcext:value-type="float">
            <text:p>220</text:p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Вероятност</text:p>
          </table:table-cell>
          <table:table-cell table:formula="of:= 401811089 / 1000000000" office:value-type="float" office:value="0.401811089" calcext:value-type="float">
            <text:p>0.401811089</text:p>
          </table:table-cell>
          <table:table-cell table:formula="of:= 1 / 100000000000000" office:value-type="float" office:value="0.00000000000001" calcext:value-type="float">
            <text:p>1E-14</text:p>
          </table:table-cell>
          <table:table-cell table:formula="of:= 1 / 1000000000" office:value-type="float" office:value="0.000000001" calcext:value-type="float">
            <text:p>0.000000001</text:p>
          </table:table-cell>
          <table:table-cell table:formula="of:= 11 / 1000000000" office:value-type="float" office:value="0.000000011" calcext:value-type="float">
            <text:p>0.000000011</text:p>
          </table:table-cell>
          <table:table-cell table:formula="of:= 41 / 1000000000" office:value-type="float" office:value="0.000000041" calcext:value-type="float">
            <text:p>0.000000041</text:p>
          </table:table-cell>
          <table:table-cell table:formula="of:= 137 / 1000000000" office:value-type="float" office:value="0.000000137" calcext:value-type="float">
            <text:p>0.000000137</text:p>
          </table:table-cell>
          <table:table-cell table:formula="of:= 318 / 1000000000" office:value-type="float" office:value="0.000000318" calcext:value-type="float">
            <text:p>0.000000318</text:p>
          </table:table-cell>
          <table:table-cell table:formula="of:= 764 / 1000000000" office:value-type="float" office:value="0.000000764" calcext:value-type="float">
            <text:p>0.000000764</text:p>
          </table:table-cell>
          <table:table-cell table:formula="of:= 1568 / 1000000000" office:value-type="float" office:value="0.000001568" calcext:value-type="float">
            <text:p>0.000001568</text:p>
          </table:table-cell>
          <table:table-cell table:formula="of:= 2938 / 1000000000" office:value-type="float" office:value="0.000002938" calcext:value-type="float">
            <text:p>0.000002938</text:p>
          </table:table-cell>
          <table:table-cell table:formula="of:= 5338 / 1000000000" office:value-type="float" office:value="0.000005338" calcext:value-type="float">
            <text:p>0.000005338</text:p>
          </table:table-cell>
          <table:table-cell table:formula="of:= 9260 / 1000000000" office:value-type="float" office:value="0.00000926" calcext:value-type="float">
            <text:p>0.00000926</text:p>
          </table:table-cell>
          <table:table-cell table:formula="of:= 15061 / 1000000000" office:value-type="float" office:value="0.000015061" calcext:value-type="float">
            <text:p>0.000015061</text:p>
          </table:table-cell>
          <table:table-cell table:formula="of:= 24318 / 1000000000" office:value-type="float" office:value="0.000024318" calcext:value-type="float">
            <text:p>0.000024318</text:p>
          </table:table-cell>
          <table:table-cell table:formula="of:= 37065 / 1000000000" office:value-type="float" office:value="0.000037065" calcext:value-type="float">
            <text:p>0.000037065</text:p>
          </table:table-cell>
          <table:table-cell table:formula="of:= 55728 / 1000000000" office:value-type="float" office:value="0.000055728" calcext:value-type="float">
            <text:p>0.000055728</text:p>
          </table:table-cell>
          <table:table-cell table:formula="of:= 82088 / 1000000000" office:value-type="float" office:value="0.000082088" calcext:value-type="float">
            <text:p>0.000082088</text:p>
          </table:table-cell>
          <table:table-cell table:formula="of:= 117684 / 1000000000" office:value-type="float" office:value="0.000117684" calcext:value-type="float">
            <text:p>0.000117684</text:p>
          </table:table-cell>
          <table:table-cell table:formula="of:= 164066 / 1000000000" office:value-type="float" office:value="0.000164066" calcext:value-type="float">
            <text:p>0.000164066</text:p>
          </table:table-cell>
          <table:table-cell table:formula="of:= 226300 / 1000000000" office:value-type="float" office:value="0.0002263" calcext:value-type="float">
            <text:p>0.0002263</text:p>
          </table:table-cell>
          <table:table-cell table:formula="of:= 306306 / 1000000000" office:value-type="float" office:value="0.000306306" calcext:value-type="float">
            <text:p>0.000306306</text:p>
          </table:table-cell>
          <table:table-cell table:formula="of:= 407970 / 1000000000" office:value-type="float" office:value="0.00040797" calcext:value-type="float">
            <text:p>0.00040797</text:p>
          </table:table-cell>
          <table:table-cell table:formula="of:= 535153 / 1000000000" office:value-type="float" office:value="0.000535153" calcext:value-type="float">
            <text:p>0.000535153</text:p>
          </table:table-cell>
          <table:table-cell table:formula="of:= 694414 / 1000000000" office:value-type="float" office:value="0.000694414" calcext:value-type="float">
            <text:p>0.000694414</text:p>
          </table:table-cell>
          <table:table-cell table:formula="of:= 888244 / 1000000000" office:value-type="float" office:value="0.000888244" calcext:value-type="float">
            <text:p>0.000888244</text:p>
          </table:table-cell>
          <table:table-cell table:formula="of:= 1123760 / 1000000000" office:value-type="float" office:value="0.00112376" calcext:value-type="float">
            <text:p>0.00112376</text:p>
          </table:table-cell>
          <table:table-cell table:formula="of:= 1405571 / 1000000000" office:value-type="float" office:value="0.001405571" calcext:value-type="float">
            <text:p>0.001405571</text:p>
          </table:table-cell>
          <table:table-cell table:formula="of:= 1739336 / 1000000000" office:value-type="float" office:value="0.001739336" calcext:value-type="float">
            <text:p>0.001739336</text:p>
          </table:table-cell>
          <table:table-cell table:formula="of:= 2131252 / 1000000000" office:value-type="float" office:value="0.002131252" calcext:value-type="float">
            <text:p>0.002131252</text:p>
          </table:table-cell>
          <table:table-cell table:formula="of:= 2587488 / 1000000000" office:value-type="float" office:value="0.002587488" calcext:value-type="float">
            <text:p>0.002587488</text:p>
          </table:table-cell>
          <table:table-cell table:formula="of:= 3113955 / 1000000000" office:value-type="float" office:value="0.003113955" calcext:value-type="float">
            <text:p>0.003113955</text:p>
          </table:table-cell>
          <table:table-cell table:formula="of:= 3720234 / 1000000000" office:value-type="float" office:value="0.003720234" calcext:value-type="float">
            <text:p>0.003720234</text:p>
          </table:table-cell>
          <table:table-cell table:formula="of:= 4404340 / 1000000000" office:value-type="float" office:value="0.00440434" calcext:value-type="float">
            <text:p>0.00440434</text:p>
          </table:table-cell>
          <table:table-cell table:formula="of:= 5172569 / 1000000000" office:value-type="float" office:value="0.005172569" calcext:value-type="float">
            <text:p>0.005172569</text:p>
          </table:table-cell>
          <table:table-cell table:formula="of:= 6031672 / 1000000000" office:value-type="float" office:value="0.006031672" calcext:value-type="float">
            <text:p>0.006031672</text:p>
          </table:table-cell>
          <table:table-cell table:formula="of:= 6984537 / 1000000000" office:value-type="float" office:value="0.006984537" calcext:value-type="float">
            <text:p>0.006984537</text:p>
          </table:table-cell>
          <table:table-cell table:formula="of:= 8034644 / 1000000000" office:value-type="float" office:value="0.008034644" calcext:value-type="float">
            <text:p>0.008034644</text:p>
          </table:table-cell>
          <table:table-cell table:formula="of:= 9179530 / 1000000000" office:value-type="float" office:value="0.00917953" calcext:value-type="float">
            <text:p>0.00917953</text:p>
          </table:table-cell>
          <table:table-cell table:formula="of:= 10420951 / 1000000000" office:value-type="float" office:value="0.010420951" calcext:value-type="float">
            <text:p>0.010420951</text:p>
          </table:table-cell>
          <table:table-cell table:formula="of:= 11757858 / 1000000000" office:value-type="float" office:value="0.011757858" calcext:value-type="float">
            <text:p>0.011757858</text:p>
          </table:table-cell>
          <table:table-cell table:formula="of:= 13178020 / 1000000000" office:value-type="float" office:value="0.01317802" calcext:value-type="float">
            <text:p>0.01317802</text:p>
          </table:table-cell>
          <table:table-cell table:formula="of:= 14680072 / 1000000000" office:value-type="float" office:value="0.014680072" calcext:value-type="float">
            <text:p>0.014680072</text:p>
          </table:table-cell>
          <table:table-cell table:formula="of:= 16269969 / 1000000000" office:value-type="float" office:value="0.016269969" calcext:value-type="float">
            <text:p>0.016269969</text:p>
          </table:table-cell>
          <table:table-cell table:formula="of:= 17914326 / 1000000000" office:value-type="float" office:value="0.017914326" calcext:value-type="float">
            <text:p>0.017914326</text:p>
          </table:table-cell>
          <table:table-cell table:formula="of:= 19612324 / 1000000000" office:value-type="float" office:value="0.019612324" calcext:value-type="float">
            <text:p>0.019612324</text:p>
          </table:table-cell>
          <table:table-cell table:formula="of:= 21342174 / 1000000000" office:value-type="float" office:value="0.021342174" calcext:value-type="float">
            <text:p>0.021342174</text:p>
          </table:table-cell>
          <table:table-cell table:formula="of:= 23107589 / 1000000000" office:value-type="float" office:value="0.023107589" calcext:value-type="float">
            <text:p>0.023107589</text:p>
          </table:table-cell>
          <table:table-cell table:formula="of:= 24854466 / 1000000000" office:value-type="float" office:value="0.024854466" calcext:value-type="float">
            <text:p>0.024854466</text:p>
          </table:table-cell>
          <table:table-cell table:formula="of:= 26604790 / 1000000000" office:value-type="float" office:value="0.02660479" calcext:value-type="float">
            <text:p>0.02660479</text:p>
          </table:table-cell>
          <table:table-cell table:formula="of:= 28299226 / 1000000000" office:value-type="float" office:value="0.028299226" calcext:value-type="float">
            <text:p>0.028299226</text:p>
          </table:table-cell>
          <table:table-cell table:formula="of:= 29914701 / 1000000000" office:value-type="float" office:value="0.029914701" calcext:value-type="float">
            <text:p>0.029914701</text:p>
          </table:table-cell>
          <table:table-cell table:formula="of:= 31447793 / 1000000000" office:value-type="float" office:value="0.031447793" calcext:value-type="float">
            <text:p>0.031447793</text:p>
          </table:table-cell>
          <table:table-cell table:formula="of:= 32875029 / 1000000000" office:value-type="float" office:value="0.032875029" calcext:value-type="float">
            <text:p>0.032875029</text:p>
          </table:table-cell>
          <table:table-cell table:formula="of:= 34128203 / 1000000000" office:value-type="float" office:value="0.034128203" calcext:value-type="float">
            <text:p>0.034128203</text:p>
          </table:table-cell>
          <table:table-cell table:formula="of:= 35225569 / 1000000000" office:value-type="float" office:value="0.035225569" calcext:value-type="float">
            <text:p>0.035225569</text:p>
          </table:table-cell>
          <table:table-cell table:formula="of:= 36113566 / 1000000000" office:value-type="float" office:value="0.036113566" calcext:value-type="float">
            <text:p>0.036113566</text:p>
          </table:table-cell>
          <table:table-cell table:formula="of:= 36766811 / 1000000000" office:value-type="float" office:value="0.036766811" calcext:value-type="float">
            <text:p>0.036766811</text:p>
          </table:table-cell>
          <table:table-cell table:formula="of:= 37171515 / 1000000000" office:value-type="float" office:value="0.037171515" calcext:value-type="float">
            <text:p>0.037171515</text:p>
          </table:table-cell>
          <table:table-cell table:formula="of:= 37300298 / 1000000000" office:value-type="float" office:value="0.037300298" calcext:value-type="float">
            <text:p>0.037300298</text:p>
          </table:table-cell>
        </table:table-row>
        <table:table-row table:style-name="ro1">
          <table:table-cell table:style-name="ce2" office:value-type="string" calcext:value-type="string">
            <text:p>9/13</text:p>
          </table:table-cell>
          <table:table-cell table:style-name="ce3" table:formula="of:= [.D19] / [.C19]" office:value-type="float" office:value="0.1" calcext:value-type="float">
            <text:p>0.10</text:p>
          </table:table-cell>
          <table:table-cell table:formula="of:=COMBIN(13;9)" office:value-type="float" office:value="715" calcext:value-type="float">
            <text:p>715</text:p>
          </table:table-cell>
          <table:table-cell office:value-type="float" office:value="71.5" calcext:value-type="float">
            <text:p>71.5</text:p>
          </table:table-cell>
          <table:table-cell/>
          <table:table-cell office:value-type="string" calcext:value-type="string">
            <text:p>Вероятност</text:p>
          </table:table-cell>
          <table:table-cell table:formula="of:= 236106084 / 1000000000" office:value-type="float" office:value="0.236106084" calcext:value-type="float">
            <text:p>0.236106084</text:p>
          </table:table-cell>
          <table:table-cell table:formula="of:= 1 / 1000000000" office:value-type="float" office:value="0.000000001" calcext:value-type="float">
            <text:p>0.000000001</text:p>
          </table:table-cell>
          <table:table-cell table:formula="of:= 9 / 1000000000" office:value-type="float" office:value="0.000000009" calcext:value-type="float">
            <text:p>0.000000009</text:p>
          </table:table-cell>
          <table:table-cell table:formula="of:= 34 / 1000000000" office:value-type="float" office:value="0.000000034" calcext:value-type="float">
            <text:p>0.000000034</text:p>
          </table:table-cell>
          <table:table-cell table:formula="of:= 136 / 1000000000" office:value-type="float" office:value="0.000000136" calcext:value-type="float">
            <text:p>0.000000136</text:p>
          </table:table-cell>
          <table:table-cell table:formula="of:= 392 / 1000000000" office:value-type="float" office:value="0.000000392" calcext:value-type="float">
            <text:p>0.000000392</text:p>
          </table:table-cell>
          <table:table-cell table:formula="of:= 1012 / 1000000000" office:value-type="float" office:value="0.000001012" calcext:value-type="float">
            <text:p>0.000001012</text:p>
          </table:table-cell>
          <table:table-cell table:formula="of:= 2261 / 1000000000" office:value-type="float" office:value="0.000002261" calcext:value-type="float">
            <text:p>0.000002261</text:p>
          </table:table-cell>
          <table:table-cell table:formula="of:= 4503 / 1000000000" office:value-type="float" office:value="0.000004503" calcext:value-type="float">
            <text:p>0.000004503</text:p>
          </table:table-cell>
          <table:table-cell table:formula="of:= 8461 / 1000000000" office:value-type="float" office:value="0.000008461" calcext:value-type="float">
            <text:p>0.000008461</text:p>
          </table:table-cell>
          <table:table-cell table:formula="of:= 14974 / 1000000000" office:value-type="float" office:value="0.000014974" calcext:value-type="float">
            <text:p>0.000014974</text:p>
          </table:table-cell>
          <table:table-cell table:formula="of:= 25958 / 1000000000" office:value-type="float" office:value="0.000025958" calcext:value-type="float">
            <text:p>0.000025958</text:p>
          </table:table-cell>
          <table:table-cell table:formula="of:= 42487 / 1000000000" office:value-type="float" office:value="0.000042487" calcext:value-type="float">
            <text:p>0.000042487</text:p>
          </table:table-cell>
          <table:table-cell table:formula="of:= 66168 / 1000000000" office:value-type="float" office:value="0.000066168" calcext:value-type="float">
            <text:p>0.000066168</text:p>
          </table:table-cell>
          <table:table-cell table:formula="of:= 100627 / 1000000000" office:value-type="float" office:value="0.000100627" calcext:value-type="float">
            <text:p>0.000100627</text:p>
          </table:table-cell>
          <table:table-cell table:formula="of:= 149562 / 1000000000" office:value-type="float" office:value="0.000149562" calcext:value-type="float">
            <text:p>0.000149562</text:p>
          </table:table-cell>
          <table:table-cell table:formula="of:= 215637 / 1000000000" office:value-type="float" office:value="0.000215637" calcext:value-type="float">
            <text:p>0.000215637</text:p>
          </table:table-cell>
          <table:table-cell table:formula="of:= 302216 / 1000000000" office:value-type="float" office:value="0.000302216" calcext:value-type="float">
            <text:p>0.000302216</text:p>
          </table:table-cell>
          <table:table-cell table:formula="of:= 419492 / 1000000000" office:value-type="float" office:value="0.000419492" calcext:value-type="float">
            <text:p>0.000419492</text:p>
          </table:table-cell>
          <table:table-cell table:formula="of:= 566580 / 1000000000" office:value-type="float" office:value="0.00056658" calcext:value-type="float">
            <text:p>0.00056658</text:p>
          </table:table-cell>
          <table:table-cell table:formula="of:= 754771 / 1000000000" office:value-type="float" office:value="0.000754771" calcext:value-type="float">
            <text:p>0.000754771</text:p>
          </table:table-cell>
          <table:table-cell table:formula="of:= 985039 / 1000000000" office:value-type="float" office:value="0.000985039" calcext:value-type="float">
            <text:p>0.000985039</text:p>
          </table:table-cell>
          <table:table-cell table:formula="of:= 1277323 / 1000000000" office:value-type="float" office:value="0.001277323" calcext:value-type="float">
            <text:p>0.001277323</text:p>
          </table:table-cell>
          <table:table-cell table:formula="of:= 1622952 / 1000000000" office:value-type="float" office:value="0.001622952" calcext:value-type="float">
            <text:p>0.001622952</text:p>
          </table:table-cell>
          <table:table-cell table:formula="of:= 2035548 / 1000000000" office:value-type="float" office:value="0.002035548" calcext:value-type="float">
            <text:p>0.002035548</text:p>
          </table:table-cell>
          <table:table-cell table:formula="of:= 2526033 / 1000000000" office:value-type="float" office:value="0.002526033" calcext:value-type="float">
            <text:p>0.002526033</text:p>
          </table:table-cell>
          <table:table-cell table:formula="of:= 3105664 / 1000000000" office:value-type="float" office:value="0.003105664" calcext:value-type="float">
            <text:p>0.003105664</text:p>
          </table:table-cell>
          <table:table-cell table:formula="of:= 3767118 / 1000000000" office:value-type="float" office:value="0.003767118" calcext:value-type="float">
            <text:p>0.003767118</text:p>
          </table:table-cell>
          <table:table-cell table:formula="of:= 4529268 / 1000000000" office:value-type="float" office:value="0.004529268" calcext:value-type="float">
            <text:p>0.004529268</text:p>
          </table:table-cell>
          <table:table-cell table:formula="of:= 5390848 / 1000000000" office:value-type="float" office:value="0.005390848" calcext:value-type="float">
            <text:p>0.005390848</text:p>
          </table:table-cell>
          <table:table-cell table:formula="of:= 6361752 / 1000000000" office:value-type="float" office:value="0.006361752" calcext:value-type="float">
            <text:p>0.006361752</text:p>
          </table:table-cell>
          <table:table-cell table:formula="of:= 7439709 / 1000000000" office:value-type="float" office:value="0.007439709" calcext:value-type="float">
            <text:p>0.007439709</text:p>
          </table:table-cell>
          <table:table-cell table:formula="of:= 8620019 / 1000000000" office:value-type="float" office:value="0.008620019" calcext:value-type="float">
            <text:p>0.008620019</text:p>
          </table:table-cell>
          <table:table-cell table:formula="of:= 9913191 / 1000000000" office:value-type="float" office:value="0.009913191" calcext:value-type="float">
            <text:p>0.009913191</text:p>
          </table:table-cell>
          <table:table-cell table:formula="of:= 11315171 / 1000000000" office:value-type="float" office:value="0.011315171" calcext:value-type="float">
            <text:p>0.011315171</text:p>
          </table:table-cell>
          <table:table-cell table:formula="of:= 12813979 / 1000000000" office:value-type="float" office:value="0.012813979" calcext:value-type="float">
            <text:p>0.012813979</text:p>
          </table:table-cell>
          <table:table-cell table:formula="of:= 14397871 / 1000000000" office:value-type="float" office:value="0.014397871" calcext:value-type="float">
            <text:p>0.014397871</text:p>
          </table:table-cell>
          <table:table-cell table:formula="of:= 16071450 / 1000000000" office:value-type="float" office:value="0.01607145" calcext:value-type="float">
            <text:p>0.01607145</text:p>
          </table:table-cell>
          <table:table-cell table:formula="of:= 17797882 / 1000000000" office:value-type="float" office:value="0.017797882" calcext:value-type="float">
            <text:p>0.017797882</text:p>
          </table:table-cell>
          <table:table-cell table:formula="of:= 19594508 / 1000000000" office:value-type="float" office:value="0.019594508" calcext:value-type="float">
            <text:p>0.019594508</text:p>
          </table:table-cell>
          <table:table-cell table:formula="of:= 21411950 / 1000000000" office:value-type="float" office:value="0.02141195" calcext:value-type="float">
            <text:p>0.02141195</text:p>
          </table:table-cell>
          <table:table-cell table:formula="of:= 23255703 / 1000000000" office:value-type="float" office:value="0.023255703" calcext:value-type="float">
            <text:p>0.023255703</text:p>
          </table:table-cell>
          <table:table-cell table:formula="of:= 25076753 / 1000000000" office:value-type="float" office:value="0.025076753" calcext:value-type="float">
            <text:p>0.025076753</text:p>
          </table:table-cell>
          <table:table-cell table:formula="of:= 26871538 / 1000000000" office:value-type="float" office:value="0.026871538" calcext:value-type="float">
            <text:p>0.026871538</text:p>
          </table:table-cell>
          <table:table-cell table:formula="of:= 28601476 / 1000000000" office:value-type="float" office:value="0.028601476" calcext:value-type="float">
            <text:p>0.028601476</text:p>
          </table:table-cell>
          <table:table-cell table:formula="of:= 30245243 / 1000000000" office:value-type="float" office:value="0.030245243" calcext:value-type="float">
            <text:p>0.030245243</text:p>
          </table:table-cell>
          <table:table-cell table:formula="of:= 31766031 / 1000000000" office:value-type="float" office:value="0.031766031" calcext:value-type="float">
            <text:p>0.031766031</text:p>
          </table:table-cell>
          <table:table-cell table:formula="of:= 33148878 / 1000000000" office:value-type="float" office:value="0.033148878" calcext:value-type="float">
            <text:p>0.033148878</text:p>
          </table:table-cell>
          <table:table-cell table:formula="of:= 34370060 / 1000000000" office:value-type="float" office:value="0.03437006" calcext:value-type="float">
            <text:p>0.03437006</text:p>
          </table:table-cell>
          <table:table-cell table:formula="of:= 35375843 / 1000000000" office:value-type="float" office:value="0.035375843" calcext:value-type="float">
            <text:p>0.035375843</text:p>
          </table:table-cell>
          <table:table-cell table:formula="of:= 36151284 / 1000000000" office:value-type="float" office:value="0.036151284" calcext:value-type="float">
            <text:p>0.036151284</text:p>
          </table:table-cell>
          <table:table-cell table:formula="of:= 36703917 / 1000000000" office:value-type="float" office:value="0.036703917" calcext:value-type="float">
            <text:p>0.036703917</text:p>
          </table:table-cell>
          <table:table-cell table:formula="of:= 36983231 / 1000000000" office:value-type="float" office:value="0.036983231" calcext:value-type="float">
            <text:p>0.036983231</text:p>
          </table:table-cell>
          <table:table-cell table:formula="of:= 36977010 / 1000000000" office:value-type="float" office:value="0.03697701" calcext:value-type="float">
            <text:p>0.03697701</text:p>
          </table:table-cell>
          <table:table-cell table:formula="of:= 36688705 / 1000000000" office:value-type="float" office:value="0.036688705" calcext:value-type="float">
            <text:p>0.036688705</text:p>
          </table:table-cell>
          <table:table-cell table:formula="of:= 36103330 / 1000000000" office:value-type="float" office:value="0.03610333" calcext:value-type="float">
            <text:p>0.03610333</text:p>
          </table:table-cell>
          <table:table-cell table:formula="of:= 35225106 / 1000000000" office:value-type="float" office:value="0.035225106" calcext:value-type="float">
            <text:p>0.035225106</text:p>
          </table:table-cell>
          <table:table-cell table:formula="of:= 34066878 / 1000000000" office:value-type="float" office:value="0.034066878" calcext:value-type="float">
            <text:p>0.034066878</text:p>
          </table:table-cell>
          <table:table-cell table:formula="of:= 32630374 / 1000000000" office:value-type="float" office:value="0.032630374" calcext:value-type="float">
            <text:p>0.032630374</text:p>
          </table:table-cell>
        </table:table-row>
        <table:table-row table:style-name="ro1">
          <table:table-cell table:style-name="ce2" office:value-type="string" calcext:value-type="string">
            <text:p>9/14</text:p>
          </table:table-cell>
          <table:table-cell table:style-name="ce3" table:formula="of:= [.D20] / [.C20]" office:value-type="float" office:value="0.1" calcext:value-type="float">
            <text:p>0.10</text:p>
          </table:table-cell>
          <table:table-cell table:formula="of:=COMBIN(14;9)" office:value-type="float" office:value="2002" calcext:value-type="float">
            <text:p>2002</text:p>
          </table:table-cell>
          <table:table-cell office:value-type="float" office:value="200.2" calcext:value-type="float">
            <text:p>200.2</text:p>
          </table:table-cell>
          <table:table-cell/>
          <table:table-cell office:value-type="string" calcext:value-type="string">
            <text:p>Вероятност</text:p>
          </table:table-cell>
          <table:table-cell table:formula="of:= 124196702 / 1000000000" office:value-type="float" office:value="0.124196702" calcext:value-type="float">
            <text:p>0.124196702</text:p>
          </table:table-cell>
          <table:table-cell table:formula="of:= 4 / 1000000000" office:value-type="float" office:value="0.000000004" calcext:value-type="float">
            <text:p>0.000000004</text:p>
          </table:table-cell>
          <table:table-cell table:formula="of:= 22 / 1000000000" office:value-type="float" office:value="0.000000022" calcext:value-type="float">
            <text:p>0.000000022</text:p>
          </table:table-cell>
          <table:table-cell table:formula="of:= 101 / 1000000000" office:value-type="float" office:value="0.000000101" calcext:value-type="float">
            <text:p>0.000000101</text:p>
          </table:table-cell>
          <table:table-cell table:formula="of:= 391 / 1000000000" office:value-type="float" office:value="0.000000391" calcext:value-type="float">
            <text:p>0.000000391</text:p>
          </table:table-cell>
          <table:table-cell table:formula="of:= 1054 / 1000000000" office:value-type="float" office:value="0.000001054" calcext:value-type="float">
            <text:p>0.000001054</text:p>
          </table:table-cell>
          <table:table-cell table:formula="of:= 2559 / 1000000000" office:value-type="float" office:value="0.000002559" calcext:value-type="float">
            <text:p>0.000002559</text:p>
          </table:table-cell>
          <table:table-cell table:formula="of:= 5722 / 1000000000" office:value-type="float" office:value="0.000005722" calcext:value-type="float">
            <text:p>0.000005722</text:p>
          </table:table-cell>
          <table:table-cell table:formula="of:= 11541 / 1000000000" office:value-type="float" office:value="0.000011541" calcext:value-type="float">
            <text:p>0.000011541</text:p>
          </table:table-cell>
          <table:table-cell table:formula="of:= 21292 / 1000000000" office:value-type="float" office:value="0.000021292" calcext:value-type="float">
            <text:p>0.000021292</text:p>
          </table:table-cell>
          <table:table-cell table:formula="of:= 37586 / 1000000000" office:value-type="float" office:value="0.000037586" calcext:value-type="float">
            <text:p>0.000037586</text:p>
          </table:table-cell>
          <table:table-cell table:formula="of:= 63173 / 1000000000" office:value-type="float" office:value="0.000063173" calcext:value-type="float">
            <text:p>0.000063173</text:p>
          </table:table-cell>
          <table:table-cell table:formula="of:= 102106 / 1000000000" office:value-type="float" office:value="0.000102106" calcext:value-type="float">
            <text:p>0.000102106</text:p>
          </table:table-cell>
          <table:table-cell table:formula="of:= 157328 / 1000000000" office:value-type="float" office:value="0.000157328" calcext:value-type="float">
            <text:p>0.000157328</text:p>
          </table:table-cell>
          <table:table-cell table:formula="of:= 234919 / 1000000000" office:value-type="float" office:value="0.000234919" calcext:value-type="float">
            <text:p>0.000234919</text:p>
          </table:table-cell>
          <table:table-cell table:formula="of:= 341659 / 1000000000" office:value-type="float" office:value="0.000341659" calcext:value-type="float">
            <text:p>0.000341659</text:p>
          </table:table-cell>
          <table:table-cell table:formula="of:= 484456 / 1000000000" office:value-type="float" office:value="0.000484456" calcext:value-type="float">
            <text:p>0.000484456</text:p>
          </table:table-cell>
          <table:table-cell table:formula="of:= 670761 / 1000000000" office:value-type="float" office:value="0.000670761" calcext:value-type="float">
            <text:p>0.000670761</text:p>
          </table:table-cell>
          <table:table-cell table:formula="of:= 912645 / 1000000000" office:value-type="float" office:value="0.000912645" calcext:value-type="float">
            <text:p>0.000912645</text:p>
          </table:table-cell>
          <table:table-cell table:formula="of:= 1212875 / 1000000000" office:value-type="float" office:value="0.001212875" calcext:value-type="float">
            <text:p>0.001212875</text:p>
          </table:table-cell>
          <table:table-cell table:formula="of:= 1590025 / 1000000000" office:value-type="float" office:value="0.001590025" calcext:value-type="float">
            <text:p>0.001590025</text:p>
          </table:table-cell>
          <table:table-cell table:formula="of:= 2045551 / 1000000000" office:value-type="float" office:value="0.002045551" calcext:value-type="float">
            <text:p>0.002045551</text:p>
          </table:table-cell>
          <table:table-cell table:formula="of:= 2595350 / 1000000000" office:value-type="float" office:value="0.00259535" calcext:value-type="float">
            <text:p>0.00259535</text:p>
          </table:table-cell>
          <table:table-cell table:formula="of:= 3240152 / 1000000000" office:value-type="float" office:value="0.003240152" calcext:value-type="float">
            <text:p>0.003240152</text:p>
          </table:table-cell>
          <table:table-cell table:formula="of:= 3998397 / 1000000000" office:value-type="float" office:value="0.003998397" calcext:value-type="float">
            <text:p>0.003998397</text:p>
          </table:table-cell>
          <table:table-cell table:formula="of:= 4870688 / 1000000000" office:value-type="float" office:value="0.004870688" calcext:value-type="float">
            <text:p>0.004870688</text:p>
          </table:table-cell>
          <table:table-cell table:formula="of:= 5867919 / 1000000000" office:value-type="float" office:value="0.005867919" calcext:value-type="float">
            <text:p>0.005867919</text:p>
          </table:table-cell>
          <table:table-cell table:formula="of:= 6991744 / 1000000000" office:value-type="float" office:value="0.006991744" calcext:value-type="float">
            <text:p>0.006991744</text:p>
          </table:table-cell>
          <table:table-cell table:formula="of:= 8235504 / 1000000000" office:value-type="float" office:value="0.008235504" calcext:value-type="float">
            <text:p>0.008235504</text:p>
          </table:table-cell>
          <table:table-cell table:formula="of:= 9610627 / 1000000000" office:value-type="float" office:value="0.009610627" calcext:value-type="float">
            <text:p>0.009610627</text:p>
          </table:table-cell>
          <table:table-cell table:formula="of:= 11103279 / 1000000000" office:value-type="float" office:value="0.011103279" calcext:value-type="float">
            <text:p>0.011103279</text:p>
          </table:table-cell>
          <table:table-cell table:formula="of:= 12706613 / 1000000000" office:value-type="float" office:value="0.012706613" calcext:value-type="float">
            <text:p>0.012706613</text:p>
          </table:table-cell>
          <table:table-cell table:formula="of:= 14425539 / 1000000000" office:value-type="float" office:value="0.014425539" calcext:value-type="float">
            <text:p>0.014425539</text:p>
          </table:table-cell>
          <table:table-cell table:formula="of:= 16230756 / 1000000000" office:value-type="float" office:value="0.016230756" calcext:value-type="float">
            <text:p>0.016230756</text:p>
          </table:table-cell>
          <table:table-cell table:formula="of:= 18100669 / 1000000000" office:value-type="float" office:value="0.018100669" calcext:value-type="float">
            <text:p>0.018100669</text:p>
          </table:table-cell>
          <table:table-cell table:formula="of:= 20039207 / 1000000000" office:value-type="float" office:value="0.020039207" calcext:value-type="float">
            <text:p>0.020039207</text:p>
          </table:table-cell>
          <table:table-cell table:formula="of:= 21991023 / 1000000000" office:value-type="float" office:value="0.021991023" calcext:value-type="float">
            <text:p>0.021991023</text:p>
          </table:table-cell>
          <table:table-cell table:formula="of:= 23954759 / 1000000000" office:value-type="float" office:value="0.023954759" calcext:value-type="float">
            <text:p>0.023954759</text:p>
          </table:table-cell>
          <table:table-cell table:formula="of:= 25902264 / 1000000000" office:value-type="float" office:value="0.025902264" calcext:value-type="float">
            <text:p>0.025902264</text:p>
          </table:table-cell>
          <table:table-cell table:formula="of:= 27790211 / 1000000000" office:value-type="float" office:value="0.027790211" calcext:value-type="float">
            <text:p>0.027790211</text:p>
          </table:table-cell>
          <table:table-cell table:formula="of:= 29596563 / 1000000000" office:value-type="float" office:value="0.029596563" calcext:value-type="float">
            <text:p>0.029596563</text:p>
          </table:table-cell>
          <table:table-cell table:formula="of:= 31282463 / 1000000000" office:value-type="float" office:value="0.031282463" calcext:value-type="float">
            <text:p>0.031282463</text:p>
          </table:table-cell>
          <table:table-cell table:formula="of:= 32826393 / 1000000000" office:value-type="float" office:value="0.032826393" calcext:value-type="float">
            <text:p>0.032826393</text:p>
          </table:table-cell>
          <table:table-cell table:formula="of:= 34203980 / 1000000000" office:value-type="float" office:value="0.03420398" calcext:value-type="float">
            <text:p>0.03420398</text:p>
          </table:table-cell>
          <table:table-cell table:formula="of:= 35373348 / 1000000000" office:value-type="float" office:value="0.035373348" calcext:value-type="float">
            <text:p>0.035373348</text:p>
          </table:table-cell>
          <table:table-cell table:formula="of:= 36289838 / 1000000000" office:value-type="float" office:value="0.036289838" calcext:value-type="float">
            <text:p>0.036289838</text:p>
          </table:table-cell>
          <table:table-cell table:formula="of:= 36973430 / 1000000000" office:value-type="float" office:value="0.03697343" calcext:value-type="float">
            <text:p>0.03697343</text:p>
          </table:table-cell>
          <table:table-cell table:formula="of:= 37365585 / 1000000000" office:value-type="float" office:value="0.037365585" calcext:value-type="float">
            <text:p>0.037365585</text:p>
          </table:table-cell>
          <table:table-cell table:formula="of:= 37477063 / 1000000000" office:value-type="float" office:value="0.037477063" calcext:value-type="float">
            <text:p>0.037477063</text:p>
          </table:table-cell>
          <table:table-cell table:formula="of:= 37299991 / 1000000000" office:value-type="float" office:value="0.037299991" calcext:value-type="float">
            <text:p>0.037299991</text:p>
          </table:table-cell>
          <table:table-cell table:formula="of:= 36801836 / 1000000000" office:value-type="float" office:value="0.036801836" calcext:value-type="float">
            <text:p>0.036801836</text:p>
          </table:table-cell>
          <table:table-cell table:formula="of:= 36037222 / 1000000000" office:value-type="float" office:value="0.036037222" calcext:value-type="float">
            <text:p>0.036037222</text:p>
          </table:table-cell>
          <table:table-cell table:formula="of:= 34956519 / 1000000000" office:value-type="float" office:value="0.034956519" calcext:value-type="float">
            <text:p>0.034956519</text:p>
          </table:table-cell>
          <table:table-cell table:formula="of:= 33612174 / 1000000000" office:value-type="float" office:value="0.033612174" calcext:value-type="float">
            <text:p>0.033612174</text:p>
          </table:table-cell>
          <table:table-cell table:formula="of:= 32024215 / 1000000000" office:value-type="float" office:value="0.032024215" calcext:value-type="float">
            <text:p>0.032024215</text:p>
          </table:table-cell>
          <table:table-cell table:formula="of:= 30197182 / 1000000000" office:value-type="float" office:value="0.030197182" calcext:value-type="float">
            <text:p>0.030197182</text:p>
          </table:table-cell>
          <table:table-cell table:formula="of:= 28178762 / 1000000000" office:value-type="float" office:value="0.028178762" calcext:value-type="float">
            <text:p>0.028178762</text:p>
          </table:table-cell>
          <table:table-cell table:formula="of:= 26025338 / 1000000000" office:value-type="float" office:value="0.026025338" calcext:value-type="float">
            <text:p>0.026025338</text:p>
          </table:table-cell>
          <table:table-cell table:formula="of:= 23730925 / 1000000000" office:value-type="float" office:value="0.023730925" calcext:value-type="float">
            <text:p>0.023730925</text:p>
          </table:table-cell>
        </table:table-row>
        <table:table-row table:style-name="ro1">
          <table:table-cell table:style-name="ce2" office:value-type="string" calcext:value-type="string">
            <text:p>9/15</text:p>
          </table:table-cell>
          <table:table-cell table:style-name="ce3" table:formula="of:= [.D21] / [.C21]" office:value-type="float" office:value="0.1" calcext:value-type="float">
            <text:p>0.10</text:p>
          </table:table-cell>
          <table:table-cell table:formula="of:=COMBIN(15;9)" office:value-type="float" office:value="5005" calcext:value-type="float">
            <text:p>5005</text:p>
          </table:table-cell>
          <table:table-cell office:value-type="float" office:value="500.5" calcext:value-type="float">
            <text:p>500.5</text:p>
          </table:table-cell>
          <table:table-cell/>
          <table:table-cell office:value-type="string" calcext:value-type="string">
            <text:p>Вероятност</text:p>
          </table:table-cell>
          <table:table-cell table:formula="of:= 58929724 / 1000000000" office:value-type="float" office:value="0.058929724" calcext:value-type="float">
            <text:p>0.058929724</text:p>
          </table:table-cell>
          <table:table-cell table:formula="of:= 8 / 1000000000" office:value-type="float" office:value="0.000000008" calcext:value-type="float">
            <text:p>0.000000008</text:p>
          </table:table-cell>
          <table:table-cell table:formula="of:= 53 / 1000000000" office:value-type="float" office:value="0.000000053" calcext:value-type="float">
            <text:p>0.000000053</text:p>
          </table:table-cell>
          <table:table-cell table:formula="of:= 245 / 1000000000" office:value-type="float" office:value="0.000000245" calcext:value-type="float">
            <text:p>0.000000245</text:p>
          </table:table-cell>
          <table:table-cell table:formula="of:= 925 / 1000000000" office:value-type="float" office:value="0.000000925" calcext:value-type="float">
            <text:p>0.000000925</text:p>
          </table:table-cell>
          <table:table-cell table:formula="of:= 2593 / 1000000000" office:value-type="float" office:value="0.000002593" calcext:value-type="float">
            <text:p>0.000002593</text:p>
          </table:table-cell>
          <table:table-cell table:formula="of:= 6132 / 1000000000" office:value-type="float" office:value="0.000006132" calcext:value-type="float">
            <text:p>0.000006132</text:p>
          </table:table-cell>
          <table:table-cell table:formula="of:= 13245 / 1000000000" office:value-type="float" office:value="0.000013245" calcext:value-type="float">
            <text:p>0.000013245</text:p>
          </table:table-cell>
          <table:table-cell table:formula="of:= 26215 / 1000000000" office:value-type="float" office:value="0.000026215" calcext:value-type="float">
            <text:p>0.000026215</text:p>
          </table:table-cell>
          <table:table-cell table:formula="of:= 47972 / 1000000000" office:value-type="float" office:value="0.000047972" calcext:value-type="float">
            <text:p>0.000047972</text:p>
          </table:table-cell>
          <table:table-cell table:formula="of:= 83121 / 1000000000" office:value-type="float" office:value="0.000083121" calcext:value-type="float">
            <text:p>0.000083121</text:p>
          </table:table-cell>
          <table:table-cell table:formula="of:= 136764 / 1000000000" office:value-type="float" office:value="0.000136764" calcext:value-type="float">
            <text:p>0.000136764</text:p>
          </table:table-cell>
          <table:table-cell table:formula="of:= 216303 / 1000000000" office:value-type="float" office:value="0.000216303" calcext:value-type="float">
            <text:p>0.000216303</text:p>
          </table:table-cell>
          <table:table-cell table:formula="of:= 329617 / 1000000000" office:value-type="float" office:value="0.000329617" calcext:value-type="float">
            <text:p>0.000329617</text:p>
          </table:table-cell>
          <table:table-cell table:formula="of:= 486228 / 1000000000" office:value-type="float" office:value="0.000486228" calcext:value-type="float">
            <text:p>0.000486228</text:p>
          </table:table-cell>
          <table:table-cell table:formula="of:= 696702 / 1000000000" office:value-type="float" office:value="0.000696702" calcext:value-type="float">
            <text:p>0.000696702</text:p>
          </table:table-cell>
          <table:table-cell table:formula="of:= 972648 / 1000000000" office:value-type="float" office:value="0.000972648" calcext:value-type="float">
            <text:p>0.000972648</text:p>
          </table:table-cell>
          <table:table-cell table:formula="of:= 1325304 / 1000000000" office:value-type="float" office:value="0.001325304" calcext:value-type="float">
            <text:p>0.001325304</text:p>
          </table:table-cell>
          <table:table-cell table:formula="of:= 1769660 / 1000000000" office:value-type="float" office:value="0.00176966" calcext:value-type="float">
            <text:p>0.00176966</text:p>
          </table:table-cell>
          <table:table-cell table:formula="of:= 2317102 / 1000000000" office:value-type="float" office:value="0.002317102" calcext:value-type="float">
            <text:p>0.002317102</text:p>
          </table:table-cell>
          <table:table-cell table:formula="of:= 2980065 / 1000000000" office:value-type="float" office:value="0.002980065" calcext:value-type="float">
            <text:p>0.002980065</text:p>
          </table:table-cell>
          <table:table-cell table:formula="of:= 3767901 / 1000000000" office:value-type="float" office:value="0.003767901" calcext:value-type="float">
            <text:p>0.003767901</text:p>
          </table:table-cell>
          <table:table-cell table:formula="of:= 4690094 / 1000000000" office:value-type="float" office:value="0.004690094" calcext:value-type="float">
            <text:p>0.004690094</text:p>
          </table:table-cell>
          <table:table-cell table:formula="of:= 5758052 / 1000000000" office:value-type="float" office:value="0.005758052" calcext:value-type="float">
            <text:p>0.005758052</text:p>
          </table:table-cell>
          <table:table-cell table:formula="of:= 6971859 / 1000000000" office:value-type="float" office:value="0.006971859" calcext:value-type="float">
            <text:p>0.006971859</text:p>
          </table:table-cell>
          <table:table-cell table:formula="of:= 8329946 / 1000000000" office:value-type="float" office:value="0.008329946" calcext:value-type="float">
            <text:p>0.008329946</text:p>
          </table:table-cell>
          <table:table-cell table:formula="of:= 9841341 / 1000000000" office:value-type="float" office:value="0.009841341" calcext:value-type="float">
            <text:p>0.009841341</text:p>
          </table:table-cell>
          <table:table-cell table:formula="of:= 11491986 / 1000000000" office:value-type="float" office:value="0.011491986" calcext:value-type="float">
            <text:p>0.011491986</text:p>
          </table:table-cell>
          <table:table-cell table:formula="of:= 13274414 / 1000000000" office:value-type="float" office:value="0.013274414" calcext:value-type="float">
            <text:p>0.013274414</text:p>
          </table:table-cell>
          <table:table-cell table:formula="of:= 15173117 / 1000000000" office:value-type="float" office:value="0.015173117" calcext:value-type="float">
            <text:p>0.015173117</text:p>
          </table:table-cell>
          <table:table-cell table:formula="of:= 17163630 / 1000000000" office:value-type="float" office:value="0.01716363" calcext:value-type="float">
            <text:p>0.01716363</text:p>
          </table:table-cell>
          <table:table-cell table:formula="of:= 19231777 / 1000000000" office:value-type="float" office:value="0.019231777" calcext:value-type="float">
            <text:p>0.019231777</text:p>
          </table:table-cell>
          <table:table-cell table:formula="of:= 21349261 / 1000000000" office:value-type="float" office:value="0.021349261" calcext:value-type="float">
            <text:p>0.021349261</text:p>
          </table:table-cell>
          <table:table-cell table:formula="of:= 23489646 / 1000000000" office:value-type="float" office:value="0.023489646" calcext:value-type="float">
            <text:p>0.023489646</text:p>
          </table:table-cell>
          <table:table-cell table:formula="of:= 25600145 / 1000000000" office:value-type="float" office:value="0.025600145" calcext:value-type="float">
            <text:p>0.025600145</text:p>
          </table:table-cell>
          <table:table-cell table:formula="of:= 27673983 / 1000000000" office:value-type="float" office:value="0.027673983" calcext:value-type="float">
            <text:p>0.027673983</text:p>
          </table:table-cell>
          <table:table-cell table:formula="of:= 29656233 / 1000000000" office:value-type="float" office:value="0.029656233" calcext:value-type="float">
            <text:p>0.029656233</text:p>
          </table:table-cell>
          <table:table-cell table:formula="of:= 31522051 / 1000000000" office:value-type="float" office:value="0.031522051" calcext:value-type="float">
            <text:p>0.031522051</text:p>
          </table:table-cell>
          <table:table-cell table:formula="of:= 33227145 / 1000000000" office:value-type="float" office:value="0.033227145" calcext:value-type="float">
            <text:p>0.033227145</text:p>
          </table:table-cell>
          <table:table-cell table:formula="of:= 34738732 / 1000000000" office:value-type="float" office:value="0.034738732" calcext:value-type="float">
            <text:p>0.034738732</text:p>
          </table:table-cell>
          <table:table-cell table:formula="of:= 36019698 / 1000000000" office:value-type="float" office:value="0.036019698" calcext:value-type="float">
            <text:p>0.036019698</text:p>
          </table:table-cell>
          <table:table-cell table:formula="of:= 37056309 / 1000000000" office:value-type="float" office:value="0.037056309" calcext:value-type="float">
            <text:p>0.037056309</text:p>
          </table:table-cell>
          <table:table-cell table:formula="of:= 37799255 / 1000000000" office:value-type="float" office:value="0.037799255" calcext:value-type="float">
            <text:p>0.037799255</text:p>
          </table:table-cell>
          <table:table-cell table:formula="of:= 38250337 / 1000000000" office:value-type="float" office:value="0.038250337" calcext:value-type="float">
            <text:p>0.038250337</text:p>
          </table:table-cell>
          <table:table-cell table:formula="of:= 38391597 / 1000000000" office:value-type="float" office:value="0.038391597" calcext:value-type="float">
            <text:p>0.038391597</text:p>
          </table:table-cell>
          <table:table-cell table:formula="of:= 38205330 / 1000000000" office:value-type="float" office:value="0.03820533" calcext:value-type="float">
            <text:p>0.03820533</text:p>
          </table:table-cell>
          <table:table-cell table:formula="of:= 37697909 / 1000000000" office:value-type="float" office:value="0.037697909" calcext:value-type="float">
            <text:p>0.037697909</text:p>
          </table:table-cell>
          <table:table-cell table:formula="of:= 36870360 / 1000000000" office:value-type="float" office:value="0.03687036" calcext:value-type="float">
            <text:p>0.03687036</text:p>
          </table:table-cell>
          <table:table-cell table:formula="of:= 35761931 / 1000000000" office:value-type="float" office:value="0.035761931" calcext:value-type="float">
            <text:p>0.035761931</text:p>
          </table:table-cell>
          <table:table-cell table:formula="of:= 34353416 / 1000000000" office:value-type="float" office:value="0.034353416" calcext:value-type="float">
            <text:p>0.034353416</text:p>
          </table:table-cell>
          <table:table-cell table:formula="of:= 32691415 / 1000000000" office:value-type="float" office:value="0.032691415" calcext:value-type="float">
            <text:p>0.032691415</text:p>
          </table:table-cell>
          <table:table-cell table:formula="of:= 30828098 / 1000000000" office:value-type="float" office:value="0.030828098" calcext:value-type="float">
            <text:p>0.030828098</text:p>
          </table:table-cell>
          <table:table-cell table:formula="of:= 28757830 / 1000000000" office:value-type="float" office:value="0.02875783" calcext:value-type="float">
            <text:p>0.02875783</text:p>
          </table:table-cell>
          <table:table-cell table:formula="of:= 26531627 / 1000000000" office:value-type="float" office:value="0.026531627" calcext:value-type="float">
            <text:p>0.026531627</text:p>
          </table:table-cell>
          <table:table-cell table:formula="of:= 24219464 / 1000000000" office:value-type="float" office:value="0.024219464" calcext:value-type="float">
            <text:p>0.024219464</text:p>
          </table:table-cell>
          <table:table-cell table:formula="of:= 21853159 / 1000000000" office:value-type="float" office:value="0.021853159" calcext:value-type="float">
            <text:p>0.021853159</text:p>
          </table:table-cell>
          <table:table-cell table:formula="of:= 19468386 / 1000000000" office:value-type="float" office:value="0.019468386" calcext:value-type="float">
            <text:p>0.019468386</text:p>
          </table:table-cell>
          <table:table-cell table:formula="of:= 17117120 / 1000000000" office:value-type="float" office:value="0.01711712" calcext:value-type="float">
            <text:p>0.01711712</text:p>
          </table:table-cell>
          <table:table-cell table:formula="of:= 14834820 / 1000000000" office:value-type="float" office:value="0.01483482" calcext:value-type="float">
            <text:p>0.01483482</text:p>
          </table:table-cell>
        </table:table-row>
        <table:table-row table:style-name="ro1">
          <table:table-cell table:number-columns-repeated="65"/>
        </table:table-row>
        <table:table-row table:style-name="ro1">
          <table:table-cell table:number-columns-repeated="5"/>
          <table:table-cell table:style-name="ce1" office:value-type="string" calcext:value-type="string">
            <text:p>Познаване при изтеглена топка номер:</text:p>
          </table:table-cell>
          <table:table-cell table:style-name="ce1" office:value-type="string" calcext:value-type="string">
            <text:p>Няма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66" calcext:value-type="float">
            <text:p>66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Коефициент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office:value-type="float" office:value="90000" calcext:value-type="float">
            <text:p>90000</text:p>
          </table:table-cell>
          <table:table-cell office:value-type="float" office:value="80000" calcext:value-type="float">
            <text:p>80000</text:p>
          </table:table-cell>
          <table:table-cell office:value-type="float" office:value="70000" calcext:value-type="float">
            <text:p>70000</text:p>
          </table:table-cell>
          <table:table-cell office:value-type="float" office:value="60000" calcext:value-type="float">
            <text:p>60000</text:p>
          </table:table-cell>
          <table:table-cell office:value-type="float" office:value="50000" calcext:value-type="float">
            <text:p>50000</text:p>
          </table:table-cell>
          <table:table-cell office:value-type="float" office:value="40000" calcext:value-type="float">
            <text:p>40000</text:p>
          </table:table-cell>
          <table:table-cell office:value-type="float" office:value="30000" calcext:value-type="float">
            <text:p>30000</text:p>
          </table:table-cell>
          <table:table-cell office:value-type="float" office:value="20000" calcext:value-type="float">
            <text:p>2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9000" calcext:value-type="float">
            <text:p>9000</text:p>
          </table:table-cell>
          <table:table-cell office:value-type="float" office:value="8000" calcext:value-type="float">
            <text:p>8000</text:p>
          </table:table-cell>
          <table:table-cell office:value-type="float" office:value="7000" calcext:value-type="float">
            <text:p>7000</text:p>
          </table:table-cell>
          <table:table-cell office:value-type="float" office:value="6000" calcext:value-type="float">
            <text:p>6000</text:p>
          </table:table-cell>
          <table:table-cell office:value-type="float" office:value="5000" calcext:value-type="float">
            <text:p>5000</text:p>
          </table:table-cell>
          <table:table-cell office:value-type="float" office:value="4000" calcext:value-type="float">
            <text:p>4000</text:p>
          </table:table-cell>
          <table:table-cell office:value-type="float" office:value="3000" calcext:value-type="float">
            <text:p>3000</text:p>
          </table:table-cell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900" calcext:value-type="float">
            <text:p>900</text:p>
          </table:table-cell>
          <table:table-cell office:value-type="float" office:value="800" calcext:value-type="float">
            <text:p>800</text:p>
          </table:table-cell>
          <table:table-cell office:value-type="float" office:value="700" calcext:value-type="float">
            <text:p>700</text:p>
          </table:table-cell>
          <table:table-cell office:value-type="float" office:value="600" calcext:value-type="float">
            <text:p>600</text:p>
          </table:table-cell>
          <table:table-cell office:value-type="float" office:value="500" calcext:value-type="float">
            <text:p>500</text:p>
          </table:table-cell>
          <table:table-cell office:value-type="float" office:value="400" calcext:value-type="float">
            <text:p>400</text:p>
          </table:table-cell>
          <table:table-cell office:value-type="float" office:value="300" calcext:value-type="float">
            <text:p>300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Коефициент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office:value-type="float" office:value="90000" calcext:value-type="float">
            <text:p>90000</text:p>
          </table:table-cell>
          <table:table-cell office:value-type="float" office:value="80000" calcext:value-type="float">
            <text:p>80000</text:p>
          </table:table-cell>
          <table:table-cell office:value-type="float" office:value="70000" calcext:value-type="float">
            <text:p>70000</text:p>
          </table:table-cell>
          <table:table-cell office:value-type="float" office:value="60000" calcext:value-type="float">
            <text:p>60000</text:p>
          </table:table-cell>
          <table:table-cell office:value-type="float" office:value="50000" calcext:value-type="float">
            <text:p>50000</text:p>
          </table:table-cell>
          <table:table-cell office:value-type="float" office:value="40000" calcext:value-type="float">
            <text:p>40000</text:p>
          </table:table-cell>
          <table:table-cell office:value-type="float" office:value="30000" calcext:value-type="float">
            <text:p>30000</text:p>
          </table:table-cell>
          <table:table-cell office:value-type="float" office:value="20000" calcext:value-type="float">
            <text:p>2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9000" calcext:value-type="float">
            <text:p>9000</text:p>
          </table:table-cell>
          <table:table-cell office:value-type="float" office:value="8000" calcext:value-type="float">
            <text:p>8000</text:p>
          </table:table-cell>
          <table:table-cell office:value-type="float" office:value="7000" calcext:value-type="float">
            <text:p>7000</text:p>
          </table:table-cell>
          <table:table-cell office:value-type="float" office:value="6000" calcext:value-type="float">
            <text:p>6000</text:p>
          </table:table-cell>
          <table:table-cell office:value-type="float" office:value="5000" calcext:value-type="float">
            <text:p>5000</text:p>
          </table:table-cell>
          <table:table-cell office:value-type="float" office:value="4000" calcext:value-type="float">
            <text:p>4000</text:p>
          </table:table-cell>
          <table:table-cell office:value-type="float" office:value="3000" calcext:value-type="float">
            <text:p>3000</text:p>
          </table:table-cell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900" calcext:value-type="float">
            <text:p>900</text:p>
          </table:table-cell>
          <table:table-cell office:value-type="float" office:value="800" calcext:value-type="float">
            <text:p>800</text:p>
          </table:table-cell>
          <table:table-cell office:value-type="float" office:value="700" calcext:value-type="float">
            <text:p>700</text:p>
          </table:table-cell>
          <table:table-cell office:value-type="float" office:value="600" calcext:value-type="float">
            <text:p>600</text:p>
          </table:table-cell>
          <table:table-cell office:value-type="float" office:value="500" calcext:value-type="float">
            <text:p>500</text:p>
          </table:table-cell>
          <table:table-cell office:value-type="float" office:value="400" calcext:value-type="float">
            <text:p>400</text:p>
          </table:table-cell>
          <table:table-cell office:value-type="float" office:value="300" calcext:value-type="float">
            <text:p>300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Коефициент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office:value-type="float" office:value="90000" calcext:value-type="float">
            <text:p>90000</text:p>
          </table:table-cell>
          <table:table-cell office:value-type="float" office:value="80000" calcext:value-type="float">
            <text:p>80000</text:p>
          </table:table-cell>
          <table:table-cell office:value-type="float" office:value="70000" calcext:value-type="float">
            <text:p>70000</text:p>
          </table:table-cell>
          <table:table-cell office:value-type="float" office:value="60000" calcext:value-type="float">
            <text:p>60000</text:p>
          </table:table-cell>
          <table:table-cell office:value-type="float" office:value="50000" calcext:value-type="float">
            <text:p>50000</text:p>
          </table:table-cell>
          <table:table-cell office:value-type="float" office:value="40000" calcext:value-type="float">
            <text:p>40000</text:p>
          </table:table-cell>
          <table:table-cell office:value-type="float" office:value="30000" calcext:value-type="float">
            <text:p>30000</text:p>
          </table:table-cell>
          <table:table-cell office:value-type="float" office:value="20000" calcext:value-type="float">
            <text:p>2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9000" calcext:value-type="float">
            <text:p>9000</text:p>
          </table:table-cell>
          <table:table-cell office:value-type="float" office:value="8000" calcext:value-type="float">
            <text:p>8000</text:p>
          </table:table-cell>
          <table:table-cell office:value-type="float" office:value="7000" calcext:value-type="float">
            <text:p>7000</text:p>
          </table:table-cell>
          <table:table-cell office:value-type="float" office:value="6000" calcext:value-type="float">
            <text:p>6000</text:p>
          </table:table-cell>
          <table:table-cell office:value-type="float" office:value="5000" calcext:value-type="float">
            <text:p>5000</text:p>
          </table:table-cell>
          <table:table-cell office:value-type="float" office:value="4000" calcext:value-type="float">
            <text:p>4000</text:p>
          </table:table-cell>
          <table:table-cell office:value-type="float" office:value="3000" calcext:value-type="float">
            <text:p>3000</text:p>
          </table:table-cell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900" calcext:value-type="float">
            <text:p>900</text:p>
          </table:table-cell>
          <table:table-cell office:value-type="float" office:value="800" calcext:value-type="float">
            <text:p>800</text:p>
          </table:table-cell>
          <table:table-cell office:value-type="float" office:value="700" calcext:value-type="float">
            <text:p>700</text:p>
          </table:table-cell>
          <table:table-cell office:value-type="float" office:value="600" calcext:value-type="float">
            <text:p>600</text:p>
          </table:table-cell>
          <table:table-cell office:value-type="float" office:value="500" calcext:value-type="float">
            <text:p>500</text:p>
          </table:table-cell>
          <table:table-cell office:value-type="float" office:value="400" calcext:value-type="float">
            <text:p>400</text:p>
          </table:table-cell>
          <table:table-cell office:value-type="float" office:value="300" calcext:value-type="float">
            <text:p>300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Коефициент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office:value-type="float" office:value="90000" calcext:value-type="float">
            <text:p>90000</text:p>
          </table:table-cell>
          <table:table-cell office:value-type="float" office:value="80000" calcext:value-type="float">
            <text:p>80000</text:p>
          </table:table-cell>
          <table:table-cell office:value-type="float" office:value="70000" calcext:value-type="float">
            <text:p>70000</text:p>
          </table:table-cell>
          <table:table-cell office:value-type="float" office:value="60000" calcext:value-type="float">
            <text:p>60000</text:p>
          </table:table-cell>
          <table:table-cell office:value-type="float" office:value="50000" calcext:value-type="float">
            <text:p>50000</text:p>
          </table:table-cell>
          <table:table-cell office:value-type="float" office:value="40000" calcext:value-type="float">
            <text:p>40000</text:p>
          </table:table-cell>
          <table:table-cell office:value-type="float" office:value="30000" calcext:value-type="float">
            <text:p>30000</text:p>
          </table:table-cell>
          <table:table-cell office:value-type="float" office:value="20000" calcext:value-type="float">
            <text:p>2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9000" calcext:value-type="float">
            <text:p>9000</text:p>
          </table:table-cell>
          <table:table-cell office:value-type="float" office:value="8000" calcext:value-type="float">
            <text:p>8000</text:p>
          </table:table-cell>
          <table:table-cell office:value-type="float" office:value="7000" calcext:value-type="float">
            <text:p>7000</text:p>
          </table:table-cell>
          <table:table-cell office:value-type="float" office:value="6000" calcext:value-type="float">
            <text:p>6000</text:p>
          </table:table-cell>
          <table:table-cell office:value-type="float" office:value="5000" calcext:value-type="float">
            <text:p>5000</text:p>
          </table:table-cell>
          <table:table-cell office:value-type="float" office:value="4000" calcext:value-type="float">
            <text:p>4000</text:p>
          </table:table-cell>
          <table:table-cell office:value-type="float" office:value="3000" calcext:value-type="float">
            <text:p>3000</text:p>
          </table:table-cell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900" calcext:value-type="float">
            <text:p>900</text:p>
          </table:table-cell>
          <table:table-cell office:value-type="float" office:value="800" calcext:value-type="float">
            <text:p>800</text:p>
          </table:table-cell>
          <table:table-cell office:value-type="float" office:value="700" calcext:value-type="float">
            <text:p>700</text:p>
          </table:table-cell>
          <table:table-cell office:value-type="float" office:value="600" calcext:value-type="float">
            <text:p>600</text:p>
          </table:table-cell>
          <table:table-cell office:value-type="float" office:value="500" calcext:value-type="float">
            <text:p>500</text:p>
          </table:table-cell>
          <table:table-cell office:value-type="float" office:value="400" calcext:value-type="float">
            <text:p>400</text:p>
          </table:table-cell>
          <table:table-cell office:value-type="float" office:value="300" calcext:value-type="float">
            <text:p>300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Коефициент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office:value-type="float" office:value="90000" calcext:value-type="float">
            <text:p>90000</text:p>
          </table:table-cell>
          <table:table-cell office:value-type="float" office:value="80000" calcext:value-type="float">
            <text:p>80000</text:p>
          </table:table-cell>
          <table:table-cell office:value-type="float" office:value="70000" calcext:value-type="float">
            <text:p>70000</text:p>
          </table:table-cell>
          <table:table-cell office:value-type="float" office:value="60000" calcext:value-type="float">
            <text:p>60000</text:p>
          </table:table-cell>
          <table:table-cell office:value-type="float" office:value="50000" calcext:value-type="float">
            <text:p>50000</text:p>
          </table:table-cell>
          <table:table-cell office:value-type="float" office:value="40000" calcext:value-type="float">
            <text:p>40000</text:p>
          </table:table-cell>
          <table:table-cell office:value-type="float" office:value="30000" calcext:value-type="float">
            <text:p>30000</text:p>
          </table:table-cell>
          <table:table-cell office:value-type="float" office:value="20000" calcext:value-type="float">
            <text:p>2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9000" calcext:value-type="float">
            <text:p>9000</text:p>
          </table:table-cell>
          <table:table-cell office:value-type="float" office:value="8000" calcext:value-type="float">
            <text:p>8000</text:p>
          </table:table-cell>
          <table:table-cell office:value-type="float" office:value="7000" calcext:value-type="float">
            <text:p>7000</text:p>
          </table:table-cell>
          <table:table-cell office:value-type="float" office:value="6000" calcext:value-type="float">
            <text:p>6000</text:p>
          </table:table-cell>
          <table:table-cell office:value-type="float" office:value="5000" calcext:value-type="float">
            <text:p>5000</text:p>
          </table:table-cell>
          <table:table-cell office:value-type="float" office:value="4000" calcext:value-type="float">
            <text:p>4000</text:p>
          </table:table-cell>
          <table:table-cell office:value-type="float" office:value="3000" calcext:value-type="float">
            <text:p>3000</text:p>
          </table:table-cell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900" calcext:value-type="float">
            <text:p>900</text:p>
          </table:table-cell>
          <table:table-cell office:value-type="float" office:value="800" calcext:value-type="float">
            <text:p>800</text:p>
          </table:table-cell>
          <table:table-cell office:value-type="float" office:value="700" calcext:value-type="float">
            <text:p>700</text:p>
          </table:table-cell>
          <table:table-cell office:value-type="float" office:value="600" calcext:value-type="float">
            <text:p>600</text:p>
          </table:table-cell>
          <table:table-cell office:value-type="float" office:value="500" calcext:value-type="float">
            <text:p>500</text:p>
          </table:table-cell>
          <table:table-cell office:value-type="float" office:value="400" calcext:value-type="float">
            <text:p>400</text:p>
          </table:table-cell>
          <table:table-cell office:value-type="float" office:value="300" calcext:value-type="float">
            <text:p>300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Коефициент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office:value-type="float" office:value="90000" calcext:value-type="float">
            <text:p>90000</text:p>
          </table:table-cell>
          <table:table-cell office:value-type="float" office:value="80000" calcext:value-type="float">
            <text:p>80000</text:p>
          </table:table-cell>
          <table:table-cell office:value-type="float" office:value="70000" calcext:value-type="float">
            <text:p>70000</text:p>
          </table:table-cell>
          <table:table-cell office:value-type="float" office:value="60000" calcext:value-type="float">
            <text:p>60000</text:p>
          </table:table-cell>
          <table:table-cell office:value-type="float" office:value="50000" calcext:value-type="float">
            <text:p>50000</text:p>
          </table:table-cell>
          <table:table-cell office:value-type="float" office:value="40000" calcext:value-type="float">
            <text:p>40000</text:p>
          </table:table-cell>
          <table:table-cell office:value-type="float" office:value="30000" calcext:value-type="float">
            <text:p>30000</text:p>
          </table:table-cell>
          <table:table-cell office:value-type="float" office:value="20000" calcext:value-type="float">
            <text:p>2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9000" calcext:value-type="float">
            <text:p>9000</text:p>
          </table:table-cell>
          <table:table-cell office:value-type="float" office:value="8000" calcext:value-type="float">
            <text:p>8000</text:p>
          </table:table-cell>
          <table:table-cell office:value-type="float" office:value="7000" calcext:value-type="float">
            <text:p>7000</text:p>
          </table:table-cell>
          <table:table-cell office:value-type="float" office:value="6000" calcext:value-type="float">
            <text:p>6000</text:p>
          </table:table-cell>
          <table:table-cell office:value-type="float" office:value="5000" calcext:value-type="float">
            <text:p>5000</text:p>
          </table:table-cell>
          <table:table-cell office:value-type="float" office:value="4000" calcext:value-type="float">
            <text:p>4000</text:p>
          </table:table-cell>
          <table:table-cell office:value-type="float" office:value="3000" calcext:value-type="float">
            <text:p>3000</text:p>
          </table:table-cell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900" calcext:value-type="float">
            <text:p>900</text:p>
          </table:table-cell>
          <table:table-cell office:value-type="float" office:value="800" calcext:value-type="float">
            <text:p>800</text:p>
          </table:table-cell>
          <table:table-cell office:value-type="float" office:value="700" calcext:value-type="float">
            <text:p>700</text:p>
          </table:table-cell>
          <table:table-cell office:value-type="float" office:value="600" calcext:value-type="float">
            <text:p>600</text:p>
          </table:table-cell>
          <table:table-cell office:value-type="float" office:value="500" calcext:value-type="float">
            <text:p>500</text:p>
          </table:table-cell>
          <table:table-cell office:value-type="float" office:value="400" calcext:value-type="float">
            <text:p>400</text:p>
          </table:table-cell>
          <table:table-cell office:value-type="float" office:value="300" calcext:value-type="float">
            <text:p>300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Коефициент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office:value-type="float" office:value="90000" calcext:value-type="float">
            <text:p>90000</text:p>
          </table:table-cell>
          <table:table-cell office:value-type="float" office:value="80000" calcext:value-type="float">
            <text:p>80000</text:p>
          </table:table-cell>
          <table:table-cell office:value-type="float" office:value="70000" calcext:value-type="float">
            <text:p>70000</text:p>
          </table:table-cell>
          <table:table-cell office:value-type="float" office:value="60000" calcext:value-type="float">
            <text:p>60000</text:p>
          </table:table-cell>
          <table:table-cell office:value-type="float" office:value="50000" calcext:value-type="float">
            <text:p>50000</text:p>
          </table:table-cell>
          <table:table-cell office:value-type="float" office:value="40000" calcext:value-type="float">
            <text:p>40000</text:p>
          </table:table-cell>
          <table:table-cell office:value-type="float" office:value="30000" calcext:value-type="float">
            <text:p>30000</text:p>
          </table:table-cell>
          <table:table-cell office:value-type="float" office:value="20000" calcext:value-type="float">
            <text:p>2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9000" calcext:value-type="float">
            <text:p>9000</text:p>
          </table:table-cell>
          <table:table-cell office:value-type="float" office:value="8000" calcext:value-type="float">
            <text:p>8000</text:p>
          </table:table-cell>
          <table:table-cell office:value-type="float" office:value="7000" calcext:value-type="float">
            <text:p>7000</text:p>
          </table:table-cell>
          <table:table-cell office:value-type="float" office:value="6000" calcext:value-type="float">
            <text:p>6000</text:p>
          </table:table-cell>
          <table:table-cell office:value-type="float" office:value="5000" calcext:value-type="float">
            <text:p>5000</text:p>
          </table:table-cell>
          <table:table-cell office:value-type="float" office:value="4000" calcext:value-type="float">
            <text:p>4000</text:p>
          </table:table-cell>
          <table:table-cell office:value-type="float" office:value="3000" calcext:value-type="float">
            <text:p>3000</text:p>
          </table:table-cell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900" calcext:value-type="float">
            <text:p>900</text:p>
          </table:table-cell>
          <table:table-cell office:value-type="float" office:value="800" calcext:value-type="float">
            <text:p>800</text:p>
          </table:table-cell>
          <table:table-cell office:value-type="float" office:value="700" calcext:value-type="float">
            <text:p>700</text:p>
          </table:table-cell>
          <table:table-cell office:value-type="float" office:value="600" calcext:value-type="float">
            <text:p>600</text:p>
          </table:table-cell>
          <table:table-cell office:value-type="float" office:value="500" calcext:value-type="float">
            <text:p>500</text:p>
          </table:table-cell>
          <table:table-cell office:value-type="float" office:value="400" calcext:value-type="float">
            <text:p>400</text:p>
          </table:table-cell>
          <table:table-cell office:value-type="float" office:value="300" calcext:value-type="float">
            <text:p>300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table:number-columns-repeated="65"/>
        </table:table-row>
        <table:table-row table:style-name="ro1">
          <table:table-cell table:number-columns-repeated="4"/>
          <table:table-cell table:style-name="ce1" office:value-type="string" calcext:value-type="string">
            <text:p>Общо RTP%</text:p>
          </table:table-cell>
          <table:table-cell table:style-name="ce1" office:value-type="string" calcext:value-type="string">
            <text:p>Познаване при изтеглена топка номер:</text:p>
          </table:table-cell>
          <table:table-cell table:style-name="ce1" office:value-type="string" calcext:value-type="string">
            <text:p>Няма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66" calcext:value-type="float">
            <text:p>66</text:p>
          </table:table-cell>
        </table:table-row>
        <table:table-row table:style-name="ro1">
          <table:table-cell table:number-columns-repeated="4"/>
          <table:table-cell table:style-name="ce4" table:formula="of:=SUM([.G33:.BP33])" office:value-type="float" office:value="78.9785897" calcext:value-type="float">
            <text:p>78.98</text:p>
          </table:table-cell>
          <table:table-cell office:value-type="string" calcext:value-type="string">
            <text:p>RTP%</text:p>
          </table:table-cell>
          <table:table-cell table:formula="of:= 100 * [.G15] * [.G24] / [.$D15]" office:value-type="float" office:value="0" calcext:value-type="float">
            <text:p>0</text:p>
          </table:table-cell>
          <table:table-cell table:formula="of:= 100 * [.H15] * [.H24] / [.$D15]" office:value-type="float" office:value="0.000001" calcext:value-type="float">
            <text:p>0.000001</text:p>
          </table:table-cell>
          <table:table-cell table:formula="of:= 100 * [.I15] * [.I24] / [.$D15]" office:value-type="float" office:value="0.0000009" calcext:value-type="float">
            <text:p>0.0000009</text:p>
          </table:table-cell>
          <table:table-cell table:formula="of:= 100 * [.J15] * [.J24] / [.$D15]" office:value-type="float" office:value="0.0000008" calcext:value-type="float">
            <text:p>0.0000008</text:p>
          </table:table-cell>
          <table:table-cell table:formula="of:= 100 * [.K15] * [.K24] / [.$D15]" office:value-type="float" office:value="0.07" calcext:value-type="float">
            <text:p>0.07</text:p>
          </table:table-cell>
          <table:table-cell table:formula="of:= 100 * [.L15] * [.L24] / [.$D15]" office:value-type="float" office:value="0.06" calcext:value-type="float">
            <text:p>0.06</text:p>
          </table:table-cell>
          <table:table-cell table:formula="of:= 100 * [.M15] * [.M24] / [.$D15]" office:value-type="float" office:value="0.15" calcext:value-type="float">
            <text:p>0.15</text:p>
          </table:table-cell>
          <table:table-cell table:formula="of:= 100 * [.N15] * [.N24] / [.$D15]" office:value-type="float" office:value="0.12" calcext:value-type="float">
            <text:p>0.12</text:p>
          </table:table-cell>
          <table:table-cell table:formula="of:= 100 * [.O15] * [.O24] / [.$D15]" office:value-type="float" office:value="0.39" calcext:value-type="float">
            <text:p>0.39</text:p>
          </table:table-cell>
          <table:table-cell table:formula="of:= 100 * [.P15] * [.P24] / [.$D15]" office:value-type="float" office:value="0.4" calcext:value-type="float">
            <text:p>0.4</text:p>
          </table:table-cell>
          <table:table-cell table:formula="of:= 100 * [.Q15] * [.Q24] / [.$D15]" office:value-type="float" office:value="0.37" calcext:value-type="float">
            <text:p>0.37</text:p>
          </table:table-cell>
          <table:table-cell table:formula="of:= 100 * [.R15] * [.R24] / [.$D15]" office:value-type="float" office:value="0.495" calcext:value-type="float">
            <text:p>0.495</text:p>
          </table:table-cell>
          <table:table-cell table:formula="of:= 100 * [.S15] * [.S24] / [.$D15]" office:value-type="float" office:value="0.816" calcext:value-type="float">
            <text:p>0.816</text:p>
          </table:table-cell>
          <table:table-cell table:formula="of:= 100 * [.T15] * [.T24] / [.$D15]" office:value-type="float" office:value="1.183" calcext:value-type="float">
            <text:p>1.183</text:p>
          </table:table-cell>
          <table:table-cell table:formula="of:= 100 * [.U15] * [.U24] / [.$D15]" office:value-type="float" office:value="2.058" calcext:value-type="float">
            <text:p>2.058</text:p>
          </table:table-cell>
          <table:table-cell table:formula="of:= 100 * [.V15] * [.V24] / [.$D15]" office:value-type="float" office:value="2.42" calcext:value-type="float">
            <text:p>2.42</text:p>
          </table:table-cell>
          <table:table-cell table:formula="of:= 100 * [.W15] * [.W24] / [.$D15]" office:value-type="float" office:value="2.724" calcext:value-type="float">
            <text:p>2.724</text:p>
          </table:table-cell>
          <table:table-cell table:formula="of:= 100 * [.X15] * [.X24] / [.$D15]" office:value-type="float" office:value="3.177" calcext:value-type="float">
            <text:p>3.177</text:p>
          </table:table-cell>
          <table:table-cell table:formula="of:= 100 * [.Y15] * [.Y24] / [.$D15]" office:value-type="float" office:value="2.89" calcext:value-type="float">
            <text:p>2.89</text:p>
          </table:table-cell>
          <table:table-cell table:formula="of:= 100 * [.Z15] * [.Z24] / [.$D15]" office:value-type="float" office:value="2.149" calcext:value-type="float">
            <text:p>2.149</text:p>
          </table:table-cell>
          <table:table-cell table:formula="of:= 100 * [.AA15] * [.AA24] / [.$D15]" office:value-type="float" office:value="2.9124" calcext:value-type="float">
            <text:p>2.9124</text:p>
          </table:table-cell>
          <table:table-cell table:formula="of:= 100 * [.AB15] * [.AB24] / [.$D15]" office:value-type="float" office:value="3.4832" calcext:value-type="float">
            <text:p>3.4832</text:p>
          </table:table-cell>
          <table:table-cell table:formula="of:= 100 * [.AC15] * [.AC24] / [.$D15]" office:value-type="float" office:value="4.2847" calcext:value-type="float">
            <text:p>4.2847</text:p>
          </table:table-cell>
          <table:table-cell table:formula="of:= 100 * [.AD15] * [.AD24] / [.$D15]" office:value-type="float" office:value="4.9074" calcext:value-type="float">
            <text:p>4.9074</text:p>
          </table:table-cell>
          <table:table-cell table:formula="of:= 100 * [.AE15] * [.AE24] / [.$D15]" office:value-type="float" office:value="5.4985" calcext:value-type="float">
            <text:p>5.4985</text:p>
          </table:table-cell>
          <table:table-cell table:formula="of:= 100 * [.AF15] * [.AF24] / [.$D15]" office:value-type="float" office:value="5.9964" calcext:value-type="float">
            <text:p>5.9964</text:p>
          </table:table-cell>
          <table:table-cell table:formula="of:= 100 * [.AG15] * [.AG24] / [.$D15]" office:value-type="float" office:value="5.9073" calcext:value-type="float">
            <text:p>5.9073</text:p>
          </table:table-cell>
          <table:table-cell table:formula="of:= 100 * [.AH15] * [.AH24] / [.$D15]" office:value-type="float" office:value="5.14" calcext:value-type="float">
            <text:p>5.14</text:p>
          </table:table-cell>
          <table:table-cell table:formula="of:= 100 * [.AI15] * [.AI24] / [.$D15]" office:value-type="float" office:value="3.3646" calcext:value-type="float">
            <text:p>3.3646</text:p>
          </table:table-cell>
          <table:table-cell table:formula="of:= 100 * [.AJ15] * [.AJ24] / [.$D15]" office:value-type="float" office:value="3.2046" calcext:value-type="float">
            <text:p>3.2046</text:p>
          </table:table-cell>
          <table:table-cell table:formula="of:= 100 * [.AK15] * [.AK24] / [.$D15]" office:value-type="float" office:value="2.74" calcext:value-type="float">
            <text:p>2.74</text:p>
          </table:table-cell>
          <table:table-cell table:formula="of:= 100 * [.AL15] * [.AL24] / [.$D15]" office:value-type="float" office:value="1.72465" calcext:value-type="float">
            <text:p>1.72465</text:p>
          </table:table-cell>
          <table:table-cell table:formula="of:= 100 * [.AM15] * [.AM24] / [.$D15]" office:value-type="float" office:value="0.86755" calcext:value-type="float">
            <text:p>0.86755</text:p>
          </table:table-cell>
          <table:table-cell table:formula="of:= 100 * [.AN15] * [.AN24] / [.$D15]" office:value-type="float" office:value="0.974151" calcext:value-type="float">
            <text:p>0.974151</text:p>
          </table:table-cell>
          <table:table-cell table:formula="of:= 100 * [.AO15] * [.AO24] / [.$D15]" office:value-type="float" office:value="1.08448" calcext:value-type="float">
            <text:p>1.08448</text:p>
          </table:table-cell>
          <table:table-cell table:formula="of:= 100 * [.AP15] * [.AP24] / [.$D15]" office:value-type="float" office:value="1.172255" calcext:value-type="float">
            <text:p>1.172255</text:p>
          </table:table-cell>
          <table:table-cell table:formula="of:= 100 * [.AQ15] * [.AQ24] / [.$D15]" office:value-type="float" office:value="1.231158" calcext:value-type="float">
            <text:p>1.231158</text:p>
          </table:table-cell>
          <table:table-cell table:formula="of:= 100 * [.AR15] * [.AR24] / [.$D15]" office:value-type="float" office:value="1.25728" calcext:value-type="float">
            <text:p>1.25728</text:p>
          </table:table-cell>
          <table:table-cell table:formula="of:= 100 * [.AS15] * [.AS24] / [.$D15]" office:value-type="float" office:value="1.22142" calcext:value-type="float">
            <text:p>1.22142</text:p>
          </table:table-cell>
          <table:table-cell table:formula="of:= 100 * [.AT15] * [.AT24] / [.$D15]" office:value-type="float" office:value="1.108875" calcext:value-type="float">
            <text:p>1.108875</text:p>
          </table:table-cell>
          <table:table-cell table:formula="of:= 100 * [.AU15] * [.AU24] / [.$D15]" office:value-type="float" office:value="0.889936" calcext:value-type="float">
            <text:p>0.889936</text:p>
          </table:table-cell>
          <table:table-cell table:formula="of:= 100 * [.AV15] * [.AV24] / [.$D15]" office:value-type="float" office:value="0.535732" calcext:value-type="float">
            <text:p>0.535732</text:p>
          </table:table-cell>
          <table:table-cell table:formula="of:= 100 * [.AW15] * [.AW24] / [.$D15]" office:value-type="float" office:value="0" calcext:value-type="float">
            <text:p>0</text:p>
          </table:table-cell>
          <table:table-cell table:formula="of:= 100 * [.AX15] * [.AX24] / [.$D15]" office:value-type="float" office:value="0" calcext:value-type="float">
            <text:p>0</text:p>
          </table:table-cell>
          <table:table-cell table:formula="of:= 100 * [.AY15] * [.AY24] / [.$D15]" office:value-type="float" office:value="0" calcext:value-type="float">
            <text:p>0</text:p>
          </table:table-cell>
          <table:table-cell table:formula="of:= 100 * [.AZ15] * [.AZ24] / [.$D15]" office:value-type="float" office:value="0" calcext:value-type="float">
            <text:p>0</text:p>
          </table:table-cell>
          <table:table-cell table:formula="of:= 100 * [.BA15] * [.BA24] / [.$D15]" office:value-type="float" office:value="0" calcext:value-type="float">
            <text:p>0</text:p>
          </table:table-cell>
          <table:table-cell table:formula="of:= 100 * [.BB15] * [.BB24] / [.$D15]" office:value-type="float" office:value="0" calcext:value-type="float">
            <text:p>0</text:p>
          </table:table-cell>
          <table:table-cell table:formula="of:= 100 * [.BC15] * [.BC24] / [.$D15]" office:value-type="float" office:value="0" calcext:value-type="float">
            <text:p>0</text:p>
          </table:table-cell>
          <table:table-cell table:formula="of:= 100 * [.BD15] * [.BD24] / [.$D15]" office:value-type="float" office:value="0" calcext:value-type="float">
            <text:p>0</text:p>
          </table:table-cell>
          <table:table-cell table:formula="of:= 100 * [.BE15] * [.BE24] / [.$D15]" office:value-type="float" office:value="0" calcext:value-type="float">
            <text:p>0</text:p>
          </table:table-cell>
          <table:table-cell table:formula="of:= 100 * [.BF15] * [.BF24] / [.$D15]" office:value-type="float" office:value="0" calcext:value-type="float">
            <text:p>0</text:p>
          </table:table-cell>
          <table:table-cell table:formula="of:= 100 * [.BG15] * [.BG24] / [.$D15]" office:value-type="float" office:value="0" calcext:value-type="float">
            <text:p>0</text:p>
          </table:table-cell>
          <table:table-cell table:formula="of:= 100 * [.BH15] * [.BH24] / [.$D15]" office:value-type="float" office:value="0" calcext:value-type="float">
            <text:p>0</text:p>
          </table:table-cell>
          <table:table-cell table:formula="of:= 100 * [.BI15] * [.BI24] / [.$D15]" office:value-type="float" office:value="0" calcext:value-type="float">
            <text:p>0</text:p>
          </table:table-cell>
          <table:table-cell table:formula="of:= 100 * [.BJ15] * [.BJ24] / [.$D15]" office:value-type="float" office:value="0" calcext:value-type="float">
            <text:p>0</text:p>
          </table:table-cell>
          <table:table-cell table:formula="of:= 100 * [.BK15] * [.BK24] / [.$D15]" office:value-type="float" office:value="0" calcext:value-type="float">
            <text:p>0</text:p>
          </table:table-cell>
          <table:table-cell table:formula="of:= 100 * [.BL15] * [.BL24] / [.$D15]" office:value-type="float" office:value="0" calcext:value-type="float">
            <text:p>0</text:p>
          </table:table-cell>
          <table:table-cell table:formula="of:= 100 * [.BM15] * [.BM24] / [.$D15]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style-name="ce4" table:formula="of:=SUM([.G34:.BP34])" office:value-type="float" office:value="56.01085447" calcext:value-type="float">
            <text:p>56.01</text:p>
          </table:table-cell>
          <table:table-cell office:value-type="string" calcext:value-type="string">
            <text:p>RTP%</text:p>
          </table:table-cell>
          <table:table-cell table:formula="of:= 100 * [.G16] * [.G25] / [.$D16]" office:value-type="float" office:value="0" calcext:value-type="float">
            <text:p>0</text:p>
          </table:table-cell>
          <table:table-cell table:formula="of:= 100 * [.H16] * [.H25] / [.$D16]" office:value-type="float" office:value="0.0000001" calcext:value-type="float">
            <text:p>0.0000001</text:p>
          </table:table-cell>
          <table:table-cell table:formula="of:= 100 * [.I16] * [.I25] / [.$D16]" office:value-type="float" office:value="0.00000009" calcext:value-type="float">
            <text:p>0.00000009</text:p>
          </table:table-cell>
          <table:table-cell table:formula="of:= 100 * [.J16] * [.J25] / [.$D16]" office:value-type="float" office:value="0.00000008" calcext:value-type="float">
            <text:p>0.00000008</text:p>
          </table:table-cell>
          <table:table-cell table:formula="of:= 100 * [.K16] * [.K25] / [.$D16]" office:value-type="float" office:value="0.028" calcext:value-type="float">
            <text:p>0.028</text:p>
          </table:table-cell>
          <table:table-cell table:formula="of:= 100 * [.L16] * [.L25] / [.$D16]" office:value-type="float" office:value="0.066" calcext:value-type="float">
            <text:p>0.066</text:p>
          </table:table-cell>
          <table:table-cell table:formula="of:= 100 * [.M16] * [.M25] / [.$D16]" office:value-type="float" office:value="0.07" calcext:value-type="float">
            <text:p>0.07</text:p>
          </table:table-cell>
          <table:table-cell table:formula="of:= 100 * [.N16] * [.N25] / [.$D16]" office:value-type="float" office:value="0.176" calcext:value-type="float">
            <text:p>0.176</text:p>
          </table:table-cell>
          <table:table-cell table:formula="of:= 100 * [.O16] * [.O25] / [.$D16]" office:value-type="float" office:value="0.246" calcext:value-type="float">
            <text:p>0.246</text:p>
          </table:table-cell>
          <table:table-cell table:formula="of:= 100 * [.P16] * [.P25] / [.$D16]" office:value-type="float" office:value="0.372" calcext:value-type="float">
            <text:p>0.372</text:p>
          </table:table-cell>
          <table:table-cell table:formula="of:= 100 * [.Q16] * [.Q25] / [.$D16]" office:value-type="float" office:value="0.303" calcext:value-type="float">
            <text:p>0.303</text:p>
          </table:table-cell>
          <table:table-cell table:formula="of:= 100 * [.R16] * [.R25] / [.$D16]" office:value-type="float" office:value="0.5121" calcext:value-type="float">
            <text:p>0.5121</text:p>
          </table:table-cell>
          <table:table-cell table:formula="of:= 100 * [.S16] * [.S25] / [.$D16]" office:value-type="float" office:value="0.7168" calcext:value-type="float">
            <text:p>0.7168</text:p>
          </table:table-cell>
          <table:table-cell table:formula="of:= 100 * [.T16] * [.T25] / [.$D16]" office:value-type="float" office:value="1.036" calcext:value-type="float">
            <text:p>1.036</text:p>
          </table:table-cell>
          <table:table-cell table:formula="of:= 100 * [.U16] * [.U25] / [.$D16]" office:value-type="float" office:value="1.3866" calcext:value-type="float">
            <text:p>1.3866</text:p>
          </table:table-cell>
          <table:table-cell table:formula="of:= 100 * [.V16] * [.V25] / [.$D16]" office:value-type="float" office:value="1.8515" calcext:value-type="float">
            <text:p>1.8515</text:p>
          </table:table-cell>
          <table:table-cell table:formula="of:= 100 * [.W16] * [.W25] / [.$D16]" office:value-type="float" office:value="2.2604" calcext:value-type="float">
            <text:p>2.2604</text:p>
          </table:table-cell>
          <table:table-cell table:formula="of:= 100 * [.X16] * [.X25] / [.$D16]" office:value-type="float" office:value="2.4945" calcext:value-type="float">
            <text:p>2.4945</text:p>
          </table:table-cell>
          <table:table-cell table:formula="of:= 100 * [.Y16] * [.Y25] / [.$D16]" office:value-type="float" office:value="2.43" calcext:value-type="float">
            <text:p>2.43</text:p>
          </table:table-cell>
          <table:table-cell table:formula="of:= 100 * [.Z16] * [.Z25] / [.$D16]" office:value-type="float" office:value="1.7425" calcext:value-type="float">
            <text:p>1.7425</text:p>
          </table:table-cell>
          <table:table-cell table:formula="of:= 100 * [.AA16] * [.AA25] / [.$D16]" office:value-type="float" office:value="2.18142" calcext:value-type="float">
            <text:p>2.18142</text:p>
          </table:table-cell>
          <table:table-cell table:formula="of:= 100 * [.AB16] * [.AB25] / [.$D16]" office:value-type="float" office:value="2.60832" calcext:value-type="float">
            <text:p>2.60832</text:p>
          </table:table-cell>
          <table:table-cell table:formula="of:= 100 * [.AC16] * [.AC25] / [.$D16]" office:value-type="float" office:value="3.15875" calcext:value-type="float">
            <text:p>3.15875</text:p>
          </table:table-cell>
          <table:table-cell table:formula="of:= 100 * [.AD16] * [.AD25] / [.$D16]" office:value-type="float" office:value="3.62358" calcext:value-type="float">
            <text:p>3.62358</text:p>
          </table:table-cell>
          <table:table-cell table:formula="of:= 100 * [.AE16] * [.AE25] / [.$D16]" office:value-type="float" office:value="3.97105" calcext:value-type="float">
            <text:p>3.97105</text:p>
          </table:table-cell>
          <table:table-cell table:formula="of:= 100 * [.AF16] * [.AF25] / [.$D16]" office:value-type="float" office:value="4.2" calcext:value-type="float">
            <text:p>4.2</text:p>
          </table:table-cell>
          <table:table-cell table:formula="of:= 100 * [.AG16] * [.AG25] / [.$D16]" office:value-type="float" office:value="4.07499" calcext:value-type="float">
            <text:p>4.07499</text:p>
          </table:table-cell>
          <table:table-cell table:formula="of:= 100 * [.AH16] * [.AH25] / [.$D16]" office:value-type="float" office:value="3.49486" calcext:value-type="float">
            <text:p>3.49486</text:p>
          </table:table-cell>
          <table:table-cell table:formula="of:= 100 * [.AI16] * [.AI25] / [.$D16]" office:value-type="float" office:value="2.23039" calcext:value-type="float">
            <text:p>2.23039</text:p>
          </table:table-cell>
          <table:table-cell table:formula="of:= 100 * [.AJ16] * [.AJ25] / [.$D16]" office:value-type="float" office:value="2.098245" calcext:value-type="float">
            <text:p>2.098245</text:p>
          </table:table-cell>
          <table:table-cell table:formula="of:= 100 * [.AK16] * [.AK25] / [.$D16]" office:value-type="float" office:value="1.7577" calcext:value-type="float">
            <text:p>1.7577</text:p>
          </table:table-cell>
          <table:table-cell table:formula="of:= 100 * [.AL16] * [.AL25] / [.$D16]" office:value-type="float" office:value="1.088835" calcext:value-type="float">
            <text:p>1.088835</text:p>
          </table:table-cell>
          <table:table-cell table:formula="of:= 100 * [.AM16] * [.AM25] / [.$D16]" office:value-type="float" office:value="0.537262" calcext:value-type="float">
            <text:p>0.537262</text:p>
          </table:table-cell>
          <table:table-cell table:formula="of:= 100 * [.AN16] * [.AN25] / [.$D16]" office:value-type="float" office:value="0.5926131" calcext:value-type="float">
            <text:p>0.5926131</text:p>
          </table:table-cell>
          <table:table-cell table:formula="of:= 100 * [.AO16] * [.AO25] / [.$D16]" office:value-type="float" office:value="0.6412136" calcext:value-type="float">
            <text:p>0.6412136</text:p>
          </table:table-cell>
          <table:table-cell table:formula="of:= 100 * [.AP16] * [.AP25] / [.$D16]" office:value-type="float" office:value="0.6787956" calcext:value-type="float">
            <text:p>0.6787956</text:p>
          </table:table-cell>
          <table:table-cell table:formula="of:= 100 * [.AQ16] * [.AQ25] / [.$D16]" office:value-type="float" office:value="0.699822" calcext:value-type="float">
            <text:p>0.699822</text:p>
          </table:table-cell>
          <table:table-cell table:formula="of:= 100 * [.AR16] * [.AR25] / [.$D16]" office:value-type="float" office:value="0.6974755" calcext:value-type="float">
            <text:p>0.6974755</text:p>
          </table:table-cell>
          <table:table-cell table:formula="of:= 100 * [.AS16] * [.AS25] / [.$D16]" office:value-type="float" office:value="0.6629128" calcext:value-type="float">
            <text:p>0.6629128</text:p>
          </table:table-cell>
          <table:table-cell table:formula="of:= 100 * [.AT16] * [.AT25] / [.$D16]" office:value-type="float" office:value="0.5889936" calcext:value-type="float">
            <text:p>0.5889936</text:p>
          </table:table-cell>
          <table:table-cell table:formula="of:= 100 * [.AU16] * [.AU25] / [.$D16]" office:value-type="float" office:value="0.4620416" calcext:value-type="float">
            <text:p>0.4620416</text:p>
          </table:table-cell>
          <table:table-cell table:formula="of:= 100 * [.AV16] * [.AV25] / [.$D16]" office:value-type="float" office:value="0.2701844" calcext:value-type="float">
            <text:p>0.2701844</text:p>
          </table:table-cell>
          <table:table-cell table:formula="of:= 100 * [.AW16] * [.AW25] / [.$D16]" office:value-type="float" office:value="0" calcext:value-type="float">
            <text:p>0</text:p>
          </table:table-cell>
          <table:table-cell table:formula="of:= 100 * [.AX16] * [.AX25] / [.$D16]" office:value-type="float" office:value="0" calcext:value-type="float">
            <text:p>0</text:p>
          </table:table-cell>
          <table:table-cell table:formula="of:= 100 * [.AY16] * [.AY25] / [.$D16]" office:value-type="float" office:value="0" calcext:value-type="float">
            <text:p>0</text:p>
          </table:table-cell>
          <table:table-cell table:formula="of:= 100 * [.AZ16] * [.AZ25] / [.$D16]" office:value-type="float" office:value="0" calcext:value-type="float">
            <text:p>0</text:p>
          </table:table-cell>
          <table:table-cell table:formula="of:= 100 * [.BA16] * [.BA25] / [.$D16]" office:value-type="float" office:value="0" calcext:value-type="float">
            <text:p>0</text:p>
          </table:table-cell>
          <table:table-cell table:formula="of:= 100 * [.BB16] * [.BB25] / [.$D16]" office:value-type="float" office:value="0" calcext:value-type="float">
            <text:p>0</text:p>
          </table:table-cell>
          <table:table-cell table:formula="of:= 100 * [.BC16] * [.BC25] / [.$D16]" office:value-type="float" office:value="0" calcext:value-type="float">
            <text:p>0</text:p>
          </table:table-cell>
          <table:table-cell table:formula="of:= 100 * [.BD16] * [.BD25] / [.$D16]" office:value-type="float" office:value="0" calcext:value-type="float">
            <text:p>0</text:p>
          </table:table-cell>
          <table:table-cell table:formula="of:= 100 * [.BE16] * [.BE25] / [.$D16]" office:value-type="float" office:value="0" calcext:value-type="float">
            <text:p>0</text:p>
          </table:table-cell>
          <table:table-cell table:formula="of:= 100 * [.BF16] * [.BF25] / [.$D16]" office:value-type="float" office:value="0" calcext:value-type="float">
            <text:p>0</text:p>
          </table:table-cell>
          <table:table-cell table:formula="of:= 100 * [.BG16] * [.BG25] / [.$D16]" office:value-type="float" office:value="0" calcext:value-type="float">
            <text:p>0</text:p>
          </table:table-cell>
          <table:table-cell table:formula="of:= 100 * [.BH16] * [.BH25] / [.$D16]" office:value-type="float" office:value="0" calcext:value-type="float">
            <text:p>0</text:p>
          </table:table-cell>
          <table:table-cell table:formula="of:= 100 * [.BI16] * [.BI25] / [.$D16]" office:value-type="float" office:value="0" calcext:value-type="float">
            <text:p>0</text:p>
          </table:table-cell>
          <table:table-cell table:formula="of:= 100 * [.BJ16] * [.BJ25] / [.$D16]" office:value-type="float" office:value="0" calcext:value-type="float">
            <text:p>0</text:p>
          </table:table-cell>
          <table:table-cell table:formula="of:= 100 * [.BK16] * [.BK25] / [.$D16]" office:value-type="float" office:value="0" calcext:value-type="float">
            <text:p>0</text:p>
          </table:table-cell>
          <table:table-cell table:formula="of:= 100 * [.BL16] * [.BL25] / [.$D16]" office:value-type="float" office:value="0" calcext:value-type="float">
            <text:p>0</text:p>
          </table:table-cell>
          <table:table-cell table:formula="of:= 100 * [.BM16] * [.BM25] / [.$D16]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style-name="ce4" table:formula="of:=SUM([.G35:.BP35])" office:value-type="float" office:value="40.3711048709091" calcext:value-type="float">
            <text:p>40.37</text:p>
          </table:table-cell>
          <table:table-cell office:value-type="string" calcext:value-type="string">
            <text:p>RTP%</text:p>
          </table:table-cell>
          <table:table-cell table:formula="of:= 100 * [.G17] * [.G26] / [.$D17]" office:value-type="float" office:value="0" calcext:value-type="float">
            <text:p>0</text:p>
          </table:table-cell>
          <table:table-cell table:formula="of:= 100 * [.H17] * [.H26] / [.$D17]" office:value-type="float" office:value="0.0000000181818181818182" calcext:value-type="float">
            <text:p>1.81818181818182E-08</text:p>
          </table:table-cell>
          <table:table-cell table:formula="of:= 100 * [.I17] * [.I26] / [.$D17]" office:value-type="float" office:value="0.0000000163636363636364" calcext:value-type="float">
            <text:p>1.63636363636364E-08</text:p>
          </table:table-cell>
          <table:table-cell table:formula="of:= 100 * [.J17] * [.J26] / [.$D17]" office:value-type="float" office:value="0.00145454545454545" calcext:value-type="float">
            <text:p>0.0014545455</text:p>
          </table:table-cell>
          <table:table-cell table:formula="of:= 100 * [.K17] * [.K26] / [.$D17]" office:value-type="float" office:value="0.0203636363636364" calcext:value-type="float">
            <text:p>0.0203636364</text:p>
          </table:table-cell>
          <table:table-cell table:formula="of:= 100 * [.L17] * [.L26] / [.$D17]" office:value-type="float" office:value="0.0381818181818182" calcext:value-type="float">
            <text:p>0.0381818182</text:p>
          </table:table-cell>
          <table:table-cell table:formula="of:= 100 * [.M17] * [.M26] / [.$D17]" office:value-type="float" office:value="0.08" calcext:value-type="float">
            <text:p>0.08</text:p>
          </table:table-cell>
          <table:table-cell table:formula="of:= 100 * [.N17] * [.N26] / [.$D17]" office:value-type="float" office:value="0.140363636363636" calcext:value-type="float">
            <text:p>0.1403636364</text:p>
          </table:table-cell>
          <table:table-cell table:formula="of:= 100 * [.O17] * [.O26] / [.$D17]" office:value-type="float" office:value="0.241636363636364" calcext:value-type="float">
            <text:p>0.2416363636</text:p>
          </table:table-cell>
          <table:table-cell table:formula="of:= 100 * [.P17] * [.P26] / [.$D17]" office:value-type="float" office:value="0.307272727272727" calcext:value-type="float">
            <text:p>0.3072727273</text:p>
          </table:table-cell>
          <table:table-cell table:formula="of:= 100 * [.Q17] * [.Q26] / [.$D17]" office:value-type="float" office:value="0.253454545454545" calcext:value-type="float">
            <text:p>0.2534545455</text:p>
          </table:table-cell>
          <table:table-cell table:formula="of:= 100 * [.R17] * [.R26] / [.$D17]" office:value-type="float" office:value="0.436090909090909" calcext:value-type="float">
            <text:p>0.4360909091</text:p>
          </table:table-cell>
          <table:table-cell table:formula="of:= 100 * [.S17] * [.S26] / [.$D17]" office:value-type="float" office:value="0.635636363636364" calcext:value-type="float">
            <text:p>0.6356363636</text:p>
          </table:table-cell>
          <table:table-cell table:formula="of:= 100 * [.T17] * [.T26] / [.$D17]" office:value-type="float" office:value="0.896890909090909" calcext:value-type="float">
            <text:p>0.8968909091</text:p>
          </table:table-cell>
          <table:table-cell table:formula="of:= 100 * [.U17] * [.U26] / [.$D17]" office:value-type="float" office:value="1.23534545454545" calcext:value-type="float">
            <text:p>1.2353454545</text:p>
          </table:table-cell>
          <table:table-cell table:formula="of:= 100 * [.V17] * [.V26] / [.$D17]" office:value-type="float" office:value="1.55627272727273" calcext:value-type="float">
            <text:p>1.5562727273</text:p>
          </table:table-cell>
          <table:table-cell table:formula="of:= 100 * [.W17] * [.W26] / [.$D17]" office:value-type="float" office:value="1.85083636363636" calcext:value-type="float">
            <text:p>1.8508363636</text:p>
          </table:table-cell>
          <table:table-cell table:formula="of:= 100 * [.X17] * [.X26] / [.$D17]" office:value-type="float" office:value="2.00181818181818" calcext:value-type="float">
            <text:p>2.0018181818</text:p>
          </table:table-cell>
          <table:table-cell table:formula="of:= 100 * [.Y17] * [.Y26] / [.$D17]" office:value-type="float" office:value="1.91192727272727" calcext:value-type="float">
            <text:p>1.9119272727</text:p>
          </table:table-cell>
          <table:table-cell table:formula="of:= 100 * [.Z17] * [.Z26] / [.$D17]" office:value-type="float" office:value="1.33027272727273" calcext:value-type="float">
            <text:p>1.3302727273</text:p>
          </table:table-cell>
          <table:table-cell table:formula="of:= 100 * [.AA17] * [.AA26] / [.$D17]" office:value-type="float" office:value="1.65230181818182" calcext:value-type="float">
            <text:p>1.6523018182</text:p>
          </table:table-cell>
          <table:table-cell table:formula="of:= 100 * [.AB17] * [.AB26] / [.$D17]" office:value-type="float" office:value="1.97752727272727" calcext:value-type="float">
            <text:p>1.9775272727</text:p>
          </table:table-cell>
          <table:table-cell table:formula="of:= 100 * [.AC17] * [.AC26] / [.$D17]" office:value-type="float" office:value="2.32114909090909" calcext:value-type="float">
            <text:p>2.3211490909</text:p>
          </table:table-cell>
          <table:table-cell table:formula="of:= 100 * [.AD17] * [.AD26] / [.$D17]" office:value-type="float" office:value="2.62796727272727" calcext:value-type="float">
            <text:p>2.6279672727</text:p>
          </table:table-cell>
          <table:table-cell table:formula="of:= 100 * [.AE17] * [.AE26] / [.$D17]" office:value-type="float" office:value="2.85517272727273" calcext:value-type="float">
            <text:p>2.8551727273</text:p>
          </table:table-cell>
          <table:table-cell table:formula="of:= 100 * [.AF17] * [.AF26] / [.$D17]" office:value-type="float" office:value="2.93439272727273" calcext:value-type="float">
            <text:p>2.9343927273</text:p>
          </table:table-cell>
          <table:table-cell table:formula="of:= 100 * [.AG17] * [.AG26] / [.$D17]" office:value-type="float" office:value="2.80218545454545" calcext:value-type="float">
            <text:p>2.8021854545</text:p>
          </table:table-cell>
          <table:table-cell table:formula="of:= 100 * [.AH17] * [.AH26] / [.$D17]" office:value-type="float" office:value="2.35693454545455" calcext:value-type="float">
            <text:p>2.3569345455</text:p>
          </table:table-cell>
          <table:table-cell table:formula="of:= 100 * [.AI17] * [.AI26] / [.$D17]" office:value-type="float" office:value="1.47189636363636" calcext:value-type="float">
            <text:p>1.4718963636</text:p>
          </table:table-cell>
          <table:table-cell table:formula="of:= 100 * [.AJ17] * [.AJ26] / [.$D17]" office:value-type="float" office:value="1.36813909090909" calcext:value-type="float">
            <text:p>1.3681390909</text:p>
          </table:table-cell>
          <table:table-cell table:formula="of:= 100 * [.AK17] * [.AK26] / [.$D17]" office:value-type="float" office:value="1.11857909090909" calcext:value-type="float">
            <text:p>1.1185790909</text:p>
          </table:table-cell>
          <table:table-cell table:formula="of:= 100 * [.AL17] * [.AL26] / [.$D17]" office:value-type="float" office:value="0.680430454545455" calcext:value-type="float">
            <text:p>0.6804304545</text:p>
          </table:table-cell>
          <table:table-cell table:formula="of:= 100 * [.AM17] * [.AM26] / [.$D17]" office:value-type="float" office:value="0.329519272727273" calcext:value-type="float">
            <text:p>0.3295192727</text:p>
          </table:table-cell>
          <table:table-cell table:formula="of:= 100 * [.AN17] * [.AN26] / [.$D17]" office:value-type="float" office:value="0.3560148" calcext:value-type="float">
            <text:p>0.3560148</text:p>
          </table:table-cell>
          <table:table-cell table:formula="of:= 100 * [.AO17] * [.AO26] / [.$D17]" office:value-type="float" office:value="0.377042763636364" calcext:value-type="float">
            <text:p>0.3770427636</text:p>
          </table:table-cell>
          <table:table-cell table:formula="of:= 100 * [.AP17] * [.AP26] / [.$D17]" office:value-type="float" office:value="0.389939836363636" calcext:value-type="float">
            <text:p>0.3899398364</text:p>
          </table:table-cell>
          <table:table-cell table:formula="of:= 100 * [.AQ17] * [.AQ26] / [.$D17]" office:value-type="float" office:value="0.393553854545454" calcext:value-type="float">
            <text:p>0.3935538545</text:p>
          </table:table-cell>
          <table:table-cell table:formula="of:= 100 * [.AR17] * [.AR26] / [.$D17]" office:value-type="float" office:value="0.383273454545455" calcext:value-type="float">
            <text:p>0.3832734545</text:p>
          </table:table-cell>
          <table:table-cell table:formula="of:= 100 * [.AS17] * [.AS26] / [.$D17]" office:value-type="float" office:value="0.356341527272727" calcext:value-type="float">
            <text:p>0.3563415273</text:p>
          </table:table-cell>
          <table:table-cell table:formula="of:= 100 * [.AT17] * [.AT26] / [.$D17]" office:value-type="float" office:value="0.309083781818182" calcext:value-type="float">
            <text:p>0.3090837818</text:p>
          </table:table-cell>
          <table:table-cell table:formula="of:= 100 * [.AU17] * [.AU26] / [.$D17]" office:value-type="float" office:value="0.236590545454545" calcext:value-type="float">
            <text:p>0.2365905455</text:p>
          </table:table-cell>
          <table:table-cell table:formula="of:= 100 * [.AV17] * [.AV26] / [.$D17]" office:value-type="float" office:value="0.135250909090909" calcext:value-type="float">
            <text:p>0.1352509091</text:p>
          </table:table-cell>
          <table:table-cell table:formula="of:= 100 * [.AW17] * [.AW26] / [.$D17]" office:value-type="float" office:value="0" calcext:value-type="float">
            <text:p>0</text:p>
          </table:table-cell>
          <table:table-cell table:formula="of:= 100 * [.AX17] * [.AX26] / [.$D17]" office:value-type="float" office:value="0" calcext:value-type="float">
            <text:p>0</text:p>
          </table:table-cell>
          <table:table-cell table:formula="of:= 100 * [.AY17] * [.AY26] / [.$D17]" office:value-type="float" office:value="0" calcext:value-type="float">
            <text:p>0</text:p>
          </table:table-cell>
          <table:table-cell table:formula="of:= 100 * [.AZ17] * [.AZ26] / [.$D17]" office:value-type="float" office:value="0" calcext:value-type="float">
            <text:p>0</text:p>
          </table:table-cell>
          <table:table-cell table:formula="of:= 100 * [.BA17] * [.BA26] / [.$D17]" office:value-type="float" office:value="0" calcext:value-type="float">
            <text:p>0</text:p>
          </table:table-cell>
          <table:table-cell table:formula="of:= 100 * [.BB17] * [.BB26] / [.$D17]" office:value-type="float" office:value="0" calcext:value-type="float">
            <text:p>0</text:p>
          </table:table-cell>
          <table:table-cell table:formula="of:= 100 * [.BC17] * [.BC26] / [.$D17]" office:value-type="float" office:value="0" calcext:value-type="float">
            <text:p>0</text:p>
          </table:table-cell>
          <table:table-cell table:formula="of:= 100 * [.BD17] * [.BD26] / [.$D17]" office:value-type="float" office:value="0" calcext:value-type="float">
            <text:p>0</text:p>
          </table:table-cell>
          <table:table-cell table:formula="of:= 100 * [.BE17] * [.BE26] / [.$D17]" office:value-type="float" office:value="0" calcext:value-type="float">
            <text:p>0</text:p>
          </table:table-cell>
          <table:table-cell table:formula="of:= 100 * [.BF17] * [.BF26] / [.$D17]" office:value-type="float" office:value="0" calcext:value-type="float">
            <text:p>0</text:p>
          </table:table-cell>
          <table:table-cell table:formula="of:= 100 * [.BG17] * [.BG26] / [.$D17]" office:value-type="float" office:value="0" calcext:value-type="float">
            <text:p>0</text:p>
          </table:table-cell>
          <table:table-cell table:formula="of:= 100 * [.BH17] * [.BH26] / [.$D17]" office:value-type="float" office:value="0" calcext:value-type="float">
            <text:p>0</text:p>
          </table:table-cell>
          <table:table-cell table:formula="of:= 100 * [.BI17] * [.BI26] / [.$D17]" office:value-type="float" office:value="0" calcext:value-type="float">
            <text:p>0</text:p>
          </table:table-cell>
          <table:table-cell table:formula="of:= 100 * [.BJ17] * [.BJ26] / [.$D17]" office:value-type="float" office:value="0" calcext:value-type="float">
            <text:p>0</text:p>
          </table:table-cell>
          <table:table-cell table:formula="of:= 100 * [.BK17] * [.BK26] / [.$D17]" office:value-type="float" office:value="0" calcext:value-type="float">
            <text:p>0</text:p>
          </table:table-cell>
          <table:table-cell table:formula="of:= 100 * [.BL17] * [.BL26] / [.$D17]" office:value-type="float" office:value="0" calcext:value-type="float">
            <text:p>0</text:p>
          </table:table-cell>
          <table:table-cell table:formula="of:= 100 * [.BM17] * [.BM26] / [.$D17]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style-name="ce4" table:formula="of:=SUM([.G36:.BP36])" office:value-type="float" office:value="29.2764657318182" calcext:value-type="float">
            <text:p>29.28</text:p>
          </table:table-cell>
          <table:table-cell office:value-type="string" calcext:value-type="string">
            <text:p>RTP%</text:p>
          </table:table-cell>
          <table:table-cell table:formula="of:= 100 * [.G18] * [.G27] / [.$D18]" office:value-type="float" office:value="0" calcext:value-type="float">
            <text:p>0</text:p>
          </table:table-cell>
          <table:table-cell table:formula="of:= 100 * [.H18] * [.H27] / [.$D18]" office:value-type="float" office:value="0.00000000454545454545455" calcext:value-type="float">
            <text:p>4.54545454545455E-09</text:p>
          </table:table-cell>
          <table:table-cell table:formula="of:= 100 * [.I18] * [.I27] / [.$D18]" office:value-type="float" office:value="0.000409090909090909" calcext:value-type="float">
            <text:p>0.0004090909</text:p>
          </table:table-cell>
          <table:table-cell table:formula="of:= 100 * [.J18] * [.J27] / [.$D18]" office:value-type="float" office:value="0.004" calcext:value-type="float">
            <text:p>0.004</text:p>
          </table:table-cell>
          <table:table-cell table:formula="of:= 100 * [.K18] * [.K27] / [.$D18]" office:value-type="float" office:value="0.0130454545454545" calcext:value-type="float">
            <text:p>0.0130454545</text:p>
          </table:table-cell>
          <table:table-cell table:formula="of:= 100 * [.L18] * [.L27] / [.$D18]" office:value-type="float" office:value="0.0373636363636364" calcext:value-type="float">
            <text:p>0.0373636364</text:p>
          </table:table-cell>
          <table:table-cell table:formula="of:= 100 * [.M18] * [.M27] / [.$D18]" office:value-type="float" office:value="0.0722727272727273" calcext:value-type="float">
            <text:p>0.0722727273</text:p>
          </table:table-cell>
          <table:table-cell table:formula="of:= 100 * [.N18] * [.N27] / [.$D18]" office:value-type="float" office:value="0.138909090909091" calcext:value-type="float">
            <text:p>0.1389090909</text:p>
          </table:table-cell>
          <table:table-cell table:formula="of:= 100 * [.O18] * [.O27] / [.$D18]" office:value-type="float" office:value="0.213818181818182" calcext:value-type="float">
            <text:p>0.2138181818</text:p>
          </table:table-cell>
          <table:table-cell table:formula="of:= 100 * [.P18] * [.P27] / [.$D18]" office:value-type="float" office:value="0.267090909090909" calcext:value-type="float">
            <text:p>0.2670909091</text:p>
          </table:table-cell>
          <table:table-cell table:formula="of:= 100 * [.Q18] * [.Q27] / [.$D18]" office:value-type="float" office:value="0.242636363636364" calcext:value-type="float">
            <text:p>0.2426363636</text:p>
          </table:table-cell>
          <table:table-cell table:formula="of:= 100 * [.R18] * [.R27] / [.$D18]" office:value-type="float" office:value="0.378818181818182" calcext:value-type="float">
            <text:p>0.3788181818</text:p>
          </table:table-cell>
          <table:table-cell table:formula="of:= 100 * [.S18] * [.S27] / [.$D18]" office:value-type="float" office:value="0.547672727272727" calcext:value-type="float">
            <text:p>0.5476727273</text:p>
          </table:table-cell>
          <table:table-cell table:formula="of:= 100 * [.T18] * [.T27] / [.$D18]" office:value-type="float" office:value="0.773754545454545" calcext:value-type="float">
            <text:p>0.7737545455</text:p>
          </table:table-cell>
          <table:table-cell table:formula="of:= 100 * [.U18] * [.U27] / [.$D18]" office:value-type="float" office:value="1.01086363636364" calcext:value-type="float">
            <text:p>1.0108636364</text:p>
          </table:table-cell>
          <table:table-cell table:formula="of:= 100 * [.V18] * [.V27] / [.$D18]" office:value-type="float" office:value="1.26654545454545" calcext:value-type="float">
            <text:p>1.2665454545</text:p>
          </table:table-cell>
          <table:table-cell table:formula="of:= 100 * [.W18] * [.W27] / [.$D18]" office:value-type="float" office:value="1.49250909090909" calcext:value-type="float">
            <text:p>1.4925090909</text:p>
          </table:table-cell>
          <table:table-cell table:formula="of:= 100 * [.X18] * [.X27] / [.$D18]" office:value-type="float" office:value="1.60478181818182" calcext:value-type="float">
            <text:p>1.6047818182</text:p>
          </table:table-cell>
          <table:table-cell table:formula="of:= 100 * [.Y18] * [.Y27] / [.$D18]" office:value-type="float" office:value="1.49150909090909" calcext:value-type="float">
            <text:p>1.4915090909</text:p>
          </table:table-cell>
          <table:table-cell table:formula="of:= 100 * [.Z18] * [.Z27] / [.$D18]" office:value-type="float" office:value="1.02863636363636" calcext:value-type="float">
            <text:p>1.0286363636</text:p>
          </table:table-cell>
          <table:table-cell table:formula="of:= 100 * [.AA18] * [.AA27] / [.$D18]" office:value-type="float" office:value="1.25307" calcext:value-type="float">
            <text:p>1.25307</text:p>
          </table:table-cell>
          <table:table-cell table:formula="of:= 100 * [.AB18] * [.AB27] / [.$D18]" office:value-type="float" office:value="1.48352727272727" calcext:value-type="float">
            <text:p>1.4835272727</text:p>
          </table:table-cell>
          <table:table-cell table:formula="of:= 100 * [.AC18] * [.AC27] / [.$D18]" office:value-type="float" office:value="1.70275954545455" calcext:value-type="float">
            <text:p>1.7027595455</text:p>
          </table:table-cell>
          <table:table-cell table:formula="of:= 100 * [.AD18] * [.AD27] / [.$D18]" office:value-type="float" office:value="1.89385636363636" calcext:value-type="float">
            <text:p>1.8938563636</text:p>
          </table:table-cell>
          <table:table-cell table:formula="of:= 100 * [.AE18] * [.AE27] / [.$D18]" office:value-type="float" office:value="2.01873636363636" calcext:value-type="float">
            <text:p>2.0187363636</text:p>
          </table:table-cell>
          <table:table-cell table:formula="of:= 100 * [.AF18] * [.AF27] / [.$D18]" office:value-type="float" office:value="2.0432" calcext:value-type="float">
            <text:p>2.0432</text:p>
          </table:table-cell>
          <table:table-cell table:formula="of:= 100 * [.AG18] * [.AG27] / [.$D18]" office:value-type="float" office:value="1.91668772727273" calcext:value-type="float">
            <text:p>1.9166877273</text:p>
          </table:table-cell>
          <table:table-cell table:formula="of:= 100 * [.AH18] * [.AH27] / [.$D18]" office:value-type="float" office:value="1.58121454545455" calcext:value-type="float">
            <text:p>1.5812145455</text:p>
          </table:table-cell>
          <table:table-cell table:formula="of:= 100 * [.AI18] * [.AI27] / [.$D18]" office:value-type="float" office:value="0.968750909090909" calcext:value-type="float">
            <text:p>0.9687509091</text:p>
          </table:table-cell>
          <table:table-cell table:formula="of:= 100 * [.AJ18] * [.AJ27] / [.$D18]" office:value-type="float" office:value="0.882098181818182" calcext:value-type="float">
            <text:p>0.8820981818</text:p>
          </table:table-cell>
          <table:table-cell table:formula="of:= 100 * [.AK18] * [.AK27] / [.$D18]" office:value-type="float" office:value="0.707717045454545" calcext:value-type="float">
            <text:p>0.7077170455</text:p>
          </table:table-cell>
          <table:table-cell table:formula="of:= 100 * [.AL18] * [.AL27] / [.$D18]" office:value-type="float" office:value="0.422753863636364" calcext:value-type="float">
            <text:p>0.4227538636</text:p>
          </table:table-cell>
          <table:table-cell table:formula="of:= 100 * [.AM18] * [.AM27] / [.$D18]" office:value-type="float" office:value="0.200197272727273" calcext:value-type="float">
            <text:p>0.2001972727</text:p>
          </table:table-cell>
          <table:table-cell table:formula="of:= 100 * [.AN18] * [.AN27] / [.$D18]" office:value-type="float" office:value="0.211605095454545" calcext:value-type="float">
            <text:p>0.2116050955</text:p>
          </table:table-cell>
          <table:table-cell table:formula="of:= 100 * [.AO18] * [.AO27] / [.$D18]" office:value-type="float" office:value="0.219333527272727" calcext:value-type="float">
            <text:p>0.2193335273</text:p>
          </table:table-cell>
          <table:table-cell table:formula="of:= 100 * [.AP18] * [.AP27] / [.$D18]" office:value-type="float" office:value="0.222235268181818" calcext:value-type="float">
            <text:p>0.2222352682</text:p>
          </table:table-cell>
          <table:table-cell table:formula="of:= 100 * [.AQ18] * [.AQ27] / [.$D18]" office:value-type="float" office:value="0.219126654545455" calcext:value-type="float">
            <text:p>0.2191266545</text:p>
          </table:table-cell>
          <table:table-cell table:formula="of:= 100 * [.AR18] * [.AR27] / [.$D18]" office:value-type="float" office:value="0.208625681818182" calcext:value-type="float">
            <text:p>0.2086256818</text:p>
          </table:table-cell>
          <table:table-cell table:formula="of:= 100 * [.AS18] * [.AS27] / [.$D18]" office:value-type="float" office:value="0.189471836363636" calcext:value-type="float">
            <text:p>0.1894718364</text:p>
          </table:table-cell>
          <table:table-cell table:formula="of:= 100 * [.AT18] * [.AT27] / [.$D18]" office:value-type="float" office:value="0.160334427272727" calcext:value-type="float">
            <text:p>0.1603344273</text:p>
          </table:table-cell>
          <table:table-cell table:formula="of:= 100 * [.AU18] * [.AU27] / [.$D18]" office:value-type="float" office:value="0.119800181818182" calcext:value-type="float">
            <text:p>0.1198001818</text:p>
          </table:table-cell>
          <table:table-cell table:formula="of:= 100 * [.AV18] * [.AV27] / [.$D18]" office:value-type="float" office:value="0.0667276" calcext:value-type="float">
            <text:p>0.0667276</text:p>
          </table:table-cell>
          <table:table-cell table:formula="of:= 100 * [.AW18] * [.AW27] / [.$D18]" office:value-type="float" office:value="0" calcext:value-type="float">
            <text:p>0</text:p>
          </table:table-cell>
          <table:table-cell table:formula="of:= 100 * [.AX18] * [.AX27] / [.$D18]" office:value-type="float" office:value="0" calcext:value-type="float">
            <text:p>0</text:p>
          </table:table-cell>
          <table:table-cell table:formula="of:= 100 * [.AY18] * [.AY27] / [.$D18]" office:value-type="float" office:value="0" calcext:value-type="float">
            <text:p>0</text:p>
          </table:table-cell>
          <table:table-cell table:formula="of:= 100 * [.AZ18] * [.AZ27] / [.$D18]" office:value-type="float" office:value="0" calcext:value-type="float">
            <text:p>0</text:p>
          </table:table-cell>
          <table:table-cell table:formula="of:= 100 * [.BA18] * [.BA27] / [.$D18]" office:value-type="float" office:value="0" calcext:value-type="float">
            <text:p>0</text:p>
          </table:table-cell>
          <table:table-cell table:formula="of:= 100 * [.BB18] * [.BB27] / [.$D18]" office:value-type="float" office:value="0" calcext:value-type="float">
            <text:p>0</text:p>
          </table:table-cell>
          <table:table-cell table:formula="of:= 100 * [.BC18] * [.BC27] / [.$D18]" office:value-type="float" office:value="0" calcext:value-type="float">
            <text:p>0</text:p>
          </table:table-cell>
          <table:table-cell table:formula="of:= 100 * [.BD18] * [.BD27] / [.$D18]" office:value-type="float" office:value="0" calcext:value-type="float">
            <text:p>0</text:p>
          </table:table-cell>
          <table:table-cell table:formula="of:= 100 * [.BE18] * [.BE27] / [.$D18]" office:value-type="float" office:value="0" calcext:value-type="float">
            <text:p>0</text:p>
          </table:table-cell>
          <table:table-cell table:formula="of:= 100 * [.BF18] * [.BF27] / [.$D18]" office:value-type="float" office:value="0" calcext:value-type="float">
            <text:p>0</text:p>
          </table:table-cell>
          <table:table-cell table:formula="of:= 100 * [.BG18] * [.BG27] / [.$D18]" office:value-type="float" office:value="0" calcext:value-type="float">
            <text:p>0</text:p>
          </table:table-cell>
          <table:table-cell table:formula="of:= 100 * [.BH18] * [.BH27] / [.$D18]" office:value-type="float" office:value="0" calcext:value-type="float">
            <text:p>0</text:p>
          </table:table-cell>
          <table:table-cell table:formula="of:= 100 * [.BI18] * [.BI27] / [.$D18]" office:value-type="float" office:value="0" calcext:value-type="float">
            <text:p>0</text:p>
          </table:table-cell>
          <table:table-cell table:formula="of:= 100 * [.BJ18] * [.BJ27] / [.$D18]" office:value-type="float" office:value="0" calcext:value-type="float">
            <text:p>0</text:p>
          </table:table-cell>
          <table:table-cell table:formula="of:= 100 * [.BK18] * [.BK27] / [.$D18]" office:value-type="float" office:value="0" calcext:value-type="float">
            <text:p>0</text:p>
          </table:table-cell>
          <table:table-cell table:formula="of:= 100 * [.BL18] * [.BL27] / [.$D18]" office:value-type="float" office:value="0" calcext:value-type="float">
            <text:p>0</text:p>
          </table:table-cell>
          <table:table-cell table:formula="of:= 100 * [.BM18] * [.BM27] / [.$D18]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style-name="ce4" table:formula="of:=SUM([.G37:.BP37])" office:value-type="float" office:value="21.4308760643357" calcext:value-type="float">
            <text:p>21.43</text:p>
          </table:table-cell>
          <table:table-cell office:value-type="string" calcext:value-type="string">
            <text:p>RTP%</text:p>
          </table:table-cell>
          <table:table-cell table:formula="of:= 100 * [.G19] * [.G28] / [.$D19]" office:value-type="float" office:value="0" calcext:value-type="float">
            <text:p>0</text:p>
          </table:table-cell>
          <table:table-cell table:formula="of:= 100 * [.H19] * [.H28] / [.$D19]" office:value-type="float" office:value="0.00013986013986014" calcext:value-type="float">
            <text:p>0.0001398601</text:p>
          </table:table-cell>
          <table:table-cell table:formula="of:= 100 * [.I19] * [.I28] / [.$D19]" office:value-type="float" office:value="0.00113286713286713" calcext:value-type="float">
            <text:p>0.0011328671</text:p>
          </table:table-cell>
          <table:table-cell table:formula="of:= 100 * [.J19] * [.J28] / [.$D19]" office:value-type="float" office:value="0.0038041958041958" calcext:value-type="float">
            <text:p>0.0038041958</text:p>
          </table:table-cell>
          <table:table-cell table:formula="of:= 100 * [.K19] * [.K28] / [.$D19]" office:value-type="float" office:value="0.0133146853146853" calcext:value-type="float">
            <text:p>0.0133146853</text:p>
          </table:table-cell>
          <table:table-cell table:formula="of:= 100 * [.L19] * [.L28] / [.$D19]" office:value-type="float" office:value="0.0328951048951049" calcext:value-type="float">
            <text:p>0.0328951049</text:p>
          </table:table-cell>
          <table:table-cell table:formula="of:= 100 * [.M19] * [.M28] / [.$D19]" office:value-type="float" office:value="0.0707692307692308" calcext:value-type="float">
            <text:p>0.0707692308</text:p>
          </table:table-cell>
          <table:table-cell table:formula="of:= 100 * [.N19] * [.N28] / [.$D19]" office:value-type="float" office:value="0.12648951048951" calcext:value-type="float">
            <text:p>0.1264895105</text:p>
          </table:table-cell>
          <table:table-cell table:formula="of:= 100 * [.O19] * [.O28] / [.$D19]" office:value-type="float" office:value="0.188937062937063" calcext:value-type="float">
            <text:p>0.1889370629</text:p>
          </table:table-cell>
          <table:table-cell table:formula="of:= 100 * [.P19] * [.P28] / [.$D19]" office:value-type="float" office:value="0.236671328671329" calcext:value-type="float">
            <text:p>0.2366713287</text:p>
          </table:table-cell>
          <table:table-cell table:formula="of:= 100 * [.Q19] * [.Q28] / [.$D19]" office:value-type="float" office:value="0.209426573426573" calcext:value-type="float">
            <text:p>0.2094265734</text:p>
          </table:table-cell>
          <table:table-cell table:formula="of:= 100 * [.R19] * [.R28] / [.$D19]" office:value-type="float" office:value="0.326744055944056" calcext:value-type="float">
            <text:p>0.3267440559</text:p>
          </table:table-cell>
          <table:table-cell table:formula="of:= 100 * [.S19] * [.S28] / [.$D19]" office:value-type="float" office:value="0.475379020979021" calcext:value-type="float">
            <text:p>0.475379021</text:p>
          </table:table-cell>
          <table:table-cell table:formula="of:= 100 * [.T19] * [.T28] / [.$D19]" office:value-type="float" office:value="0.647798601398601" calcext:value-type="float">
            <text:p>0.6477986014</text:p>
          </table:table-cell>
          <table:table-cell table:formula="of:= 100 * [.U19] * [.U28] / [.$D19]" office:value-type="float" office:value="0.844422377622378" calcext:value-type="float">
            <text:p>0.8444223776</text:p>
          </table:table-cell>
          <table:table-cell table:formula="of:= 100 * [.V19] * [.V28] / [.$D19]" office:value-type="float" office:value="1.04588811188811" calcext:value-type="float">
            <text:p>1.0458881119</text:p>
          </table:table-cell>
          <table:table-cell table:formula="of:= 100 * [.W19] * [.W28] / [.$D19]" office:value-type="float" office:value="1.20636083916084" calcext:value-type="float">
            <text:p>1.2063608392</text:p>
          </table:table-cell>
          <table:table-cell table:formula="of:= 100 * [.X19] * [.X28] / [.$D19]" office:value-type="float" office:value="1.26803916083916" calcext:value-type="float">
            <text:p>1.2680391608</text:p>
          </table:table-cell>
          <table:table-cell table:formula="of:= 100 * [.Y19] * [.Y28] / [.$D19]" office:value-type="float" office:value="1.1734041958042" calcext:value-type="float">
            <text:p>1.1734041958</text:p>
          </table:table-cell>
          <table:table-cell table:formula="of:= 100 * [.Z19] * [.Z28] / [.$D19]" office:value-type="float" office:value="0.79241958041958" calcext:value-type="float">
            <text:p>0.7924195804</text:p>
          </table:table-cell>
          <table:table-cell table:formula="of:= 100 * [.AA19] * [.AA28] / [.$D19]" office:value-type="float" office:value="0.950061398601398" calcext:value-type="float">
            <text:p>0.9500613986</text:p>
          </table:table-cell>
          <table:table-cell table:formula="of:= 100 * [.AB19] * [.AB28] / [.$D19]" office:value-type="float" office:value="1.10214153846154" calcext:value-type="float">
            <text:p>1.1021415385</text:p>
          </table:table-cell>
          <table:table-cell table:formula="of:= 100 * [.AC19] * [.AC28] / [.$D19]" office:value-type="float" office:value="1.25052601398601" calcext:value-type="float">
            <text:p>1.250526014</text:p>
          </table:table-cell>
          <table:table-cell table:formula="of:= 100 * [.AD19] * [.AD28] / [.$D19]" office:value-type="float" office:value="1.36191776223776" calcext:value-type="float">
            <text:p>1.3619177622</text:p>
          </table:table-cell>
          <table:table-cell table:formula="of:= 100 * [.AE19] * [.AE28] / [.$D19]" office:value-type="float" office:value="1.42346013986014" calcext:value-type="float">
            <text:p>1.4234601399</text:p>
          </table:table-cell>
          <table:table-cell table:formula="of:= 100 * [.AF19] * [.AF28] / [.$D19]" office:value-type="float" office:value="1.41316531468531" calcext:value-type="float">
            <text:p>1.4131653147</text:p>
          </table:table-cell>
          <table:table-cell table:formula="of:= 100 * [.AG19] * [.AG28] / [.$D19]" office:value-type="float" office:value="1.3030758041958" calcext:value-type="float">
            <text:p>1.3030758042</text:p>
          </table:table-cell>
          <table:table-cell table:formula="of:= 100 * [.AH19] * [.AH28] / [.$D19]" office:value-type="float" office:value="1.0537393006993" calcext:value-type="float">
            <text:p>1.0537393007</text:p>
          </table:table-cell>
          <table:table-cell table:formula="of:= 100 * [.AI19] * [.AI28] / [.$D19]" office:value-type="float" office:value="0.633464055944056" calcext:value-type="float">
            <text:p>0.6334640559</text:p>
          </table:table-cell>
          <table:table-cell table:formula="of:= 100 * [.AJ19] * [.AJ28] / [.$D19]" office:value-type="float" office:value="0.565473566433566" calcext:value-type="float">
            <text:p>0.5654735664</text:p>
          </table:table-cell>
          <table:table-cell table:formula="of:= 100 * [.AK19] * [.AK28] / [.$D19]" office:value-type="float" office:value="0.444877762237762" calcext:value-type="float">
            <text:p>0.4448777622</text:p>
          </table:table-cell>
          <table:table-cell table:formula="of:= 100 * [.AL19] * [.AL28] / [.$D19]" office:value-type="float" office:value="0.260129685314685" calcext:value-type="float">
            <text:p>0.2601296853</text:p>
          </table:table-cell>
          <table:table-cell table:formula="of:= 100 * [.AM19] * [.AM28] / [.$D19]" office:value-type="float" office:value="0.120559706293706" calcext:value-type="float">
            <text:p>0.1205597063</text:p>
          </table:table-cell>
          <table:table-cell table:formula="of:= 100 * [.AN19] * [.AN28] / [.$D19]" office:value-type="float" office:value="0.124781425174825" calcext:value-type="float">
            <text:p>0.1247814252</text:p>
          </table:table-cell>
          <table:table-cell table:formula="of:= 100 * [.AO19] * [.AO28] / [.$D19]" office:value-type="float" office:value="0.126603311888112" calcext:value-type="float">
            <text:p>0.1266033119</text:p>
          </table:table-cell>
          <table:table-cell table:formula="of:= 100 * [.AP19] * [.AP28] / [.$D19]" office:value-type="float" office:value="0.125451542657343" calcext:value-type="float">
            <text:p>0.1254515427</text:p>
          </table:table-cell>
          <table:table-cell table:formula="of:= 100 * [.AQ19] * [.AQ28] / [.$D19]" office:value-type="float" office:value="0.120821295104895" calcext:value-type="float">
            <text:p>0.1208212951</text:p>
          </table:table-cell>
          <table:table-cell table:formula="of:= 100 * [.AR19] * [.AR28] / [.$D19]" office:value-type="float" office:value="0.112387762237762" calcext:value-type="float">
            <text:p>0.1123877622</text:p>
          </table:table-cell>
          <table:table-cell table:formula="of:= 100 * [.AS19] * [.AS28] / [.$D19]" office:value-type="float" office:value="0.0995685706293706" calcext:value-type="float">
            <text:p>0.0995685706</text:p>
          </table:table-cell>
          <table:table-cell table:formula="of:= 100 * [.AT19] * [.AT28] / [.$D19]" office:value-type="float" office:value="0.0822147188811189" calcext:value-type="float">
            <text:p>0.0822147189</text:p>
          </table:table-cell>
          <table:table-cell table:formula="of:= 100 * [.AU19] * [.AU28] / [.$D19]" office:value-type="float" office:value="0.0598935664335664" calcext:value-type="float">
            <text:p>0.0598935664</text:p>
          </table:table-cell>
          <table:table-cell table:formula="of:= 100 * [.AV19] * [.AV28] / [.$D19]" office:value-type="float" office:value="0.0325254587412587" calcext:value-type="float">
            <text:p>0.0325254587</text:p>
          </table:table-cell>
          <table:table-cell table:formula="of:= 100 * [.AW19] * [.AW28] / [.$D19]" office:value-type="float" office:value="0" calcext:value-type="float">
            <text:p>0</text:p>
          </table:table-cell>
          <table:table-cell table:formula="of:= 100 * [.AX19] * [.AX28] / [.$D19]" office:value-type="float" office:value="0" calcext:value-type="float">
            <text:p>0</text:p>
          </table:table-cell>
          <table:table-cell table:formula="of:= 100 * [.AY19] * [.AY28] / [.$D19]" office:value-type="float" office:value="0" calcext:value-type="float">
            <text:p>0</text:p>
          </table:table-cell>
          <table:table-cell table:formula="of:= 100 * [.AZ19] * [.AZ28] / [.$D19]" office:value-type="float" office:value="0" calcext:value-type="float">
            <text:p>0</text:p>
          </table:table-cell>
          <table:table-cell table:formula="of:= 100 * [.BA19] * [.BA28] / [.$D19]" office:value-type="float" office:value="0" calcext:value-type="float">
            <text:p>0</text:p>
          </table:table-cell>
          <table:table-cell table:formula="of:= 100 * [.BB19] * [.BB28] / [.$D19]" office:value-type="float" office:value="0" calcext:value-type="float">
            <text:p>0</text:p>
          </table:table-cell>
          <table:table-cell table:formula="of:= 100 * [.BC19] * [.BC28] / [.$D19]" office:value-type="float" office:value="0" calcext:value-type="float">
            <text:p>0</text:p>
          </table:table-cell>
          <table:table-cell table:formula="of:= 100 * [.BD19] * [.BD28] / [.$D19]" office:value-type="float" office:value="0" calcext:value-type="float">
            <text:p>0</text:p>
          </table:table-cell>
          <table:table-cell table:formula="of:= 100 * [.BE19] * [.BE28] / [.$D19]" office:value-type="float" office:value="0" calcext:value-type="float">
            <text:p>0</text:p>
          </table:table-cell>
          <table:table-cell table:formula="of:= 100 * [.BF19] * [.BF28] / [.$D19]" office:value-type="float" office:value="0" calcext:value-type="float">
            <text:p>0</text:p>
          </table:table-cell>
          <table:table-cell table:formula="of:= 100 * [.BG19] * [.BG28] / [.$D19]" office:value-type="float" office:value="0" calcext:value-type="float">
            <text:p>0</text:p>
          </table:table-cell>
          <table:table-cell table:formula="of:= 100 * [.BH19] * [.BH28] / [.$D19]" office:value-type="float" office:value="0" calcext:value-type="float">
            <text:p>0</text:p>
          </table:table-cell>
          <table:table-cell table:formula="of:= 100 * [.BI19] * [.BI28] / [.$D19]" office:value-type="float" office:value="0" calcext:value-type="float">
            <text:p>0</text:p>
          </table:table-cell>
          <table:table-cell table:formula="of:= 100 * [.BJ19] * [.BJ28] / [.$D19]" office:value-type="float" office:value="0" calcext:value-type="float">
            <text:p>0</text:p>
          </table:table-cell>
          <table:table-cell table:formula="of:= 100 * [.BK19] * [.BK28] / [.$D19]" office:value-type="float" office:value="0" calcext:value-type="float">
            <text:p>0</text:p>
          </table:table-cell>
          <table:table-cell table:formula="of:= 100 * [.BL19] * [.BL28] / [.$D19]" office:value-type="float" office:value="0" calcext:value-type="float">
            <text:p>0</text:p>
          </table:table-cell>
          <table:table-cell table:formula="of:= 100 * [.BM19] * [.BM28] / [.$D19]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style-name="ce4" table:formula="of:=SUM([.G38:.BP38])" office:value-type="float" office:value="15.8116251778222" calcext:value-type="float">
            <text:p>15.81</text:p>
          </table:table-cell>
          <table:table-cell office:value-type="string" calcext:value-type="string">
            <text:p>RTP%</text:p>
          </table:table-cell>
          <table:table-cell table:formula="of:= 100 * [.G20] * [.G29] / [.$D20]" office:value-type="float" office:value="0" calcext:value-type="float">
            <text:p>0</text:p>
          </table:table-cell>
          <table:table-cell table:formula="of:= 100 * [.H20] * [.H29] / [.$D20]" office:value-type="float" office:value="0.0001998001998002" calcext:value-type="float">
            <text:p>0.0001998002</text:p>
          </table:table-cell>
          <table:table-cell table:formula="of:= 100 * [.I20] * [.I29] / [.$D20]" office:value-type="float" office:value="0.000989010989010989" calcext:value-type="float">
            <text:p>0.000989011</text:p>
          </table:table-cell>
          <table:table-cell table:formula="of:= 100 * [.J20] * [.J29] / [.$D20]" office:value-type="float" office:value="0.00403596403596404" calcext:value-type="float">
            <text:p>0.004035964</text:p>
          </table:table-cell>
          <table:table-cell table:formula="of:= 100 * [.K20] * [.K29] / [.$D20]" office:value-type="float" office:value="0.0136713286713287" calcext:value-type="float">
            <text:p>0.0136713287</text:p>
          </table:table-cell>
          <table:table-cell table:formula="of:= 100 * [.L20] * [.L29] / [.$D20]" office:value-type="float" office:value="0.0315884115884116" calcext:value-type="float">
            <text:p>0.0315884116</text:p>
          </table:table-cell>
          <table:table-cell table:formula="of:= 100 * [.M20] * [.M29] / [.$D20]" office:value-type="float" office:value="0.0639110889110889" calcext:value-type="float">
            <text:p>0.0639110889</text:p>
          </table:table-cell>
          <table:table-cell table:formula="of:= 100 * [.N20] * [.N29] / [.$D20]" office:value-type="float" office:value="0.114325674325674" calcext:value-type="float">
            <text:p>0.1143256743</text:p>
          </table:table-cell>
          <table:table-cell table:formula="of:= 100 * [.O20] * [.O29] / [.$D20]" office:value-type="float" office:value="0.172942057942058" calcext:value-type="float">
            <text:p>0.1729420579</text:p>
          </table:table-cell>
          <table:table-cell table:formula="of:= 100 * [.P20] * [.P29] / [.$D20]" office:value-type="float" office:value="0.212707292707293" calcext:value-type="float">
            <text:p>0.2127072927</text:p>
          </table:table-cell>
          <table:table-cell table:formula="of:= 100 * [.Q20] * [.Q29] / [.$D20]" office:value-type="float" office:value="0.187742257742258" calcext:value-type="float">
            <text:p>0.1877422577</text:p>
          </table:table-cell>
          <table:table-cell table:formula="of:= 100 * [.R20] * [.R29] / [.$D20]" office:value-type="float" office:value="0.283994505494505" calcext:value-type="float">
            <text:p>0.2839945055</text:p>
          </table:table-cell>
          <table:table-cell table:formula="of:= 100 * [.S20] * [.S29] / [.$D20]" office:value-type="float" office:value="0.408015984015984" calcext:value-type="float">
            <text:p>0.408015984</text:p>
          </table:table-cell>
          <table:table-cell table:formula="of:= 100 * [.T20] * [.T29] / [.$D20]" office:value-type="float" office:value="0.550097902097902" calcext:value-type="float">
            <text:p>0.5500979021</text:p>
          </table:table-cell>
          <table:table-cell table:formula="of:= 100 * [.U20] * [.U29] / [.$D20]" office:value-type="float" office:value="0.704052947052947" calcext:value-type="float">
            <text:p>0.7040529471</text:p>
          </table:table-cell>
          <table:table-cell table:formula="of:= 100 * [.V20] * [.V29] / [.$D20]" office:value-type="float" office:value="0.853294205794206" calcext:value-type="float">
            <text:p>0.8532942058</text:p>
          </table:table-cell>
          <table:table-cell table:formula="of:= 100 * [.W20] * [.W29] / [.$D20]" office:value-type="float" office:value="0.967944055944056" calcext:value-type="float">
            <text:p>0.9679440559</text:p>
          </table:table-cell>
          <table:table-cell table:formula="of:= 100 * [.X20] * [.X29] / [.$D20]" office:value-type="float" office:value="1.00513636363636" calcext:value-type="float">
            <text:p>1.0051363636</text:p>
          </table:table-cell>
          <table:table-cell table:formula="of:= 100 * [.Y20] * [.Y29] / [.$D20]" office:value-type="float" office:value="0.911733266733267" calcext:value-type="float">
            <text:p>0.9117332667</text:p>
          </table:table-cell>
          <table:table-cell table:formula="of:= 100 * [.Z20] * [.Z29] / [.$D20]" office:value-type="float" office:value="0.605831668331668" calcext:value-type="float">
            <text:p>0.6058316683</text:p>
          </table:table-cell>
          <table:table-cell table:formula="of:= 100 * [.AA20] * [.AA29] / [.$D20]" office:value-type="float" office:value="0.714796453546454" calcext:value-type="float">
            <text:p>0.7147964535</text:p>
          </table:table-cell>
          <table:table-cell table:formula="of:= 100 * [.AB20] * [.AB29] / [.$D20]" office:value-type="float" office:value="0.817402997002997" calcext:value-type="float">
            <text:p>0.817402997</text:p>
          </table:table-cell>
          <table:table-cell table:formula="of:= 100 * [.AC20] * [.AC29] / [.$D20]" office:value-type="float" office:value="0.907465034965035" calcext:value-type="float">
            <text:p>0.907465035</text:p>
          </table:table-cell>
          <table:table-cell table:formula="of:= 100 * [.AD20] * [.AD29] / [.$D20]" office:value-type="float" office:value="0.971074525474526" calcext:value-type="float">
            <text:p>0.9710745255</text:p>
          </table:table-cell>
          <table:table-cell table:formula="of:= 100 * [.AE20] * [.AE29] / [.$D20]" office:value-type="float" office:value="0.998600649350649" calcext:value-type="float">
            <text:p>0.9986006494</text:p>
          </table:table-cell>
          <table:table-cell table:formula="of:= 100 * [.AF20] * [.AF29] / [.$D20]" office:value-type="float" office:value="0.973164435564435" calcext:value-type="float">
            <text:p>0.9731644356</text:p>
          </table:table-cell>
          <table:table-cell table:formula="of:= 100 * [.AG20] * [.AG29] / [.$D20]" office:value-type="float" office:value="0.879308541458541" calcext:value-type="float">
            <text:p>0.8793085415</text:p>
          </table:table-cell>
          <table:table-cell table:formula="of:= 100 * [.AH20] * [.AH29] / [.$D20]" office:value-type="float" office:value="0.698475924075924" calcext:value-type="float">
            <text:p>0.6984759241</text:p>
          </table:table-cell>
          <table:table-cell table:formula="of:= 100 * [.AI20] * [.AI29] / [.$D20]" office:value-type="float" office:value="0.411363836163836" calcext:value-type="float">
            <text:p>0.4113638362</text:p>
          </table:table-cell>
          <table:table-cell table:formula="of:= 100 * [.AJ20] * [.AJ29] / [.$D20]" office:value-type="float" office:value="0.360038474025974" calcext:value-type="float">
            <text:p>0.360038474</text:p>
          </table:table-cell>
          <table:table-cell table:formula="of:= 100 * [.AK20] * [.AK29] / [.$D20]" office:value-type="float" office:value="0.27730467032967" calcext:value-type="float">
            <text:p>0.2773046703</text:p>
          </table:table-cell>
          <table:table-cell table:formula="of:= 100 * [.AL20] * [.AL29] / [.$D20]" office:value-type="float" office:value="0.158673988511489" calcext:value-type="float">
            <text:p>0.1586739885</text:p>
          </table:table-cell>
          <table:table-cell table:formula="of:= 100 * [.AM20] * [.AM29] / [.$D20]" office:value-type="float" office:value="0.0720556393606394" calcext:value-type="float">
            <text:p>0.0720556394</text:p>
          </table:table-cell>
          <table:table-cell table:formula="of:= 100 * [.AN20] * [.AN29] / [.$D20]" office:value-type="float" office:value="0.0729654365634366" calcext:value-type="float">
            <text:p>0.0729654366</text:p>
          </table:table-cell>
          <table:table-cell table:formula="of:= 100 * [.AO20] * [.AO29] / [.$D20]" office:value-type="float" office:value="0.0723303456543457" calcext:value-type="float">
            <text:p>0.0723303457</text:p>
          </table:table-cell>
          <table:table-cell table:formula="of:= 100 * [.AP20] * [.AP29] / [.$D20]" office:value-type="float" office:value="0.0700671573426574" calcext:value-type="float">
            <text:p>0.0700671573</text:p>
          </table:table-cell>
          <table:table-cell table:formula="of:= 100 * [.AQ20] * [.AQ29] / [.$D20]" office:value-type="float" office:value="0.0659071618381618" calcext:value-type="float">
            <text:p>0.0659071618</text:p>
          </table:table-cell>
          <table:table-cell table:formula="of:= 100 * [.AR20] * [.AR29] / [.$D20]" office:value-type="float" office:value="0.0598270704295704" calcext:value-type="float">
            <text:p>0.0598270704</text:p>
          </table:table-cell>
          <table:table-cell table:formula="of:= 100 * [.AS20] * [.AS29] / [.$D20]" office:value-type="float" office:value="0.0517527752247752" calcext:value-type="float">
            <text:p>0.0517527752</text:p>
          </table:table-cell>
          <table:table-cell table:formula="of:= 100 * [.AT20] * [.AT29] / [.$D20]" office:value-type="float" office:value="0.0416436728271728" calcext:value-type="float">
            <text:p>0.0416436728</text:p>
          </table:table-cell>
          <table:table-cell table:formula="of:= 100 * [.AU20] * [.AU29] / [.$D20]" office:value-type="float" office:value="0.029566996003996" calcext:value-type="float">
            <text:p>0.029566996</text:p>
          </table:table-cell>
          <table:table-cell table:formula="of:= 100 * [.AV20] * [.AV29] / [.$D20]" office:value-type="float" office:value="0.0156256058941059" calcext:value-type="float">
            <text:p>0.0156256059</text:p>
          </table:table-cell>
          <table:table-cell table:formula="of:= 100 * [.AW20] * [.AW29] / [.$D20]" office:value-type="float" office:value="0" calcext:value-type="float">
            <text:p>0</text:p>
          </table:table-cell>
          <table:table-cell table:formula="of:= 100 * [.AX20] * [.AX29] / [.$D20]" office:value-type="float" office:value="0" calcext:value-type="float">
            <text:p>0</text:p>
          </table:table-cell>
          <table:table-cell table:formula="of:= 100 * [.AY20] * [.AY29] / [.$D20]" office:value-type="float" office:value="0" calcext:value-type="float">
            <text:p>0</text:p>
          </table:table-cell>
          <table:table-cell table:formula="of:= 100 * [.AZ20] * [.AZ29] / [.$D20]" office:value-type="float" office:value="0" calcext:value-type="float">
            <text:p>0</text:p>
          </table:table-cell>
          <table:table-cell table:formula="of:= 100 * [.BA20] * [.BA29] / [.$D20]" office:value-type="float" office:value="0" calcext:value-type="float">
            <text:p>0</text:p>
          </table:table-cell>
          <table:table-cell table:formula="of:= 100 * [.BB20] * [.BB29] / [.$D20]" office:value-type="float" office:value="0" calcext:value-type="float">
            <text:p>0</text:p>
          </table:table-cell>
          <table:table-cell table:formula="of:= 100 * [.BC20] * [.BC29] / [.$D20]" office:value-type="float" office:value="0" calcext:value-type="float">
            <text:p>0</text:p>
          </table:table-cell>
          <table:table-cell table:formula="of:= 100 * [.BD20] * [.BD29] / [.$D20]" office:value-type="float" office:value="0" calcext:value-type="float">
            <text:p>0</text:p>
          </table:table-cell>
          <table:table-cell table:formula="of:= 100 * [.BE20] * [.BE29] / [.$D20]" office:value-type="float" office:value="0" calcext:value-type="float">
            <text:p>0</text:p>
          </table:table-cell>
          <table:table-cell table:formula="of:= 100 * [.BF20] * [.BF29] / [.$D20]" office:value-type="float" office:value="0" calcext:value-type="float">
            <text:p>0</text:p>
          </table:table-cell>
          <table:table-cell table:formula="of:= 100 * [.BG20] * [.BG29] / [.$D20]" office:value-type="float" office:value="0" calcext:value-type="float">
            <text:p>0</text:p>
          </table:table-cell>
          <table:table-cell table:formula="of:= 100 * [.BH20] * [.BH29] / [.$D20]" office:value-type="float" office:value="0" calcext:value-type="float">
            <text:p>0</text:p>
          </table:table-cell>
          <table:table-cell table:formula="of:= 100 * [.BI20] * [.BI29] / [.$D20]" office:value-type="float" office:value="0" calcext:value-type="float">
            <text:p>0</text:p>
          </table:table-cell>
          <table:table-cell table:formula="of:= 100 * [.BJ20] * [.BJ29] / [.$D20]" office:value-type="float" office:value="0" calcext:value-type="float">
            <text:p>0</text:p>
          </table:table-cell>
          <table:table-cell table:formula="of:= 100 * [.BK20] * [.BK29] / [.$D20]" office:value-type="float" office:value="0" calcext:value-type="float">
            <text:p>0</text:p>
          </table:table-cell>
          <table:table-cell table:formula="of:= 100 * [.BL20] * [.BL29] / [.$D20]" office:value-type="float" office:value="0" calcext:value-type="float">
            <text:p>0</text:p>
          </table:table-cell>
          <table:table-cell table:formula="of:= 100 * [.BM20] * [.BM29] / [.$D20]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style-name="ce4" table:formula="of:=SUM([.G39:.BP39])" office:value-type="float" office:value="11.761037841958" calcext:value-type="float">
            <text:p>11.76</text:p>
          </table:table-cell>
          <table:table-cell office:value-type="string" calcext:value-type="string">
            <text:p>RTP%</text:p>
          </table:table-cell>
          <table:table-cell table:formula="of:= 100 * [.G21] * [.G30] / [.$D21]" office:value-type="float" office:value="0" calcext:value-type="float">
            <text:p>0</text:p>
          </table:table-cell>
          <table:table-cell table:formula="of:= 100 * [.H21] * [.H30] / [.$D21]" office:value-type="float" office:value="0.00015984015984016" calcext:value-type="float">
            <text:p>0.0001598402</text:p>
          </table:table-cell>
          <table:table-cell table:formula="of:= 100 * [.I21] * [.I30] / [.$D21]" office:value-type="float" office:value="0.000953046953046953" calcext:value-type="float">
            <text:p>0.000953047</text:p>
          </table:table-cell>
          <table:table-cell table:formula="of:= 100 * [.J21] * [.J30] / [.$D21]" office:value-type="float" office:value="0.00391608391608392" calcext:value-type="float">
            <text:p>0.0039160839</text:p>
          </table:table-cell>
          <table:table-cell table:formula="of:= 100 * [.K21] * [.K30] / [.$D21]" office:value-type="float" office:value="0.0129370629370629" calcext:value-type="float">
            <text:p>0.0129370629</text:p>
          </table:table-cell>
          <table:table-cell table:formula="of:= 100 * [.L21] * [.L30] / [.$D21]" office:value-type="float" office:value="0.0310849150849151" calcext:value-type="float">
            <text:p>0.0310849151</text:p>
          </table:table-cell>
          <table:table-cell table:formula="of:= 100 * [.M21] * [.M30] / [.$D21]" office:value-type="float" office:value="0.0612587412587413" calcext:value-type="float">
            <text:p>0.0612587413</text:p>
          </table:table-cell>
          <table:table-cell table:formula="of:= 100 * [.N21] * [.N30] / [.$D21]" office:value-type="float" office:value="0.105854145854146" calcext:value-type="float">
            <text:p>0.1058541459</text:p>
          </table:table-cell>
          <table:table-cell table:formula="of:= 100 * [.O21] * [.O30] / [.$D21]" office:value-type="float" office:value="0.157132867132867" calcext:value-type="float">
            <text:p>0.1571328671</text:p>
          </table:table-cell>
          <table:table-cell table:formula="of:= 100 * [.P21] * [.P30] / [.$D21]" office:value-type="float" office:value="0.191696303696304" calcext:value-type="float">
            <text:p>0.1916963037</text:p>
          </table:table-cell>
          <table:table-cell table:formula="of:= 100 * [.Q21] * [.Q30] / [.$D21]" office:value-type="float" office:value="0.166075924075924" calcext:value-type="float">
            <text:p>0.1660759241</text:p>
          </table:table-cell>
          <table:table-cell table:formula="of:= 100 * [.R21] * [.R30] / [.$D21]" office:value-type="float" office:value="0.245929270729271" calcext:value-type="float">
            <text:p>0.2459292707</text:p>
          </table:table-cell>
          <table:table-cell table:formula="of:= 100 * [.S21] * [.S30] / [.$D21]" office:value-type="float" office:value="0.345739060939061" calcext:value-type="float">
            <text:p>0.3457390609</text:p>
          </table:table-cell>
          <table:table-cell table:formula="of:= 100 * [.T21] * [.T30] / [.$D21]" office:value-type="float" office:value="0.461002797202797" calcext:value-type="float">
            <text:p>0.4610027972</text:p>
          </table:table-cell>
          <table:table-cell table:formula="of:= 100 * [.U21] * [.U30] / [.$D21]" office:value-type="float" office:value="0.582890709290709" calcext:value-type="float">
            <text:p>0.5828907093</text:p>
          </table:table-cell>
          <table:table-cell table:formula="of:= 100 * [.V21] * [.V30] / [.$D21]" office:value-type="float" office:value="0.696005994005994" calcext:value-type="float">
            <text:p>0.696005994</text:p>
          </table:table-cell>
          <table:table-cell table:formula="of:= 100 * [.W21] * [.W30] / [.$D21]" office:value-type="float" office:value="0.777341058941059" calcext:value-type="float">
            <text:p>0.7773410589</text:p>
          </table:table-cell>
          <table:table-cell table:formula="of:= 100 * [.X21] * [.X30] / [.$D21]" office:value-type="float" office:value="0.794388011988012" calcext:value-type="float">
            <text:p>0.794388012</text:p>
          </table:table-cell>
          <table:table-cell table:formula="of:= 100 * [.Y21] * [.Y30] / [.$D21]" office:value-type="float" office:value="0.707156843156843" calcext:value-type="float">
            <text:p>0.7071568432</text:p>
          </table:table-cell>
          <table:table-cell table:formula="of:= 100 * [.Z21] * [.Z30] / [.$D21]" office:value-type="float" office:value="0.462957442557443" calcext:value-type="float">
            <text:p>0.4629574426</text:p>
          </table:table-cell>
          <table:table-cell table:formula="of:= 100 * [.AA21] * [.AA30] / [.$D21]" office:value-type="float" office:value="0.535875824175824" calcext:value-type="float">
            <text:p>0.5358758242</text:p>
          </table:table-cell>
          <table:table-cell table:formula="of:= 100 * [.AB21] * [.AB30] / [.$D21]" office:value-type="float" office:value="0.602261898101898" calcext:value-type="float">
            <text:p>0.6022618981</text:p>
          </table:table-cell>
          <table:table-cell table:formula="of:= 100 * [.AC21] * [.AC30] / [.$D21]" office:value-type="float" office:value="0.655957202797203" calcext:value-type="float">
            <text:p>0.6559572028</text:p>
          </table:table-cell>
          <table:table-cell table:formula="of:= 100 * [.AD21] * [.AD30] / [.$D21]" office:value-type="float" office:value="0.690275964035964" calcext:value-type="float">
            <text:p>0.690275964</text:p>
          </table:table-cell>
          <table:table-cell table:formula="of:= 100 * [.AE21] * [.AE30] / [.$D21]" office:value-type="float" office:value="0.696489410589411" calcext:value-type="float">
            <text:p>0.6964894106</text:p>
          </table:table-cell>
          <table:table-cell table:formula="of:= 100 * [.AF21] * [.AF30] / [.$D21]" office:value-type="float" office:value="0.66572995004995" calcext:value-type="float">
            <text:p>0.66572995</text:p>
          </table:table-cell>
          <table:table-cell table:formula="of:= 100 * [.AG21] * [.AG30] / [.$D21]" office:value-type="float" office:value="0.589890569430569" calcext:value-type="float">
            <text:p>0.5898905694</text:p>
          </table:table-cell>
          <table:table-cell table:formula="of:= 100 * [.AH21] * [.AH30] / [.$D21]" office:value-type="float" office:value="0.45922021978022" calcext:value-type="float">
            <text:p>0.4592202198</text:p>
          </table:table-cell>
          <table:table-cell table:formula="of:= 100 * [.AI21] * [.AI30] / [.$D21]" office:value-type="float" office:value="0.265223056943057" calcext:value-type="float">
            <text:p>0.2652230569</text:p>
          </table:table-cell>
          <table:table-cell table:formula="of:= 100 * [.AJ21] * [.AJ30] / [.$D21]" office:value-type="float" office:value="0.227369385614386" calcext:value-type="float">
            <text:p>0.2273693856</text:p>
          </table:table-cell>
          <table:table-cell table:formula="of:= 100 * [.AK21] * [.AK30] / [.$D21]" office:value-type="float" office:value="0.171464835164835" calcext:value-type="float">
            <text:p>0.1714648352</text:p>
          </table:table-cell>
          <table:table-cell table:formula="of:= 100 * [.AL21] * [.AL30] / [.$D21]" office:value-type="float" office:value="0.0960628221778222" calcext:value-type="float">
            <text:p>0.0960628222</text:p>
          </table:table-cell>
          <table:table-cell table:formula="of:= 100 * [.AM21] * [.AM30] / [.$D21]" office:value-type="float" office:value="0.0426558661338661" calcext:value-type="float">
            <text:p>0.0426558661</text:p>
          </table:table-cell>
          <table:table-cell table:formula="of:= 100 * [.AN21] * [.AN30] / [.$D21]" office:value-type="float" office:value="0.0422391236763237" calcext:value-type="float">
            <text:p>0.0422391237</text:p>
          </table:table-cell>
          <table:table-cell table:formula="of:= 100 * [.AO21] * [.AO30] / [.$D21]" office:value-type="float" office:value="0.0409193126873127" calcext:value-type="float">
            <text:p>0.0409193127</text:p>
          </table:table-cell>
          <table:table-cell table:formula="of:= 100 * [.AP21] * [.AP30] / [.$D21]" office:value-type="float" office:value="0.0387048713286713" calcext:value-type="float">
            <text:p>0.0387048713</text:p>
          </table:table-cell>
          <table:table-cell table:formula="of:= 100 * [.AQ21] * [.AQ30] / [.$D21]" office:value-type="float" office:value="0.0355519276723277" calcext:value-type="float">
            <text:p>0.0355519277</text:p>
          </table:table-cell>
          <table:table-cell table:formula="of:= 100 * [.AR21] * [.AR30] / [.$D21]" office:value-type="float" office:value="0.0314905604395604" calcext:value-type="float">
            <text:p>0.0314905604</text:p>
          </table:table-cell>
          <table:table-cell table:formula="of:= 100 * [.AS21] * [.AS30] / [.$D21]" office:value-type="float" office:value="0.0265551608391608" calcext:value-type="float">
            <text:p>0.0265551608</text:p>
          </table:table-cell>
          <table:table-cell table:formula="of:= 100 * [.AT21] * [.AT30] / [.$D21]" office:value-type="float" office:value="0.0208224167832168" calcext:value-type="float">
            <text:p>0.0208224168</text:p>
          </table:table-cell>
          <table:table-cell table:formula="of:= 100 * [.AU21] * [.AU30] / [.$D21]" office:value-type="float" office:value="0.0143934857142857" calcext:value-type="float">
            <text:p>0.0143934857</text:p>
          </table:table-cell>
          <table:table-cell table:formula="of:= 100 * [.AV21] * [.AV30] / [.$D21]" office:value-type="float" office:value="0.00740385794205794" calcext:value-type="float">
            <text:p>0.0074038579</text:p>
          </table:table-cell>
          <table:table-cell table:formula="of:= 100 * [.AW21] * [.AW30] / [.$D21]" office:value-type="float" office:value="0" calcext:value-type="float">
            <text:p>0</text:p>
          </table:table-cell>
          <table:table-cell table:formula="of:= 100 * [.AX21] * [.AX30] / [.$D21]" office:value-type="float" office:value="0" calcext:value-type="float">
            <text:p>0</text:p>
          </table:table-cell>
          <table:table-cell table:formula="of:= 100 * [.AY21] * [.AY30] / [.$D21]" office:value-type="float" office:value="0" calcext:value-type="float">
            <text:p>0</text:p>
          </table:table-cell>
          <table:table-cell table:formula="of:= 100 * [.AZ21] * [.AZ30] / [.$D21]" office:value-type="float" office:value="0" calcext:value-type="float">
            <text:p>0</text:p>
          </table:table-cell>
          <table:table-cell table:formula="of:= 100 * [.BA21] * [.BA30] / [.$D21]" office:value-type="float" office:value="0" calcext:value-type="float">
            <text:p>0</text:p>
          </table:table-cell>
          <table:table-cell table:formula="of:= 100 * [.BB21] * [.BB30] / [.$D21]" office:value-type="float" office:value="0" calcext:value-type="float">
            <text:p>0</text:p>
          </table:table-cell>
          <table:table-cell table:formula="of:= 100 * [.BC21] * [.BC30] / [.$D21]" office:value-type="float" office:value="0" calcext:value-type="float">
            <text:p>0</text:p>
          </table:table-cell>
          <table:table-cell table:formula="of:= 100 * [.BD21] * [.BD30] / [.$D21]" office:value-type="float" office:value="0" calcext:value-type="float">
            <text:p>0</text:p>
          </table:table-cell>
          <table:table-cell table:formula="of:= 100 * [.BE21] * [.BE30] / [.$D21]" office:value-type="float" office:value="0" calcext:value-type="float">
            <text:p>0</text:p>
          </table:table-cell>
          <table:table-cell table:formula="of:= 100 * [.BF21] * [.BF30] / [.$D21]" office:value-type="float" office:value="0" calcext:value-type="float">
            <text:p>0</text:p>
          </table:table-cell>
          <table:table-cell table:formula="of:= 100 * [.BG21] * [.BG30] / [.$D21]" office:value-type="float" office:value="0" calcext:value-type="float">
            <text:p>0</text:p>
          </table:table-cell>
          <table:table-cell table:formula="of:= 100 * [.BH21] * [.BH30] / [.$D21]" office:value-type="float" office:value="0" calcext:value-type="float">
            <text:p>0</text:p>
          </table:table-cell>
          <table:table-cell table:formula="of:= 100 * [.BI21] * [.BI30] / [.$D21]" office:value-type="float" office:value="0" calcext:value-type="float">
            <text:p>0</text:p>
          </table:table-cell>
          <table:table-cell table:formula="of:= 100 * [.BJ21] * [.BJ30] / [.$D21]" office:value-type="float" office:value="0" calcext:value-type="float">
            <text:p>0</text:p>
          </table:table-cell>
          <table:table-cell table:formula="of:= 100 * [.BK21] * [.BK30] / [.$D21]" office:value-type="float" office:value="0" calcext:value-type="float">
            <text:p>0</text:p>
          </table:table-cell>
          <table:table-cell table:formula="of:= 100 * [.BL21] * [.BL30] / [.$D21]" office:value-type="float" office:value="0" calcext:value-type="float">
            <text:p>0</text:p>
          </table:table-cell>
          <table:table-cell table:formula="of:= 100 * [.BM21] * [.BM30] / [.$D21]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bg" fo:country="BG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02">00/00/0000</text:date>, <text:time style:data-style-name="N2" text:time-value="01:11:55.40793809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6T12:42:42.590296163</meta:creation-date>
    <meta:generator>LibreOffice/5.1.6.2$Linux_X86_64 LibreOffice_project/10m0$Build-2</meta:generator>
    <dc:date>2017-08-02T01:27:25.251393297</dc:date>
    <meta:editing-duration>PT5H56M31S</meta:editing-duration>
    <meta:editing-cycles>102</meta:editing-cycles>
    <meta:document-statistic meta:table-count="3" meta:cell-count="3364" meta:object-count="0"/>
  </office:meta>
</office:document-meta>
</file>